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14.7pt" svg:y="358.24pt">
            <draw:object draw:notify-on-update-of-ranges="Sheet1.AV105:Sheet1.AV105 Sheet1.AW104:Sheet1.AW104 Sheet1.AW105:Sheet1.AW105 Sheet1.AV104:Sheet1.AV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8.24pt" svg:height="255.26pt" svg:x="3836.83pt" svg:y="616.62pt">
            <draw:object draw:notify-on-update-of-ranges="Sheet1.AV111:Sheet1.AV111 Sheet1.AV110:Sheet1.AV110 Sheet1.AW111:Sheet1.AW111 Sheet1.AW110:Sheet1.AW110 Sheet1.AX111:Sheet1.AX111 Sheet1.AX110:Sheet1.AX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11.68pt" svg:height="287.8pt" svg:x="3660.15pt" svg:y="901.81pt">
            <draw:object draw:notify-on-update-of-ranges="Sheet1.C103:Sheet1.F103 Sheet1.C106:Sheet1.C106 Sheet1.C104:Sheet1.F104 Sheet1.C105:Sheet1.F105 Sheet1.C105:Sheet1.F105 Sheet1.R106:Sheet1.R106 Sheet1.R104:Sheet1.U104 Sheet1.R105:Sheet1.U105 Sheet1.R105:Sheet1.U105 Sheet1.AG106:Sheet1.AG106 Sheet1.AG104:Sheet1.AJ104 Sheet1.AG105:Sheet1.AJ105 Sheet1.AG105:Sheet1.AJ105 Sheet1.AZ105:Sheet1.AZ105 Sheet1.AZ104:Sheet1.BC104 Sheet1.AZ106:Sheet1.BC106 Sheet1.AZ106:Sheet1.BC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24.39pt" svg:height="368.19pt" svg:x="2997.1pt" svg:y="1501.37pt">
            <draw:object draw:notify-on-update-of-ranges="Sheet1.BH16:Sheet1.BH16 Sheet1.AW2:Sheet1.AW101 Sheet1.AV2:Sheet1.AV101 Sheet1.BH16:Sheet1.B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53.51pt" svg:height="255.09pt" svg:x="493.8pt" svg:y="1439.43pt">
            <draw:object draw:notify-on-update-of-ranges="Sheet1.L2:Sheet1.L101 Sheet1.M2:Sheet1.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56.84pt" svg:y="1423.62pt">
            <draw:object draw:notify-on-update-of-ranges="Sheet1.AA2:Sheet1.AA101 Sheet1.AB2:Sheet1.AB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435.58pt" svg:y="1377.69pt">
            <draw:object draw:notify-on-update-of-ranges="Sheet1.AP2:Sheet1.AP101 Sheet1.AQ2:Sheet1.AQ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7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Differnce</text:p>
          </table:table-cell>
          <table:table-cell office:value-type="string" calcext:value-type="string">
            <text:p>on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table:style-name="Default" office:value-type="string" calcext:value-type="string">
            <text:p>Overall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Upper</text:p>
          </table:table-cell>
          <table:table-cell table:style-name="Default" office:value-type="string" calcext:value-type="string">
            <text:p>Lower</text:p>
          </table:table-cell>
          <table:table-cell table:style-name="Default"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hreeSubstitutionDifference</text:p>
          </table:table-cell>
          <table:table-cell office:value-type="string" calcext:value-type="string">
            <text:p>threeInsertionDifference</text:p>
          </table:table-cell>
          <table:table-cell office:value-type="string" calcext:value-type="string">
            <text:p>threeDeletionDiffernce</text:p>
          </table:table-cell>
          <table:table-cell office:value-type="string" calcext:value-type="string">
            <text:p>thre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incorrectDifference</text:p>
          </table:table-cell>
          <table:table-cell table:number-columns-repeated="10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B2:.G2])" office:value-type="float" office:value="73" calcext:value-type="float">
            <text:p>73</text:p>
          </table:table-cell>
          <table:table-cell table:style-name="ce1"/>
          <table:table-cell table:style-name="Default" table:formula="of:=AVERAGE([.C2:.F2])" office:value-type="float" office:value="47" calcext:value-type="float">
            <text:p>47</text:p>
          </table:table-cell>
          <table:table-cell table:style-name="Default" table:formula="of:=STDEV([.C2:.F2])" office:value-type="float" office:value="4.54606056566195" calcext:value-type="float">
            <text:p>4.54606056566195</text:p>
          </table:table-cell>
          <table:table-cell table:style-name="Default" table:formula="of:=[.J2]+[.K2]" office:value-type="float" office:value="51.546060565662" calcext:value-type="float">
            <text:p>51.546060565662</text:p>
          </table:table-cell>
          <table:table-cell table:style-name="Default" table:formula="of:=[.J2]-[.K2]" office:value-type="float" office:value="42.4539394343381" calcext:value-type="float">
            <text:p>42.4539394343381</text:p>
          </table:table-cell>
          <table:table-cell table:style-name="Default" table:formula="of:=[.L2]-[.M2]" office:value-type="float" office:value="9.09212113132391" calcext:value-type="float">
            <text:p>9.09212113132391</text:p>
          </table:table-cell>
          <table:table-cell table:style-name="ce1"/>
          <table:table-cell table:formula="of:=[.P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Q2:.V2])" office:value-type="float" office:value="112.166666666667" calcext:value-type="float">
            <text:p>112.166666666667</text:p>
          </table:table-cell>
          <table:table-cell table:style-name="ce1"/>
          <table:table-cell table:formula="of:=AVERAGE([.R2:.U2])" office:value-type="float" office:value="105.75" calcext:value-type="float">
            <text:p>105.75</text:p>
          </table:table-cell>
          <table:table-cell table:formula="of:=STDEV([.R2:.U2])" office:value-type="float" office:value="46.9139282800606" calcext:value-type="float">
            <text:p>46.9139282800606</text:p>
          </table:table-cell>
          <table:table-cell table:formula="of:=[.Y2]+[.Z2]" office:value-type="float" office:value="152.663928280061" calcext:value-type="float">
            <text:p>152.663928280061</text:p>
          </table:table-cell>
          <table:table-cell table:formula="of:=[.Y2]-[.Z2]" office:value-type="float" office:value="58.8360717199394" calcext:value-type="float">
            <text:p>58.8360717199394</text:p>
          </table:table-cell>
          <table:table-cell table:formula="of:=[.AA2]-[.AB2]" office:value-type="float" office:value="93.8278565601211" calcext:value-type="float">
            <text:p>93.8278565601211</text:p>
          </table:table-cell>
          <table:table-cell table:style-name="ce1"/>
          <table:table-cell table:formula="of:=[.AE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AVERAGE([.AF2:.AK2])" office:value-type="float" office:value="132.5" calcext:value-type="float">
            <text:p>132.5</text:p>
          </table:table-cell>
          <table:table-cell table:style-name="ce1"/>
          <table:table-cell table:formula="of:=AVERAGE([.AG2:.AJ2])" office:value-type="float" office:value="136.25" calcext:value-type="float">
            <text:p>136.25</text:p>
          </table:table-cell>
          <table:table-cell table:formula="of:=STDEV([.AG2:.AJ2])" office:value-type="float" office:value="41.780178713516" calcext:value-type="float">
            <text:p>41.780178713516</text:p>
          </table:table-cell>
          <table:table-cell table:formula="of:=[.AN2]+[.AO2]" office:value-type="float" office:value="178.030178713516" calcext:value-type="float">
            <text:p>178.030178713516</text:p>
          </table:table-cell>
          <table:table-cell table:formula="of:=[.AN2]-[.AO2]" office:value-type="float" office:value="94.469821286484" calcext:value-type="float">
            <text:p>94.469821286484</text:p>
          </table:table-cell>
          <table:table-cell table:formula="of:=[.AP2]-[.AQ2]" office:value-type="float" office:value="83.5603574270319" calcext:value-type="float">
            <text:p>83.5603574270319</text:p>
          </table:table-cell>
          <table:table-cell table:style-name="ce1"/>
          <table:table-cell table:formula="of:=AVERAGE([.W2];[.H2];[.AL2])" office:value-type="float" office:value="105.888888888889" calcext:value-type="float">
            <text:p>105.888888888889</text:p>
          </table:table-cell>
          <table:table-cell table:formula="of:=STDEV([.AL2];[.W2];[.H2])" office:value-type="float" office:value="30.2426911892836" calcext:value-type="float">
            <text:p>30.2426911892836</text:p>
          </table:table-cell>
          <table:table-cell table:formula="of:=[.AT2]+[.AU2]" office:value-type="float" office:value="136.131580078172" calcext:value-type="float">
            <text:p>136.131580078172</text:p>
          </table:table-cell>
          <table:table-cell table:formula="of:=[.AT2]-[.AU2]" office:value-type="float" office:value="75.6461976996053" calcext:value-type="float">
            <text:p>75.6461976996053</text:p>
          </table:table-cell>
          <table:table-cell table:formula="of:=[.AV2]-[.AW2]" office:value-type="float" office:value="60.4853823785672" calcext:value-type="float">
            <text:p>60.4853823785672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formula="of:=[.G2]+0" office:value-type="float" office:value="250" calcext:value-type="float">
            <text:p>250</text:p>
          </table:table-cell>
          <table:table-cell table:formula="of:=AVERAGE([.B3:.G3])" office:value-type="float" office:value="73.6666666666667" calcext:value-type="float">
            <text:p>73.6666666666667</text:p>
          </table:table-cell>
          <table:table-cell table:style-name="ce1"/>
          <table:table-cell table:style-name="Default" table:formula="of:=AVERAGE([.C3:.F3])" office:value-type="float" office:value="48" calcext:value-type="float">
            <text:p>48</text:p>
          </table:table-cell>
          <table:table-cell table:style-name="Default" table:formula="of:=STDEV([.C3:.F3])" office:value-type="float" office:value="17.6446403571547" calcext:value-type="float">
            <text:p>17.6446403571547</text:p>
          </table:table-cell>
          <table:table-cell table:style-name="Default" table:formula="of:=[.J3]+[.K3]" office:value-type="float" office:value="65.6446403571547" calcext:value-type="float">
            <text:p>65.6446403571547</text:p>
          </table:table-cell>
          <table:table-cell table:style-name="Default" table:formula="of:=[.J3]-[.K3]" office:value-type="float" office:value="30.3553596428453" calcext:value-type="float">
            <text:p>30.3553596428453</text:p>
          </table:table-cell>
          <table:table-cell table:style-name="Default" table:formula="of:=[.L3]-[.M3]" office:value-type="float" office:value="35.2892807143095" calcext:value-type="float">
            <text:p>35.2892807143095</text:p>
          </table:table-cell>
          <table:table-cell table:style-name="ce1"/>
          <table:table-cell table:formula="of:=[.P2]+1" office:value-type="float" office:value="2" calcext:value-type="float">
            <text:p>2</text:p>
          </table:table-cell>
          <table:table-cell table:formula="of:=[.Q2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V2]+0" office:value-type="float" office:value="250" calcext:value-type="float">
            <text:p>250</text:p>
          </table:table-cell>
          <table:table-cell table:formula="of:=AVERAGE([.Q3:.V3])" office:value-type="float" office:value="99.8333333333333" calcext:value-type="float">
            <text:p>99.8333333333333</text:p>
          </table:table-cell>
          <table:table-cell table:style-name="ce1"/>
          <table:table-cell table:formula="of:=AVERAGE([.R3:.U3])" office:value-type="float" office:value="87.25" calcext:value-type="float">
            <text:p>87.25</text:p>
          </table:table-cell>
          <table:table-cell table:formula="of:=STDEV([.R3:.U3])" office:value-type="float" office:value="15.0416089564913" calcext:value-type="float">
            <text:p>15.0416089564913</text:p>
          </table:table-cell>
          <table:table-cell table:formula="of:=[.Y3]+[.Z3]" office:value-type="float" office:value="102.291608956491" calcext:value-type="float">
            <text:p>102.291608956491</text:p>
          </table:table-cell>
          <table:table-cell table:formula="of:=[.Y3]-[.Z3]" office:value-type="float" office:value="72.2083910435087" calcext:value-type="float">
            <text:p>72.2083910435087</text:p>
          </table:table-cell>
          <table:table-cell table:formula="of:=[.AA3]-[.AB3]" office:value-type="float" office:value="30.0832179129827" calcext:value-type="float">
            <text:p>30.0832179129827</text:p>
          </table:table-cell>
          <table:table-cell table:style-name="ce1"/>
          <table:table-cell table:formula="of:=[.AE2]+1" office:value-type="float" office:value="2" calcext:value-type="float">
            <text:p>2</text:p>
          </table:table-cell>
          <table:table-cell table:formula="of:=[.AF2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[.AK2]+0" office:value-type="float" office:value="250" calcext:value-type="float">
            <text:p>250</text:p>
          </table:table-cell>
          <table:table-cell table:formula="of:=AVERAGE([.AF3:.AK3])" office:value-type="float" office:value="139" calcext:value-type="float">
            <text:p>139</text:p>
          </table:table-cell>
          <table:table-cell table:style-name="ce1"/>
          <table:table-cell table:formula="of:=AVERAGE([.AG3:.AJ3])" office:value-type="float" office:value="146" calcext:value-type="float">
            <text:p>146</text:p>
          </table:table-cell>
          <table:table-cell table:formula="of:=STDEV([.AG3:.AJ3])" office:value-type="float" office:value="28.7865709431788" calcext:value-type="float">
            <text:p>28.7865709431788</text:p>
          </table:table-cell>
          <table:table-cell table:formula="of:=[.AN3]+[.AO3]" office:value-type="float" office:value="174.786570943179" calcext:value-type="float">
            <text:p>174.786570943179</text:p>
          </table:table-cell>
          <table:table-cell table:formula="of:=[.AN3]-[.AO3]" office:value-type="float" office:value="117.213429056821" calcext:value-type="float">
            <text:p>117.213429056821</text:p>
          </table:table-cell>
          <table:table-cell table:formula="of:=[.AP3]-[.AQ3]" office:value-type="float" office:value="57.5731418863576" calcext:value-type="float">
            <text:p>57.5731418863576</text:p>
          </table:table-cell>
          <table:table-cell table:style-name="ce1"/>
          <table:table-cell table:formula="of:=AVERAGE([.W3];[.H3];[.AL3])" office:value-type="float" office:value="104.166666666667" calcext:value-type="float">
            <text:p>104.166666666667</text:p>
          </table:table-cell>
          <table:table-cell table:formula="of:=STDEV([.AL3];[.W3];[.H3])" office:value-type="float" office:value="32.8815213219286" calcext:value-type="float">
            <text:p>32.8815213219286</text:p>
          </table:table-cell>
          <table:table-cell table:formula="of:=[.AT3]+[.AU3]" office:value-type="float" office:value="137.048187988595" calcext:value-type="float">
            <text:p>137.048187988595</text:p>
          </table:table-cell>
          <table:table-cell table:formula="of:=[.AT3]-[.AU3]" office:value-type="float" office:value="71.2851453447381" calcext:value-type="float">
            <text:p>71.2851453447381</text:p>
          </table:table-cell>
          <table:table-cell table:formula="of:=[.AV3]-[.AW3]" office:value-type="float" office:value="65.7630426438572" calcext:value-type="float">
            <text:p>65.763042643857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formula="of:=[.G3]+0" office:value-type="float" office:value="250" calcext:value-type="float">
            <text:p>250</text:p>
          </table:table-cell>
          <table:table-cell table:formula="of:=AVERAGE([.B4:.G4])" office:value-type="float" office:value="78.6666666666667" calcext:value-type="float">
            <text:p>78.6666666666667</text:p>
          </table:table-cell>
          <table:table-cell table:style-name="ce1"/>
          <table:table-cell table:style-name="Default" table:formula="of:=AVERAGE([.C4:.F4])" office:value-type="float" office:value="55.5" calcext:value-type="float">
            <text:p>55.5</text:p>
          </table:table-cell>
          <table:table-cell table:style-name="Default" table:formula="of:=STDEV([.C4:.F4])" office:value-type="float" office:value="57.1809991751339" calcext:value-type="float">
            <text:p>57.1809991751339</text:p>
          </table:table-cell>
          <table:table-cell table:style-name="Default" table:formula="of:=[.J4]+[.K4]" office:value-type="float" office:value="112.680999175134" calcext:value-type="float">
            <text:p>112.680999175134</text:p>
          </table:table-cell>
          <table:table-cell table:style-name="Default" table:formula="of:=[.J4]-[.K4]" office:value-type="float" office:value="-1.68099917513393" calcext:value-type="float">
            <text:p>-1.68099917513393</text:p>
          </table:table-cell>
          <table:table-cell table:style-name="Default" table:formula="of:=[.L4]-[.M4]" office:value-type="float" office:value="114.361998350268" calcext:value-type="float">
            <text:p>114.361998350268</text:p>
          </table:table-cell>
          <table:table-cell table:style-name="ce1"/>
          <table:table-cell table:formula="of:=[.P3]+1" office:value-type="float" office:value="3" calcext:value-type="float">
            <text:p>3</text:p>
          </table:table-cell>
          <table:table-cell table:formula="of:=[.Q3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[.V3]+0" office:value-type="float" office:value="250" calcext:value-type="float">
            <text:p>250</text:p>
          </table:table-cell>
          <table:table-cell table:formula="of:=AVERAGE([.Q4:.V4])" office:value-type="float" office:value="123.5" calcext:value-type="float">
            <text:p>123.5</text:p>
          </table:table-cell>
          <table:table-cell table:style-name="ce1"/>
          <table:table-cell table:formula="of:=AVERAGE([.R4:.U4])" office:value-type="float" office:value="122.75" calcext:value-type="float">
            <text:p>122.75</text:p>
          </table:table-cell>
          <table:table-cell table:formula="of:=STDEV([.R4:.U4])" office:value-type="float" office:value="20.2216880271323" calcext:value-type="float">
            <text:p>20.2216880271323</text:p>
          </table:table-cell>
          <table:table-cell table:formula="of:=[.Y4]+[.Z4]" office:value-type="float" office:value="142.971688027132" calcext:value-type="float">
            <text:p>142.971688027132</text:p>
          </table:table-cell>
          <table:table-cell table:formula="of:=[.Y4]-[.Z4]" office:value-type="float" office:value="102.528311972868" calcext:value-type="float">
            <text:p>102.528311972868</text:p>
          </table:table-cell>
          <table:table-cell table:formula="of:=[.AA4]-[.AB4]" office:value-type="float" office:value="40.4433760542647" calcext:value-type="float">
            <text:p>40.4433760542647</text:p>
          </table:table-cell>
          <table:table-cell table:style-name="ce1"/>
          <table:table-cell table:formula="of:=[.AE3]+1" office:value-type="float" office:value="3" calcext:value-type="float">
            <text:p>3</text:p>
          </table:table-cell>
          <table:table-cell table:formula="of:=[.AF3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[.AK3]+0" office:value-type="float" office:value="250" calcext:value-type="float">
            <text:p>250</text:p>
          </table:table-cell>
          <table:table-cell table:formula="of:=AVERAGE([.AF4:.AK4])" office:value-type="float" office:value="166.5" calcext:value-type="float">
            <text:p>166.5</text:p>
          </table:table-cell>
          <table:table-cell table:style-name="ce1"/>
          <table:table-cell table:formula="of:=AVERAGE([.AG4:.AJ4])" office:value-type="float" office:value="187.25" calcext:value-type="float">
            <text:p>187.25</text:p>
          </table:table-cell>
          <table:table-cell table:formula="of:=STDEV([.AG4:.AJ4])" office:value-type="float" office:value="87.6142111760415" calcext:value-type="float">
            <text:p>87.6142111760415</text:p>
          </table:table-cell>
          <table:table-cell table:formula="of:=[.AN4]+[.AO4]" office:value-type="float" office:value="274.864211176042" calcext:value-type="float">
            <text:p>274.864211176042</text:p>
          </table:table-cell>
          <table:table-cell table:formula="of:=[.AN4]-[.AO4]" office:value-type="float" office:value="99.6357888239585" calcext:value-type="float">
            <text:p>99.6357888239585</text:p>
          </table:table-cell>
          <table:table-cell table:formula="of:=[.AP4]-[.AQ4]" office:value-type="float" office:value="175.228422352083" calcext:value-type="float">
            <text:p>175.228422352083</text:p>
          </table:table-cell>
          <table:table-cell table:style-name="ce1"/>
          <table:table-cell table:formula="of:=AVERAGE([.W4];[.H4];[.AL4])" office:value-type="float" office:value="122.888888888889" calcext:value-type="float">
            <text:p>122.888888888889</text:p>
          </table:table-cell>
          <table:table-cell table:formula="of:=STDEV([.AL4];[.W4];[.H4])" office:value-type="float" office:value="43.9198554608699" calcext:value-type="float">
            <text:p>43.9198554608699</text:p>
          </table:table-cell>
          <table:table-cell table:formula="of:=[.AT4]+[.AU4]" office:value-type="float" office:value="166.808744349759" calcext:value-type="float">
            <text:p>166.808744349759</text:p>
          </table:table-cell>
          <table:table-cell table:formula="of:=[.AT4]-[.AU4]" office:value-type="float" office:value="78.969033428019" calcext:value-type="float">
            <text:p>78.969033428019</text:p>
          </table:table-cell>
          <table:table-cell table:formula="of:=[.AV4]-[.AW4]" office:value-type="float" office:value="87.8397109217398" calcext:value-type="float">
            <text:p>87.839710921739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[.G4]+0" office:value-type="float" office:value="250" calcext:value-type="float">
            <text:p>250</text:p>
          </table:table-cell>
          <table:table-cell table:formula="of:=AVERAGE([.B5:.G5])" office:value-type="float" office:value="79.5" calcext:value-type="float">
            <text:p>79.5</text:p>
          </table:table-cell>
          <table:table-cell table:style-name="ce1"/>
          <table:table-cell table:style-name="Default" table:formula="of:=AVERAGE([.C5:.F5])" office:value-type="float" office:value="56.75" calcext:value-type="float">
            <text:p>56.75</text:p>
          </table:table-cell>
          <table:table-cell table:style-name="Default" table:formula="of:=STDEV([.C5:.F5])" office:value-type="float" office:value="12.1757956618859" calcext:value-type="float">
            <text:p>12.1757956618859</text:p>
          </table:table-cell>
          <table:table-cell table:style-name="Default" table:formula="of:=[.J5]+[.K5]" office:value-type="float" office:value="68.9257956618859" calcext:value-type="float">
            <text:p>68.9257956618859</text:p>
          </table:table-cell>
          <table:table-cell table:style-name="Default" table:formula="of:=[.J5]-[.K5]" office:value-type="float" office:value="44.5742043381141" calcext:value-type="float">
            <text:p>44.5742043381141</text:p>
          </table:table-cell>
          <table:table-cell table:style-name="Default" table:formula="of:=[.L5]-[.M5]" office:value-type="float" office:value="24.3515913237718" calcext:value-type="float">
            <text:p>24.3515913237718</text:p>
          </table:table-cell>
          <table:table-cell table:style-name="ce1"/>
          <table:table-cell table:formula="of:=[.P4]+1" office:value-type="float" office:value="4" calcext:value-type="float">
            <text:p>4</text:p>
          </table:table-cell>
          <table:table-cell table:formula="of:=[.Q4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[.V4]+0" office:value-type="float" office:value="250" calcext:value-type="float">
            <text:p>250</text:p>
          </table:table-cell>
          <table:table-cell table:formula="of:=AVERAGE([.Q5:.V5])" office:value-type="float" office:value="99.5" calcext:value-type="float">
            <text:p>99.5</text:p>
          </table:table-cell>
          <table:table-cell table:style-name="ce1"/>
          <table:table-cell table:formula="of:=AVERAGE([.R5:.U5])" office:value-type="float" office:value="86.75" calcext:value-type="float">
            <text:p>86.75</text:p>
          </table:table-cell>
          <table:table-cell table:formula="of:=STDEV([.R5:.U5])" office:value-type="float" office:value="32.7859217754613" calcext:value-type="float">
            <text:p>32.7859217754613</text:p>
          </table:table-cell>
          <table:table-cell table:formula="of:=[.Y5]+[.Z5]" office:value-type="float" office:value="119.535921775461" calcext:value-type="float">
            <text:p>119.535921775461</text:p>
          </table:table-cell>
          <table:table-cell table:formula="of:=[.Y5]-[.Z5]" office:value-type="float" office:value="53.9640782245387" calcext:value-type="float">
            <text:p>53.9640782245387</text:p>
          </table:table-cell>
          <table:table-cell table:formula="of:=[.AA5]-[.AB5]" office:value-type="float" office:value="65.5718435509226" calcext:value-type="float">
            <text:p>65.5718435509226</text:p>
          </table:table-cell>
          <table:table-cell table:style-name="ce1"/>
          <table:table-cell table:formula="of:=[.AE4]+1" office:value-type="float" office:value="4" calcext:value-type="float">
            <text:p>4</text:p>
          </table:table-cell>
          <table:table-cell table:formula="of:=[.AF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[.AK4]+0" office:value-type="float" office:value="250" calcext:value-type="float">
            <text:p>250</text:p>
          </table:table-cell>
          <table:table-cell table:formula="of:=AVERAGE([.AF5:.AK5])" office:value-type="float" office:value="137.5" calcext:value-type="float">
            <text:p>137.5</text:p>
          </table:table-cell>
          <table:table-cell table:style-name="ce1"/>
          <table:table-cell table:formula="of:=AVERAGE([.AG5:.AJ5])" office:value-type="float" office:value="143.75" calcext:value-type="float">
            <text:p>143.75</text:p>
          </table:table-cell>
          <table:table-cell table:formula="of:=STDEV([.AG5:.AJ5])" office:value-type="float" office:value="60.8844534069796" calcext:value-type="float">
            <text:p>60.8844534069796</text:p>
          </table:table-cell>
          <table:table-cell table:formula="of:=[.AN5]+[.AO5]" office:value-type="float" office:value="204.63445340698" calcext:value-type="float">
            <text:p>204.63445340698</text:p>
          </table:table-cell>
          <table:table-cell table:formula="of:=[.AN5]-[.AO5]" office:value-type="float" office:value="82.8655465930204" calcext:value-type="float">
            <text:p>82.8655465930204</text:p>
          </table:table-cell>
          <table:table-cell table:formula="of:=[.AP5]-[.AQ5]" office:value-type="float" office:value="121.768906813959" calcext:value-type="float">
            <text:p>121.768906813959</text:p>
          </table:table-cell>
          <table:table-cell table:style-name="ce1"/>
          <table:table-cell table:formula="of:=AVERAGE([.W5];[.H5];[.AL5])" office:value-type="float" office:value="105.5" calcext:value-type="float">
            <text:p>105.5</text:p>
          </table:table-cell>
          <table:table-cell table:formula="of:=STDEV([.AL5];[.W5];[.H5])" office:value-type="float" office:value="29.4618397253125" calcext:value-type="float">
            <text:p>29.4618397253125</text:p>
          </table:table-cell>
          <table:table-cell table:formula="of:=[.AT5]+[.AU5]" office:value-type="float" office:value="134.961839725312" calcext:value-type="float">
            <text:p>134.961839725312</text:p>
          </table:table-cell>
          <table:table-cell table:formula="of:=[.AT5]-[.AU5]" office:value-type="float" office:value="76.0381602746875" calcext:value-type="float">
            <text:p>76.0381602746875</text:p>
          </table:table-cell>
          <table:table-cell table:formula="of:=[.AV5]-[.AW5]" office:value-type="float" office:value="58.9236794506249" calcext:value-type="float">
            <text:p>58.9236794506249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G5]+0" office:value-type="float" office:value="250" calcext:value-type="float">
            <text:p>250</text:p>
          </table:table-cell>
          <table:table-cell table:formula="of:=AVERAGE([.B6:.G6])" office:value-type="float" office:value="96.3333333333333" calcext:value-type="float">
            <text:p>96.3333333333333</text:p>
          </table:table-cell>
          <table:table-cell table:style-name="ce1"/>
          <table:table-cell table:style-name="Default" table:formula="of:=AVERAGE([.C6:.F6])" office:value-type="float" office:value="82" calcext:value-type="float">
            <text:p>82</text:p>
          </table:table-cell>
          <table:table-cell table:style-name="Default" table:formula="of:=STDEV([.C6:.F6])" office:value-type="float" office:value="59.9054811070462" calcext:value-type="float">
            <text:p>59.9054811070462</text:p>
          </table:table-cell>
          <table:table-cell table:style-name="Default" table:formula="of:=[.J6]+[.K6]" office:value-type="float" office:value="141.905481107046" calcext:value-type="float">
            <text:p>141.905481107046</text:p>
          </table:table-cell>
          <table:table-cell table:style-name="Default" table:formula="of:=[.J6]-[.K6]" office:value-type="float" office:value="22.0945188929538" calcext:value-type="float">
            <text:p>22.0945188929538</text:p>
          </table:table-cell>
          <table:table-cell table:style-name="Default" table:formula="of:=[.L6]-[.M6]" office:value-type="float" office:value="119.810962214092" calcext:value-type="float">
            <text:p>119.810962214092</text:p>
          </table:table-cell>
          <table:table-cell table:style-name="ce1"/>
          <table:table-cell table:formula="of:=[.P5]+1" office:value-type="float" office:value="5" calcext:value-type="float">
            <text:p>5</text:p>
          </table:table-cell>
          <table:table-cell table:formula="of:=[.Q5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[.V5]+0" office:value-type="float" office:value="250" calcext:value-type="float">
            <text:p>250</text:p>
          </table:table-cell>
          <table:table-cell table:formula="of:=AVERAGE([.Q6:.V6])" office:value-type="float" office:value="122" calcext:value-type="float">
            <text:p>122</text:p>
          </table:table-cell>
          <table:table-cell table:style-name="ce1"/>
          <table:table-cell table:formula="of:=AVERAGE([.R6:.U6])" office:value-type="float" office:value="120.5" calcext:value-type="float">
            <text:p>120.5</text:p>
          </table:table-cell>
          <table:table-cell table:formula="of:=STDEV([.R6:.U6])" office:value-type="float" office:value="41.2674205639267" calcext:value-type="float">
            <text:p>41.2674205639267</text:p>
          </table:table-cell>
          <table:table-cell table:formula="of:=[.Y6]+[.Z6]" office:value-type="float" office:value="161.767420563927" calcext:value-type="float">
            <text:p>161.767420563927</text:p>
          </table:table-cell>
          <table:table-cell table:formula="of:=[.Y6]-[.Z6]" office:value-type="float" office:value="79.2325794360733" calcext:value-type="float">
            <text:p>79.2325794360733</text:p>
          </table:table-cell>
          <table:table-cell table:formula="of:=[.AA6]-[.AB6]" office:value-type="float" office:value="82.5348411278534" calcext:value-type="float">
            <text:p>82.5348411278534</text:p>
          </table:table-cell>
          <table:table-cell table:style-name="ce1"/>
          <table:table-cell table:formula="of:=[.AE5]+1" office:value-type="float" office:value="5" calcext:value-type="float">
            <text:p>5</text:p>
          </table:table-cell>
          <table:table-cell table:formula="of:=[.AF5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AK5]+0" office:value-type="float" office:value="250" calcext:value-type="float">
            <text:p>250</text:p>
          </table:table-cell>
          <table:table-cell table:formula="of:=AVERAGE([.AF6:.AK6])" office:value-type="float" office:value="187.333333333333" calcext:value-type="float">
            <text:p>187.333333333333</text:p>
          </table:table-cell>
          <table:table-cell table:style-name="ce1"/>
          <table:table-cell table:formula="of:=AVERAGE([.AG6:.AJ6])" office:value-type="float" office:value="218.5" calcext:value-type="float">
            <text:p>218.5</text:p>
          </table:table-cell>
          <table:table-cell table:formula="of:=STDEV([.AG6:.AJ6])" office:value-type="float" office:value="66.9751197585093" calcext:value-type="float">
            <text:p>66.9751197585093</text:p>
          </table:table-cell>
          <table:table-cell table:formula="of:=[.AN6]+[.AO6]" office:value-type="float" office:value="285.475119758509" calcext:value-type="float">
            <text:p>285.475119758509</text:p>
          </table:table-cell>
          <table:table-cell table:formula="of:=[.AN6]-[.AO6]" office:value-type="float" office:value="151.524880241491" calcext:value-type="float">
            <text:p>151.524880241491</text:p>
          </table:table-cell>
          <table:table-cell table:formula="of:=[.AP6]-[.AQ6]" office:value-type="float" office:value="133.950239517019" calcext:value-type="float">
            <text:p>133.950239517019</text:p>
          </table:table-cell>
          <table:table-cell table:style-name="ce1"/>
          <table:table-cell table:formula="of:=AVERAGE([.W6];[.H6];[.AL6])" office:value-type="float" office:value="135.222222222222" calcext:value-type="float">
            <text:p>135.222222222222</text:p>
          </table:table-cell>
          <table:table-cell table:formula="of:=STDEV([.AL6];[.W6];[.H6])" office:value-type="float" office:value="46.9187635213288" calcext:value-type="float">
            <text:p>46.9187635213288</text:p>
          </table:table-cell>
          <table:table-cell table:formula="of:=[.AT6]+[.AU6]" office:value-type="float" office:value="182.140985743551" calcext:value-type="float">
            <text:p>182.140985743551</text:p>
          </table:table-cell>
          <table:table-cell table:formula="of:=[.AT6]-[.AU6]" office:value-type="float" office:value="88.3034587008934" calcext:value-type="float">
            <text:p>88.3034587008934</text:p>
          </table:table-cell>
          <table:table-cell table:formula="of:=[.AV6]-[.AW6]" office:value-type="float" office:value="93.8375270426575" calcext:value-type="float">
            <text:p>93.837527042657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formula="of:=[.G6]+0" office:value-type="float" office:value="250" calcext:value-type="float">
            <text:p>250</text:p>
          </table:table-cell>
          <table:table-cell table:formula="of:=AVERAGE([.B7:.G7])" office:value-type="float" office:value="112.166666666667" calcext:value-type="float">
            <text:p>112.166666666667</text:p>
          </table:table-cell>
          <table:table-cell table:style-name="ce1"/>
          <table:table-cell table:style-name="Default" table:formula="of:=AVERAGE([.C7:.F7])" office:value-type="float" office:value="105.75" calcext:value-type="float">
            <text:p>105.75</text:p>
          </table:table-cell>
          <table:table-cell table:style-name="Default" table:formula="of:=STDEV([.C7:.F7])" office:value-type="float" office:value="95.9248838067231" calcext:value-type="float">
            <text:p>95.9248838067231</text:p>
          </table:table-cell>
          <table:table-cell table:style-name="Default" table:formula="of:=[.J7]+[.K7]" office:value-type="float" office:value="201.674883806723" calcext:value-type="float">
            <text:p>201.674883806723</text:p>
          </table:table-cell>
          <table:table-cell table:style-name="Default" table:formula="of:=[.J7]-[.K7]" office:value-type="float" office:value="9.82511619327687" calcext:value-type="float">
            <text:p>9.82511619327687</text:p>
          </table:table-cell>
          <table:table-cell table:style-name="Default" table:formula="of:=[.L7]-[.M7]" office:value-type="float" office:value="191.849767613446" calcext:value-type="float">
            <text:p>191.849767613446</text:p>
          </table:table-cell>
          <table:table-cell table:style-name="ce1"/>
          <table:table-cell table:formula="of:=[.P6]+1" office:value-type="float" office:value="6" calcext:value-type="float">
            <text:p>6</text:p>
          </table:table-cell>
          <table:table-cell table:formula="of:=[.Q6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formula="of:=[.V6]+0" office:value-type="float" office:value="250" calcext:value-type="float">
            <text:p>250</text:p>
          </table:table-cell>
          <table:table-cell table:formula="of:=AVERAGE([.Q7:.V7])" office:value-type="float" office:value="190.666666666667" calcext:value-type="float">
            <text:p>190.666666666667</text:p>
          </table:table-cell>
          <table:table-cell table:style-name="ce1"/>
          <table:table-cell table:formula="of:=AVERAGE([.R7:.U7])" office:value-type="float" office:value="223.5" calcext:value-type="float">
            <text:p>223.5</text:p>
          </table:table-cell>
          <table:table-cell table:formula="of:=STDEV([.R7:.U7])" office:value-type="float" office:value="67.8650621945244" calcext:value-type="float">
            <text:p>67.8650621945244</text:p>
          </table:table-cell>
          <table:table-cell table:formula="of:=[.Y7]+[.Z7]" office:value-type="float" office:value="291.365062194524" calcext:value-type="float">
            <text:p>291.365062194524</text:p>
          </table:table-cell>
          <table:table-cell table:formula="of:=[.Y7]-[.Z7]" office:value-type="float" office:value="155.634937805476" calcext:value-type="float">
            <text:p>155.634937805476</text:p>
          </table:table-cell>
          <table:table-cell table:formula="of:=[.AA7]-[.AB7]" office:value-type="float" office:value="135.730124389049" calcext:value-type="float">
            <text:p>135.730124389049</text:p>
          </table:table-cell>
          <table:table-cell table:style-name="ce1"/>
          <table:table-cell table:formula="of:=[.AE6]+1" office:value-type="float" office:value="6" calcext:value-type="float">
            <text:p>6</text:p>
          </table:table-cell>
          <table:table-cell table:formula="of:=[.AF6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table:formula="of:=[.AK6]+0" office:value-type="float" office:value="250" calcext:value-type="float">
            <text:p>250</text:p>
          </table:table-cell>
          <table:table-cell table:formula="of:=AVERAGE([.AF7:.AK7])" office:value-type="float" office:value="194.833333333333" calcext:value-type="float">
            <text:p>194.833333333333</text:p>
          </table:table-cell>
          <table:table-cell table:style-name="ce1"/>
          <table:table-cell table:formula="of:=AVERAGE([.AG7:.AJ7])" office:value-type="float" office:value="229.75" calcext:value-type="float">
            <text:p>229.75</text:p>
          </table:table-cell>
          <table:table-cell table:formula="of:=STDEV([.AG7:.AJ7])" office:value-type="float" office:value="93.6745251744927" calcext:value-type="float">
            <text:p>93.6745251744927</text:p>
          </table:table-cell>
          <table:table-cell table:formula="of:=[.AN7]+[.AO7]" office:value-type="float" office:value="323.424525174493" calcext:value-type="float">
            <text:p>323.424525174493</text:p>
          </table:table-cell>
          <table:table-cell table:formula="of:=[.AN7]-[.AO7]" office:value-type="float" office:value="136.075474825507" calcext:value-type="float">
            <text:p>136.075474825507</text:p>
          </table:table-cell>
          <table:table-cell table:formula="of:=[.AP7]-[.AQ7]" office:value-type="float" office:value="187.349050348985" calcext:value-type="float">
            <text:p>187.349050348985</text:p>
          </table:table-cell>
          <table:table-cell table:style-name="ce1"/>
          <table:table-cell table:formula="of:=AVERAGE([.W7];[.H7];[.AL7])" office:value-type="float" office:value="165.888888888889" calcext:value-type="float">
            <text:p>165.888888888889</text:p>
          </table:table-cell>
          <table:table-cell table:formula="of:=STDEV([.AL7];[.W7];[.H7])" office:value-type="float" office:value="46.5714306001882" calcext:value-type="float">
            <text:p>46.5714306001882</text:p>
          </table:table-cell>
          <table:table-cell table:formula="of:=[.AT7]+[.AU7]" office:value-type="float" office:value="212.460319489077" calcext:value-type="float">
            <text:p>212.460319489077</text:p>
          </table:table-cell>
          <table:table-cell table:formula="of:=[.AT7]-[.AU7]" office:value-type="float" office:value="119.317458288701" calcext:value-type="float">
            <text:p>119.317458288701</text:p>
          </table:table-cell>
          <table:table-cell table:formula="of:=[.AV7]-[.AW7]" office:value-type="float" office:value="93.1428612003765" calcext:value-type="float">
            <text:p>93.1428612003765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G7]+0" office:value-type="float" office:value="250" calcext:value-type="float">
            <text:p>250</text:p>
          </table:table-cell>
          <table:table-cell table:formula="of:=AVERAGE([.B8:.G8])" office:value-type="float" office:value="94" calcext:value-type="float">
            <text:p>94</text:p>
          </table:table-cell>
          <table:table-cell table:style-name="ce1"/>
          <table:table-cell table:style-name="Default" table:formula="of:=AVERAGE([.C8:.F8])" office:value-type="float" office:value="78.5" calcext:value-type="float">
            <text:p>78.5</text:p>
          </table:table-cell>
          <table:table-cell table:style-name="Default" table:formula="of:=STDEV([.C8:.F8])" office:value-type="float" office:value="15.6737572606783" calcext:value-type="float">
            <text:p>15.6737572606783</text:p>
          </table:table-cell>
          <table:table-cell table:style-name="Default" table:formula="of:=[.J8]+[.K8]" office:value-type="float" office:value="94.1737572606783" calcext:value-type="float">
            <text:p>94.1737572606783</text:p>
          </table:table-cell>
          <table:table-cell table:style-name="Default" table:formula="of:=[.J8]-[.K8]" office:value-type="float" office:value="62.8262427393217" calcext:value-type="float">
            <text:p>62.8262427393217</text:p>
          </table:table-cell>
          <table:table-cell table:style-name="Default" table:formula="of:=[.L8]-[.M8]" office:value-type="float" office:value="31.3475145213567" calcext:value-type="float">
            <text:p>31.3475145213567</text:p>
          </table:table-cell>
          <table:table-cell table:style-name="ce1"/>
          <table:table-cell table:formula="of:=[.P7]+1" office:value-type="float" office:value="7" calcext:value-type="float">
            <text:p>7</text:p>
          </table:table-cell>
          <table:table-cell table:formula="of:=[.Q7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table:formula="of:=[.V7]+0" office:value-type="float" office:value="250" calcext:value-type="float">
            <text:p>250</text:p>
          </table:table-cell>
          <table:table-cell table:formula="of:=AVERAGE([.Q8:.V8])" office:value-type="float" office:value="129.833333333333" calcext:value-type="float">
            <text:p>129.833333333333</text:p>
          </table:table-cell>
          <table:table-cell table:style-name="ce1"/>
          <table:table-cell table:formula="of:=AVERAGE([.R8:.U8])" office:value-type="float" office:value="132.25" calcext:value-type="float">
            <text:p>132.25</text:p>
          </table:table-cell>
          <table:table-cell table:formula="of:=STDEV([.R8:.U8])" office:value-type="float" office:value="33.1800642956982" calcext:value-type="float">
            <text:p>33.1800642956982</text:p>
          </table:table-cell>
          <table:table-cell table:formula="of:=[.Y8]+[.Z8]" office:value-type="float" office:value="165.430064295698" calcext:value-type="float">
            <text:p>165.430064295698</text:p>
          </table:table-cell>
          <table:table-cell table:formula="of:=[.Y8]-[.Z8]" office:value-type="float" office:value="99.0699357043018" calcext:value-type="float">
            <text:p>99.0699357043018</text:p>
          </table:table-cell>
          <table:table-cell table:formula="of:=[.AA8]-[.AB8]" office:value-type="float" office:value="66.3601285913964" calcext:value-type="float">
            <text:p>66.3601285913964</text:p>
          </table:table-cell>
          <table:table-cell table:style-name="ce1"/>
          <table:table-cell table:formula="of:=[.AE7]+1" office:value-type="float" office:value="7" calcext:value-type="float">
            <text:p>7</text:p>
          </table:table-cell>
          <table:table-cell table:formula="of:=[.AF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table:formula="of:=[.AK7]+0" office:value-type="float" office:value="250" calcext:value-type="float">
            <text:p>250</text:p>
          </table:table-cell>
          <table:table-cell table:formula="of:=AVERAGE([.AF8:.AK8])" office:value-type="float" office:value="163.666666666667" calcext:value-type="float">
            <text:p>163.666666666667</text:p>
          </table:table-cell>
          <table:table-cell table:style-name="ce1"/>
          <table:table-cell table:formula="of:=AVERAGE([.AG8:.AJ8])" office:value-type="float" office:value="183" calcext:value-type="float">
            <text:p>183</text:p>
          </table:table-cell>
          <table:table-cell table:formula="of:=STDEV([.AG8:.AJ8])" office:value-type="float" office:value="52.5927751692188" calcext:value-type="float">
            <text:p>52.5927751692188</text:p>
          </table:table-cell>
          <table:table-cell table:formula="of:=[.AN8]+[.AO8]" office:value-type="float" office:value="235.592775169219" calcext:value-type="float">
            <text:p>235.592775169219</text:p>
          </table:table-cell>
          <table:table-cell table:formula="of:=[.AN8]-[.AO8]" office:value-type="float" office:value="130.407224830781" calcext:value-type="float">
            <text:p>130.407224830781</text:p>
          </table:table-cell>
          <table:table-cell table:formula="of:=[.AP8]-[.AQ8]" office:value-type="float" office:value="105.185550338438" calcext:value-type="float">
            <text:p>105.185550338438</text:p>
          </table:table-cell>
          <table:table-cell table:style-name="ce1"/>
          <table:table-cell table:formula="of:=AVERAGE([.W8];[.H8];[.AL8])" office:value-type="float" office:value="129.166666666667" calcext:value-type="float">
            <text:p>129.166666666667</text:p>
          </table:table-cell>
          <table:table-cell table:formula="of:=STDEV([.AL8];[.W8];[.H8])" office:value-type="float" office:value="34.8381176937624" calcext:value-type="float">
            <text:p>34.8381176937624</text:p>
          </table:table-cell>
          <table:table-cell table:formula="of:=[.AT8]+[.AU8]" office:value-type="float" office:value="164.004784360429" calcext:value-type="float">
            <text:p>164.004784360429</text:p>
          </table:table-cell>
          <table:table-cell table:formula="of:=[.AT8]-[.AU8]" office:value-type="float" office:value="94.3285489729042" calcext:value-type="float">
            <text:p>94.3285489729042</text:p>
          </table:table-cell>
          <table:table-cell table:formula="of:=[.AV8]-[.AW8]" office:value-type="float" office:value="69.6762353875249" calcext:value-type="float">
            <text:p>69.6762353875249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[.G8]+0" office:value-type="float" office:value="250" calcext:value-type="float">
            <text:p>250</text:p>
          </table:table-cell>
          <table:table-cell table:formula="of:=AVERAGE([.B9:.G9])" office:value-type="float" office:value="85.5" calcext:value-type="float">
            <text:p>85.5</text:p>
          </table:table-cell>
          <table:table-cell table:style-name="ce1"/>
          <table:table-cell table:style-name="Default" table:formula="of:=AVERAGE([.C9:.F9])" office:value-type="float" office:value="65.75" calcext:value-type="float">
            <text:p>65.75</text:p>
          </table:table-cell>
          <table:table-cell table:style-name="Default" table:formula="of:=STDEV([.C9:.F9])" office:value-type="float" office:value="14.5229703114296" calcext:value-type="float">
            <text:p>14.5229703114296</text:p>
          </table:table-cell>
          <table:table-cell table:style-name="Default" table:formula="of:=[.J9]+[.K9]" office:value-type="float" office:value="80.2729703114296" calcext:value-type="float">
            <text:p>80.2729703114296</text:p>
          </table:table-cell>
          <table:table-cell table:style-name="Default" table:formula="of:=[.J9]-[.K9]" office:value-type="float" office:value="51.2270296885704" calcext:value-type="float">
            <text:p>51.2270296885704</text:p>
          </table:table-cell>
          <table:table-cell table:style-name="Default" table:formula="of:=[.L9]-[.M9]" office:value-type="float" office:value="29.0459406228593" calcext:value-type="float">
            <text:p>29.0459406228593</text:p>
          </table:table-cell>
          <table:table-cell table:style-name="ce1"/>
          <table:table-cell table:formula="of:=[.P8]+1" office:value-type="float" office:value="8" calcext:value-type="float">
            <text:p>8</text:p>
          </table:table-cell>
          <table:table-cell table:formula="of:=[.Q8]+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V8]+0" office:value-type="float" office:value="250" calcext:value-type="float">
            <text:p>250</text:p>
          </table:table-cell>
          <table:table-cell table:formula="of:=AVERAGE([.Q9:.V9])" office:value-type="float" office:value="110.333333333333" calcext:value-type="float">
            <text:p>110.333333333333</text:p>
          </table:table-cell>
          <table:table-cell table:style-name="ce1"/>
          <table:table-cell table:formula="of:=AVERAGE([.R9:.U9])" office:value-type="float" office:value="103" calcext:value-type="float">
            <text:p>103</text:p>
          </table:table-cell>
          <table:table-cell table:formula="of:=STDEV([.R9:.U9])" office:value-type="float" office:value="19.2006944318862" calcext:value-type="float">
            <text:p>19.2006944318862</text:p>
          </table:table-cell>
          <table:table-cell table:formula="of:=[.Y9]+[.Z9]" office:value-type="float" office:value="122.200694431886" calcext:value-type="float">
            <text:p>122.200694431886</text:p>
          </table:table-cell>
          <table:table-cell table:formula="of:=[.Y9]-[.Z9]" office:value-type="float" office:value="83.7993055681138" calcext:value-type="float">
            <text:p>83.7993055681138</text:p>
          </table:table-cell>
          <table:table-cell table:formula="of:=[.AA9]-[.AB9]" office:value-type="float" office:value="38.4013888637725" calcext:value-type="float">
            <text:p>38.4013888637725</text:p>
          </table:table-cell>
          <table:table-cell table:style-name="ce1"/>
          <table:table-cell table:formula="of:=[.AE8]+1" office:value-type="float" office:value="8" calcext:value-type="float">
            <text:p>8</text:p>
          </table:table-cell>
          <table:table-cell table:formula="of:=[.AF8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table:formula="of:=[.AK8]+0" office:value-type="float" office:value="250" calcext:value-type="float">
            <text:p>250</text:p>
          </table:table-cell>
          <table:table-cell table:formula="of:=AVERAGE([.AF9:.AK9])" office:value-type="float" office:value="145.333333333333" calcext:value-type="float">
            <text:p>145.333333333333</text:p>
          </table:table-cell>
          <table:table-cell table:style-name="ce1"/>
          <table:table-cell table:formula="of:=AVERAGE([.AG9:.AJ9])" office:value-type="float" office:value="155.5" calcext:value-type="float">
            <text:p>155.5</text:p>
          </table:table-cell>
          <table:table-cell table:formula="of:=STDEV([.AG9:.AJ9])" office:value-type="float" office:value="21.9772609758359" calcext:value-type="float">
            <text:p>21.9772609758359</text:p>
          </table:table-cell>
          <table:table-cell table:formula="of:=[.AN9]+[.AO9]" office:value-type="float" office:value="177.477260975836" calcext:value-type="float">
            <text:p>177.477260975836</text:p>
          </table:table-cell>
          <table:table-cell table:formula="of:=[.AN9]-[.AO9]" office:value-type="float" office:value="133.522739024164" calcext:value-type="float">
            <text:p>133.522739024164</text:p>
          </table:table-cell>
          <table:table-cell table:formula="of:=[.AP9]-[.AQ9]" office:value-type="float" office:value="43.9545219516718" calcext:value-type="float">
            <text:p>43.9545219516718</text:p>
          </table:table-cell>
          <table:table-cell table:style-name="ce1"/>
          <table:table-cell table:formula="of:=AVERAGE([.W9];[.H9];[.AL9])" office:value-type="float" office:value="113.722222222222" calcext:value-type="float">
            <text:p>113.722222222222</text:p>
          </table:table-cell>
          <table:table-cell table:formula="of:=STDEV([.AL9];[.W9];[.H9])" office:value-type="float" office:value="30.060278946982" calcext:value-type="float">
            <text:p>30.060278946982</text:p>
          </table:table-cell>
          <table:table-cell table:formula="of:=[.AT9]+[.AU9]" office:value-type="float" office:value="143.782501169204" calcext:value-type="float">
            <text:p>143.782501169204</text:p>
          </table:table-cell>
          <table:table-cell table:formula="of:=[.AT9]-[.AU9]" office:value-type="float" office:value="83.6619432752402" calcext:value-type="float">
            <text:p>83.6619432752402</text:p>
          </table:table-cell>
          <table:table-cell table:formula="of:=[.AV9]-[.AW9]" office:value-type="float" office:value="60.120557893964" calcext:value-type="float">
            <text:p>60.12055789396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G9]+0" office:value-type="float" office:value="250" calcext:value-type="float">
            <text:p>250</text:p>
          </table:table-cell>
          <table:table-cell table:formula="of:=AVERAGE([.B10:.G10])" office:value-type="float" office:value="82.8333333333333" calcext:value-type="float">
            <text:p>82.8333333333333</text:p>
          </table:table-cell>
          <table:table-cell table:style-name="ce1"/>
          <table:table-cell table:style-name="Default" table:formula="of:=AVERAGE([.C10:.F10])" office:value-type="float" office:value="61.75" calcext:value-type="float">
            <text:p>61.75</text:p>
          </table:table-cell>
          <table:table-cell table:style-name="Default" table:formula="of:=STDEV([.C10:.F10])" office:value-type="float" office:value="12.0381338531629" calcext:value-type="float">
            <text:p>12.0381338531629</text:p>
          </table:table-cell>
          <table:table-cell table:style-name="Default" table:formula="of:=[.J10]+[.K10]" office:value-type="float" office:value="73.7881338531629" calcext:value-type="float">
            <text:p>73.7881338531629</text:p>
          </table:table-cell>
          <table:table-cell table:style-name="Default" table:formula="of:=[.J10]-[.K10]" office:value-type="float" office:value="49.7118661468371" calcext:value-type="float">
            <text:p>49.7118661468371</text:p>
          </table:table-cell>
          <table:table-cell table:style-name="Default" table:formula="of:=[.L10]-[.M10]" office:value-type="float" office:value="24.0762677063258" calcext:value-type="float">
            <text:p>24.0762677063258</text:p>
          </table:table-cell>
          <table:table-cell table:style-name="ce1"/>
          <table:table-cell table:formula="of:=[.P9]+1" office:value-type="float" office:value="9" calcext:value-type="float">
            <text:p>9</text:p>
          </table:table-cell>
          <table:table-cell table:formula="of:=[.Q9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formula="of:=[.V9]+0" office:value-type="float" office:value="250" calcext:value-type="float">
            <text:p>250</text:p>
          </table:table-cell>
          <table:table-cell table:formula="of:=AVERAGE([.Q10:.V10])" office:value-type="float" office:value="119.666666666667" calcext:value-type="float">
            <text:p>119.666666666667</text:p>
          </table:table-cell>
          <table:table-cell table:style-name="ce1"/>
          <table:table-cell table:formula="of:=AVERAGE([.R10:.U10])" office:value-type="float" office:value="117" calcext:value-type="float">
            <text:p>117</text:p>
          </table:table-cell>
          <table:table-cell table:formula="of:=STDEV([.R10:.U10])" office:value-type="float" office:value="67.8527818147495" calcext:value-type="float">
            <text:p>67.8527818147495</text:p>
          </table:table-cell>
          <table:table-cell table:formula="of:=[.Y10]+[.Z10]" office:value-type="float" office:value="184.85278181475" calcext:value-type="float">
            <text:p>184.85278181475</text:p>
          </table:table-cell>
          <table:table-cell table:formula="of:=[.Y10]-[.Z10]" office:value-type="float" office:value="49.1472181852505" calcext:value-type="float">
            <text:p>49.1472181852505</text:p>
          </table:table-cell>
          <table:table-cell table:formula="of:=[.AA10]-[.AB10]" office:value-type="float" office:value="135.705563629499" calcext:value-type="float">
            <text:p>135.705563629499</text:p>
          </table:table-cell>
          <table:table-cell table:style-name="ce1"/>
          <table:table-cell table:formula="of:=[.AE9]+1" office:value-type="float" office:value="9" calcext:value-type="float">
            <text:p>9</text:p>
          </table:table-cell>
          <table:table-cell table:formula="of:=[.AF9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table:formula="of:=[.AK9]+0" office:value-type="float" office:value="250" calcext:value-type="float">
            <text:p>250</text:p>
          </table:table-cell>
          <table:table-cell table:formula="of:=AVERAGE([.AF10:.AK10])" office:value-type="float" office:value="125" calcext:value-type="float">
            <text:p>125</text:p>
          </table:table-cell>
          <table:table-cell table:style-name="ce1"/>
          <table:table-cell table:formula="of:=AVERAGE([.AG10:.AJ10])" office:value-type="float" office:value="125" calcext:value-type="float">
            <text:p>125</text:p>
          </table:table-cell>
          <table:table-cell table:formula="of:=STDEV([.AG10:.AJ10])" office:value-type="float" office:value="48.3528696149463" calcext:value-type="float">
            <text:p>48.3528696149463</text:p>
          </table:table-cell>
          <table:table-cell table:formula="of:=[.AN10]+[.AO10]" office:value-type="float" office:value="173.352869614946" calcext:value-type="float">
            <text:p>173.352869614946</text:p>
          </table:table-cell>
          <table:table-cell table:formula="of:=[.AN10]-[.AO10]" office:value-type="float" office:value="76.6471303850537" calcext:value-type="float">
            <text:p>76.6471303850537</text:p>
          </table:table-cell>
          <table:table-cell table:formula="of:=[.AP10]-[.AQ10]" office:value-type="float" office:value="96.7057392298926" calcext:value-type="float">
            <text:p>96.7057392298926</text:p>
          </table:table-cell>
          <table:table-cell table:style-name="ce1"/>
          <table:table-cell table:formula="of:=AVERAGE([.W10];[.H10];[.AL10])" office:value-type="float" office:value="109.166666666667" calcext:value-type="float">
            <text:p>109.166666666667</text:p>
          </table:table-cell>
          <table:table-cell table:formula="of:=STDEV([.AL10];[.W10];[.H10])" office:value-type="float" office:value="22.9607152424406" calcext:value-type="float">
            <text:p>22.9607152424406</text:p>
          </table:table-cell>
          <table:table-cell table:formula="of:=[.AT10]+[.AU10]" office:value-type="float" office:value="132.127381909107" calcext:value-type="float">
            <text:p>132.127381909107</text:p>
          </table:table-cell>
          <table:table-cell table:formula="of:=[.AT10]-[.AU10]" office:value-type="float" office:value="86.2059514242261" calcext:value-type="float">
            <text:p>86.2059514242261</text:p>
          </table:table-cell>
          <table:table-cell table:formula="of:=[.AV10]-[.AW10]" office:value-type="float" office:value="45.9214304848812" calcext:value-type="float">
            <text:p>45.921430484881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[.G10]+0" office:value-type="float" office:value="250" calcext:value-type="float">
            <text:p>250</text:p>
          </table:table-cell>
          <table:table-cell table:formula="of:=AVERAGE([.B11:.G11])" office:value-type="float" office:value="89.3333333333333" calcext:value-type="float">
            <text:p>89.3333333333333</text:p>
          </table:table-cell>
          <table:table-cell table:style-name="ce1"/>
          <table:table-cell table:style-name="Default" table:formula="of:=AVERAGE([.C11:.F11])" office:value-type="float" office:value="71.5" calcext:value-type="float">
            <text:p>71.5</text:p>
          </table:table-cell>
          <table:table-cell table:style-name="Default" table:formula="of:=STDEV([.C11:.F11])" office:value-type="float" office:value="29.8942580885806" calcext:value-type="float">
            <text:p>29.8942580885806</text:p>
          </table:table-cell>
          <table:table-cell table:style-name="Default" table:formula="of:=[.J11]+[.K11]" office:value-type="float" office:value="101.394258088581" calcext:value-type="float">
            <text:p>101.394258088581</text:p>
          </table:table-cell>
          <table:table-cell table:style-name="Default" table:formula="of:=[.J11]-[.K11]" office:value-type="float" office:value="41.6057419114194" calcext:value-type="float">
            <text:p>41.6057419114194</text:p>
          </table:table-cell>
          <table:table-cell table:style-name="Default" table:formula="of:=[.L11]-[.M11]" office:value-type="float" office:value="59.7885161771612" calcext:value-type="float">
            <text:p>59.7885161771612</text:p>
          </table:table-cell>
          <table:table-cell table:style-name="ce1"/>
          <table:table-cell table:formula="of:=[.P10]+1" office:value-type="float" office:value="10" calcext:value-type="float">
            <text:p>10</text:p>
          </table:table-cell>
          <table:table-cell table:formula="of:=[.Q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table:formula="of:=[.V10]+0" office:value-type="float" office:value="250" calcext:value-type="float">
            <text:p>250</text:p>
          </table:table-cell>
          <table:table-cell table:formula="of:=AVERAGE([.Q11:.V11])" office:value-type="float" office:value="111.166666666667" calcext:value-type="float">
            <text:p>111.166666666667</text:p>
          </table:table-cell>
          <table:table-cell table:style-name="ce1"/>
          <table:table-cell table:formula="of:=AVERAGE([.R11:.U11])" office:value-type="float" office:value="104.25" calcext:value-type="float">
            <text:p>104.25</text:p>
          </table:table-cell>
          <table:table-cell table:formula="of:=STDEV([.R11:.U11])" office:value-type="float" office:value="38.0996500421373" calcext:value-type="float">
            <text:p>38.0996500421373</text:p>
          </table:table-cell>
          <table:table-cell table:formula="of:=[.Y11]+[.Z11]" office:value-type="float" office:value="142.349650042137" calcext:value-type="float">
            <text:p>142.349650042137</text:p>
          </table:table-cell>
          <table:table-cell table:formula="of:=[.Y11]-[.Z11]" office:value-type="float" office:value="66.1503499578627" calcext:value-type="float">
            <text:p>66.1503499578627</text:p>
          </table:table-cell>
          <table:table-cell table:formula="of:=[.AA11]-[.AB11]" office:value-type="float" office:value="76.1993000842746" calcext:value-type="float">
            <text:p>76.1993000842746</text:p>
          </table:table-cell>
          <table:table-cell table:style-name="ce1"/>
          <table:table-cell table:formula="of:=[.AE10]+1" office:value-type="float" office:value="10" calcext:value-type="float">
            <text:p>10</text:p>
          </table:table-cell>
          <table:table-cell table:formula="of:=[.AF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formula="of:=[.AK10]+0" office:value-type="float" office:value="250" calcext:value-type="float">
            <text:p>250</text:p>
          </table:table-cell>
          <table:table-cell table:formula="of:=AVERAGE([.AF11:.AK11])" office:value-type="float" office:value="140.166666666667" calcext:value-type="float">
            <text:p>140.166666666667</text:p>
          </table:table-cell>
          <table:table-cell table:style-name="ce1"/>
          <table:table-cell table:formula="of:=AVERAGE([.AG11:.AJ11])" office:value-type="float" office:value="147.75" calcext:value-type="float">
            <text:p>147.75</text:p>
          </table:table-cell>
          <table:table-cell table:formula="of:=STDEV([.AG11:.AJ11])" office:value-type="float" office:value="86.3225540246194" calcext:value-type="float">
            <text:p>86.3225540246194</text:p>
          </table:table-cell>
          <table:table-cell table:formula="of:=[.AN11]+[.AO11]" office:value-type="float" office:value="234.072554024619" calcext:value-type="float">
            <text:p>234.072554024619</text:p>
          </table:table-cell>
          <table:table-cell table:formula="of:=[.AN11]-[.AO11]" office:value-type="float" office:value="61.4274459753806" calcext:value-type="float">
            <text:p>61.4274459753806</text:p>
          </table:table-cell>
          <table:table-cell table:formula="of:=[.AP11]-[.AQ11]" office:value-type="float" office:value="172.645108049239" calcext:value-type="float">
            <text:p>172.645108049239</text:p>
          </table:table-cell>
          <table:table-cell table:style-name="ce1"/>
          <table:table-cell table:formula="of:=AVERAGE([.W11];[.H11];[.AL11])" office:value-type="float" office:value="113.555555555556" calcext:value-type="float">
            <text:p>113.555555555556</text:p>
          </table:table-cell>
          <table:table-cell table:formula="of:=STDEV([.AL11];[.W11];[.H11])" office:value-type="float" office:value="25.5007262060718" calcext:value-type="float">
            <text:p>25.5007262060718</text:p>
          </table:table-cell>
          <table:table-cell table:formula="of:=[.AT11]+[.AU11]" office:value-type="float" office:value="139.056281761627" calcext:value-type="float">
            <text:p>139.056281761627</text:p>
          </table:table-cell>
          <table:table-cell table:formula="of:=[.AT11]-[.AU11]" office:value-type="float" office:value="88.0548293494838" calcext:value-type="float">
            <text:p>88.0548293494838</text:p>
          </table:table-cell>
          <table:table-cell table:formula="of:=[.AV11]-[.AW11]" office:value-type="float" office:value="51.0014524121436" calcext:value-type="float">
            <text:p>51.0014524121436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G11]+0" office:value-type="float" office:value="250" calcext:value-type="float">
            <text:p>250</text:p>
          </table:table-cell>
          <table:table-cell table:formula="of:=AVERAGE([.B12:.G12])" office:value-type="float" office:value="107.666666666667" calcext:value-type="float">
            <text:p>107.666666666667</text:p>
          </table:table-cell>
          <table:table-cell table:style-name="ce1"/>
          <table:table-cell table:style-name="Default" table:formula="of:=AVERAGE([.C12:.F12])" office:value-type="float" office:value="99" calcext:value-type="float">
            <text:p>99</text:p>
          </table:table-cell>
          <table:table-cell table:style-name="Default" table:formula="of:=STDEV([.C12:.F12])" office:value-type="float" office:value="35.6183473320516" calcext:value-type="float">
            <text:p>35.6183473320516</text:p>
          </table:table-cell>
          <table:table-cell table:style-name="Default" table:formula="of:=[.J12]+[.K12]" office:value-type="float" office:value="134.618347332052" calcext:value-type="float">
            <text:p>134.618347332052</text:p>
          </table:table-cell>
          <table:table-cell table:style-name="Default" table:formula="of:=[.J12]-[.K12]" office:value-type="float" office:value="63.3816526679484" calcext:value-type="float">
            <text:p>63.3816526679484</text:p>
          </table:table-cell>
          <table:table-cell table:style-name="Default" table:formula="of:=[.L12]-[.M12]" office:value-type="float" office:value="71.2366946641032" calcext:value-type="float">
            <text:p>71.2366946641032</text:p>
          </table:table-cell>
          <table:table-cell table:style-name="ce1"/>
          <table:table-cell table:formula="of:=[.P11]+1" office:value-type="float" office:value="11" calcext:value-type="float">
            <text:p>11</text:p>
          </table:table-cell>
          <table:table-cell table:formula="of:=[.Q11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formula="of:=[.V11]+0" office:value-type="float" office:value="250" calcext:value-type="float">
            <text:p>250</text:p>
          </table:table-cell>
          <table:table-cell table:formula="of:=AVERAGE([.Q12:.V12])" office:value-type="float" office:value="152.166666666667" calcext:value-type="float">
            <text:p>152.166666666667</text:p>
          </table:table-cell>
          <table:table-cell table:style-name="ce1"/>
          <table:table-cell table:formula="of:=AVERAGE([.R12:.U12])" office:value-type="float" office:value="165.75" calcext:value-type="float">
            <text:p>165.75</text:p>
          </table:table-cell>
          <table:table-cell table:formula="of:=STDEV([.R12:.U12])" office:value-type="float" office:value="34.8460901680518" calcext:value-type="float">
            <text:p>34.8460901680518</text:p>
          </table:table-cell>
          <table:table-cell table:formula="of:=[.Y12]+[.Z12]" office:value-type="float" office:value="200.596090168052" calcext:value-type="float">
            <text:p>200.596090168052</text:p>
          </table:table-cell>
          <table:table-cell table:formula="of:=[.Y12]-[.Z12]" office:value-type="float" office:value="130.903909831948" calcext:value-type="float">
            <text:p>130.903909831948</text:p>
          </table:table-cell>
          <table:table-cell table:formula="of:=[.AA12]-[.AB12]" office:value-type="float" office:value="69.6921803361037" calcext:value-type="float">
            <text:p>69.6921803361037</text:p>
          </table:table-cell>
          <table:table-cell table:style-name="ce1"/>
          <table:table-cell table:formula="of:=[.AE11]+1" office:value-type="float" office:value="11" calcext:value-type="float">
            <text:p>11</text:p>
          </table:table-cell>
          <table:table-cell table:formula="of:=[.AF11]+0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table:formula="of:=[.AK11]+0" office:value-type="float" office:value="250" calcext:value-type="float">
            <text:p>250</text:p>
          </table:table-cell>
          <table:table-cell table:formula="of:=AVERAGE([.AF12:.AK12])" office:value-type="float" office:value="182.5" calcext:value-type="float">
            <text:p>182.5</text:p>
          </table:table-cell>
          <table:table-cell table:style-name="ce1"/>
          <table:table-cell table:formula="of:=AVERAGE([.AG12:.AJ12])" office:value-type="float" office:value="211.25" calcext:value-type="float">
            <text:p>211.25</text:p>
          </table:table-cell>
          <table:table-cell table:formula="of:=STDEV([.AG12:.AJ12])" office:value-type="float" office:value="43.2695042726399" calcext:value-type="float">
            <text:p>43.2695042726399</text:p>
          </table:table-cell>
          <table:table-cell table:formula="of:=[.AN12]+[.AO12]" office:value-type="float" office:value="254.51950427264" calcext:value-type="float">
            <text:p>254.51950427264</text:p>
          </table:table-cell>
          <table:table-cell table:formula="of:=[.AN12]-[.AO12]" office:value-type="float" office:value="167.98049572736" calcext:value-type="float">
            <text:p>167.98049572736</text:p>
          </table:table-cell>
          <table:table-cell table:formula="of:=[.AP12]-[.AQ12]" office:value-type="float" office:value="86.5390085452797" calcext:value-type="float">
            <text:p>86.5390085452797</text:p>
          </table:table-cell>
          <table:table-cell table:style-name="ce1"/>
          <table:table-cell table:formula="of:=AVERAGE([.W12];[.H12];[.AL12])" office:value-type="float" office:value="147.444444444444" calcext:value-type="float">
            <text:p>147.444444444444</text:p>
          </table:table-cell>
          <table:table-cell table:formula="of:=STDEV([.AL12];[.W12];[.H12])" office:value-type="float" office:value="37.6394936400781" calcext:value-type="float">
            <text:p>37.6394936400781</text:p>
          </table:table-cell>
          <table:table-cell table:formula="of:=[.AT12]+[.AU12]" office:value-type="float" office:value="185.083938084523" calcext:value-type="float">
            <text:p>185.083938084523</text:p>
          </table:table-cell>
          <table:table-cell table:formula="of:=[.AT12]-[.AU12]" office:value-type="float" office:value="109.804950804366" calcext:value-type="float">
            <text:p>109.804950804366</text:p>
          </table:table-cell>
          <table:table-cell table:formula="of:=[.AV12]-[.AW12]" office:value-type="float" office:value="75.2789872801562" calcext:value-type="float">
            <text:p>75.278987280156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table:formula="of:=[.G12]+0" office:value-type="float" office:value="250" calcext:value-type="float">
            <text:p>250</text:p>
          </table:table-cell>
          <table:table-cell table:formula="of:=AVERAGE([.B13:.G13])" office:value-type="float" office:value="132" calcext:value-type="float">
            <text:p>132</text:p>
          </table:table-cell>
          <table:table-cell table:style-name="ce1"/>
          <table:table-cell table:style-name="Default" table:formula="of:=AVERAGE([.C13:.F13])" office:value-type="float" office:value="135.5" calcext:value-type="float">
            <text:p>135.5</text:p>
          </table:table-cell>
          <table:table-cell table:style-name="Default" table:formula="of:=STDEV([.C13:.F13])" office:value-type="float" office:value="19.9749843554382" calcext:value-type="float">
            <text:p>19.9749843554382</text:p>
          </table:table-cell>
          <table:table-cell table:style-name="Default" table:formula="of:=[.J13]+[.K13]" office:value-type="float" office:value="155.474984355438" calcext:value-type="float">
            <text:p>155.474984355438</text:p>
          </table:table-cell>
          <table:table-cell table:style-name="Default" table:formula="of:=[.J13]-[.K13]" office:value-type="float" office:value="115.525015644562" calcext:value-type="float">
            <text:p>115.525015644562</text:p>
          </table:table-cell>
          <table:table-cell table:style-name="Default" table:formula="of:=[.L13]-[.M13]" office:value-type="float" office:value="39.9499687108764" calcext:value-type="float">
            <text:p>39.9499687108764</text:p>
          </table:table-cell>
          <table:table-cell table:style-name="ce1"/>
          <table:table-cell table:formula="of:=[.P12]+1" office:value-type="float" office:value="12" calcext:value-type="float">
            <text:p>12</text:p>
          </table:table-cell>
          <table:table-cell table:formula="of:=[.Q12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formula="of:=[.V12]+0" office:value-type="float" office:value="250" calcext:value-type="float">
            <text:p>250</text:p>
          </table:table-cell>
          <table:table-cell table:formula="of:=AVERAGE([.Q13:.V13])" office:value-type="float" office:value="158.166666666667" calcext:value-type="float">
            <text:p>158.166666666667</text:p>
          </table:table-cell>
          <table:table-cell table:style-name="ce1"/>
          <table:table-cell table:formula="of:=AVERAGE([.R13:.U13])" office:value-type="float" office:value="174.75" calcext:value-type="float">
            <text:p>174.75</text:p>
          </table:table-cell>
          <table:table-cell table:formula="of:=STDEV([.R13:.U13])" office:value-type="float" office:value="15.9661099415815" calcext:value-type="float">
            <text:p>15.9661099415815</text:p>
          </table:table-cell>
          <table:table-cell table:formula="of:=[.Y13]+[.Z13]" office:value-type="float" office:value="190.716109941581" calcext:value-type="float">
            <text:p>190.716109941581</text:p>
          </table:table-cell>
          <table:table-cell table:formula="of:=[.Y13]-[.Z13]" office:value-type="float" office:value="158.783890058419" calcext:value-type="float">
            <text:p>158.783890058419</text:p>
          </table:table-cell>
          <table:table-cell table:formula="of:=[.AA13]-[.AB13]" office:value-type="float" office:value="31.9322198831629" calcext:value-type="float">
            <text:p>31.9322198831629</text:p>
          </table:table-cell>
          <table:table-cell table:style-name="ce1"/>
          <table:table-cell table:formula="of:=[.AE12]+1" office:value-type="float" office:value="12" calcext:value-type="float">
            <text:p>12</text:p>
          </table:table-cell>
          <table:table-cell table:formula="of:=[.AF12]+0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table:formula="of:=[.AK12]+0" office:value-type="float" office:value="250" calcext:value-type="float">
            <text:p>250</text:p>
          </table:table-cell>
          <table:table-cell table:formula="of:=AVERAGE([.AF13:.AK13])" office:value-type="float" office:value="168.333333333333" calcext:value-type="float">
            <text:p>168.333333333333</text:p>
          </table:table-cell>
          <table:table-cell table:style-name="ce1"/>
          <table:table-cell table:formula="of:=AVERAGE([.AG13:.AJ13])" office:value-type="float" office:value="190" calcext:value-type="float">
            <text:p>190</text:p>
          </table:table-cell>
          <table:table-cell table:formula="of:=STDEV([.AG13:.AJ13])" office:value-type="float" office:value="22.876479915698" calcext:value-type="float">
            <text:p>22.876479915698</text:p>
          </table:table-cell>
          <table:table-cell table:formula="of:=[.AN13]+[.AO13]" office:value-type="float" office:value="212.876479915698" calcext:value-type="float">
            <text:p>212.876479915698</text:p>
          </table:table-cell>
          <table:table-cell table:formula="of:=[.AN13]-[.AO13]" office:value-type="float" office:value="167.123520084302" calcext:value-type="float">
            <text:p>167.123520084302</text:p>
          </table:table-cell>
          <table:table-cell table:formula="of:=[.AP13]-[.AQ13]" office:value-type="float" office:value="45.752959831396" calcext:value-type="float">
            <text:p>45.752959831396</text:p>
          </table:table-cell>
          <table:table-cell table:style-name="ce1"/>
          <table:table-cell table:formula="of:=AVERAGE([.W13];[.H13];[.AL13])" office:value-type="float" office:value="152.833333333333" calcext:value-type="float">
            <text:p>152.833333333333</text:p>
          </table:table-cell>
          <table:table-cell table:formula="of:=STDEV([.AL13];[.W13];[.H13])" office:value-type="float" office:value="18.7446288603192" calcext:value-type="float">
            <text:p>18.7446288603192</text:p>
          </table:table-cell>
          <table:table-cell table:formula="of:=[.AT13]+[.AU13]" office:value-type="float" office:value="171.577962193653" calcext:value-type="float">
            <text:p>171.577962193653</text:p>
          </table:table-cell>
          <table:table-cell table:formula="of:=[.AT13]-[.AU13]" office:value-type="float" office:value="134.088704473014" calcext:value-type="float">
            <text:p>134.088704473014</text:p>
          </table:table-cell>
          <table:table-cell table:formula="of:=[.AV13]-[.AW13]" office:value-type="float" office:value="37.4892577206384" calcext:value-type="float">
            <text:p>37.489257720638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G13]+0" office:value-type="float" office:value="250" calcext:value-type="float">
            <text:p>250</text:p>
          </table:table-cell>
          <table:table-cell table:formula="of:=AVERAGE([.B14:.G14])" office:value-type="float" office:value="89" calcext:value-type="float">
            <text:p>89</text:p>
          </table:table-cell>
          <table:table-cell table:style-name="ce1"/>
          <table:table-cell table:style-name="Default" table:formula="of:=AVERAGE([.C14:.F14])" office:value-type="float" office:value="71" calcext:value-type="float">
            <text:p>71</text:p>
          </table:table-cell>
          <table:table-cell table:style-name="Default" table:formula="of:=STDEV([.C14:.F14])" office:value-type="float" office:value="10.8934230922455" calcext:value-type="float">
            <text:p>10.8934230922455</text:p>
          </table:table-cell>
          <table:table-cell table:style-name="Default" table:formula="of:=[.J14]+[.K14]" office:value-type="float" office:value="81.8934230922455" calcext:value-type="float">
            <text:p>81.8934230922455</text:p>
          </table:table-cell>
          <table:table-cell table:style-name="Default" table:formula="of:=[.J14]-[.K14]" office:value-type="float" office:value="60.1065769077545" calcext:value-type="float">
            <text:p>60.1065769077545</text:p>
          </table:table-cell>
          <table:table-cell table:style-name="Default" table:formula="of:=[.L14]-[.M14]" office:value-type="float" office:value="21.7868461844909" calcext:value-type="float">
            <text:p>21.7868461844909</text:p>
          </table:table-cell>
          <table:table-cell table:style-name="ce1"/>
          <table:table-cell table:formula="of:=[.P13]+1" office:value-type="float" office:value="13" calcext:value-type="float">
            <text:p>13</text:p>
          </table:table-cell>
          <table:table-cell table:formula="of:=[.Q1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table:formula="of:=[.V13]+0" office:value-type="float" office:value="250" calcext:value-type="float">
            <text:p>250</text:p>
          </table:table-cell>
          <table:table-cell table:formula="of:=AVERAGE([.Q14:.V14])" office:value-type="float" office:value="162.666666666667" calcext:value-type="float">
            <text:p>162.666666666667</text:p>
          </table:table-cell>
          <table:table-cell table:style-name="ce1"/>
          <table:table-cell table:formula="of:=AVERAGE([.R14:.U14])" office:value-type="float" office:value="181.5" calcext:value-type="float">
            <text:p>181.5</text:p>
          </table:table-cell>
          <table:table-cell table:formula="of:=STDEV([.R14:.U14])" office:value-type="float" office:value="118.122817440154" calcext:value-type="float">
            <text:p>118.122817440154</text:p>
          </table:table-cell>
          <table:table-cell table:formula="of:=[.Y14]+[.Z14]" office:value-type="float" office:value="299.622817440154" calcext:value-type="float">
            <text:p>299.622817440154</text:p>
          </table:table-cell>
          <table:table-cell table:formula="of:=[.Y14]-[.Z14]" office:value-type="float" office:value="63.3771825598458" calcext:value-type="float">
            <text:p>63.3771825598458</text:p>
          </table:table-cell>
          <table:table-cell table:formula="of:=[.AA14]-[.AB14]" office:value-type="float" office:value="236.245634880308" calcext:value-type="float">
            <text:p>236.245634880308</text:p>
          </table:table-cell>
          <table:table-cell table:style-name="ce1"/>
          <table:table-cell table:formula="of:=[.AE13]+1" office:value-type="float" office:value="13" calcext:value-type="float">
            <text:p>13</text:p>
          </table:table-cell>
          <table:table-cell table:formula="of:=[.AF13]+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262" calcext:value-type="float">
            <text:p>262</text:p>
          </table:table-cell>
          <table:table-cell table:formula="of:=[.AK13]+0" office:value-type="float" office:value="250" calcext:value-type="float">
            <text:p>250</text:p>
          </table:table-cell>
          <table:table-cell table:formula="of:=AVERAGE([.AF14:.AK14])" office:value-type="float" office:value="175" calcext:value-type="float">
            <text:p>175</text:p>
          </table:table-cell>
          <table:table-cell table:style-name="ce1"/>
          <table:table-cell table:formula="of:=AVERAGE([.AG14:.AJ14])" office:value-type="float" office:value="200" calcext:value-type="float">
            <text:p>200</text:p>
          </table:table-cell>
          <table:table-cell table:formula="of:=STDEV([.AG14:.AJ14])" office:value-type="float" office:value="70.691819422995" calcext:value-type="float">
            <text:p>70.691819422995</text:p>
          </table:table-cell>
          <table:table-cell table:formula="of:=[.AN14]+[.AO14]" office:value-type="float" office:value="270.691819422995" calcext:value-type="float">
            <text:p>270.691819422995</text:p>
          </table:table-cell>
          <table:table-cell table:formula="of:=[.AN14]-[.AO14]" office:value-type="float" office:value="129.308180577005" calcext:value-type="float">
            <text:p>129.308180577005</text:p>
          </table:table-cell>
          <table:table-cell table:formula="of:=[.AP14]-[.AQ14]" office:value-type="float" office:value="141.38363884599" calcext:value-type="float">
            <text:p>141.38363884599</text:p>
          </table:table-cell>
          <table:table-cell table:style-name="ce1"/>
          <table:table-cell table:formula="of:=AVERAGE([.W14];[.H14];[.AL14])" office:value-type="float" office:value="142.222222222222" calcext:value-type="float">
            <text:p>142.222222222222</text:p>
          </table:table-cell>
          <table:table-cell table:formula="of:=STDEV([.AL14];[.W14];[.H14])" office:value-type="float" office:value="46.5024889815748" calcext:value-type="float">
            <text:p>46.5024889815748</text:p>
          </table:table-cell>
          <table:table-cell table:formula="of:=[.AT14]+[.AU14]" office:value-type="float" office:value="188.724711203797" calcext:value-type="float">
            <text:p>188.724711203797</text:p>
          </table:table-cell>
          <table:table-cell table:formula="of:=[.AT14]-[.AU14]" office:value-type="float" office:value="95.7197332406474" calcext:value-type="float">
            <text:p>95.7197332406474</text:p>
          </table:table-cell>
          <table:table-cell table:formula="of:=[.AV14]-[.AW14]" office:value-type="float" office:value="93.0049779631495" calcext:value-type="float">
            <text:p>93.004977963149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G14]+0" office:value-type="float" office:value="250" calcext:value-type="float">
            <text:p>250</text:p>
          </table:table-cell>
          <table:table-cell table:formula="of:=AVERAGE([.B15:.G15])" office:value-type="float" office:value="99.8333333333333" calcext:value-type="float">
            <text:p>99.8333333333333</text:p>
          </table:table-cell>
          <table:table-cell table:style-name="ce1"/>
          <table:table-cell table:style-name="Default" table:formula="of:=AVERAGE([.C15:.F15])" office:value-type="float" office:value="87.25" calcext:value-type="float">
            <text:p>87.25</text:p>
          </table:table-cell>
          <table:table-cell table:style-name="Default" table:formula="of:=STDEV([.C15:.F15])" office:value-type="float" office:value="71.895178326969" calcext:value-type="float">
            <text:p>71.895178326969</text:p>
          </table:table-cell>
          <table:table-cell table:style-name="Default" table:formula="of:=[.J15]+[.K15]" office:value-type="float" office:value="159.145178326969" calcext:value-type="float">
            <text:p>159.145178326969</text:p>
          </table:table-cell>
          <table:table-cell table:style-name="Default" table:formula="of:=[.J15]-[.K15]" office:value-type="float" office:value="15.354821673031" calcext:value-type="float">
            <text:p>15.354821673031</text:p>
          </table:table-cell>
          <table:table-cell table:style-name="Default" table:formula="of:=[.L15]-[.M15]" office:value-type="float" office:value="143.790356653938" calcext:value-type="float">
            <text:p>143.790356653938</text:p>
          </table:table-cell>
          <table:table-cell table:style-name="ce1"/>
          <table:table-cell table:formula="of:=[.P14]+1" office:value-type="float" office:value="14" calcext:value-type="float">
            <text:p>14</text:p>
          </table:table-cell>
          <table:table-cell table:formula="of:=[.Q14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V14]+0" office:value-type="float" office:value="250" calcext:value-type="float">
            <text:p>250</text:p>
          </table:table-cell>
          <table:table-cell table:formula="of:=AVERAGE([.Q15:.V15])" office:value-type="float" office:value="109.5" calcext:value-type="float">
            <text:p>109.5</text:p>
          </table:table-cell>
          <table:table-cell table:style-name="ce1"/>
          <table:table-cell table:formula="of:=AVERAGE([.R15:.U15])" office:value-type="float" office:value="101.75" calcext:value-type="float">
            <text:p>101.75</text:p>
          </table:table-cell>
          <table:table-cell table:formula="of:=STDEV([.R15:.U15])" office:value-type="float" office:value="42.0347078813053" calcext:value-type="float">
            <text:p>42.0347078813053</text:p>
          </table:table-cell>
          <table:table-cell table:formula="of:=[.Y15]+[.Z15]" office:value-type="float" office:value="143.784707881305" calcext:value-type="float">
            <text:p>143.784707881305</text:p>
          </table:table-cell>
          <table:table-cell table:formula="of:=[.Y15]-[.Z15]" office:value-type="float" office:value="59.7152921186947" calcext:value-type="float">
            <text:p>59.7152921186947</text:p>
          </table:table-cell>
          <table:table-cell table:formula="of:=[.AA15]-[.AB15]" office:value-type="float" office:value="84.0694157626105" calcext:value-type="float">
            <text:p>84.0694157626105</text:p>
          </table:table-cell>
          <table:table-cell table:style-name="ce1"/>
          <table:table-cell table:formula="of:=[.AE14]+1" office:value-type="float" office:value="14" calcext:value-type="float">
            <text:p>14</text:p>
          </table:table-cell>
          <table:table-cell table:formula="of:=[.AF14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table:formula="of:=[.AK14]+0" office:value-type="float" office:value="250" calcext:value-type="float">
            <text:p>250</text:p>
          </table:table-cell>
          <table:table-cell table:formula="of:=AVERAGE([.AF15:.AK15])" office:value-type="float" office:value="137" calcext:value-type="float">
            <text:p>137</text:p>
          </table:table-cell>
          <table:table-cell table:style-name="ce1"/>
          <table:table-cell table:formula="of:=AVERAGE([.AG15:.AJ15])" office:value-type="float" office:value="143" calcext:value-type="float">
            <text:p>143</text:p>
          </table:table-cell>
          <table:table-cell table:formula="of:=STDEV([.AG15:.AJ15])" office:value-type="float" office:value="56.6568618968612" calcext:value-type="float">
            <text:p>56.6568618968612</text:p>
          </table:table-cell>
          <table:table-cell table:formula="of:=[.AN15]+[.AO15]" office:value-type="float" office:value="199.656861896861" calcext:value-type="float">
            <text:p>199.656861896861</text:p>
          </table:table-cell>
          <table:table-cell table:formula="of:=[.AN15]-[.AO15]" office:value-type="float" office:value="86.3431381031388" calcext:value-type="float">
            <text:p>86.3431381031388</text:p>
          </table:table-cell>
          <table:table-cell table:formula="of:=[.AP15]-[.AQ15]" office:value-type="float" office:value="113.313723793722" calcext:value-type="float">
            <text:p>113.313723793722</text:p>
          </table:table-cell>
          <table:table-cell table:style-name="ce1"/>
          <table:table-cell table:formula="of:=AVERAGE([.W15];[.H15];[.AL15])" office:value-type="float" office:value="115.444444444444" calcext:value-type="float">
            <text:p>115.444444444444</text:p>
          </table:table-cell>
          <table:table-cell table:formula="of:=STDEV([.AL15];[.W15];[.H15])" office:value-type="float" office:value="19.2832204932836" calcext:value-type="float">
            <text:p>19.2832204932836</text:p>
          </table:table-cell>
          <table:table-cell table:formula="of:=[.AT15]+[.AU15]" office:value-type="float" office:value="134.727664937728" calcext:value-type="float">
            <text:p>134.727664937728</text:p>
          </table:table-cell>
          <table:table-cell table:formula="of:=[.AT15]-[.AU15]" office:value-type="float" office:value="96.1612239511608" calcext:value-type="float">
            <text:p>96.1612239511608</text:p>
          </table:table-cell>
          <table:table-cell table:formula="of:=[.AV15]-[.AW15]" office:value-type="float" office:value="38.5664409865672" calcext:value-type="float">
            <text:p>38.5664409865672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formula="of:=[.G15]+0" office:value-type="float" office:value="250" calcext:value-type="float">
            <text:p>250</text:p>
          </table:table-cell>
          <table:table-cell table:formula="of:=AVERAGE([.B16:.G16])" office:value-type="float" office:value="116.5" calcext:value-type="float">
            <text:p>116.5</text:p>
          </table:table-cell>
          <table:table-cell table:style-name="ce1"/>
          <table:table-cell table:style-name="Default" table:formula="of:=AVERAGE([.C16:.F16])" office:value-type="float" office:value="112.25" calcext:value-type="float">
            <text:p>112.25</text:p>
          </table:table-cell>
          <table:table-cell table:style-name="Default" table:formula="of:=STDEV([.C16:.F16])" office:value-type="float" office:value="42.2324914412273" calcext:value-type="float">
            <text:p>42.2324914412273</text:p>
          </table:table-cell>
          <table:table-cell table:style-name="Default" table:formula="of:=[.J16]+[.K16]" office:value-type="float" office:value="154.482491441227" calcext:value-type="float">
            <text:p>154.482491441227</text:p>
          </table:table-cell>
          <table:table-cell table:style-name="Default" table:formula="of:=[.J16]-[.K16]" office:value-type="float" office:value="70.0175085587727" calcext:value-type="float">
            <text:p>70.0175085587727</text:p>
          </table:table-cell>
          <table:table-cell table:style-name="Default" table:formula="of:=[.L16]-[.M16]" office:value-type="float" office:value="84.4649828824545" calcext:value-type="float">
            <text:p>84.4649828824545</text:p>
          </table:table-cell>
          <table:table-cell table:style-name="ce1"/>
          <table:table-cell table:formula="of:=[.P15]+1" office:value-type="float" office:value="15" calcext:value-type="float">
            <text:p>15</text:p>
          </table:table-cell>
          <table:table-cell table:formula="of:=[.Q15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V15]+0" office:value-type="float" office:value="250" calcext:value-type="float">
            <text:p>250</text:p>
          </table:table-cell>
          <table:table-cell table:formula="of:=AVERAGE([.Q16:.V16])" office:value-type="float" office:value="158.333333333333" calcext:value-type="float">
            <text:p>158.333333333333</text:p>
          </table:table-cell>
          <table:table-cell table:style-name="ce1"/>
          <table:table-cell table:formula="of:=AVERAGE([.R16:.U16])" office:value-type="float" office:value="175" calcext:value-type="float">
            <text:p>175</text:p>
          </table:table-cell>
          <table:table-cell table:formula="of:=STDEV([.R16:.U16])" office:value-type="float" office:value="122.087400387318" calcext:value-type="float">
            <text:p>122.087400387318</text:p>
          </table:table-cell>
          <table:table-cell table:formula="of:=[.Y16]+[.Z16]" office:value-type="float" office:value="297.087400387318" calcext:value-type="float">
            <text:p>297.087400387318</text:p>
          </table:table-cell>
          <table:table-cell table:formula="of:=[.Y16]-[.Z16]" office:value-type="float" office:value="52.9125996126818" calcext:value-type="float">
            <text:p>52.9125996126818</text:p>
          </table:table-cell>
          <table:table-cell table:formula="of:=[.AA16]-[.AB16]" office:value-type="float" office:value="244.174800774636" calcext:value-type="float">
            <text:p>244.174800774636</text:p>
          </table:table-cell>
          <table:table-cell table:style-name="ce1"/>
          <table:table-cell table:formula="of:=[.AE15]+1" office:value-type="float" office:value="15" calcext:value-type="float">
            <text:p>15</text:p>
          </table:table-cell>
          <table:table-cell table:formula="of:=[.AF15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table:formula="of:=[.AK15]+0" office:value-type="float" office:value="250" calcext:value-type="float">
            <text:p>250</text:p>
          </table:table-cell>
          <table:table-cell table:formula="of:=AVERAGE([.AF16:.AK16])" office:value-type="float" office:value="220.5" calcext:value-type="float">
            <text:p>220.5</text:p>
          </table:table-cell>
          <table:table-cell table:style-name="ce1"/>
          <table:table-cell table:formula="of:=AVERAGE([.AG16:.AJ16])" office:value-type="float" office:value="268.25" calcext:value-type="float">
            <text:p>268.25</text:p>
          </table:table-cell>
          <table:table-cell table:formula="of:=STDEV([.AG16:.AJ16])" office:value-type="float" office:value="77.7447747440302" calcext:value-type="float">
            <text:p>77.7447747440302</text:p>
          </table:table-cell>
          <table:table-cell table:formula="of:=[.AN16]+[.AO16]" office:value-type="float" office:value="345.99477474403" calcext:value-type="float">
            <text:p>345.99477474403</text:p>
          </table:table-cell>
          <table:table-cell table:formula="of:=[.AN16]-[.AO16]" office:value-type="float" office:value="190.50522525597" calcext:value-type="float">
            <text:p>190.50522525597</text:p>
          </table:table-cell>
          <table:table-cell table:formula="of:=[.AP16]-[.AQ16]" office:value-type="float" office:value="155.48954948806" calcext:value-type="float">
            <text:p>155.48954948806</text:p>
          </table:table-cell>
          <table:table-cell table:style-name="ce1"/>
          <table:table-cell table:formula="of:=AVERAGE([.W16];[.H16];[.AL16])" office:value-type="float" office:value="165.111111111111" calcext:value-type="float">
            <text:p>165.111111111111</text:p>
          </table:table-cell>
          <table:table-cell table:formula="of:=STDEV([.AL16];[.W16];[.H16])" office:value-type="float" office:value="52.3302369926193" calcext:value-type="float">
            <text:p>52.3302369926193</text:p>
          </table:table-cell>
          <table:table-cell table:formula="of:=[.AT16]+[.AU16]" office:value-type="float" office:value="217.44134810373" calcext:value-type="float">
            <text:p>217.44134810373</text:p>
          </table:table-cell>
          <table:table-cell table:formula="of:=[.AT16]-[.AU16]" office:value-type="float" office:value="112.780874118492" calcext:value-type="float">
            <text:p>112.780874118492</text:p>
          </table:table-cell>
          <table:table-cell table:formula="of:=[.AV16]-[.AW16]" office:value-type="float" office:value="104.660473985239" calcext:value-type="float">
            <text:p>104.660473985239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  <table:table-cell office:value-type="string" calcext:value-type="string">
            <text:p>Deduct One Range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formula="of:=[.G16]+0" office:value-type="float" office:value="250" calcext:value-type="float">
            <text:p>250</text:p>
          </table:table-cell>
          <table:table-cell table:formula="of:=AVERAGE([.B17:.G17])" office:value-type="float" office:value="104.833333333333" calcext:value-type="float">
            <text:p>104.833333333333</text:p>
          </table:table-cell>
          <table:table-cell table:style-name="ce1"/>
          <table:table-cell table:style-name="Default" table:formula="of:=AVERAGE([.C17:.F17])" office:value-type="float" office:value="94.75" calcext:value-type="float">
            <text:p>94.75</text:p>
          </table:table-cell>
          <table:table-cell table:style-name="Default" table:formula="of:=STDEV([.C17:.F17])" office:value-type="float" office:value="87.3360368538287" calcext:value-type="float">
            <text:p>87.3360368538287</text:p>
          </table:table-cell>
          <table:table-cell table:style-name="Default" table:formula="of:=[.J17]+[.K17]" office:value-type="float" office:value="182.086036853829" calcext:value-type="float">
            <text:p>182.086036853829</text:p>
          </table:table-cell>
          <table:table-cell table:style-name="Default" table:formula="of:=[.J17]-[.K17]" office:value-type="float" office:value="7.41396314617126" calcext:value-type="float">
            <text:p>7.41396314617126</text:p>
          </table:table-cell>
          <table:table-cell table:style-name="Default" table:formula="of:=[.L17]-[.M17]" office:value-type="float" office:value="174.672073707658" calcext:value-type="float">
            <text:p>174.672073707658</text:p>
          </table:table-cell>
          <table:table-cell table:style-name="ce1"/>
          <table:table-cell table:formula="of:=[.P16]+1" office:value-type="float" office:value="16" calcext:value-type="float">
            <text:p>16</text:p>
          </table:table-cell>
          <table:table-cell table:formula="of:=[.Q16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office:value-type="float" office:value="346" calcext:value-type="float">
            <text:p>346</text:p>
          </table:table-cell>
          <table:table-cell table:formula="of:=[.V16]+0" office:value-type="float" office:value="250" calcext:value-type="float">
            <text:p>250</text:p>
          </table:table-cell>
          <table:table-cell table:formula="of:=AVERAGE([.Q17:.V17])" office:value-type="float" office:value="164.5" calcext:value-type="float">
            <text:p>164.5</text:p>
          </table:table-cell>
          <table:table-cell table:style-name="ce1"/>
          <table:table-cell table:formula="of:=AVERAGE([.R17:.U17])" office:value-type="float" office:value="184.25" calcext:value-type="float">
            <text:p>184.25</text:p>
          </table:table-cell>
          <table:table-cell table:formula="of:=STDEV([.R17:.U17])" office:value-type="float" office:value="140.179349406394" calcext:value-type="float">
            <text:p>140.179349406394</text:p>
          </table:table-cell>
          <table:table-cell table:formula="of:=[.Y17]+[.Z17]" office:value-type="float" office:value="324.429349406394" calcext:value-type="float">
            <text:p>324.429349406394</text:p>
          </table:table-cell>
          <table:table-cell table:formula="of:=[.Y17]-[.Z17]" office:value-type="float" office:value="44.0706505936056" calcext:value-type="float">
            <text:p>44.0706505936056</text:p>
          </table:table-cell>
          <table:table-cell table:formula="of:=[.AA17]-[.AB17]" office:value-type="float" office:value="280.358698812789" calcext:value-type="float">
            <text:p>280.358698812789</text:p>
          </table:table-cell>
          <table:table-cell table:style-name="ce1"/>
          <table:table-cell table:formula="of:=[.AE16]+1" office:value-type="float" office:value="16" calcext:value-type="float">
            <text:p>16</text:p>
          </table:table-cell>
          <table:table-cell table:formula="of:=[.AF16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table:formula="of:=[.AK16]+0" office:value-type="float" office:value="250" calcext:value-type="float">
            <text:p>250</text:p>
          </table:table-cell>
          <table:table-cell table:formula="of:=AVERAGE([.AF17:.AK17])" office:value-type="float" office:value="151.833333333333" calcext:value-type="float">
            <text:p>151.833333333333</text:p>
          </table:table-cell>
          <table:table-cell table:style-name="ce1"/>
          <table:table-cell table:formula="of:=AVERAGE([.AG17:.AJ17])" office:value-type="float" office:value="165.25" calcext:value-type="float">
            <text:p>165.25</text:p>
          </table:table-cell>
          <table:table-cell table:formula="of:=STDEV([.AG17:.AJ17])" office:value-type="float" office:value="70.9289550653798" calcext:value-type="float">
            <text:p>70.9289550653798</text:p>
          </table:table-cell>
          <table:table-cell table:formula="of:=[.AN17]+[.AO17]" office:value-type="float" office:value="236.17895506538" calcext:value-type="float">
            <text:p>236.17895506538</text:p>
          </table:table-cell>
          <table:table-cell table:formula="of:=[.AN17]-[.AO17]" office:value-type="float" office:value="94.3210449346202" calcext:value-type="float">
            <text:p>94.3210449346202</text:p>
          </table:table-cell>
          <table:table-cell table:formula="of:=[.AP17]-[.AQ17]" office:value-type="float" office:value="141.85791013076" calcext:value-type="float">
            <text:p>141.85791013076</text:p>
          </table:table-cell>
          <table:table-cell table:style-name="ce1"/>
          <table:table-cell table:formula="of:=AVERAGE([.W17];[.H17];[.AL17])" office:value-type="float" office:value="140.388888888889" calcext:value-type="float">
            <text:p>140.388888888889</text:p>
          </table:table-cell>
          <table:table-cell table:formula="of:=STDEV([.AL17];[.W17];[.H17])" office:value-type="float" office:value="31.4365910883998" calcext:value-type="float">
            <text:p>31.4365910883998</text:p>
          </table:table-cell>
          <table:table-cell table:formula="of:=[.AT17]+[.AU17]" office:value-type="float" office:value="171.825479977289" calcext:value-type="float">
            <text:p>171.825479977289</text:p>
          </table:table-cell>
          <table:table-cell table:formula="of:=[.AT17]-[.AU17]" office:value-type="float" office:value="108.952297800489" calcext:value-type="float">
            <text:p>108.952297800489</text:p>
          </table:table-cell>
          <table:table-cell table:formula="of:=[.AV17]-[.AW17]" office:value-type="float" office:value="62.8731821767997" calcext:value-type="float">
            <text:p>62.8731821767997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7"/>
          <table:table-cell office:value-type="string" calcext:value-type="string">
            <text:p>Password Ranges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G17]+0" office:value-type="float" office:value="250" calcext:value-type="float">
            <text:p>250</text:p>
          </table:table-cell>
          <table:table-cell table:formula="of:=AVERAGE([.B18:.G18])" office:value-type="float" office:value="124.333333333333" calcext:value-type="float">
            <text:p>124.333333333333</text:p>
          </table:table-cell>
          <table:table-cell table:style-name="ce1"/>
          <table:table-cell table:style-name="Default" table:formula="of:=AVERAGE([.C18:.F18])" office:value-type="float" office:value="124" calcext:value-type="float">
            <text:p>124</text:p>
          </table:table-cell>
          <table:table-cell table:style-name="Default" table:formula="of:=STDEV([.C18:.F18])" office:value-type="float" office:value="59.3520569708133" calcext:value-type="float">
            <text:p>59.3520569708133</text:p>
          </table:table-cell>
          <table:table-cell table:style-name="Default" table:formula="of:=[.J18]+[.K18]" office:value-type="float" office:value="183.352056970813" calcext:value-type="float">
            <text:p>183.352056970813</text:p>
          </table:table-cell>
          <table:table-cell table:style-name="Default" table:formula="of:=[.J18]-[.K18]" office:value-type="float" office:value="64.6479430291867" calcext:value-type="float">
            <text:p>64.6479430291867</text:p>
          </table:table-cell>
          <table:table-cell table:style-name="Default" table:formula="of:=[.L18]-[.M18]" office:value-type="float" office:value="118.704113941627" calcext:value-type="float">
            <text:p>118.704113941627</text:p>
          </table:table-cell>
          <table:table-cell table:style-name="ce1"/>
          <table:table-cell table:formula="of:=[.P17]+1" office:value-type="float" office:value="17" calcext:value-type="float">
            <text:p>17</text:p>
          </table:table-cell>
          <table:table-cell table:formula="of:=[.Q17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table:formula="of:=[.V17]+0" office:value-type="float" office:value="250" calcext:value-type="float">
            <text:p>250</text:p>
          </table:table-cell>
          <table:table-cell table:formula="of:=AVERAGE([.Q18:.V18])" office:value-type="float" office:value="169.333333333333" calcext:value-type="float">
            <text:p>169.333333333333</text:p>
          </table:table-cell>
          <table:table-cell table:style-name="ce1"/>
          <table:table-cell table:formula="of:=AVERAGE([.R18:.U18])" office:value-type="float" office:value="191.5" calcext:value-type="float">
            <text:p>191.5</text:p>
          </table:table-cell>
          <table:table-cell table:formula="of:=STDEV([.R18:.U18])" office:value-type="float" office:value="97.4662334691696" calcext:value-type="float">
            <text:p>97.4662334691696</text:p>
          </table:table-cell>
          <table:table-cell table:formula="of:=[.Y18]+[.Z18]" office:value-type="float" office:value="288.966233469169" calcext:value-type="float">
            <text:p>288.966233469169</text:p>
          </table:table-cell>
          <table:table-cell table:formula="of:=[.Y18]-[.Z18]" office:value-type="float" office:value="94.0337665308305" calcext:value-type="float">
            <text:p>94.0337665308305</text:p>
          </table:table-cell>
          <table:table-cell table:formula="of:=[.AA18]-[.AB18]" office:value-type="float" office:value="194.932466938339" calcext:value-type="float">
            <text:p>194.932466938339</text:p>
          </table:table-cell>
          <table:table-cell table:style-name="ce1"/>
          <table:table-cell table:formula="of:=[.AE17]+1" office:value-type="float" office:value="17" calcext:value-type="float">
            <text:p>17</text:p>
          </table:table-cell>
          <table:table-cell table:formula="of:=[.AF17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[.AK17]+0" office:value-type="float" office:value="250" calcext:value-type="float">
            <text:p>250</text:p>
          </table:table-cell>
          <table:table-cell table:formula="of:=AVERAGE([.AF18:.AK18])" office:value-type="float" office:value="165.333333333333" calcext:value-type="float">
            <text:p>165.333333333333</text:p>
          </table:table-cell>
          <table:table-cell table:style-name="ce1"/>
          <table:table-cell table:formula="of:=AVERAGE([.AG18:.AJ18])" office:value-type="float" office:value="185.5" calcext:value-type="float">
            <text:p>185.5</text:p>
          </table:table-cell>
          <table:table-cell table:formula="of:=STDEV([.AG18:.AJ18])" office:value-type="float" office:value="12.9228479833201" calcext:value-type="float">
            <text:p>12.9228479833201</text:p>
          </table:table-cell>
          <table:table-cell table:formula="of:=[.AN18]+[.AO18]" office:value-type="float" office:value="198.42284798332" calcext:value-type="float">
            <text:p>198.42284798332</text:p>
          </table:table-cell>
          <table:table-cell table:formula="of:=[.AN18]-[.AO18]" office:value-type="float" office:value="172.57715201668" calcext:value-type="float">
            <text:p>172.57715201668</text:p>
          </table:table-cell>
          <table:table-cell table:formula="of:=[.AP18]-[.AQ18]" office:value-type="float" office:value="25.8456959666402" calcext:value-type="float">
            <text:p>25.8456959666402</text:p>
          </table:table-cell>
          <table:table-cell table:style-name="ce1"/>
          <table:table-cell table:formula="of:=AVERAGE([.W18];[.H18];[.AL18])" office:value-type="float" office:value="153" calcext:value-type="float">
            <text:p>153</text:p>
          </table:table-cell>
          <table:table-cell table:formula="of:=STDEV([.AL18];[.W18];[.H18])" office:value-type="float" office:value="24.9064917909635" calcext:value-type="float">
            <text:p>24.9064917909635</text:p>
          </table:table-cell>
          <table:table-cell table:formula="of:=[.AT18]+[.AU18]" office:value-type="float" office:value="177.906491790964" calcext:value-type="float">
            <text:p>177.906491790964</text:p>
          </table:table-cell>
          <table:table-cell table:formula="of:=[.AT18]-[.AU18]" office:value-type="float" office:value="128.093508209036" calcext:value-type="float">
            <text:p>128.093508209036</text:p>
          </table:table-cell>
          <table:table-cell table:formula="of:=[.AV18]-[.AW18]" office:value-type="float" office:value="49.812983581927" calcext:value-type="float">
            <text:p>49.812983581927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G18]+0" office:value-type="float" office:value="250" calcext:value-type="float">
            <text:p>250</text:p>
          </table:table-cell>
          <table:table-cell table:formula="of:=AVERAGE([.B19:.G19])" office:value-type="float" office:value="93.6666666666667" calcext:value-type="float">
            <text:p>93.6666666666667</text:p>
          </table:table-cell>
          <table:table-cell table:style-name="ce1"/>
          <table:table-cell table:style-name="Default" table:formula="of:=AVERAGE([.C19:.F19])" office:value-type="float" office:value="78" calcext:value-type="float">
            <text:p>78</text:p>
          </table:table-cell>
          <table:table-cell table:style-name="Default" table:formula="of:=STDEV([.C19:.F19])" office:value-type="float" office:value="29.1547594742265" calcext:value-type="float">
            <text:p>29.1547594742265</text:p>
          </table:table-cell>
          <table:table-cell table:style-name="Default" table:formula="of:=[.J19]+[.K19]" office:value-type="float" office:value="107.154759474227" calcext:value-type="float">
            <text:p>107.154759474227</text:p>
          </table:table-cell>
          <table:table-cell table:style-name="Default" table:formula="of:=[.J19]-[.K19]" office:value-type="float" office:value="48.8452405257735" calcext:value-type="float">
            <text:p>48.8452405257735</text:p>
          </table:table-cell>
          <table:table-cell table:style-name="Default" table:formula="of:=[.L19]-[.M19]" office:value-type="float" office:value="58.309518948453" calcext:value-type="float">
            <text:p>58.309518948453</text:p>
          </table:table-cell>
          <table:table-cell table:style-name="ce1"/>
          <table:table-cell table:formula="of:=[.P18]+1" office:value-type="float" office:value="18" calcext:value-type="float">
            <text:p>18</text:p>
          </table:table-cell>
          <table:table-cell table:formula="of:=[.Q1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table:formula="of:=[.V18]+0" office:value-type="float" office:value="250" calcext:value-type="float">
            <text:p>250</text:p>
          </table:table-cell>
          <table:table-cell table:formula="of:=AVERAGE([.Q19:.V19])" office:value-type="float" office:value="187.166666666667" calcext:value-type="float">
            <text:p>187.166666666667</text:p>
          </table:table-cell>
          <table:table-cell table:style-name="ce1"/>
          <table:table-cell table:formula="of:=AVERAGE([.R19:.U19])" office:value-type="float" office:value="218.25" calcext:value-type="float">
            <text:p>218.25</text:p>
          </table:table-cell>
          <table:table-cell table:formula="of:=STDEV([.R19:.U19])" office:value-type="float" office:value="60.9391773273428" calcext:value-type="float">
            <text:p>60.9391773273428</text:p>
          </table:table-cell>
          <table:table-cell table:formula="of:=[.Y19]+[.Z19]" office:value-type="float" office:value="279.189177327343" calcext:value-type="float">
            <text:p>279.189177327343</text:p>
          </table:table-cell>
          <table:table-cell table:formula="of:=[.Y19]-[.Z19]" office:value-type="float" office:value="157.310822672657" calcext:value-type="float">
            <text:p>157.310822672657</text:p>
          </table:table-cell>
          <table:table-cell table:formula="of:=[.AA19]-[.AB19]" office:value-type="float" office:value="121.878354654686" calcext:value-type="float">
            <text:p>121.878354654686</text:p>
          </table:table-cell>
          <table:table-cell table:style-name="ce1"/>
          <table:table-cell table:formula="of:=[.AE18]+1" office:value-type="float" office:value="18" calcext:value-type="float">
            <text:p>18</text:p>
          </table:table-cell>
          <table:table-cell table:formula="of:=[.AF18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table:formula="of:=[.AK18]+0" office:value-type="float" office:value="250" calcext:value-type="float">
            <text:p>250</text:p>
          </table:table-cell>
          <table:table-cell table:formula="of:=AVERAGE([.AF19:.AK19])" office:value-type="float" office:value="180.5" calcext:value-type="float">
            <text:p>180.5</text:p>
          </table:table-cell>
          <table:table-cell table:style-name="ce1"/>
          <table:table-cell table:formula="of:=AVERAGE([.AG19:.AJ19])" office:value-type="float" office:value="208.25" calcext:value-type="float">
            <text:p>208.25</text:p>
          </table:table-cell>
          <table:table-cell table:formula="of:=STDEV([.AG19:.AJ19])" office:value-type="float" office:value="43.3695361592289" calcext:value-type="float">
            <text:p>43.3695361592289</text:p>
          </table:table-cell>
          <table:table-cell table:formula="of:=[.AN19]+[.AO19]" office:value-type="float" office:value="251.619536159229" calcext:value-type="float">
            <text:p>251.619536159229</text:p>
          </table:table-cell>
          <table:table-cell table:formula="of:=[.AN19]-[.AO19]" office:value-type="float" office:value="164.880463840771" calcext:value-type="float">
            <text:p>164.880463840771</text:p>
          </table:table-cell>
          <table:table-cell table:formula="of:=[.AP19]-[.AQ19]" office:value-type="float" office:value="86.7390723184579" calcext:value-type="float">
            <text:p>86.7390723184579</text:p>
          </table:table-cell>
          <table:table-cell table:style-name="ce1"/>
          <table:table-cell table:formula="of:=AVERAGE([.W19];[.H19];[.AL19])" office:value-type="float" office:value="153.777777777778" calcext:value-type="float">
            <text:p>153.777777777778</text:p>
          </table:table-cell>
          <table:table-cell table:formula="of:=STDEV([.AL19];[.W19];[.H19])" office:value-type="float" office:value="52.1643591963936" calcext:value-type="float">
            <text:p>52.1643591963936</text:p>
          </table:table-cell>
          <table:table-cell table:formula="of:=[.AT19]+[.AU19]" office:value-type="float" office:value="205.942136974171" calcext:value-type="float">
            <text:p>205.942136974171</text:p>
          </table:table-cell>
          <table:table-cell table:formula="of:=[.AT19]-[.AU19]" office:value-type="float" office:value="101.613418581384" calcext:value-type="float">
            <text:p>101.613418581384</text:p>
          </table:table-cell>
          <table:table-cell table:formula="of:=[.AV19]-[.AW19]" office:value-type="float" office:value="104.328718392787" calcext:value-type="float">
            <text:p>104.328718392787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formula="of:=[.G19]+0" office:value-type="float" office:value="250" calcext:value-type="float">
            <text:p>250</text:p>
          </table:table-cell>
          <table:table-cell table:formula="of:=AVERAGE([.B20:.G20])" office:value-type="float" office:value="141" calcext:value-type="float">
            <text:p>141</text:p>
          </table:table-cell>
          <table:table-cell table:style-name="ce1"/>
          <table:table-cell table:style-name="Default" table:formula="of:=AVERAGE([.C20:.F20])" office:value-type="float" office:value="149" calcext:value-type="float">
            <text:p>149</text:p>
          </table:table-cell>
          <table:table-cell table:style-name="Default" table:formula="of:=STDEV([.C20:.F20])" office:value-type="float" office:value="45.2032447212955" calcext:value-type="float">
            <text:p>45.2032447212955</text:p>
          </table:table-cell>
          <table:table-cell table:style-name="Default" table:formula="of:=[.J20]+[.K20]" office:value-type="float" office:value="194.203244721296" calcext:value-type="float">
            <text:p>194.203244721296</text:p>
          </table:table-cell>
          <table:table-cell table:style-name="Default" table:formula="of:=[.J20]-[.K20]" office:value-type="float" office:value="103.796755278704" calcext:value-type="float">
            <text:p>103.796755278704</text:p>
          </table:table-cell>
          <table:table-cell table:style-name="Default" table:formula="of:=[.L20]-[.M20]" office:value-type="float" office:value="90.4064894425911" calcext:value-type="float">
            <text:p>90.4064894425911</text:p>
          </table:table-cell>
          <table:table-cell table:style-name="ce1"/>
          <table:table-cell table:formula="of:=[.P19]+1" office:value-type="float" office:value="19" calcext:value-type="float">
            <text:p>19</text:p>
          </table:table-cell>
          <table:table-cell table:formula="of:=[.Q19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formula="of:=[.V19]+0" office:value-type="float" office:value="250" calcext:value-type="float">
            <text:p>250</text:p>
          </table:table-cell>
          <table:table-cell table:formula="of:=AVERAGE([.Q20:.V20])" office:value-type="float" office:value="180.666666666667" calcext:value-type="float">
            <text:p>180.666666666667</text:p>
          </table:table-cell>
          <table:table-cell table:style-name="ce1"/>
          <table:table-cell table:formula="of:=AVERAGE([.R20:.U20])" office:value-type="float" office:value="208.5" calcext:value-type="float">
            <text:p>208.5</text:p>
          </table:table-cell>
          <table:table-cell table:formula="of:=STDEV([.R20:.U20])" office:value-type="float" office:value="37.0630094119011" calcext:value-type="float">
            <text:p>37.0630094119011</text:p>
          </table:table-cell>
          <table:table-cell table:formula="of:=[.Y20]+[.Z20]" office:value-type="float" office:value="245.563009411901" calcext:value-type="float">
            <text:p>245.563009411901</text:p>
          </table:table-cell>
          <table:table-cell table:formula="of:=[.Y20]-[.Z20]" office:value-type="float" office:value="171.436990588099" calcext:value-type="float">
            <text:p>171.436990588099</text:p>
          </table:table-cell>
          <table:table-cell table:formula="of:=[.AA20]-[.AB20]" office:value-type="float" office:value="74.1260188238022" calcext:value-type="float">
            <text:p>74.1260188238022</text:p>
          </table:table-cell>
          <table:table-cell table:style-name="ce1"/>
          <table:table-cell table:formula="of:=[.AE19]+1" office:value-type="float" office:value="19" calcext:value-type="float">
            <text:p>19</text:p>
          </table:table-cell>
          <table:table-cell table:formula="of:=[.AF19]+0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table:formula="of:=[.AK19]+0" office:value-type="float" office:value="250" calcext:value-type="float">
            <text:p>250</text:p>
          </table:table-cell>
          <table:table-cell table:formula="of:=AVERAGE([.AF20:.AK20])" office:value-type="float" office:value="209.666666666667" calcext:value-type="float">
            <text:p>209.666666666667</text:p>
          </table:table-cell>
          <table:table-cell table:style-name="ce1"/>
          <table:table-cell table:formula="of:=AVERAGE([.AG20:.AJ20])" office:value-type="float" office:value="252" calcext:value-type="float">
            <text:p>252</text:p>
          </table:table-cell>
          <table:table-cell table:formula="of:=STDEV([.AG20:.AJ20])" office:value-type="float" office:value="38.1051177665153" calcext:value-type="float">
            <text:p>38.1051177665153</text:p>
          </table:table-cell>
          <table:table-cell table:formula="of:=[.AN20]+[.AO20]" office:value-type="float" office:value="290.105117766515" calcext:value-type="float">
            <text:p>290.105117766515</text:p>
          </table:table-cell>
          <table:table-cell table:formula="of:=[.AN20]-[.AO20]" office:value-type="float" office:value="213.894882233485" calcext:value-type="float">
            <text:p>213.894882233485</text:p>
          </table:table-cell>
          <table:table-cell table:formula="of:=[.AP20]-[.AQ20]" office:value-type="float" office:value="76.2102355330306" calcext:value-type="float">
            <text:p>76.2102355330306</text:p>
          </table:table-cell>
          <table:table-cell table:style-name="ce1"/>
          <table:table-cell table:formula="of:=AVERAGE([.W20];[.H20];[.AL20])" office:value-type="float" office:value="177.111111111111" calcext:value-type="float">
            <text:p>177.111111111111</text:p>
          </table:table-cell>
          <table:table-cell table:formula="of:=STDEV([.AL20];[.W20];[.H20])" office:value-type="float" office:value="34.471136611073" calcext:value-type="float">
            <text:p>34.471136611073</text:p>
          </table:table-cell>
          <table:table-cell table:formula="of:=[.AT20]+[.AU20]" office:value-type="float" office:value="211.582247722184" calcext:value-type="float">
            <text:p>211.582247722184</text:p>
          </table:table-cell>
          <table:table-cell table:formula="of:=[.AT20]-[.AU20]" office:value-type="float" office:value="142.639974500038" calcext:value-type="float">
            <text:p>142.639974500038</text:p>
          </table:table-cell>
          <table:table-cell table:formula="of:=[.AV20]-[.AW20]" office:value-type="float" office:value="68.942273222146" calcext:value-type="float">
            <text:p>68.94227322214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20]+0" office:value-type="float" office:value="250" calcext:value-type="float">
            <text:p>250</text:p>
          </table:table-cell>
          <table:table-cell table:formula="of:=AVERAGE([.B21:.G21])" office:value-type="float" office:value="86.5" calcext:value-type="float">
            <text:p>86.5</text:p>
          </table:table-cell>
          <table:table-cell table:style-name="ce1"/>
          <table:table-cell table:style-name="Default" table:formula="of:=AVERAGE([.C21:.F21])" office:value-type="float" office:value="67.25" calcext:value-type="float">
            <text:p>67.25</text:p>
          </table:table-cell>
          <table:table-cell table:style-name="Default" table:formula="of:=STDEV([.C21:.F21])" office:value-type="float" office:value="11.6726175299288" calcext:value-type="float">
            <text:p>11.6726175299288</text:p>
          </table:table-cell>
          <table:table-cell table:style-name="Default" table:formula="of:=[.J21]+[.K21]" office:value-type="float" office:value="78.9226175299288" calcext:value-type="float">
            <text:p>78.9226175299288</text:p>
          </table:table-cell>
          <table:table-cell table:style-name="Default" table:formula="of:=[.J21]-[.K21]" office:value-type="float" office:value="55.5773824700712" calcext:value-type="float">
            <text:p>55.5773824700712</text:p>
          </table:table-cell>
          <table:table-cell table:style-name="Default" table:formula="of:=[.L21]-[.M21]" office:value-type="float" office:value="23.3452350598575" calcext:value-type="float">
            <text:p>23.3452350598575</text:p>
          </table:table-cell>
          <table:table-cell table:style-name="ce1"/>
          <table:table-cell table:formula="of:=[.P20]+1" office:value-type="float" office:value="20" calcext:value-type="float">
            <text:p>20</text:p>
          </table:table-cell>
          <table:table-cell table:formula="of:=[.Q20]+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[.V20]+0" office:value-type="float" office:value="250" calcext:value-type="float">
            <text:p>250</text:p>
          </table:table-cell>
          <table:table-cell table:formula="of:=AVERAGE([.Q21:.V21])" office:value-type="float" office:value="191.666666666667" calcext:value-type="float">
            <text:p>191.666666666667</text:p>
          </table:table-cell>
          <table:table-cell table:style-name="ce1"/>
          <table:table-cell table:formula="of:=AVERAGE([.R21:.U21])" office:value-type="float" office:value="225" calcext:value-type="float">
            <text:p>225</text:p>
          </table:table-cell>
          <table:table-cell table:formula="of:=STDEV([.R21:.U21])" office:value-type="float" office:value="91.9528864872296" calcext:value-type="float">
            <text:p>91.9528864872296</text:p>
          </table:table-cell>
          <table:table-cell table:formula="of:=[.Y21]+[.Z21]" office:value-type="float" office:value="316.95288648723" calcext:value-type="float">
            <text:p>316.95288648723</text:p>
          </table:table-cell>
          <table:table-cell table:formula="of:=[.Y21]-[.Z21]" office:value-type="float" office:value="133.04711351277" calcext:value-type="float">
            <text:p>133.04711351277</text:p>
          </table:table-cell>
          <table:table-cell table:formula="of:=[.AA21]-[.AB21]" office:value-type="float" office:value="183.905772974459" calcext:value-type="float">
            <text:p>183.905772974459</text:p>
          </table:table-cell>
          <table:table-cell table:style-name="ce1"/>
          <table:table-cell table:formula="of:=[.AE20]+1" office:value-type="float" office:value="20" calcext:value-type="float">
            <text:p>20</text:p>
          </table:table-cell>
          <table:table-cell table:formula="of:=[.AF20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table:formula="of:=[.AK20]+0" office:value-type="float" office:value="250" calcext:value-type="float">
            <text:p>250</text:p>
          </table:table-cell>
          <table:table-cell table:formula="of:=AVERAGE([.AF21:.AK21])" office:value-type="float" office:value="176.833333333333" calcext:value-type="float">
            <text:p>176.833333333333</text:p>
          </table:table-cell>
          <table:table-cell table:style-name="ce1"/>
          <table:table-cell table:formula="of:=AVERAGE([.AG21:.AJ21])" office:value-type="float" office:value="202.75" calcext:value-type="float">
            <text:p>202.75</text:p>
          </table:table-cell>
          <table:table-cell table:formula="of:=STDEV([.AG21:.AJ21])" office:value-type="float" office:value="93.7243298188896" calcext:value-type="float">
            <text:p>93.7243298188896</text:p>
          </table:table-cell>
          <table:table-cell table:formula="of:=[.AN21]+[.AO21]" office:value-type="float" office:value="296.47432981889" calcext:value-type="float">
            <text:p>296.47432981889</text:p>
          </table:table-cell>
          <table:table-cell table:formula="of:=[.AN21]-[.AO21]" office:value-type="float" office:value="109.02567018111" calcext:value-type="float">
            <text:p>109.02567018111</text:p>
          </table:table-cell>
          <table:table-cell table:formula="of:=[.AP21]-[.AQ21]" office:value-type="float" office:value="187.448659637779" calcext:value-type="float">
            <text:p>187.448659637779</text:p>
          </table:table-cell>
          <table:table-cell table:style-name="ce1"/>
          <table:table-cell table:formula="of:=AVERAGE([.W21];[.H21];[.AL21])" office:value-type="float" office:value="151.666666666667" calcext:value-type="float">
            <text:p>151.666666666667</text:p>
          </table:table-cell>
          <table:table-cell table:formula="of:=STDEV([.AL21];[.W21];[.H21])" office:value-type="float" office:value="56.9212418854137" calcext:value-type="float">
            <text:p>56.9212418854137</text:p>
          </table:table-cell>
          <table:table-cell table:formula="of:=[.AT21]+[.AU21]" office:value-type="float" office:value="208.58790855208" calcext:value-type="float">
            <text:p>208.58790855208</text:p>
          </table:table-cell>
          <table:table-cell table:formula="of:=[.AT21]-[.AU21]" office:value-type="float" office:value="94.7454247812529" calcext:value-type="float">
            <text:p>94.7454247812529</text:p>
          </table:table-cell>
          <table:table-cell table:formula="of:=[.AV21]-[.AW21]" office:value-type="float" office:value="113.842483770827" calcext:value-type="float">
            <text:p>113.84248377082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[.G21]+0" office:value-type="float" office:value="250" calcext:value-type="float">
            <text:p>250</text:p>
          </table:table-cell>
          <table:table-cell table:formula="of:=AVERAGE([.B22:.G22])" office:value-type="float" office:value="78.5" calcext:value-type="float">
            <text:p>78.5</text:p>
          </table:table-cell>
          <table:table-cell table:style-name="ce1"/>
          <table:table-cell table:style-name="Default" table:formula="of:=AVERAGE([.C22:.F22])" office:value-type="float" office:value="55.25" calcext:value-type="float">
            <text:p>55.25</text:p>
          </table:table-cell>
          <table:table-cell table:style-name="Default" table:formula="of:=STDEV([.C22:.F22])" office:value-type="float" office:value="25.0249875124844" calcext:value-type="float">
            <text:p>25.0249875124844</text:p>
          </table:table-cell>
          <table:table-cell table:style-name="Default" table:formula="of:=[.J22]+[.K22]" office:value-type="float" office:value="80.2749875124844" calcext:value-type="float">
            <text:p>80.2749875124844</text:p>
          </table:table-cell>
          <table:table-cell table:style-name="Default" table:formula="of:=[.J22]-[.K22]" office:value-type="float" office:value="30.2250124875156" calcext:value-type="float">
            <text:p>30.2250124875156</text:p>
          </table:table-cell>
          <table:table-cell table:style-name="Default" table:formula="of:=[.L22]-[.M22]" office:value-type="float" office:value="50.0499750249688" calcext:value-type="float">
            <text:p>50.0499750249688</text:p>
          </table:table-cell>
          <table:table-cell table:style-name="ce1"/>
          <table:table-cell table:formula="of:=[.P21]+1" office:value-type="float" office:value="21" calcext:value-type="float">
            <text:p>21</text:p>
          </table:table-cell>
          <table:table-cell table:formula="of:=[.Q21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V21]+0" office:value-type="float" office:value="250" calcext:value-type="float">
            <text:p>250</text:p>
          </table:table-cell>
          <table:table-cell table:formula="of:=AVERAGE([.Q22:.V22])" office:value-type="float" office:value="105.5" calcext:value-type="float">
            <text:p>105.5</text:p>
          </table:table-cell>
          <table:table-cell table:style-name="ce1"/>
          <table:table-cell table:formula="of:=AVERAGE([.R22:.U22])" office:value-type="float" office:value="95.75" calcext:value-type="float">
            <text:p>95.75</text:p>
          </table:table-cell>
          <table:table-cell table:formula="of:=STDEV([.R22:.U22])" office:value-type="float" office:value="32.356091646963" calcext:value-type="float">
            <text:p>32.356091646963</text:p>
          </table:table-cell>
          <table:table-cell table:formula="of:=[.Y22]+[.Z22]" office:value-type="float" office:value="128.106091646963" calcext:value-type="float">
            <text:p>128.106091646963</text:p>
          </table:table-cell>
          <table:table-cell table:formula="of:=[.Y22]-[.Z22]" office:value-type="float" office:value="63.393908353037" calcext:value-type="float">
            <text:p>63.393908353037</text:p>
          </table:table-cell>
          <table:table-cell table:formula="of:=[.AA22]-[.AB22]" office:value-type="float" office:value="64.7121832939259" calcext:value-type="float">
            <text:p>64.7121832939259</text:p>
          </table:table-cell>
          <table:table-cell table:style-name="ce1"/>
          <table:table-cell table:formula="of:=[.AE21]+1" office:value-type="float" office:value="21" calcext:value-type="float">
            <text:p>21</text:p>
          </table:table-cell>
          <table:table-cell table:formula="of:=[.AF2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formula="of:=[.AK21]+0" office:value-type="float" office:value="250" calcext:value-type="float">
            <text:p>250</text:p>
          </table:table-cell>
          <table:table-cell table:formula="of:=AVERAGE([.AF22:.AK22])" office:value-type="float" office:value="164.5" calcext:value-type="float">
            <text:p>164.5</text:p>
          </table:table-cell>
          <table:table-cell table:style-name="ce1"/>
          <table:table-cell table:formula="of:=AVERAGE([.AG22:.AJ22])" office:value-type="float" office:value="184.25" calcext:value-type="float">
            <text:p>184.25</text:p>
          </table:table-cell>
          <table:table-cell table:formula="of:=STDEV([.AG22:.AJ22])" office:value-type="float" office:value="85.8967403339615" calcext:value-type="float">
            <text:p>85.8967403339615</text:p>
          </table:table-cell>
          <table:table-cell table:formula="of:=[.AN22]+[.AO22]" office:value-type="float" office:value="270.146740333961" calcext:value-type="float">
            <text:p>270.146740333961</text:p>
          </table:table-cell>
          <table:table-cell table:formula="of:=[.AN22]-[.AO22]" office:value-type="float" office:value="98.3532596660386" calcext:value-type="float">
            <text:p>98.3532596660386</text:p>
          </table:table-cell>
          <table:table-cell table:formula="of:=[.AP22]-[.AQ22]" office:value-type="float" office:value="171.793480667923" calcext:value-type="float">
            <text:p>171.793480667923</text:p>
          </table:table-cell>
          <table:table-cell table:style-name="ce1"/>
          <table:table-cell table:formula="of:=AVERAGE([.W22];[.H22];[.AL22])" office:value-type="float" office:value="116.166666666667" calcext:value-type="float">
            <text:p>116.166666666667</text:p>
          </table:table-cell>
          <table:table-cell table:formula="of:=STDEV([.AL22];[.W22];[.H22])" office:value-type="float" office:value="43.9810565281615" calcext:value-type="float">
            <text:p>43.9810565281615</text:p>
          </table:table-cell>
          <table:table-cell table:formula="of:=[.AT22]+[.AU22]" office:value-type="float" office:value="160.147723194828" calcext:value-type="float">
            <text:p>160.147723194828</text:p>
          </table:table-cell>
          <table:table-cell table:formula="of:=[.AT22]-[.AU22]" office:value-type="float" office:value="72.1856101385052" calcext:value-type="float">
            <text:p>72.1856101385052</text:p>
          </table:table-cell>
          <table:table-cell table:formula="of:=[.AV22]-[.AW22]" office:value-type="float" office:value="87.9621130563229" calcext:value-type="float">
            <text:p>87.9621130563229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formula="of:=[.G22]+0" office:value-type="float" office:value="250" calcext:value-type="float">
            <text:p>250</text:p>
          </table:table-cell>
          <table:table-cell table:formula="of:=AVERAGE([.B23:.G23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3:.F23])" office:value-type="float" office:value="124.25" calcext:value-type="float">
            <text:p>124.25</text:p>
          </table:table-cell>
          <table:table-cell table:style-name="Default" table:formula="of:=STDEV([.C23:.F23])" office:value-type="float" office:value="63.5" calcext:value-type="float">
            <text:p>63.5</text:p>
          </table:table-cell>
          <table:table-cell table:style-name="Default" table:formula="of:=[.J23]+[.K23]" office:value-type="float" office:value="187.75" calcext:value-type="float">
            <text:p>187.75</text:p>
          </table:table-cell>
          <table:table-cell table:style-name="Default" table:formula="of:=[.J23]-[.K23]" office:value-type="float" office:value="60.75" calcext:value-type="float">
            <text:p>60.75</text:p>
          </table:table-cell>
          <table:table-cell table:style-name="Default" table:formula="of:=[.L23]-[.M23]" office:value-type="float" office:value="127" calcext:value-type="float">
            <text:p>127</text:p>
          </table:table-cell>
          <table:table-cell table:style-name="ce1"/>
          <table:table-cell table:formula="of:=[.P22]+1" office:value-type="float" office:value="22" calcext:value-type="float">
            <text:p>22</text:p>
          </table:table-cell>
          <table:table-cell table:formula="of:=[.Q22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table:formula="of:=[.V22]+0" office:value-type="float" office:value="250" calcext:value-type="float">
            <text:p>250</text:p>
          </table:table-cell>
          <table:table-cell table:formula="of:=AVERAGE([.Q23:.V23])" office:value-type="float" office:value="172.166666666667" calcext:value-type="float">
            <text:p>172.166666666667</text:p>
          </table:table-cell>
          <table:table-cell table:style-name="ce1"/>
          <table:table-cell table:formula="of:=AVERAGE([.R23:.U23])" office:value-type="float" office:value="195.75" calcext:value-type="float">
            <text:p>195.75</text:p>
          </table:table-cell>
          <table:table-cell table:formula="of:=STDEV([.R23:.U23])" office:value-type="float" office:value="42.2088063481228" calcext:value-type="float">
            <text:p>42.2088063481228</text:p>
          </table:table-cell>
          <table:table-cell table:formula="of:=[.Y23]+[.Z23]" office:value-type="float" office:value="237.958806348123" calcext:value-type="float">
            <text:p>237.958806348123</text:p>
          </table:table-cell>
          <table:table-cell table:formula="of:=[.Y23]-[.Z23]" office:value-type="float" office:value="153.541193651877" calcext:value-type="float">
            <text:p>153.541193651877</text:p>
          </table:table-cell>
          <table:table-cell table:formula="of:=[.AA23]-[.AB23]" office:value-type="float" office:value="84.4176126962457" calcext:value-type="float">
            <text:p>84.4176126962457</text:p>
          </table:table-cell>
          <table:table-cell table:style-name="ce1"/>
          <table:table-cell table:formula="of:=[.AE22]+1" office:value-type="float" office:value="22" calcext:value-type="float">
            <text:p>22</text:p>
          </table:table-cell>
          <table:table-cell table:formula="of:=[.AF2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table:formula="of:=[.AK22]+0" office:value-type="float" office:value="250" calcext:value-type="float">
            <text:p>250</text:p>
          </table:table-cell>
          <table:table-cell table:formula="of:=AVERAGE([.AF23:.AK23])" office:value-type="float" office:value="175" calcext:value-type="float">
            <text:p>175</text:p>
          </table:table-cell>
          <table:table-cell table:style-name="ce1"/>
          <table:table-cell table:formula="of:=AVERAGE([.AG23:.AJ23])" office:value-type="float" office:value="200" calcext:value-type="float">
            <text:p>200</text:p>
          </table:table-cell>
          <table:table-cell table:formula="of:=STDEV([.AG23:.AJ23])" office:value-type="float" office:value="76.0920495189872" calcext:value-type="float">
            <text:p>76.0920495189872</text:p>
          </table:table-cell>
          <table:table-cell table:formula="of:=[.AN23]+[.AO23]" office:value-type="float" office:value="276.092049518987" calcext:value-type="float">
            <text:p>276.092049518987</text:p>
          </table:table-cell>
          <table:table-cell table:formula="of:=[.AN23]-[.AO23]" office:value-type="float" office:value="123.907950481013" calcext:value-type="float">
            <text:p>123.907950481013</text:p>
          </table:table-cell>
          <table:table-cell table:formula="of:=[.AP23]-[.AQ23]" office:value-type="float" office:value="152.184099037974" calcext:value-type="float">
            <text:p>152.184099037974</text:p>
          </table:table-cell>
          <table:table-cell table:style-name="ce1"/>
          <table:table-cell table:formula="of:=AVERAGE([.W23];[.H23];[.AL23])" office:value-type="float" office:value="157.222222222222" calcext:value-type="float">
            <text:p>157.222222222222</text:p>
          </table:table-cell>
          <table:table-cell table:formula="of:=STDEV([.AL23];[.W23];[.H23])" office:value-type="float" office:value="28.3736641062591" calcext:value-type="float">
            <text:p>28.3736641062591</text:p>
          </table:table-cell>
          <table:table-cell table:formula="of:=[.AT23]+[.AU23]" office:value-type="float" office:value="185.595886328481" calcext:value-type="float">
            <text:p>185.595886328481</text:p>
          </table:table-cell>
          <table:table-cell table:formula="of:=[.AT23]-[.AU23]" office:value-type="float" office:value="128.848558115963" calcext:value-type="float">
            <text:p>128.848558115963</text:p>
          </table:table-cell>
          <table:table-cell table:formula="of:=[.AV23]-[.AW23]" office:value-type="float" office:value="56.7473282125181" calcext:value-type="float">
            <text:p>56.747328212518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formula="of:=[.G23]+0" office:value-type="float" office:value="250" calcext:value-type="float">
            <text:p>250</text:p>
          </table:table-cell>
          <table:table-cell table:formula="of:=AVERAGE([.B24:.G24])" office:value-type="float" office:value="92.6666666666667" calcext:value-type="float">
            <text:p>92.6666666666667</text:p>
          </table:table-cell>
          <table:table-cell table:style-name="ce1"/>
          <table:table-cell table:style-name="Default" table:formula="of:=AVERAGE([.C24:.F24])" office:value-type="float" office:value="76.5" calcext:value-type="float">
            <text:p>76.5</text:p>
          </table:table-cell>
          <table:table-cell table:style-name="Default" table:formula="of:=STDEV([.C24:.F24])" office:value-type="float" office:value="19.1398362932741" calcext:value-type="float">
            <text:p>19.1398362932741</text:p>
          </table:table-cell>
          <table:table-cell table:style-name="Default" table:formula="of:=[.J24]+[.K24]" office:value-type="float" office:value="95.6398362932741" calcext:value-type="float">
            <text:p>95.6398362932741</text:p>
          </table:table-cell>
          <table:table-cell table:style-name="Default" table:formula="of:=[.J24]-[.K24]" office:value-type="float" office:value="57.3601637067259" calcext:value-type="float">
            <text:p>57.3601637067259</text:p>
          </table:table-cell>
          <table:table-cell table:style-name="Default" table:formula="of:=[.L24]-[.M24]" office:value-type="float" office:value="38.2796725865483" calcext:value-type="float">
            <text:p>38.2796725865483</text:p>
          </table:table-cell>
          <table:table-cell table:style-name="ce1"/>
          <table:table-cell table:formula="of:=[.P23]+1" office:value-type="float" office:value="23" calcext:value-type="float">
            <text:p>23</text:p>
          </table:table-cell>
          <table:table-cell table:formula="of:=[.Q23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table:formula="of:=[.V23]+0" office:value-type="float" office:value="250" calcext:value-type="float">
            <text:p>250</text:p>
          </table:table-cell>
          <table:table-cell table:formula="of:=AVERAGE([.Q24:.V24])" office:value-type="float" office:value="134.166666666667" calcext:value-type="float">
            <text:p>134.166666666667</text:p>
          </table:table-cell>
          <table:table-cell table:style-name="ce1"/>
          <table:table-cell table:formula="of:=AVERAGE([.R24:.U24])" office:value-type="float" office:value="138.75" calcext:value-type="float">
            <text:p>138.75</text:p>
          </table:table-cell>
          <table:table-cell table:formula="of:=STDEV([.R24:.U24])" office:value-type="float" office:value="38.3699100858993" calcext:value-type="float">
            <text:p>38.3699100858993</text:p>
          </table:table-cell>
          <table:table-cell table:formula="of:=[.Y24]+[.Z24]" office:value-type="float" office:value="177.119910085899" calcext:value-type="float">
            <text:p>177.119910085899</text:p>
          </table:table-cell>
          <table:table-cell table:formula="of:=[.Y24]-[.Z24]" office:value-type="float" office:value="100.380089914101" calcext:value-type="float">
            <text:p>100.380089914101</text:p>
          </table:table-cell>
          <table:table-cell table:formula="of:=[.AA24]-[.AB24]" office:value-type="float" office:value="76.7398201717987" calcext:value-type="float">
            <text:p>76.7398201717987</text:p>
          </table:table-cell>
          <table:table-cell table:style-name="ce1"/>
          <table:table-cell table:formula="of:=[.AE23]+1" office:value-type="float" office:value="23" calcext:value-type="float">
            <text:p>23</text:p>
          </table:table-cell>
          <table:table-cell table:formula="of:=[.AF23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17" calcext:value-type="float">
            <text:p>317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table:formula="of:=[.AK23]+0" office:value-type="float" office:value="250" calcext:value-type="float">
            <text:p>250</text:p>
          </table:table-cell>
          <table:table-cell table:formula="of:=AVERAGE([.AF24:.AK24])" office:value-type="float" office:value="173" calcext:value-type="float">
            <text:p>173</text:p>
          </table:table-cell>
          <table:table-cell table:style-name="ce1"/>
          <table:table-cell table:formula="of:=AVERAGE([.AG24:.AJ24])" office:value-type="float" office:value="197" calcext:value-type="float">
            <text:p>197</text:p>
          </table:table-cell>
          <table:table-cell table:formula="of:=STDEV([.AG24:.AJ24])" office:value-type="float" office:value="82.5953993876172" calcext:value-type="float">
            <text:p>82.5953993876172</text:p>
          </table:table-cell>
          <table:table-cell table:formula="of:=[.AN24]+[.AO24]" office:value-type="float" office:value="279.595399387617" calcext:value-type="float">
            <text:p>279.595399387617</text:p>
          </table:table-cell>
          <table:table-cell table:formula="of:=[.AN24]-[.AO24]" office:value-type="float" office:value="114.404600612383" calcext:value-type="float">
            <text:p>114.404600612383</text:p>
          </table:table-cell>
          <table:table-cell table:formula="of:=[.AP24]-[.AQ24]" office:value-type="float" office:value="165.190798775234" calcext:value-type="float">
            <text:p>165.190798775234</text:p>
          </table:table-cell>
          <table:table-cell table:style-name="ce1"/>
          <table:table-cell table:formula="of:=AVERAGE([.W24];[.H24];[.AL24])" office:value-type="float" office:value="133.277777777778" calcext:value-type="float">
            <text:p>133.277777777778</text:p>
          </table:table-cell>
          <table:table-cell table:formula="of:=STDEV([.AL24];[.W24];[.H24])" office:value-type="float" office:value="40.1740426606995" calcext:value-type="float">
            <text:p>40.1740426606995</text:p>
          </table:table-cell>
          <table:table-cell table:formula="of:=[.AT24]+[.AU24]" office:value-type="float" office:value="173.451820438477" calcext:value-type="float">
            <text:p>173.451820438477</text:p>
          </table:table-cell>
          <table:table-cell table:formula="of:=[.AT24]-[.AU24]" office:value-type="float" office:value="93.1037351170783" calcext:value-type="float">
            <text:p>93.1037351170783</text:p>
          </table:table-cell>
          <table:table-cell table:formula="of:=[.AV24]-[.AW24]" office:value-type="float" office:value="80.348085321399" calcext:value-type="float">
            <text:p>80.34808532139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table:formula="of:=[.G24]+0" office:value-type="float" office:value="250" calcext:value-type="float">
            <text:p>250</text:p>
          </table:table-cell>
          <table:table-cell table:formula="of:=AVERAGE([.B25:.G25])" office:value-type="float" office:value="138" calcext:value-type="float">
            <text:p>138</text:p>
          </table:table-cell>
          <table:table-cell table:style-name="ce1"/>
          <table:table-cell table:style-name="Default" table:formula="of:=AVERAGE([.C25:.F25])" office:value-type="float" office:value="144.5" calcext:value-type="float">
            <text:p>144.5</text:p>
          </table:table-cell>
          <table:table-cell table:style-name="Default" table:formula="of:=STDEV([.C25:.F25])" office:value-type="float" office:value="77.3843222709441" calcext:value-type="float">
            <text:p>77.3843222709441</text:p>
          </table:table-cell>
          <table:table-cell table:style-name="Default" table:formula="of:=[.J25]+[.K25]" office:value-type="float" office:value="221.884322270944" calcext:value-type="float">
            <text:p>221.884322270944</text:p>
          </table:table-cell>
          <table:table-cell table:style-name="Default" table:formula="of:=[.J25]-[.K25]" office:value-type="float" office:value="67.1156777290559" calcext:value-type="float">
            <text:p>67.1156777290559</text:p>
          </table:table-cell>
          <table:table-cell table:style-name="Default" table:formula="of:=[.L25]-[.M25]" office:value-type="float" office:value="154.768644541888" calcext:value-type="float">
            <text:p>154.768644541888</text:p>
          </table:table-cell>
          <table:table-cell table:style-name="ce1"/>
          <table:table-cell table:formula="of:=[.P24]+1" office:value-type="float" office:value="24" calcext:value-type="float">
            <text:p>24</text:p>
          </table:table-cell>
          <table:table-cell table:formula="of:=[.Q24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table:formula="of:=[.V24]+0" office:value-type="float" office:value="250" calcext:value-type="float">
            <text:p>250</text:p>
          </table:table-cell>
          <table:table-cell table:formula="of:=AVERAGE([.Q25:.V25])" office:value-type="float" office:value="210" calcext:value-type="float">
            <text:p>210</text:p>
          </table:table-cell>
          <table:table-cell table:style-name="ce1"/>
          <table:table-cell table:formula="of:=AVERAGE([.R25:.U25])" office:value-type="float" office:value="252.5" calcext:value-type="float">
            <text:p>252.5</text:p>
          </table:table-cell>
          <table:table-cell table:formula="of:=STDEV([.R25:.U25])" office:value-type="float" office:value="79.3326330501306" calcext:value-type="float">
            <text:p>79.3326330501306</text:p>
          </table:table-cell>
          <table:table-cell table:formula="of:=[.Y25]+[.Z25]" office:value-type="float" office:value="331.832633050131" calcext:value-type="float">
            <text:p>331.832633050131</text:p>
          </table:table-cell>
          <table:table-cell table:formula="of:=[.Y25]-[.Z25]" office:value-type="float" office:value="173.167366949869" calcext:value-type="float">
            <text:p>173.167366949869</text:p>
          </table:table-cell>
          <table:table-cell table:formula="of:=[.AA25]-[.AB25]" office:value-type="float" office:value="158.665266100261" calcext:value-type="float">
            <text:p>158.665266100261</text:p>
          </table:table-cell>
          <table:table-cell table:style-name="ce1"/>
          <table:table-cell table:formula="of:=[.AE24]+1" office:value-type="float" office:value="24" calcext:value-type="float">
            <text:p>24</text:p>
          </table:table-cell>
          <table:table-cell table:formula="of:=[.AF24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office:value-type="float" office:value="120" calcext:value-type="float">
            <text:p>120</text:p>
          </table:table-cell>
          <table:table-cell table:formula="of:=[.AK24]+0" office:value-type="float" office:value="250" calcext:value-type="float">
            <text:p>250</text:p>
          </table:table-cell>
          <table:table-cell table:formula="of:=AVERAGE([.AF25:.AK25])" office:value-type="float" office:value="159.666666666667" calcext:value-type="float">
            <text:p>159.666666666667</text:p>
          </table:table-cell>
          <table:table-cell table:style-name="ce1"/>
          <table:table-cell table:formula="of:=AVERAGE([.AG25:.AJ25])" office:value-type="float" office:value="177" calcext:value-type="float">
            <text:p>177</text:p>
          </table:table-cell>
          <table:table-cell table:formula="of:=STDEV([.AG25:.AJ25])" office:value-type="float" office:value="63.545259461269" calcext:value-type="float">
            <text:p>63.545259461269</text:p>
          </table:table-cell>
          <table:table-cell table:formula="of:=[.AN25]+[.AO25]" office:value-type="float" office:value="240.545259461269" calcext:value-type="float">
            <text:p>240.545259461269</text:p>
          </table:table-cell>
          <table:table-cell table:formula="of:=[.AN25]-[.AO25]" office:value-type="float" office:value="113.454740538731" calcext:value-type="float">
            <text:p>113.454740538731</text:p>
          </table:table-cell>
          <table:table-cell table:formula="of:=[.AP25]-[.AQ25]" office:value-type="float" office:value="127.090518922538" calcext:value-type="float">
            <text:p>127.090518922538</text:p>
          </table:table-cell>
          <table:table-cell table:style-name="ce1"/>
          <table:table-cell table:formula="of:=AVERAGE([.W25];[.H25];[.AL25])" office:value-type="float" office:value="169.222222222222" calcext:value-type="float">
            <text:p>169.222222222222</text:p>
          </table:table-cell>
          <table:table-cell table:formula="of:=STDEV([.AL25];[.W25];[.H25])" office:value-type="float" office:value="36.9388884711151" calcext:value-type="float">
            <text:p>36.9388884711151</text:p>
          </table:table-cell>
          <table:table-cell table:formula="of:=[.AT25]+[.AU25]" office:value-type="float" office:value="206.161110693337" calcext:value-type="float">
            <text:p>206.161110693337</text:p>
          </table:table-cell>
          <table:table-cell table:formula="of:=[.AT25]-[.AU25]" office:value-type="float" office:value="132.283333751107" calcext:value-type="float">
            <text:p>132.283333751107</text:p>
          </table:table-cell>
          <table:table-cell table:formula="of:=[.AV25]-[.AW25]" office:value-type="float" office:value="73.8777769422302" calcext:value-type="float">
            <text:p>73.877776942230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G25]+0" office:value-type="float" office:value="250" calcext:value-type="float">
            <text:p>250</text:p>
          </table:table-cell>
          <table:table-cell table:formula="of:=AVERAGE([.B26:.G26])" office:value-type="float" office:value="84.1666666666667" calcext:value-type="float">
            <text:p>84.1666666666667</text:p>
          </table:table-cell>
          <table:table-cell table:style-name="ce1"/>
          <table:table-cell table:style-name="Default" table:formula="of:=AVERAGE([.C26:.F26])" office:value-type="float" office:value="63.75" calcext:value-type="float">
            <text:p>63.75</text:p>
          </table:table-cell>
          <table:table-cell table:style-name="Default" table:formula="of:=STDEV([.C26:.F26])" office:value-type="float" office:value="3.30403793359983" calcext:value-type="float">
            <text:p>3.30403793359983</text:p>
          </table:table-cell>
          <table:table-cell table:style-name="Default" table:formula="of:=[.J26]+[.K26]" office:value-type="float" office:value="67.0540379335998" calcext:value-type="float">
            <text:p>67.0540379335998</text:p>
          </table:table-cell>
          <table:table-cell table:style-name="Default" table:formula="of:=[.J26]-[.K26]" office:value-type="float" office:value="60.4459620664002" calcext:value-type="float">
            <text:p>60.4459620664002</text:p>
          </table:table-cell>
          <table:table-cell table:style-name="Default" table:formula="of:=[.L26]-[.M26]" office:value-type="float" office:value="6.60807586719967" calcext:value-type="float">
            <text:p>6.60807586719967</text:p>
          </table:table-cell>
          <table:table-cell table:style-name="ce1"/>
          <table:table-cell table:formula="of:=[.P25]+1" office:value-type="float" office:value="25" calcext:value-type="float">
            <text:p>25</text:p>
          </table:table-cell>
          <table:table-cell table:formula="of:=[.Q2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[.V25]+0" office:value-type="float" office:value="250" calcext:value-type="float">
            <text:p>250</text:p>
          </table:table-cell>
          <table:table-cell table:formula="of:=AVERAGE([.Q26:.V26])" office:value-type="float" office:value="114" calcext:value-type="float">
            <text:p>114</text:p>
          </table:table-cell>
          <table:table-cell table:style-name="ce1"/>
          <table:table-cell table:formula="of:=AVERAGE([.R26:.U26])" office:value-type="float" office:value="108.5" calcext:value-type="float">
            <text:p>108.5</text:p>
          </table:table-cell>
          <table:table-cell table:formula="of:=STDEV([.R26:.U26])" office:value-type="float" office:value="27.0370116691915" calcext:value-type="float">
            <text:p>27.0370116691915</text:p>
          </table:table-cell>
          <table:table-cell table:formula="of:=[.Y26]+[.Z26]" office:value-type="float" office:value="135.537011669192" calcext:value-type="float">
            <text:p>135.537011669192</text:p>
          </table:table-cell>
          <table:table-cell table:formula="of:=[.Y26]-[.Z26]" office:value-type="float" office:value="81.4629883308085" calcext:value-type="float">
            <text:p>81.4629883308085</text:p>
          </table:table-cell>
          <table:table-cell table:formula="of:=[.AA26]-[.AB26]" office:value-type="float" office:value="54.0740233383831" calcext:value-type="float">
            <text:p>54.0740233383831</text:p>
          </table:table-cell>
          <table:table-cell table:style-name="ce1"/>
          <table:table-cell table:formula="of:=[.AE25]+1" office:value-type="float" office:value="25" calcext:value-type="float">
            <text:p>25</text:p>
          </table:table-cell>
          <table:table-cell table:formula="of:=[.AF25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table:formula="of:=[.AK25]+0" office:value-type="float" office:value="250" calcext:value-type="float">
            <text:p>250</text:p>
          </table:table-cell>
          <table:table-cell table:formula="of:=AVERAGE([.AF26:.AK26])" office:value-type="float" office:value="150" calcext:value-type="float">
            <text:p>150</text:p>
          </table:table-cell>
          <table:table-cell table:style-name="ce1"/>
          <table:table-cell table:formula="of:=AVERAGE([.AG26:.AJ26])" office:value-type="float" office:value="162.5" calcext:value-type="float">
            <text:p>162.5</text:p>
          </table:table-cell>
          <table:table-cell table:formula="of:=STDEV([.AG26:.AJ26])" office:value-type="float" office:value="49" calcext:value-type="float">
            <text:p>49</text:p>
          </table:table-cell>
          <table:table-cell table:formula="of:=[.AN26]+[.AO26]" office:value-type="float" office:value="211.5" calcext:value-type="float">
            <text:p>211.5</text:p>
          </table:table-cell>
          <table:table-cell table:formula="of:=[.AN26]-[.AO26]" office:value-type="float" office:value="113.5" calcext:value-type="float">
            <text:p>113.5</text:p>
          </table:table-cell>
          <table:table-cell table:formula="of:=[.AP26]-[.AQ26]" office:value-type="float" office:value="98" calcext:value-type="float">
            <text:p>98</text:p>
          </table:table-cell>
          <table:table-cell table:style-name="ce1"/>
          <table:table-cell table:formula="of:=AVERAGE([.W26];[.H26];[.AL26])" office:value-type="float" office:value="116.055555555556" calcext:value-type="float">
            <text:p>116.055555555556</text:p>
          </table:table-cell>
          <table:table-cell table:formula="of:=STDEV([.AL26];[.W26];[.H26])" office:value-type="float" office:value="32.9647679489167" calcext:value-type="float">
            <text:p>32.9647679489167</text:p>
          </table:table-cell>
          <table:table-cell table:formula="of:=[.AT26]+[.AU26]" office:value-type="float" office:value="149.020323504472" calcext:value-type="float">
            <text:p>149.020323504472</text:p>
          </table:table-cell>
          <table:table-cell table:formula="of:=[.AT26]-[.AU26]" office:value-type="float" office:value="83.0907876066389" calcext:value-type="float">
            <text:p>83.0907876066389</text:p>
          </table:table-cell>
          <table:table-cell table:formula="of:=[.AV26]-[.AW26]" office:value-type="float" office:value="65.9295358978334" calcext:value-type="float">
            <text:p>65.9295358978334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[.G26]+0" office:value-type="float" office:value="250" calcext:value-type="float">
            <text:p>250</text:p>
          </table:table-cell>
          <table:table-cell table:formula="of:=AVERAGE([.B27:.G27])" office:value-type="float" office:value="133" calcext:value-type="float">
            <text:p>133</text:p>
          </table:table-cell>
          <table:table-cell table:style-name="ce1"/>
          <table:table-cell table:style-name="Default" table:formula="of:=AVERAGE([.C27:.F27])" office:value-type="float" office:value="137" calcext:value-type="float">
            <text:p>137</text:p>
          </table:table-cell>
          <table:table-cell table:style-name="Default" table:formula="of:=STDEV([.C27:.F27])" office:value-type="float" office:value="47.5464684983719" calcext:value-type="float">
            <text:p>47.5464684983719</text:p>
          </table:table-cell>
          <table:table-cell table:style-name="Default" table:formula="of:=[.J27]+[.K27]" office:value-type="float" office:value="184.546468498372" calcext:value-type="float">
            <text:p>184.546468498372</text:p>
          </table:table-cell>
          <table:table-cell table:style-name="Default" table:formula="of:=[.J27]-[.K27]" office:value-type="float" office:value="89.4535315016281" calcext:value-type="float">
            <text:p>89.4535315016281</text:p>
          </table:table-cell>
          <table:table-cell table:style-name="Default" table:formula="of:=[.L27]-[.M27]" office:value-type="float" office:value="95.0929369967437" calcext:value-type="float">
            <text:p>95.0929369967437</text:p>
          </table:table-cell>
          <table:table-cell table:style-name="ce1"/>
          <table:table-cell table:formula="of:=[.P26]+1" office:value-type="float" office:value="26" calcext:value-type="float">
            <text:p>26</text:p>
          </table:table-cell>
          <table:table-cell table:formula="of:=[.Q26]+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table:formula="of:=[.V26]+0" office:value-type="float" office:value="250" calcext:value-type="float">
            <text:p>250</text:p>
          </table:table-cell>
          <table:table-cell table:formula="of:=AVERAGE([.Q27:.V27])" office:value-type="float" office:value="164.166666666667" calcext:value-type="float">
            <text:p>164.166666666667</text:p>
          </table:table-cell>
          <table:table-cell table:style-name="ce1"/>
          <table:table-cell table:formula="of:=AVERAGE([.R27:.U27])" office:value-type="float" office:value="183.75" calcext:value-type="float">
            <text:p>183.75</text:p>
          </table:table-cell>
          <table:table-cell table:formula="of:=STDEV([.R27:.U27])" office:value-type="float" office:value="50.6384241460968" calcext:value-type="float">
            <text:p>50.6384241460968</text:p>
          </table:table-cell>
          <table:table-cell table:formula="of:=[.Y27]+[.Z27]" office:value-type="float" office:value="234.388424146097" calcext:value-type="float">
            <text:p>234.388424146097</text:p>
          </table:table-cell>
          <table:table-cell table:formula="of:=[.Y27]-[.Z27]" office:value-type="float" office:value="133.111575853903" calcext:value-type="float">
            <text:p>133.111575853903</text:p>
          </table:table-cell>
          <table:table-cell table:formula="of:=[.AA27]-[.AB27]" office:value-type="float" office:value="101.276848292194" calcext:value-type="float">
            <text:p>101.276848292194</text:p>
          </table:table-cell>
          <table:table-cell table:style-name="ce1"/>
          <table:table-cell table:formula="of:=[.AE26]+1" office:value-type="float" office:value="26" calcext:value-type="float">
            <text:p>26</text:p>
          </table:table-cell>
          <table:table-cell table:formula="of:=[.AF26]+0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table:formula="of:=[.AK26]+0" office:value-type="float" office:value="250" calcext:value-type="float">
            <text:p>250</text:p>
          </table:table-cell>
          <table:table-cell table:formula="of:=AVERAGE([.AF27:.AK27])" office:value-type="float" office:value="178.166666666667" calcext:value-type="float">
            <text:p>178.166666666667</text:p>
          </table:table-cell>
          <table:table-cell table:style-name="ce1"/>
          <table:table-cell table:formula="of:=AVERAGE([.AG27:.AJ27])" office:value-type="float" office:value="204.75" calcext:value-type="float">
            <text:p>204.75</text:p>
          </table:table-cell>
          <table:table-cell table:formula="of:=STDEV([.AG27:.AJ27])" office:value-type="float" office:value="21.1088449076053" calcext:value-type="float">
            <text:p>21.1088449076053</text:p>
          </table:table-cell>
          <table:table-cell table:formula="of:=[.AN27]+[.AO27]" office:value-type="float" office:value="225.858844907605" calcext:value-type="float">
            <text:p>225.858844907605</text:p>
          </table:table-cell>
          <table:table-cell table:formula="of:=[.AN27]-[.AO27]" office:value-type="float" office:value="183.641155092395" calcext:value-type="float">
            <text:p>183.641155092395</text:p>
          </table:table-cell>
          <table:table-cell table:formula="of:=[.AP27]-[.AQ27]" office:value-type="float" office:value="42.2176898152106" calcext:value-type="float">
            <text:p>42.2176898152106</text:p>
          </table:table-cell>
          <table:table-cell table:style-name="ce1"/>
          <table:table-cell table:formula="of:=AVERAGE([.W27];[.H27];[.AL27])" office:value-type="float" office:value="158.444444444444" calcext:value-type="float">
            <text:p>158.444444444444</text:p>
          </table:table-cell>
          <table:table-cell table:formula="of:=STDEV([.AL27];[.W27];[.H27])" office:value-type="float" office:value="23.1206577504796" calcext:value-type="float">
            <text:p>23.1206577504796</text:p>
          </table:table-cell>
          <table:table-cell table:formula="of:=[.AT27]+[.AU27]" office:value-type="float" office:value="181.565102194924" calcext:value-type="float">
            <text:p>181.565102194924</text:p>
          </table:table-cell>
          <table:table-cell table:formula="of:=[.AT27]-[.AU27]" office:value-type="float" office:value="135.323786693965" calcext:value-type="float">
            <text:p>135.323786693965</text:p>
          </table:table-cell>
          <table:table-cell table:formula="of:=[.AV27]-[.AW27]" office:value-type="float" office:value="46.2413155009593" calcext:value-type="float">
            <text:p>46.241315500959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G27]+0" office:value-type="float" office:value="250" calcext:value-type="float">
            <text:p>250</text:p>
          </table:table-cell>
          <table:table-cell table:formula="of:=AVERAGE([.B28:.G28])" office:value-type="float" office:value="79.6666666666667" calcext:value-type="float">
            <text:p>79.6666666666667</text:p>
          </table:table-cell>
          <table:table-cell table:style-name="ce1"/>
          <table:table-cell table:style-name="Default" table:formula="of:=AVERAGE([.C28:.F28])" office:value-type="float" office:value="57" calcext:value-type="float">
            <text:p>57</text:p>
          </table:table-cell>
          <table:table-cell table:style-name="Default" table:formula="of:=STDEV([.C28:.F28])" office:value-type="float" office:value="16.7132681822956" calcext:value-type="float">
            <text:p>16.7132681822956</text:p>
          </table:table-cell>
          <table:table-cell table:style-name="Default" table:formula="of:=[.J28]+[.K28]" office:value-type="float" office:value="73.7132681822956" calcext:value-type="float">
            <text:p>73.7132681822956</text:p>
          </table:table-cell>
          <table:table-cell table:style-name="Default" table:formula="of:=[.J28]-[.K28]" office:value-type="float" office:value="40.2867318177044" calcext:value-type="float">
            <text:p>40.2867318177044</text:p>
          </table:table-cell>
          <table:table-cell table:style-name="Default" table:formula="of:=[.L28]-[.M28]" office:value-type="float" office:value="33.4265363645911" calcext:value-type="float">
            <text:p>33.4265363645911</text:p>
          </table:table-cell>
          <table:table-cell table:style-name="ce1"/>
          <table:table-cell table:formula="of:=[.P27]+1" office:value-type="float" office:value="27" calcext:value-type="float">
            <text:p>27</text:p>
          </table:table-cell>
          <table:table-cell table:formula="of:=[.Q27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formula="of:=[.V27]+0" office:value-type="float" office:value="250" calcext:value-type="float">
            <text:p>250</text:p>
          </table:table-cell>
          <table:table-cell table:formula="of:=AVERAGE([.Q28:.V28])" office:value-type="float" office:value="111.833333333333" calcext:value-type="float">
            <text:p>111.833333333333</text:p>
          </table:table-cell>
          <table:table-cell table:style-name="ce1"/>
          <table:table-cell table:formula="of:=AVERAGE([.R28:.U28])" office:value-type="float" office:value="105.25" calcext:value-type="float">
            <text:p>105.25</text:p>
          </table:table-cell>
          <table:table-cell table:formula="of:=STDEV([.R28:.U28])" office:value-type="float" office:value="25.1578350949891" calcext:value-type="float">
            <text:p>25.1578350949891</text:p>
          </table:table-cell>
          <table:table-cell table:formula="of:=[.Y28]+[.Z28]" office:value-type="float" office:value="130.407835094989" calcext:value-type="float">
            <text:p>130.407835094989</text:p>
          </table:table-cell>
          <table:table-cell table:formula="of:=[.Y28]-[.Z28]" office:value-type="float" office:value="80.0921649050109" calcext:value-type="float">
            <text:p>80.0921649050109</text:p>
          </table:table-cell>
          <table:table-cell table:formula="of:=[.AA28]-[.AB28]" office:value-type="float" office:value="50.3156701899783" calcext:value-type="float">
            <text:p>50.3156701899783</text:p>
          </table:table-cell>
          <table:table-cell table:style-name="ce1"/>
          <table:table-cell table:formula="of:=[.AE27]+1" office:value-type="float" office:value="27" calcext:value-type="float">
            <text:p>27</text:p>
          </table:table-cell>
          <table:table-cell table:formula="of:=[.AF2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AK27]+0" office:value-type="float" office:value="250" calcext:value-type="float">
            <text:p>250</text:p>
          </table:table-cell>
          <table:table-cell table:formula="of:=AVERAGE([.AF28:.AK28])" office:value-type="float" office:value="115.333333333333" calcext:value-type="float">
            <text:p>115.333333333333</text:p>
          </table:table-cell>
          <table:table-cell table:style-name="ce1"/>
          <table:table-cell table:formula="of:=AVERAGE([.AG28:.AJ28])" office:value-type="float" office:value="110.5" calcext:value-type="float">
            <text:p>110.5</text:p>
          </table:table-cell>
          <table:table-cell table:formula="of:=STDEV([.AG28:.AJ28])" office:value-type="float" office:value="20.174241001832" calcext:value-type="float">
            <text:p>20.174241001832</text:p>
          </table:table-cell>
          <table:table-cell table:formula="of:=[.AN28]+[.AO28]" office:value-type="float" office:value="130.674241001832" calcext:value-type="float">
            <text:p>130.674241001832</text:p>
          </table:table-cell>
          <table:table-cell table:formula="of:=[.AN28]-[.AO28]" office:value-type="float" office:value="90.325758998168" calcext:value-type="float">
            <text:p>90.325758998168</text:p>
          </table:table-cell>
          <table:table-cell table:formula="of:=[.AP28]-[.AQ28]" office:value-type="float" office:value="40.348482003664" calcext:value-type="float">
            <text:p>40.348482003664</text:p>
          </table:table-cell>
          <table:table-cell table:style-name="ce1"/>
          <table:table-cell table:formula="of:=AVERAGE([.W28];[.H28];[.AL28])" office:value-type="float" office:value="102.277777777778" calcext:value-type="float">
            <text:p>102.277777777778</text:p>
          </table:table-cell>
          <table:table-cell table:formula="of:=STDEV([.AL28];[.W28];[.H28])" office:value-type="float" office:value="19.6598387394012" calcext:value-type="float">
            <text:p>19.6598387394012</text:p>
          </table:table-cell>
          <table:table-cell table:formula="of:=[.AT28]+[.AU28]" office:value-type="float" office:value="121.937616517179" calcext:value-type="float">
            <text:p>121.937616517179</text:p>
          </table:table-cell>
          <table:table-cell table:formula="of:=[.AT28]-[.AU28]" office:value-type="float" office:value="82.6179390383766" calcext:value-type="float">
            <text:p>82.6179390383766</text:p>
          </table:table-cell>
          <table:table-cell table:formula="of:=[.AV28]-[.AW28]" office:value-type="float" office:value="39.3196774788024" calcext:value-type="float">
            <text:p>39.319677478802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formula="of:=[.G28]+0" office:value-type="float" office:value="250" calcext:value-type="float">
            <text:p>250</text:p>
          </table:table-cell>
          <table:table-cell table:formula="of:=AVERAGE([.B29:.G29])" office:value-type="float" office:value="107.833333333333" calcext:value-type="float">
            <text:p>107.833333333333</text:p>
          </table:table-cell>
          <table:table-cell table:style-name="ce1"/>
          <table:table-cell table:style-name="Default" table:formula="of:=AVERAGE([.C29:.F29])" office:value-type="float" office:value="99.25" calcext:value-type="float">
            <text:p>99.25</text:p>
          </table:table-cell>
          <table:table-cell table:style-name="Default" table:formula="of:=STDEV([.C29:.F29])" office:value-type="float" office:value="116.702970542028" calcext:value-type="float">
            <text:p>116.702970542028</text:p>
          </table:table-cell>
          <table:table-cell table:style-name="Default" table:formula="of:=[.J29]+[.K29]" office:value-type="float" office:value="215.952970542027" calcext:value-type="float">
            <text:p>215.952970542027</text:p>
          </table:table-cell>
          <table:table-cell table:style-name="Default" table:formula="of:=[.J29]-[.K29]" office:value-type="float" office:value="-17.4529705420275" calcext:value-type="float">
            <text:p>-17.4529705420275</text:p>
          </table:table-cell>
          <table:table-cell table:style-name="Default" table:formula="of:=[.L29]-[.M29]" office:value-type="float" office:value="233.405941084055" calcext:value-type="float">
            <text:p>233.405941084055</text:p>
          </table:table-cell>
          <table:table-cell table:style-name="ce1"/>
          <table:table-cell table:formula="of:=[.P28]+1" office:value-type="float" office:value="28" calcext:value-type="float">
            <text:p>28</text:p>
          </table:table-cell>
          <table:table-cell table:formula="of:=[.Q28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table:formula="of:=[.V28]+0" office:value-type="float" office:value="250" calcext:value-type="float">
            <text:p>250</text:p>
          </table:table-cell>
          <table:table-cell table:formula="of:=AVERAGE([.Q29:.V29])" office:value-type="float" office:value="185.666666666667" calcext:value-type="float">
            <text:p>185.666666666667</text:p>
          </table:table-cell>
          <table:table-cell table:style-name="ce1"/>
          <table:table-cell table:formula="of:=AVERAGE([.R29:.U29])" office:value-type="float" office:value="216" calcext:value-type="float">
            <text:p>216</text:p>
          </table:table-cell>
          <table:table-cell table:formula="of:=STDEV([.R29:.U29])" office:value-type="float" office:value="96.6747123088556" calcext:value-type="float">
            <text:p>96.6747123088556</text:p>
          </table:table-cell>
          <table:table-cell table:formula="of:=[.Y29]+[.Z29]" office:value-type="float" office:value="312.674712308856" calcext:value-type="float">
            <text:p>312.674712308856</text:p>
          </table:table-cell>
          <table:table-cell table:formula="of:=[.Y29]-[.Z29]" office:value-type="float" office:value="119.325287691144" calcext:value-type="float">
            <text:p>119.325287691144</text:p>
          </table:table-cell>
          <table:table-cell table:formula="of:=[.AA29]-[.AB29]" office:value-type="float" office:value="193.349424617711" calcext:value-type="float">
            <text:p>193.349424617711</text:p>
          </table:table-cell>
          <table:table-cell table:style-name="ce1"/>
          <table:table-cell table:formula="of:=[.AE28]+1" office:value-type="float" office:value="28" calcext:value-type="float">
            <text:p>28</text:p>
          </table:table-cell>
          <table:table-cell table:formula="of:=[.AF28]+0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table:formula="of:=[.AK28]+0" office:value-type="float" office:value="250" calcext:value-type="float">
            <text:p>250</text:p>
          </table:table-cell>
          <table:table-cell table:formula="of:=AVERAGE([.AF29:.AK29])" office:value-type="float" office:value="233.333333333333" calcext:value-type="float">
            <text:p>233.333333333333</text:p>
          </table:table-cell>
          <table:table-cell table:style-name="ce1"/>
          <table:table-cell table:formula="of:=AVERAGE([.AG29:.AJ29])" office:value-type="float" office:value="287.5" calcext:value-type="float">
            <text:p>287.5</text:p>
          </table:table-cell>
          <table:table-cell table:formula="of:=STDEV([.AG29:.AJ29])" office:value-type="float" office:value="92.1032029844782" calcext:value-type="float">
            <text:p>92.1032029844782</text:p>
          </table:table-cell>
          <table:table-cell table:formula="of:=[.AN29]+[.AO29]" office:value-type="float" office:value="379.603202984478" calcext:value-type="float">
            <text:p>379.603202984478</text:p>
          </table:table-cell>
          <table:table-cell table:formula="of:=[.AN29]-[.AO29]" office:value-type="float" office:value="195.396797015522" calcext:value-type="float">
            <text:p>195.396797015522</text:p>
          </table:table-cell>
          <table:table-cell table:formula="of:=[.AP29]-[.AQ29]" office:value-type="float" office:value="184.206405968956" calcext:value-type="float">
            <text:p>184.206405968956</text:p>
          </table:table-cell>
          <table:table-cell table:style-name="ce1"/>
          <table:table-cell table:formula="of:=AVERAGE([.W29];[.H29];[.AL29])" office:value-type="float" office:value="175.611111111111" calcext:value-type="float">
            <text:p>175.611111111111</text:p>
          </table:table-cell>
          <table:table-cell table:formula="of:=STDEV([.AL29];[.W29];[.H29])" office:value-type="float" office:value="63.3513863159138" calcext:value-type="float">
            <text:p>63.3513863159138</text:p>
          </table:table-cell>
          <table:table-cell table:formula="of:=[.AT29]+[.AU29]" office:value-type="float" office:value="238.962497427025" calcext:value-type="float">
            <text:p>238.962497427025</text:p>
          </table:table-cell>
          <table:table-cell table:formula="of:=[.AT29]-[.AU29]" office:value-type="float" office:value="112.259724795197" calcext:value-type="float">
            <text:p>112.259724795197</text:p>
          </table:table-cell>
          <table:table-cell table:formula="of:=[.AV29]-[.AW29]" office:value-type="float" office:value="126.702772631828" calcext:value-type="float">
            <text:p>126.70277263182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table:formula="of:=[.G29]+0" office:value-type="float" office:value="250" calcext:value-type="float">
            <text:p>250</text:p>
          </table:table-cell>
          <table:table-cell table:formula="of:=AVERAGE([.B30:.G30])" office:value-type="float" office:value="112.5" calcext:value-type="float">
            <text:p>112.5</text:p>
          </table:table-cell>
          <table:table-cell table:style-name="ce1"/>
          <table:table-cell table:style-name="Default" table:formula="of:=AVERAGE([.C30:.F30])" office:value-type="float" office:value="106.25" calcext:value-type="float">
            <text:p>106.25</text:p>
          </table:table-cell>
          <table:table-cell table:style-name="Default" table:formula="of:=STDEV([.C30:.F30])" office:value-type="float" office:value="69.3319310755633" calcext:value-type="float">
            <text:p>69.3319310755633</text:p>
          </table:table-cell>
          <table:table-cell table:style-name="Default" table:formula="of:=[.J30]+[.K30]" office:value-type="float" office:value="175.581931075563" calcext:value-type="float">
            <text:p>175.581931075563</text:p>
          </table:table-cell>
          <table:table-cell table:style-name="Default" table:formula="of:=[.J30]-[.K30]" office:value-type="float" office:value="36.9180689244367" calcext:value-type="float">
            <text:p>36.9180689244367</text:p>
          </table:table-cell>
          <table:table-cell table:style-name="Default" table:formula="of:=[.L30]-[.M30]" office:value-type="float" office:value="138.663862151127" calcext:value-type="float">
            <text:p>138.663862151127</text:p>
          </table:table-cell>
          <table:table-cell table:style-name="ce1"/>
          <table:table-cell table:formula="of:=[.P29]+1" office:value-type="float" office:value="29" calcext:value-type="float">
            <text:p>29</text:p>
          </table:table-cell>
          <table:table-cell table:formula="of:=[.Q2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table:formula="of:=[.V29]+0" office:value-type="float" office:value="250" calcext:value-type="float">
            <text:p>250</text:p>
          </table:table-cell>
          <table:table-cell table:formula="of:=AVERAGE([.Q30:.V30])" office:value-type="float" office:value="141.166666666667" calcext:value-type="float">
            <text:p>141.166666666667</text:p>
          </table:table-cell>
          <table:table-cell table:style-name="ce1"/>
          <table:table-cell table:formula="of:=AVERAGE([.R30:.U30])" office:value-type="float" office:value="149.25" calcext:value-type="float">
            <text:p>149.25</text:p>
          </table:table-cell>
          <table:table-cell table:formula="of:=STDEV([.R30:.U30])" office:value-type="float" office:value="61.7218221809218" calcext:value-type="float">
            <text:p>61.7218221809218</text:p>
          </table:table-cell>
          <table:table-cell table:formula="of:=[.Y30]+[.Z30]" office:value-type="float" office:value="210.971822180922" calcext:value-type="float">
            <text:p>210.971822180922</text:p>
          </table:table-cell>
          <table:table-cell table:formula="of:=[.Y30]-[.Z30]" office:value-type="float" office:value="87.5281778190782" calcext:value-type="float">
            <text:p>87.5281778190782</text:p>
          </table:table-cell>
          <table:table-cell table:formula="of:=[.AA30]-[.AB30]" office:value-type="float" office:value="123.443644361844" calcext:value-type="float">
            <text:p>123.443644361844</text:p>
          </table:table-cell>
          <table:table-cell table:style-name="ce1"/>
          <table:table-cell table:formula="of:=[.AE29]+1" office:value-type="float" office:value="29" calcext:value-type="float">
            <text:p>29</text:p>
          </table:table-cell>
          <table:table-cell table:formula="of:=[.AF29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table:formula="of:=[.AK29]+0" office:value-type="float" office:value="250" calcext:value-type="float">
            <text:p>250</text:p>
          </table:table-cell>
          <table:table-cell table:formula="of:=AVERAGE([.AF30:.AK30])" office:value-type="float" office:value="146.833333333333" calcext:value-type="float">
            <text:p>146.833333333333</text:p>
          </table:table-cell>
          <table:table-cell table:style-name="ce1"/>
          <table:table-cell table:formula="of:=AVERAGE([.AG30:.AJ30])" office:value-type="float" office:value="157.75" calcext:value-type="float">
            <text:p>157.75</text:p>
          </table:table-cell>
          <table:table-cell table:formula="of:=STDEV([.AG30:.AJ30])" office:value-type="float" office:value="75.216908560066" calcext:value-type="float">
            <text:p>75.216908560066</text:p>
          </table:table-cell>
          <table:table-cell table:formula="of:=[.AN30]+[.AO30]" office:value-type="float" office:value="232.966908560066" calcext:value-type="float">
            <text:p>232.966908560066</text:p>
          </table:table-cell>
          <table:table-cell table:formula="of:=[.AN30]-[.AO30]" office:value-type="float" office:value="82.533091439934" calcext:value-type="float">
            <text:p>82.533091439934</text:p>
          </table:table-cell>
          <table:table-cell table:formula="of:=[.AP30]-[.AQ30]" office:value-type="float" office:value="150.433817120132" calcext:value-type="float">
            <text:p>150.433817120132</text:p>
          </table:table-cell>
          <table:table-cell table:style-name="ce1"/>
          <table:table-cell table:formula="of:=AVERAGE([.W30];[.H30];[.AL30])" office:value-type="float" office:value="133.5" calcext:value-type="float">
            <text:p>133.5</text:p>
          </table:table-cell>
          <table:table-cell table:formula="of:=STDEV([.AL30];[.W30];[.H30])" office:value-type="float" office:value="18.405916923038" calcext:value-type="float">
            <text:p>18.405916923038</text:p>
          </table:table-cell>
          <table:table-cell table:formula="of:=[.AT30]+[.AU30]" office:value-type="float" office:value="151.905916923038" calcext:value-type="float">
            <text:p>151.905916923038</text:p>
          </table:table-cell>
          <table:table-cell table:formula="of:=[.AT30]-[.AU30]" office:value-type="float" office:value="115.094083076962" calcext:value-type="float">
            <text:p>115.094083076962</text:p>
          </table:table-cell>
          <table:table-cell table:formula="of:=[.AV30]-[.AW30]" office:value-type="float" office:value="36.8118338460761" calcext:value-type="float">
            <text:p>36.8118338460761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30]+0" office:value-type="float" office:value="250" calcext:value-type="float">
            <text:p>250</text:p>
          </table:table-cell>
          <table:table-cell table:formula="of:=AVERAGE([.B31:.G31])" office:value-type="float" office:value="85.1666666666667" calcext:value-type="float">
            <text:p>85.1666666666667</text:p>
          </table:table-cell>
          <table:table-cell table:style-name="ce1"/>
          <table:table-cell table:style-name="Default" table:formula="of:=AVERAGE([.C31:.F31])" office:value-type="float" office:value="65.25" calcext:value-type="float">
            <text:p>65.25</text:p>
          </table:table-cell>
          <table:table-cell table:style-name="Default" table:formula="of:=STDEV([.C31:.F31])" office:value-type="float" office:value="11.056672193748" calcext:value-type="float">
            <text:p>11.056672193748</text:p>
          </table:table-cell>
          <table:table-cell table:style-name="Default" table:formula="of:=[.J31]+[.K31]" office:value-type="float" office:value="76.306672193748" calcext:value-type="float">
            <text:p>76.306672193748</text:p>
          </table:table-cell>
          <table:table-cell table:style-name="Default" table:formula="of:=[.J31]-[.K31]" office:value-type="float" office:value="54.193327806252" calcext:value-type="float">
            <text:p>54.193327806252</text:p>
          </table:table-cell>
          <table:table-cell table:style-name="Default" table:formula="of:=[.L31]-[.M31]" office:value-type="float" office:value="22.113344387496" calcext:value-type="float">
            <text:p>22.113344387496</text:p>
          </table:table-cell>
          <table:table-cell table:style-name="ce1"/>
          <table:table-cell table:formula="of:=[.P30]+1" office:value-type="float" office:value="30" calcext:value-type="float">
            <text:p>30</text:p>
          </table:table-cell>
          <table:table-cell table:formula="of:=[.Q30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table:formula="of:=[.V30]+0" office:value-type="float" office:value="250" calcext:value-type="float">
            <text:p>250</text:p>
          </table:table-cell>
          <table:table-cell table:formula="of:=AVERAGE([.Q31:.V31])" office:value-type="float" office:value="132.166666666667" calcext:value-type="float">
            <text:p>132.166666666667</text:p>
          </table:table-cell>
          <table:table-cell table:style-name="ce1"/>
          <table:table-cell table:formula="of:=AVERAGE([.R31:.U31])" office:value-type="float" office:value="135.75" calcext:value-type="float">
            <text:p>135.75</text:p>
          </table:table-cell>
          <table:table-cell table:formula="of:=STDEV([.R31:.U31])" office:value-type="float" office:value="51.9061653370773" calcext:value-type="float">
            <text:p>51.9061653370773</text:p>
          </table:table-cell>
          <table:table-cell table:formula="of:=[.Y31]+[.Z31]" office:value-type="float" office:value="187.656165337077" calcext:value-type="float">
            <text:p>187.656165337077</text:p>
          </table:table-cell>
          <table:table-cell table:formula="of:=[.Y31]-[.Z31]" office:value-type="float" office:value="83.8438346629227" calcext:value-type="float">
            <text:p>83.8438346629227</text:p>
          </table:table-cell>
          <table:table-cell table:formula="of:=[.AA31]-[.AB31]" office:value-type="float" office:value="103.812330674155" calcext:value-type="float">
            <text:p>103.812330674155</text:p>
          </table:table-cell>
          <table:table-cell table:style-name="ce1"/>
          <table:table-cell table:formula="of:=[.AE30]+1" office:value-type="float" office:value="30" calcext:value-type="float">
            <text:p>30</text:p>
          </table:table-cell>
          <table:table-cell table:formula="of:=[.AF30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table:formula="of:=[.AK30]+0" office:value-type="float" office:value="250" calcext:value-type="float">
            <text:p>250</text:p>
          </table:table-cell>
          <table:table-cell table:formula="of:=AVERAGE([.AF31:.AK31])" office:value-type="float" office:value="127.5" calcext:value-type="float">
            <text:p>127.5</text:p>
          </table:table-cell>
          <table:table-cell table:style-name="ce1"/>
          <table:table-cell table:formula="of:=AVERAGE([.AG31:.AJ31])" office:value-type="float" office:value="128.75" calcext:value-type="float">
            <text:p>128.75</text:p>
          </table:table-cell>
          <table:table-cell table:formula="of:=STDEV([.AG31:.AJ31])" office:value-type="float" office:value="22.544400635191" calcext:value-type="float">
            <text:p>22.544400635191</text:p>
          </table:table-cell>
          <table:table-cell table:formula="of:=[.AN31]+[.AO31]" office:value-type="float" office:value="151.294400635191" calcext:value-type="float">
            <text:p>151.294400635191</text:p>
          </table:table-cell>
          <table:table-cell table:formula="of:=[.AN31]-[.AO31]" office:value-type="float" office:value="106.205599364809" calcext:value-type="float">
            <text:p>106.205599364809</text:p>
          </table:table-cell>
          <table:table-cell table:formula="of:=[.AP31]-[.AQ31]" office:value-type="float" office:value="45.088801270382" calcext:value-type="float">
            <text:p>45.088801270382</text:p>
          </table:table-cell>
          <table:table-cell table:style-name="ce1"/>
          <table:table-cell table:formula="of:=AVERAGE([.W31];[.H31];[.AL31])" office:value-type="float" office:value="114.944444444444" calcext:value-type="float">
            <text:p>114.944444444444</text:p>
          </table:table-cell>
          <table:table-cell table:formula="of:=STDEV([.AL31];[.W31];[.H31])" office:value-type="float" office:value="25.8936571669875" calcext:value-type="float">
            <text:p>25.8936571669875</text:p>
          </table:table-cell>
          <table:table-cell table:formula="of:=[.AT31]+[.AU31]" office:value-type="float" office:value="140.838101611432" calcext:value-type="float">
            <text:p>140.838101611432</text:p>
          </table:table-cell>
          <table:table-cell table:formula="of:=[.AT31]-[.AU31]" office:value-type="float" office:value="89.050787277457" calcext:value-type="float">
            <text:p>89.050787277457</text:p>
          </table:table-cell>
          <table:table-cell table:formula="of:=[.AV31]-[.AW31]" office:value-type="float" office:value="51.7873143339749" calcext:value-type="float">
            <text:p>51.7873143339749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G31]+0" office:value-type="float" office:value="250" calcext:value-type="float">
            <text:p>250</text:p>
          </table:table-cell>
          <table:table-cell table:formula="of:=AVERAGE([.B32:.G32])" office:value-type="float" office:value="84.6666666666667" calcext:value-type="float">
            <text:p>84.6666666666667</text:p>
          </table:table-cell>
          <table:table-cell table:style-name="ce1"/>
          <table:table-cell table:style-name="Default" table:formula="of:=AVERAGE([.C32:.F32])" office:value-type="float" office:value="64.5" calcext:value-type="float">
            <text:p>64.5</text:p>
          </table:table-cell>
          <table:table-cell table:style-name="Default" table:formula="of:=STDEV([.C32:.F32])" office:value-type="float" office:value="13.7719521734091" calcext:value-type="float">
            <text:p>13.7719521734091</text:p>
          </table:table-cell>
          <table:table-cell table:style-name="Default" table:formula="of:=[.J32]+[.K32]" office:value-type="float" office:value="78.2719521734091" calcext:value-type="float">
            <text:p>78.2719521734091</text:p>
          </table:table-cell>
          <table:table-cell table:style-name="Default" table:formula="of:=[.J32]-[.K32]" office:value-type="float" office:value="50.7280478265909" calcext:value-type="float">
            <text:p>50.7280478265909</text:p>
          </table:table-cell>
          <table:table-cell table:style-name="Default" table:formula="of:=[.L32]-[.M32]" office:value-type="float" office:value="27.5439043468181" calcext:value-type="float">
            <text:p>27.5439043468181</text:p>
          </table:table-cell>
          <table:table-cell table:style-name="ce1"/>
          <table:table-cell table:formula="of:=[.P31]+1" office:value-type="float" office:value="31" calcext:value-type="float">
            <text:p>31</text:p>
          </table:table-cell>
          <table:table-cell table:formula="of:=[.Q31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float" office:value="349" calcext:value-type="float">
            <text:p>349</text:p>
          </table:table-cell>
          <table:table-cell table:formula="of:=[.V31]+0" office:value-type="float" office:value="250" calcext:value-type="float">
            <text:p>250</text:p>
          </table:table-cell>
          <table:table-cell table:formula="of:=AVERAGE([.Q32:.V32])" office:value-type="float" office:value="192.5" calcext:value-type="float">
            <text:p>192.5</text:p>
          </table:table-cell>
          <table:table-cell table:style-name="ce1"/>
          <table:table-cell table:formula="of:=AVERAGE([.R32:.U32])" office:value-type="float" office:value="226.25" calcext:value-type="float">
            <text:p>226.25</text:p>
          </table:table-cell>
          <table:table-cell table:formula="of:=STDEV([.R32:.U32])" office:value-type="float" office:value="110.243291557053" calcext:value-type="float">
            <text:p>110.243291557053</text:p>
          </table:table-cell>
          <table:table-cell table:formula="of:=[.Y32]+[.Z32]" office:value-type="float" office:value="336.493291557053" calcext:value-type="float">
            <text:p>336.493291557053</text:p>
          </table:table-cell>
          <table:table-cell table:formula="of:=[.Y32]-[.Z32]" office:value-type="float" office:value="116.006708442947" calcext:value-type="float">
            <text:p>116.006708442947</text:p>
          </table:table-cell>
          <table:table-cell table:formula="of:=[.AA32]-[.AB32]" office:value-type="float" office:value="220.486583114105" calcext:value-type="float">
            <text:p>220.486583114105</text:p>
          </table:table-cell>
          <table:table-cell table:style-name="ce1"/>
          <table:table-cell table:formula="of:=[.AE31]+1" office:value-type="float" office:value="31" calcext:value-type="float">
            <text:p>31</text:p>
          </table:table-cell>
          <table:table-cell table:formula="of:=[.AF31]+0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table:formula="of:=[.AK31]+0" office:value-type="float" office:value="250" calcext:value-type="float">
            <text:p>250</text:p>
          </table:table-cell>
          <table:table-cell table:formula="of:=AVERAGE([.AF32:.AK32])" office:value-type="float" office:value="173.5" calcext:value-type="float">
            <text:p>173.5</text:p>
          </table:table-cell>
          <table:table-cell table:style-name="ce1"/>
          <table:table-cell table:formula="of:=AVERAGE([.AG32:.AJ32])" office:value-type="float" office:value="197.75" calcext:value-type="float">
            <text:p>197.75</text:p>
          </table:table-cell>
          <table:table-cell table:formula="of:=STDEV([.AG32:.AJ32])" office:value-type="float" office:value="102.766320682735" calcext:value-type="float">
            <text:p>102.766320682735</text:p>
          </table:table-cell>
          <table:table-cell table:formula="of:=[.AN32]+[.AO32]" office:value-type="float" office:value="300.516320682735" calcext:value-type="float">
            <text:p>300.516320682735</text:p>
          </table:table-cell>
          <table:table-cell table:formula="of:=[.AN32]-[.AO32]" office:value-type="float" office:value="94.9836793172653" calcext:value-type="float">
            <text:p>94.9836793172653</text:p>
          </table:table-cell>
          <table:table-cell table:formula="of:=[.AP32]-[.AQ32]" office:value-type="float" office:value="205.532641365469" calcext:value-type="float">
            <text:p>205.532641365469</text:p>
          </table:table-cell>
          <table:table-cell table:style-name="ce1"/>
          <table:table-cell table:formula="of:=AVERAGE([.W32];[.H32];[.AL32])" office:value-type="float" office:value="150.222222222222" calcext:value-type="float">
            <text:p>150.222222222222</text:p>
          </table:table-cell>
          <table:table-cell table:formula="of:=STDEV([.AL32];[.W32];[.H32])" office:value-type="float" office:value="57.562124249789" calcext:value-type="float">
            <text:p>57.562124249789</text:p>
          </table:table-cell>
          <table:table-cell table:formula="of:=[.AT32]+[.AU32]" office:value-type="float" office:value="207.784346472011" calcext:value-type="float">
            <text:p>207.784346472011</text:p>
          </table:table-cell>
          <table:table-cell table:formula="of:=[.AT32]-[.AU32]" office:value-type="float" office:value="92.6600979724332" calcext:value-type="float">
            <text:p>92.6600979724332</text:p>
          </table:table-cell>
          <table:table-cell table:formula="of:=[.AV32]-[.AW32]" office:value-type="float" office:value="115.124248499578" calcext:value-type="float">
            <text:p>115.12424849957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formula="of:=[.G32]+0" office:value-type="float" office:value="250" calcext:value-type="float">
            <text:p>250</text:p>
          </table:table-cell>
          <table:table-cell table:formula="of:=AVERAGE([.B33:.G33])" office:value-type="float" office:value="117.666666666667" calcext:value-type="float">
            <text:p>117.666666666667</text:p>
          </table:table-cell>
          <table:table-cell table:style-name="ce1"/>
          <table:table-cell table:style-name="Default" table:formula="of:=AVERAGE([.C33:.F33])" office:value-type="float" office:value="114" calcext:value-type="float">
            <text:p>114</text:p>
          </table:table-cell>
          <table:table-cell table:style-name="Default" table:formula="of:=STDEV([.C33:.F33])" office:value-type="float" office:value="31.091263510296" calcext:value-type="float">
            <text:p>31.091263510296</text:p>
          </table:table-cell>
          <table:table-cell table:style-name="Default" table:formula="of:=[.J33]+[.K33]" office:value-type="float" office:value="145.091263510296" calcext:value-type="float">
            <text:p>145.091263510296</text:p>
          </table:table-cell>
          <table:table-cell table:style-name="Default" table:formula="of:=[.J33]-[.K33]" office:value-type="float" office:value="82.908736489704" calcext:value-type="float">
            <text:p>82.908736489704</text:p>
          </table:table-cell>
          <table:table-cell table:style-name="Default" table:formula="of:=[.L33]-[.M33]" office:value-type="float" office:value="62.1825270205921" calcext:value-type="float">
            <text:p>62.1825270205921</text:p>
          </table:table-cell>
          <table:table-cell table:style-name="ce1"/>
          <table:table-cell table:formula="of:=[.P32]+1" office:value-type="float" office:value="32" calcext:value-type="float">
            <text:p>32</text:p>
          </table:table-cell>
          <table:table-cell table:formula="of:=[.Q32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table:formula="of:=[.V32]+0" office:value-type="float" office:value="250" calcext:value-type="float">
            <text:p>250</text:p>
          </table:table-cell>
          <table:table-cell table:formula="of:=AVERAGE([.Q33:.V33])" office:value-type="float" office:value="144.5" calcext:value-type="float">
            <text:p>144.5</text:p>
          </table:table-cell>
          <table:table-cell table:style-name="ce1"/>
          <table:table-cell table:formula="of:=AVERAGE([.R33:.U33])" office:value-type="float" office:value="154.25" calcext:value-type="float">
            <text:p>154.25</text:p>
          </table:table-cell>
          <table:table-cell table:formula="of:=STDEV([.R33:.U33])" office:value-type="float" office:value="59.2698630559129" calcext:value-type="float">
            <text:p>59.2698630559129</text:p>
          </table:table-cell>
          <table:table-cell table:formula="of:=[.Y33]+[.Z33]" office:value-type="float" office:value="213.519863055913" calcext:value-type="float">
            <text:p>213.519863055913</text:p>
          </table:table-cell>
          <table:table-cell table:formula="of:=[.Y33]-[.Z33]" office:value-type="float" office:value="94.9801369440871" calcext:value-type="float">
            <text:p>94.9801369440871</text:p>
          </table:table-cell>
          <table:table-cell table:formula="of:=[.AA33]-[.AB33]" office:value-type="float" office:value="118.539726111826" calcext:value-type="float">
            <text:p>118.539726111826</text:p>
          </table:table-cell>
          <table:table-cell table:style-name="ce1"/>
          <table:table-cell table:formula="of:=[.AE32]+1" office:value-type="float" office:value="32" calcext:value-type="float">
            <text:p>32</text:p>
          </table:table-cell>
          <table:table-cell table:formula="of:=[.AF32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table:formula="of:=[.AK32]+0" office:value-type="float" office:value="250" calcext:value-type="float">
            <text:p>250</text:p>
          </table:table-cell>
          <table:table-cell table:formula="of:=AVERAGE([.AF33:.AK33])" office:value-type="float" office:value="168.666666666667" calcext:value-type="float">
            <text:p>168.666666666667</text:p>
          </table:table-cell>
          <table:table-cell table:style-name="ce1"/>
          <table:table-cell table:formula="of:=AVERAGE([.AG33:.AJ33])" office:value-type="float" office:value="190.5" calcext:value-type="float">
            <text:p>190.5</text:p>
          </table:table-cell>
          <table:table-cell table:formula="of:=STDEV([.AG33:.AJ33])" office:value-type="float" office:value="35.7537876781374" calcext:value-type="float">
            <text:p>35.7537876781374</text:p>
          </table:table-cell>
          <table:table-cell table:formula="of:=[.AN33]+[.AO33]" office:value-type="float" office:value="226.253787678137" calcext:value-type="float">
            <text:p>226.253787678137</text:p>
          </table:table-cell>
          <table:table-cell table:formula="of:=[.AN33]-[.AO33]" office:value-type="float" office:value="154.746212321863" calcext:value-type="float">
            <text:p>154.746212321863</text:p>
          </table:table-cell>
          <table:table-cell table:formula="of:=[.AP33]-[.AQ33]" office:value-type="float" office:value="71.5075753562749" calcext:value-type="float">
            <text:p>71.5075753562749</text:p>
          </table:table-cell>
          <table:table-cell table:style-name="ce1"/>
          <table:table-cell table:formula="of:=AVERAGE([.W33];[.H33];[.AL33])" office:value-type="float" office:value="143.611111111111" calcext:value-type="float">
            <text:p>143.611111111111</text:p>
          </table:table-cell>
          <table:table-cell table:formula="of:=STDEV([.AL33];[.W33];[.H33])" office:value-type="float" office:value="25.5116168165131" calcext:value-type="float">
            <text:p>25.5116168165131</text:p>
          </table:table-cell>
          <table:table-cell table:formula="of:=[.AT33]+[.AU33]" office:value-type="float" office:value="169.122727927624" calcext:value-type="float">
            <text:p>169.122727927624</text:p>
          </table:table-cell>
          <table:table-cell table:formula="of:=[.AT33]-[.AU33]" office:value-type="float" office:value="118.099494294598" calcext:value-type="float">
            <text:p>118.099494294598</text:p>
          </table:table-cell>
          <table:table-cell table:formula="of:=[.AV33]-[.AW33]" office:value-type="float" office:value="51.0232336330261" calcext:value-type="float">
            <text:p>51.023233633026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table:formula="of:=[.G33]+0" office:value-type="float" office:value="250" calcext:value-type="float">
            <text:p>250</text:p>
          </table:table-cell>
          <table:table-cell table:formula="of:=AVERAGE([.B34:.G34])" office:value-type="float" office:value="182.5" calcext:value-type="float">
            <text:p>182.5</text:p>
          </table:table-cell>
          <table:table-cell table:style-name="ce1"/>
          <table:table-cell table:style-name="Default" table:formula="of:=AVERAGE([.C34:.F34])" office:value-type="float" office:value="211.25" calcext:value-type="float">
            <text:p>211.25</text:p>
          </table:table-cell>
          <table:table-cell table:style-name="Default" table:formula="of:=STDEV([.C34:.F34])" office:value-type="float" office:value="56.4114350109976" calcext:value-type="float">
            <text:p>56.4114350109976</text:p>
          </table:table-cell>
          <table:table-cell table:style-name="Default" table:formula="of:=[.J34]+[.K34]" office:value-type="float" office:value="267.661435010998" calcext:value-type="float">
            <text:p>267.661435010998</text:p>
          </table:table-cell>
          <table:table-cell table:style-name="Default" table:formula="of:=[.J34]-[.K34]" office:value-type="float" office:value="154.838564989002" calcext:value-type="float">
            <text:p>154.838564989002</text:p>
          </table:table-cell>
          <table:table-cell table:style-name="Default" table:formula="of:=[.L34]-[.M34]" office:value-type="float" office:value="112.822870021995" calcext:value-type="float">
            <text:p>112.822870021995</text:p>
          </table:table-cell>
          <table:table-cell table:style-name="ce1"/>
          <table:table-cell table:formula="of:=[.P33]+1" office:value-type="float" office:value="33" calcext:value-type="float">
            <text:p>33</text:p>
          </table:table-cell>
          <table:table-cell table:formula="of:=[.Q33]+0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table:formula="of:=[.V33]+0" office:value-type="float" office:value="250" calcext:value-type="float">
            <text:p>250</text:p>
          </table:table-cell>
          <table:table-cell table:formula="of:=AVERAGE([.Q34:.V34])" office:value-type="float" office:value="189.833333333333" calcext:value-type="float">
            <text:p>189.833333333333</text:p>
          </table:table-cell>
          <table:table-cell table:style-name="ce1"/>
          <table:table-cell table:formula="of:=AVERAGE([.R34:.U34])" office:value-type="float" office:value="222.25" calcext:value-type="float">
            <text:p>222.25</text:p>
          </table:table-cell>
          <table:table-cell table:formula="of:=STDEV([.R34:.U34])" office:value-type="float" office:value="89.5" calcext:value-type="float">
            <text:p>89.5</text:p>
          </table:table-cell>
          <table:table-cell table:formula="of:=[.Y34]+[.Z34]" office:value-type="float" office:value="311.75" calcext:value-type="float">
            <text:p>311.75</text:p>
          </table:table-cell>
          <table:table-cell table:formula="of:=[.Y34]-[.Z34]" office:value-type="float" office:value="132.75" calcext:value-type="float">
            <text:p>132.75</text:p>
          </table:table-cell>
          <table:table-cell table:formula="of:=[.AA34]-[.AB34]" office:value-type="float" office:value="179" calcext:value-type="float">
            <text:p>179</text:p>
          </table:table-cell>
          <table:table-cell table:style-name="ce1"/>
          <table:table-cell table:formula="of:=[.AE33]+1" office:value-type="float" office:value="33" calcext:value-type="float">
            <text:p>33</text:p>
          </table:table-cell>
          <table:table-cell table:formula="of:=[.AF3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329" calcext:value-type="float">
            <text:p>329</text:p>
          </table:table-cell>
          <table:table-cell table:formula="of:=[.AK33]+0" office:value-type="float" office:value="250" calcext:value-type="float">
            <text:p>250</text:p>
          </table:table-cell>
          <table:table-cell table:formula="of:=AVERAGE([.AF34:.AK34])" office:value-type="float" office:value="197" calcext:value-type="float">
            <text:p>197</text:p>
          </table:table-cell>
          <table:table-cell table:style-name="ce1"/>
          <table:table-cell table:formula="of:=AVERAGE([.AG34:.AJ34])" office:value-type="float" office:value="233" calcext:value-type="float">
            <text:p>233</text:p>
          </table:table-cell>
          <table:table-cell table:formula="of:=STDEV([.AG34:.AJ34])" office:value-type="float" office:value="73.6659125149934" calcext:value-type="float">
            <text:p>73.6659125149934</text:p>
          </table:table-cell>
          <table:table-cell table:formula="of:=[.AN34]+[.AO34]" office:value-type="float" office:value="306.665912514993" calcext:value-type="float">
            <text:p>306.665912514993</text:p>
          </table:table-cell>
          <table:table-cell table:formula="of:=[.AN34]-[.AO34]" office:value-type="float" office:value="159.334087485007" calcext:value-type="float">
            <text:p>159.334087485007</text:p>
          </table:table-cell>
          <table:table-cell table:formula="of:=[.AP34]-[.AQ34]" office:value-type="float" office:value="147.331825029987" calcext:value-type="float">
            <text:p>147.331825029987</text:p>
          </table:table-cell>
          <table:table-cell table:style-name="ce1"/>
          <table:table-cell table:formula="of:=AVERAGE([.W34];[.H34];[.AL34])" office:value-type="float" office:value="189.777777777778" calcext:value-type="float">
            <text:p>189.777777777778</text:p>
          </table:table-cell>
          <table:table-cell table:formula="of:=STDEV([.AL34];[.W34];[.H34])" office:value-type="float" office:value="7.25015964064343" calcext:value-type="float">
            <text:p>7.25015964064343</text:p>
          </table:table-cell>
          <table:table-cell table:formula="of:=[.AT34]+[.AU34]" office:value-type="float" office:value="197.027937418421" calcext:value-type="float">
            <text:p>197.027937418421</text:p>
          </table:table-cell>
          <table:table-cell table:formula="of:=[.AT34]-[.AU34]" office:value-type="float" office:value="182.527618137134" calcext:value-type="float">
            <text:p>182.527618137134</text:p>
          </table:table-cell>
          <table:table-cell table:formula="of:=[.AV34]-[.AW34]" office:value-type="float" office:value="14.5003192812869" calcext:value-type="float">
            <text:p>14.5003192812869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G34]+0" office:value-type="float" office:value="250" calcext:value-type="float">
            <text:p>250</text:p>
          </table:table-cell>
          <table:table-cell table:formula="of:=AVERAGE([.B35:.G35])" office:value-type="float" office:value="90" calcext:value-type="float">
            <text:p>90</text:p>
          </table:table-cell>
          <table:table-cell table:style-name="ce1"/>
          <table:table-cell table:style-name="Default" table:formula="of:=AVERAGE([.C35:.F35])" office:value-type="float" office:value="72.5" calcext:value-type="float">
            <text:p>72.5</text:p>
          </table:table-cell>
          <table:table-cell table:style-name="Default" table:formula="of:=STDEV([.C35:.F35])" office:value-type="float" office:value="7.41619848709566" calcext:value-type="float">
            <text:p>7.41619848709566</text:p>
          </table:table-cell>
          <table:table-cell table:style-name="Default" table:formula="of:=[.J35]+[.K35]" office:value-type="float" office:value="79.9161984870957" calcext:value-type="float">
            <text:p>79.9161984870957</text:p>
          </table:table-cell>
          <table:table-cell table:style-name="Default" table:formula="of:=[.J35]-[.K35]" office:value-type="float" office:value="65.0838015129043" calcext:value-type="float">
            <text:p>65.0838015129043</text:p>
          </table:table-cell>
          <table:table-cell table:style-name="Default" table:formula="of:=[.L35]-[.M35]" office:value-type="float" office:value="14.8323969741913" calcext:value-type="float">
            <text:p>14.8323969741913</text:p>
          </table:table-cell>
          <table:table-cell table:style-name="ce1"/>
          <table:table-cell table:formula="of:=[.P34]+1" office:value-type="float" office:value="34" calcext:value-type="float">
            <text:p>34</text:p>
          </table:table-cell>
          <table:table-cell table:formula="of:=[.Q34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formula="of:=[.V34]+0" office:value-type="float" office:value="250" calcext:value-type="float">
            <text:p>250</text:p>
          </table:table-cell>
          <table:table-cell table:formula="of:=AVERAGE([.Q35:.V35])" office:value-type="float" office:value="136.666666666667" calcext:value-type="float">
            <text:p>136.666666666667</text:p>
          </table:table-cell>
          <table:table-cell table:style-name="ce1"/>
          <table:table-cell table:formula="of:=AVERAGE([.R35:.U35])" office:value-type="float" office:value="142.5" calcext:value-type="float">
            <text:p>142.5</text:p>
          </table:table-cell>
          <table:table-cell table:formula="of:=STDEV([.R35:.U35])" office:value-type="float" office:value="55.524769247607" calcext:value-type="float">
            <text:p>55.524769247607</text:p>
          </table:table-cell>
          <table:table-cell table:formula="of:=[.Y35]+[.Z35]" office:value-type="float" office:value="198.024769247607" calcext:value-type="float">
            <text:p>198.024769247607</text:p>
          </table:table-cell>
          <table:table-cell table:formula="of:=[.Y35]-[.Z35]" office:value-type="float" office:value="86.975230752393" calcext:value-type="float">
            <text:p>86.975230752393</text:p>
          </table:table-cell>
          <table:table-cell table:formula="of:=[.AA35]-[.AB35]" office:value-type="float" office:value="111.049538495214" calcext:value-type="float">
            <text:p>111.049538495214</text:p>
          </table:table-cell>
          <table:table-cell table:style-name="ce1"/>
          <table:table-cell table:formula="of:=[.AE34]+1" office:value-type="float" office:value="34" calcext:value-type="float">
            <text:p>34</text:p>
          </table:table-cell>
          <table:table-cell table:formula="of:=[.AF34]+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AK34]+0" office:value-type="float" office:value="250" calcext:value-type="float">
            <text:p>250</text:p>
          </table:table-cell>
          <table:table-cell table:formula="of:=AVERAGE([.AF35:.AK35])" office:value-type="float" office:value="150.5" calcext:value-type="float">
            <text:p>150.5</text:p>
          </table:table-cell>
          <table:table-cell table:style-name="ce1"/>
          <table:table-cell table:formula="of:=AVERAGE([.AG35:.AJ35])" office:value-type="float" office:value="163.25" calcext:value-type="float">
            <text:p>163.25</text:p>
          </table:table-cell>
          <table:table-cell table:formula="of:=STDEV([.AG35:.AJ35])" office:value-type="float" office:value="21.0455854436665" calcext:value-type="float">
            <text:p>21.0455854436665</text:p>
          </table:table-cell>
          <table:table-cell table:formula="of:=[.AN35]+[.AO35]" office:value-type="float" office:value="184.295585443666" calcext:value-type="float">
            <text:p>184.295585443666</text:p>
          </table:table-cell>
          <table:table-cell table:formula="of:=[.AN35]-[.AO35]" office:value-type="float" office:value="142.204414556334" calcext:value-type="float">
            <text:p>142.204414556334</text:p>
          </table:table-cell>
          <table:table-cell table:formula="of:=[.AP35]-[.AQ35]" office:value-type="float" office:value="42.091170887333" calcext:value-type="float">
            <text:p>42.091170887333</text:p>
          </table:table-cell>
          <table:table-cell table:style-name="ce1"/>
          <table:table-cell table:formula="of:=AVERAGE([.W35];[.H35];[.AL35])" office:value-type="float" office:value="125.722222222222" calcext:value-type="float">
            <text:p>125.722222222222</text:p>
          </table:table-cell>
          <table:table-cell table:formula="of:=STDEV([.AL35];[.W35];[.H35])" office:value-type="float" office:value="31.7001285194264" calcext:value-type="float">
            <text:p>31.7001285194264</text:p>
          </table:table-cell>
          <table:table-cell table:formula="of:=[.AT35]+[.AU35]" office:value-type="float" office:value="157.422350741649" calcext:value-type="float">
            <text:p>157.422350741649</text:p>
          </table:table-cell>
          <table:table-cell table:formula="of:=[.AT35]-[.AU35]" office:value-type="float" office:value="94.0220937027959" calcext:value-type="float">
            <text:p>94.0220937027959</text:p>
          </table:table-cell>
          <table:table-cell table:formula="of:=[.AV35]-[.AW35]" office:value-type="float" office:value="63.4002570388527" calcext:value-type="float">
            <text:p>63.4002570388527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0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G35]+0" office:value-type="float" office:value="250" calcext:value-type="float">
            <text:p>250</text:p>
          </table:table-cell>
          <table:table-cell table:formula="of:=AVERAGE([.B36:.G36])" office:value-type="float" office:value="136.666666666667" calcext:value-type="float">
            <text:p>136.666666666667</text:p>
          </table:table-cell>
          <table:table-cell table:style-name="ce1"/>
          <table:table-cell table:style-name="Default" table:formula="of:=AVERAGE([.C36:.F36])" office:value-type="float" office:value="142.5" calcext:value-type="float">
            <text:p>142.5</text:p>
          </table:table-cell>
          <table:table-cell table:style-name="Default" table:formula="of:=STDEV([.C36:.F36])" office:value-type="float" office:value="98.5038070330279" calcext:value-type="float">
            <text:p>98.5038070330279</text:p>
          </table:table-cell>
          <table:table-cell table:style-name="Default" table:formula="of:=[.J36]+[.K36]" office:value-type="float" office:value="241.003807033028" calcext:value-type="float">
            <text:p>241.003807033028</text:p>
          </table:table-cell>
          <table:table-cell table:style-name="Default" table:formula="of:=[.J36]-[.K36]" office:value-type="float" office:value="43.9961929669721" calcext:value-type="float">
            <text:p>43.9961929669721</text:p>
          </table:table-cell>
          <table:table-cell table:style-name="Default" table:formula="of:=[.L36]-[.M36]" office:value-type="float" office:value="197.007614066056" calcext:value-type="float">
            <text:p>197.007614066056</text:p>
          </table:table-cell>
          <table:table-cell table:style-name="ce1"/>
          <table:table-cell table:formula="of:=[.P35]+1" office:value-type="float" office:value="35" calcext:value-type="float">
            <text:p>35</text:p>
          </table:table-cell>
          <table:table-cell table:formula="of:=[.Q35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formula="of:=[.V35]+0" office:value-type="float" office:value="250" calcext:value-type="float">
            <text:p>250</text:p>
          </table:table-cell>
          <table:table-cell table:formula="of:=AVERAGE([.Q36:.V36])" office:value-type="float" office:value="151.666666666667" calcext:value-type="float">
            <text:p>151.666666666667</text:p>
          </table:table-cell>
          <table:table-cell table:style-name="ce1"/>
          <table:table-cell table:formula="of:=AVERAGE([.R36:.U36])" office:value-type="float" office:value="165" calcext:value-type="float">
            <text:p>165</text:p>
          </table:table-cell>
          <table:table-cell table:formula="of:=STDEV([.R36:.U36])" office:value-type="float" office:value="48.4699219447828" calcext:value-type="float">
            <text:p>48.4699219447828</text:p>
          </table:table-cell>
          <table:table-cell table:formula="of:=[.Y36]+[.Z36]" office:value-type="float" office:value="213.469921944783" calcext:value-type="float">
            <text:p>213.469921944783</text:p>
          </table:table-cell>
          <table:table-cell table:formula="of:=[.Y36]-[.Z36]" office:value-type="float" office:value="116.530078055217" calcext:value-type="float">
            <text:p>116.530078055217</text:p>
          </table:table-cell>
          <table:table-cell table:formula="of:=[.AA36]-[.AB36]" office:value-type="float" office:value="96.9398438895655" calcext:value-type="float">
            <text:p>96.9398438895655</text:p>
          </table:table-cell>
          <table:table-cell table:style-name="ce1"/>
          <table:table-cell table:formula="of:=[.AE35]+1" office:value-type="float" office:value="35" calcext:value-type="float">
            <text:p>35</text:p>
          </table:table-cell>
          <table:table-cell table:formula="of:=[.AF35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table:formula="of:=[.AK35]+0" office:value-type="float" office:value="250" calcext:value-type="float">
            <text:p>250</text:p>
          </table:table-cell>
          <table:table-cell table:formula="of:=AVERAGE([.AF36:.AK36])" office:value-type="float" office:value="127.833333333333" calcext:value-type="float">
            <text:p>127.833333333333</text:p>
          </table:table-cell>
          <table:table-cell table:style-name="ce1"/>
          <table:table-cell table:formula="of:=AVERAGE([.AG36:.AJ36])" office:value-type="float" office:value="129.25" calcext:value-type="float">
            <text:p>129.25</text:p>
          </table:table-cell>
          <table:table-cell table:formula="of:=STDEV([.AG36:.AJ36])" office:value-type="float" office:value="38.7072344659238" calcext:value-type="float">
            <text:p>38.7072344659238</text:p>
          </table:table-cell>
          <table:table-cell table:formula="of:=[.AN36]+[.AO36]" office:value-type="float" office:value="167.957234465924" calcext:value-type="float">
            <text:p>167.957234465924</text:p>
          </table:table-cell>
          <table:table-cell table:formula="of:=[.AN36]-[.AO36]" office:value-type="float" office:value="90.5427655340762" calcext:value-type="float">
            <text:p>90.5427655340762</text:p>
          </table:table-cell>
          <table:table-cell table:formula="of:=[.AP36]-[.AQ36]" office:value-type="float" office:value="77.4144689318476" calcext:value-type="float">
            <text:p>77.4144689318476</text:p>
          </table:table-cell>
          <table:table-cell table:style-name="ce1"/>
          <table:table-cell table:formula="of:=AVERAGE([.W36];[.H36];[.AL36])" office:value-type="float" office:value="138.722222222222" calcext:value-type="float">
            <text:p>138.722222222222</text:p>
          </table:table-cell>
          <table:table-cell table:formula="of:=STDEV([.AL36];[.W36];[.H36])" office:value-type="float" office:value="12.0488972908696" calcext:value-type="float">
            <text:p>12.0488972908696</text:p>
          </table:table-cell>
          <table:table-cell table:formula="of:=[.AT36]+[.AU36]" office:value-type="float" office:value="150.771119513092" calcext:value-type="float">
            <text:p>150.771119513092</text:p>
          </table:table-cell>
          <table:table-cell table:formula="of:=[.AT36]-[.AU36]" office:value-type="float" office:value="126.673324931353" calcext:value-type="float">
            <text:p>126.673324931353</text:p>
          </table:table-cell>
          <table:table-cell table:formula="of:=[.AV36]-[.AW36]" office:value-type="float" office:value="24.0977945817393" calcext:value-type="float">
            <text:p>24.097794581739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formula="of:=[.G36]+0" office:value-type="float" office:value="250" calcext:value-type="float">
            <text:p>250</text:p>
          </table:table-cell>
          <table:table-cell table:formula="of:=AVERAGE([.B37:.G37])" office:value-type="float" office:value="88.5" calcext:value-type="float">
            <text:p>88.5</text:p>
          </table:table-cell>
          <table:table-cell table:style-name="ce1"/>
          <table:table-cell table:style-name="Default" table:formula="of:=AVERAGE([.C37:.F37])" office:value-type="float" office:value="70.25" calcext:value-type="float">
            <text:p>70.25</text:p>
          </table:table-cell>
          <table:table-cell table:style-name="Default" table:formula="of:=STDEV([.C37:.F37])" office:value-type="float" office:value="50.6779044554922" calcext:value-type="float">
            <text:p>50.6779044554922</text:p>
          </table:table-cell>
          <table:table-cell table:style-name="Default" table:formula="of:=[.J37]+[.K37]" office:value-type="float" office:value="120.927904455492" calcext:value-type="float">
            <text:p>120.927904455492</text:p>
          </table:table-cell>
          <table:table-cell table:style-name="Default" table:formula="of:=[.J37]-[.K37]" office:value-type="float" office:value="19.5720955445078" calcext:value-type="float">
            <text:p>19.5720955445078</text:p>
          </table:table-cell>
          <table:table-cell table:style-name="Default" table:formula="of:=[.L37]-[.M37]" office:value-type="float" office:value="101.355808910984" calcext:value-type="float">
            <text:p>101.355808910984</text:p>
          </table:table-cell>
          <table:table-cell table:style-name="ce1"/>
          <table:table-cell table:formula="of:=[.P36]+1" office:value-type="float" office:value="36" calcext:value-type="float">
            <text:p>36</text:p>
          </table:table-cell>
          <table:table-cell table:formula="of:=[.Q3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table:formula="of:=[.V36]+0" office:value-type="float" office:value="250" calcext:value-type="float">
            <text:p>250</text:p>
          </table:table-cell>
          <table:table-cell table:formula="of:=AVERAGE([.Q37:.V37])" office:value-type="float" office:value="170.166666666667" calcext:value-type="float">
            <text:p>170.166666666667</text:p>
          </table:table-cell>
          <table:table-cell table:style-name="ce1"/>
          <table:table-cell table:formula="of:=AVERAGE([.R37:.U37])" office:value-type="float" office:value="192.75" calcext:value-type="float">
            <text:p>192.75</text:p>
          </table:table-cell>
          <table:table-cell table:formula="of:=STDEV([.R37:.U37])" office:value-type="float" office:value="101.058976180578" calcext:value-type="float">
            <text:p>101.058976180578</text:p>
          </table:table-cell>
          <table:table-cell table:formula="of:=[.Y37]+[.Z37]" office:value-type="float" office:value="293.808976180578" calcext:value-type="float">
            <text:p>293.808976180578</text:p>
          </table:table-cell>
          <table:table-cell table:formula="of:=[.Y37]-[.Z37]" office:value-type="float" office:value="91.6910238194218" calcext:value-type="float">
            <text:p>91.6910238194218</text:p>
          </table:table-cell>
          <table:table-cell table:formula="of:=[.AA37]-[.AB37]" office:value-type="float" office:value="202.117952361156" calcext:value-type="float">
            <text:p>202.117952361156</text:p>
          </table:table-cell>
          <table:table-cell table:style-name="ce1"/>
          <table:table-cell table:formula="of:=[.AE36]+1" office:value-type="float" office:value="36" calcext:value-type="float">
            <text:p>36</text:p>
          </table:table-cell>
          <table:table-cell table:formula="of:=[.AF36]+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AK36]+0" office:value-type="float" office:value="250" calcext:value-type="float">
            <text:p>250</text:p>
          </table:table-cell>
          <table:table-cell table:formula="of:=AVERAGE([.AF37:.AK37])" office:value-type="float" office:value="133.166666666667" calcext:value-type="float">
            <text:p>133.166666666667</text:p>
          </table:table-cell>
          <table:table-cell table:style-name="ce1"/>
          <table:table-cell table:formula="of:=AVERAGE([.AG37:.AJ37])" office:value-type="float" office:value="137.25" calcext:value-type="float">
            <text:p>137.25</text:p>
          </table:table-cell>
          <table:table-cell table:formula="of:=STDEV([.AG37:.AJ37])" office:value-type="float" office:value="31.8053978647231" calcext:value-type="float">
            <text:p>31.8053978647231</text:p>
          </table:table-cell>
          <table:table-cell table:formula="of:=[.AN37]+[.AO37]" office:value-type="float" office:value="169.055397864723" calcext:value-type="float">
            <text:p>169.055397864723</text:p>
          </table:table-cell>
          <table:table-cell table:formula="of:=[.AN37]-[.AO37]" office:value-type="float" office:value="105.444602135277" calcext:value-type="float">
            <text:p>105.444602135277</text:p>
          </table:table-cell>
          <table:table-cell table:formula="of:=[.AP37]-[.AQ37]" office:value-type="float" office:value="63.6107957294462" calcext:value-type="float">
            <text:p>63.6107957294462</text:p>
          </table:table-cell>
          <table:table-cell table:style-name="ce1"/>
          <table:table-cell table:formula="of:=AVERAGE([.W37];[.H37];[.AL37])" office:value-type="float" office:value="130.611111111111" calcext:value-type="float">
            <text:p>130.611111111111</text:p>
          </table:table-cell>
          <table:table-cell table:formula="of:=STDEV([.AL37];[.W37];[.H37])" office:value-type="float" office:value="40.8932666738579" calcext:value-type="float">
            <text:p>40.8932666738579</text:p>
          </table:table-cell>
          <table:table-cell table:formula="of:=[.AT37]+[.AU37]" office:value-type="float" office:value="171.504377784969" calcext:value-type="float">
            <text:p>171.504377784969</text:p>
          </table:table-cell>
          <table:table-cell table:formula="of:=[.AT37]-[.AU37]" office:value-type="float" office:value="89.7178444372532" calcext:value-type="float">
            <text:p>89.7178444372532</text:p>
          </table:table-cell>
          <table:table-cell table:formula="of:=[.AV37]-[.AW37]" office:value-type="float" office:value="81.7865333477158" calcext:value-type="float">
            <text:p>81.786533347715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[.G37]+0" office:value-type="float" office:value="250" calcext:value-type="float">
            <text:p>250</text:p>
          </table:table-cell>
          <table:table-cell table:formula="of:=AVERAGE([.B38:.G38])" office:value-type="float" office:value="104.666666666667" calcext:value-type="float">
            <text:p>104.666666666667</text:p>
          </table:table-cell>
          <table:table-cell table:style-name="ce1"/>
          <table:table-cell table:style-name="Default" table:formula="of:=AVERAGE([.C38:.F38])" office:value-type="float" office:value="94.5" calcext:value-type="float">
            <text:p>94.5</text:p>
          </table:table-cell>
          <table:table-cell table:style-name="Default" table:formula="of:=STDEV([.C38:.F38])" office:value-type="float" office:value="22.0680764907139" calcext:value-type="float">
            <text:p>22.0680764907139</text:p>
          </table:table-cell>
          <table:table-cell table:style-name="Default" table:formula="of:=[.J38]+[.K38]" office:value-type="float" office:value="116.568076490714" calcext:value-type="float">
            <text:p>116.568076490714</text:p>
          </table:table-cell>
          <table:table-cell table:style-name="Default" table:formula="of:=[.J38]-[.K38]" office:value-type="float" office:value="72.4319235092861" calcext:value-type="float">
            <text:p>72.4319235092861</text:p>
          </table:table-cell>
          <table:table-cell table:style-name="Default" table:formula="of:=[.L38]-[.M38]" office:value-type="float" office:value="44.1361529814278" calcext:value-type="float">
            <text:p>44.1361529814278</text:p>
          </table:table-cell>
          <table:table-cell table:style-name="ce1"/>
          <table:table-cell table:formula="of:=[.P37]+1" office:value-type="float" office:value="37" calcext:value-type="float">
            <text:p>37</text:p>
          </table:table-cell>
          <table:table-cell table:formula="of:=[.Q37]+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table:formula="of:=[.V37]+0" office:value-type="float" office:value="250" calcext:value-type="float">
            <text:p>250</text:p>
          </table:table-cell>
          <table:table-cell table:formula="of:=AVERAGE([.Q38:.V38])" office:value-type="float" office:value="168.5" calcext:value-type="float">
            <text:p>168.5</text:p>
          </table:table-cell>
          <table:table-cell table:style-name="ce1"/>
          <table:table-cell table:formula="of:=AVERAGE([.R38:.U38])" office:value-type="float" office:value="190.25" calcext:value-type="float">
            <text:p>190.25</text:p>
          </table:table-cell>
          <table:table-cell table:formula="of:=STDEV([.R38:.U38])" office:value-type="float" office:value="84.1838266335444" calcext:value-type="float">
            <text:p>84.1838266335444</text:p>
          </table:table-cell>
          <table:table-cell table:formula="of:=[.Y38]+[.Z38]" office:value-type="float" office:value="274.433826633544" calcext:value-type="float">
            <text:p>274.433826633544</text:p>
          </table:table-cell>
          <table:table-cell table:formula="of:=[.Y38]-[.Z38]" office:value-type="float" office:value="106.066173366456" calcext:value-type="float">
            <text:p>106.066173366456</text:p>
          </table:table-cell>
          <table:table-cell table:formula="of:=[.AA38]-[.AB38]" office:value-type="float" office:value="168.367653267089" calcext:value-type="float">
            <text:p>168.367653267089</text:p>
          </table:table-cell>
          <table:table-cell table:style-name="ce1"/>
          <table:table-cell table:formula="of:=[.AE37]+1" office:value-type="float" office:value="37" calcext:value-type="float">
            <text:p>37</text:p>
          </table:table-cell>
          <table:table-cell table:formula="of:=[.AF37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table:formula="of:=[.AK37]+0" office:value-type="float" office:value="250" calcext:value-type="float">
            <text:p>250</text:p>
          </table:table-cell>
          <table:table-cell table:formula="of:=AVERAGE([.AF38:.AK38])" office:value-type="float" office:value="144.833333333333" calcext:value-type="float">
            <text:p>144.833333333333</text:p>
          </table:table-cell>
          <table:table-cell table:style-name="ce1"/>
          <table:table-cell table:formula="of:=AVERAGE([.AG38:.AJ38])" office:value-type="float" office:value="154.75" calcext:value-type="float">
            <text:p>154.75</text:p>
          </table:table-cell>
          <table:table-cell table:formula="of:=STDEV([.AG38:.AJ38])" office:value-type="float" office:value="95.5174504126515" calcext:value-type="float">
            <text:p>95.5174504126515</text:p>
          </table:table-cell>
          <table:table-cell table:formula="of:=[.AN38]+[.AO38]" office:value-type="float" office:value="250.267450412651" calcext:value-type="float">
            <text:p>250.267450412651</text:p>
          </table:table-cell>
          <table:table-cell table:formula="of:=[.AN38]-[.AO38]" office:value-type="float" office:value="59.2325495873485" calcext:value-type="float">
            <text:p>59.2325495873485</text:p>
          </table:table-cell>
          <table:table-cell table:formula="of:=[.AP38]-[.AQ38]" office:value-type="float" office:value="191.034900825303" calcext:value-type="float">
            <text:p>191.034900825303</text:p>
          </table:table-cell>
          <table:table-cell table:style-name="ce1"/>
          <table:table-cell table:formula="of:=AVERAGE([.W38];[.H38];[.AL38])" office:value-type="float" office:value="139.333333333333" calcext:value-type="float">
            <text:p>139.333333333333</text:p>
          </table:table-cell>
          <table:table-cell table:formula="of:=STDEV([.AL38];[.W38];[.H38])" office:value-type="float" office:value="32.2701272248981" calcext:value-type="float">
            <text:p>32.2701272248981</text:p>
          </table:table-cell>
          <table:table-cell table:formula="of:=[.AT38]+[.AU38]" office:value-type="float" office:value="171.603460558231" calcext:value-type="float">
            <text:p>171.603460558231</text:p>
          </table:table-cell>
          <table:table-cell table:formula="of:=[.AT38]-[.AU38]" office:value-type="float" office:value="107.063206108435" calcext:value-type="float">
            <text:p>107.063206108435</text:p>
          </table:table-cell>
          <table:table-cell table:formula="of:=[.AV38]-[.AW38]" office:value-type="float" office:value="64.5402544497962" calcext:value-type="float">
            <text:p>64.540254449796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G38]+0" office:value-type="float" office:value="250" calcext:value-type="float">
            <text:p>250</text:p>
          </table:table-cell>
          <table:table-cell table:formula="of:=AVERAGE([.B39:.G39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39:.F39])" office:value-type="float" office:value="49" calcext:value-type="float">
            <text:p>49</text:p>
          </table:table-cell>
          <table:table-cell table:style-name="Default" table:formula="of:=STDEV([.C39:.F39])" office:value-type="float" office:value="13.9044357430761" calcext:value-type="float">
            <text:p>13.9044357430761</text:p>
          </table:table-cell>
          <table:table-cell table:style-name="Default" table:formula="of:=[.J39]+[.K39]" office:value-type="float" office:value="62.9044357430761" calcext:value-type="float">
            <text:p>62.9044357430761</text:p>
          </table:table-cell>
          <table:table-cell table:style-name="Default" table:formula="of:=[.J39]-[.K39]" office:value-type="float" office:value="35.0955642569239" calcext:value-type="float">
            <text:p>35.0955642569239</text:p>
          </table:table-cell>
          <table:table-cell table:style-name="Default" table:formula="of:=[.L39]-[.M39]" office:value-type="float" office:value="27.8088714861523" calcext:value-type="float">
            <text:p>27.8088714861523</text:p>
          </table:table-cell>
          <table:table-cell table:style-name="ce1"/>
          <table:table-cell table:formula="of:=[.P38]+1" office:value-type="float" office:value="38" calcext:value-type="float">
            <text:p>38</text:p>
          </table:table-cell>
          <table:table-cell table:formula="of:=[.Q3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[.V38]+0" office:value-type="float" office:value="250" calcext:value-type="float">
            <text:p>250</text:p>
          </table:table-cell>
          <table:table-cell table:formula="of:=AVERAGE([.Q39:.V39])" office:value-type="float" office:value="102.666666666667" calcext:value-type="float">
            <text:p>102.666666666667</text:p>
          </table:table-cell>
          <table:table-cell table:style-name="ce1"/>
          <table:table-cell table:formula="of:=AVERAGE([.R39:.U39])" office:value-type="float" office:value="91.5" calcext:value-type="float">
            <text:p>91.5</text:p>
          </table:table-cell>
          <table:table-cell table:formula="of:=STDEV([.R39:.U39])" office:value-type="float" office:value="19.9582898398969" calcext:value-type="float">
            <text:p>19.9582898398969</text:p>
          </table:table-cell>
          <table:table-cell table:formula="of:=[.Y39]+[.Z39]" office:value-type="float" office:value="111.458289839897" calcext:value-type="float">
            <text:p>111.458289839897</text:p>
          </table:table-cell>
          <table:table-cell table:formula="of:=[.Y39]-[.Z39]" office:value-type="float" office:value="71.5417101601031" calcext:value-type="float">
            <text:p>71.5417101601031</text:p>
          </table:table-cell>
          <table:table-cell table:formula="of:=[.AA39]-[.AB39]" office:value-type="float" office:value="39.9165796797939" calcext:value-type="float">
            <text:p>39.9165796797939</text:p>
          </table:table-cell>
          <table:table-cell table:style-name="ce1"/>
          <table:table-cell table:formula="of:=[.AE38]+1" office:value-type="float" office:value="38" calcext:value-type="float">
            <text:p>38</text:p>
          </table:table-cell>
          <table:table-cell table:formula="of:=[.AF38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AK38]+0" office:value-type="float" office:value="250" calcext:value-type="float">
            <text:p>250</text:p>
          </table:table-cell>
          <table:table-cell table:formula="of:=AVERAGE([.AF39:.AK39])" office:value-type="float" office:value="105.833333333333" calcext:value-type="float">
            <text:p>105.833333333333</text:p>
          </table:table-cell>
          <table:table-cell table:style-name="ce1"/>
          <table:table-cell table:formula="of:=AVERAGE([.AG39:.AJ39])" office:value-type="float" office:value="96.25" calcext:value-type="float">
            <text:p>96.25</text:p>
          </table:table-cell>
          <table:table-cell table:formula="of:=STDEV([.AG39:.AJ39])" office:value-type="float" office:value="32.7248631267828" calcext:value-type="float">
            <text:p>32.7248631267828</text:p>
          </table:table-cell>
          <table:table-cell table:formula="of:=[.AN39]+[.AO39]" office:value-type="float" office:value="128.974863126783" calcext:value-type="float">
            <text:p>128.974863126783</text:p>
          </table:table-cell>
          <table:table-cell table:formula="of:=[.AN39]-[.AO39]" office:value-type="float" office:value="63.5251368732172" calcext:value-type="float">
            <text:p>63.5251368732172</text:p>
          </table:table-cell>
          <table:table-cell table:formula="of:=[.AP39]-[.AQ39]" office:value-type="float" office:value="65.4497262535655" calcext:value-type="float">
            <text:p>65.4497262535655</text:p>
          </table:table-cell>
          <table:table-cell table:style-name="ce1"/>
          <table:table-cell table:formula="of:=AVERAGE([.W39];[.H39];[.AL39])" office:value-type="float" office:value="94.2777777777778" calcext:value-type="float">
            <text:p>94.2777777777778</text:p>
          </table:table-cell>
          <table:table-cell table:formula="of:=STDEV([.AL39];[.W39];[.H39])" office:value-type="float" office:value="17.3448145736007" calcext:value-type="float">
            <text:p>17.3448145736007</text:p>
          </table:table-cell>
          <table:table-cell table:formula="of:=[.AT39]+[.AU39]" office:value-type="float" office:value="111.622592351379" calcext:value-type="float">
            <text:p>111.622592351379</text:p>
          </table:table-cell>
          <table:table-cell table:formula="of:=[.AT39]-[.AU39]" office:value-type="float" office:value="76.932963204177" calcext:value-type="float">
            <text:p>76.932963204177</text:p>
          </table:table-cell>
          <table:table-cell table:formula="of:=[.AV39]-[.AW39]" office:value-type="float" office:value="34.6896291472015" calcext:value-type="float">
            <text:p>34.689629147201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table:formula="of:=[.G39]+0" office:value-type="float" office:value="250" calcext:value-type="float">
            <text:p>250</text:p>
          </table:table-cell>
          <table:table-cell table:formula="of:=AVERAGE([.B40:.G40])" office:value-type="float" office:value="131.833333333333" calcext:value-type="float">
            <text:p>131.833333333333</text:p>
          </table:table-cell>
          <table:table-cell table:style-name="ce1"/>
          <table:table-cell table:style-name="Default" table:formula="of:=AVERAGE([.C40:.F40])" office:value-type="float" office:value="135.25" calcext:value-type="float">
            <text:p>135.25</text:p>
          </table:table-cell>
          <table:table-cell table:style-name="Default" table:formula="of:=STDEV([.C40:.F40])" office:value-type="float" office:value="89.7529015315568" calcext:value-type="float">
            <text:p>89.7529015315568</text:p>
          </table:table-cell>
          <table:table-cell table:style-name="Default" table:formula="of:=[.J40]+[.K40]" office:value-type="float" office:value="225.002901531557" calcext:value-type="float">
            <text:p>225.002901531557</text:p>
          </table:table-cell>
          <table:table-cell table:style-name="Default" table:formula="of:=[.J40]-[.K40]" office:value-type="float" office:value="45.4970984684432" calcext:value-type="float">
            <text:p>45.4970984684432</text:p>
          </table:table-cell>
          <table:table-cell table:style-name="Default" table:formula="of:=[.L40]-[.M40]" office:value-type="float" office:value="179.505803063114" calcext:value-type="float">
            <text:p>179.505803063114</text:p>
          </table:table-cell>
          <table:table-cell table:style-name="ce1"/>
          <table:table-cell table:formula="of:=[.P39]+1" office:value-type="float" office:value="39" calcext:value-type="float">
            <text:p>39</text:p>
          </table:table-cell>
          <table:table-cell table:formula="of:=[.Q39]+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29" calcext:value-type="float">
            <text:p>129</text:p>
          </table:table-cell>
          <table:table-cell table:formula="of:=[.V39]+0" office:value-type="float" office:value="250" calcext:value-type="float">
            <text:p>250</text:p>
          </table:table-cell>
          <table:table-cell table:formula="of:=AVERAGE([.Q40:.V40])" office:value-type="float" office:value="155.333333333333" calcext:value-type="float">
            <text:p>155.333333333333</text:p>
          </table:table-cell>
          <table:table-cell table:style-name="ce1"/>
          <table:table-cell table:formula="of:=AVERAGE([.R40:.U40])" office:value-type="float" office:value="170.5" calcext:value-type="float">
            <text:p>170.5</text:p>
          </table:table-cell>
          <table:table-cell table:formula="of:=STDEV([.R40:.U40])" office:value-type="float" office:value="75.2130307858951" calcext:value-type="float">
            <text:p>75.2130307858951</text:p>
          </table:table-cell>
          <table:table-cell table:formula="of:=[.Y40]+[.Z40]" office:value-type="float" office:value="245.713030785895" calcext:value-type="float">
            <text:p>245.713030785895</text:p>
          </table:table-cell>
          <table:table-cell table:formula="of:=[.Y40]-[.Z40]" office:value-type="float" office:value="95.2869692141049" calcext:value-type="float">
            <text:p>95.2869692141049</text:p>
          </table:table-cell>
          <table:table-cell table:formula="of:=[.AA40]-[.AB40]" office:value-type="float" office:value="150.42606157179" calcext:value-type="float">
            <text:p>150.42606157179</text:p>
          </table:table-cell>
          <table:table-cell table:style-name="ce1"/>
          <table:table-cell table:formula="of:=[.AE39]+1" office:value-type="float" office:value="39" calcext:value-type="float">
            <text:p>39</text:p>
          </table:table-cell>
          <table:table-cell table:formula="of:=[.AF39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table:formula="of:=[.AK39]+0" office:value-type="float" office:value="250" calcext:value-type="float">
            <text:p>250</text:p>
          </table:table-cell>
          <table:table-cell table:formula="of:=AVERAGE([.AF40:.AK40])" office:value-type="float" office:value="193.333333333333" calcext:value-type="float">
            <text:p>193.333333333333</text:p>
          </table:table-cell>
          <table:table-cell table:style-name="ce1"/>
          <table:table-cell table:formula="of:=AVERAGE([.AG40:.AJ40])" office:value-type="float" office:value="227.5" calcext:value-type="float">
            <text:p>227.5</text:p>
          </table:table-cell>
          <table:table-cell table:formula="of:=STDEV([.AG40:.AJ40])" office:value-type="float" office:value="128.723217279039" calcext:value-type="float">
            <text:p>128.723217279039</text:p>
          </table:table-cell>
          <table:table-cell table:formula="of:=[.AN40]+[.AO40]" office:value-type="float" office:value="356.223217279039" calcext:value-type="float">
            <text:p>356.223217279039</text:p>
          </table:table-cell>
          <table:table-cell table:formula="of:=[.AN40]-[.AO40]" office:value-type="float" office:value="98.7767827209611" calcext:value-type="float">
            <text:p>98.7767827209611</text:p>
          </table:table-cell>
          <table:table-cell table:formula="of:=[.AP40]-[.AQ40]" office:value-type="float" office:value="257.446434558078" calcext:value-type="float">
            <text:p>257.446434558078</text:p>
          </table:table-cell>
          <table:table-cell table:style-name="ce1"/>
          <table:table-cell table:formula="of:=AVERAGE([.W40];[.H40];[.AL40])" office:value-type="float" office:value="160.166666666667" calcext:value-type="float">
            <text:p>160.166666666667</text:p>
          </table:table-cell>
          <table:table-cell table:formula="of:=STDEV([.AL40];[.W40];[.H40])" office:value-type="float" office:value="31.0335839588877" calcext:value-type="float">
            <text:p>31.0335839588877</text:p>
          </table:table-cell>
          <table:table-cell table:formula="of:=[.AT40]+[.AU40]" office:value-type="float" office:value="191.200250625554" calcext:value-type="float">
            <text:p>191.200250625554</text:p>
          </table:table-cell>
          <table:table-cell table:formula="of:=[.AT40]-[.AU40]" office:value-type="float" office:value="129.133082707779" calcext:value-type="float">
            <text:p>129.133082707779</text:p>
          </table:table-cell>
          <table:table-cell table:formula="of:=[.AV40]-[.AW40]" office:value-type="float" office:value="62.0671679177755" calcext:value-type="float">
            <text:p>62.0671679177755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formula="of:=[.G40]+0" office:value-type="float" office:value="250" calcext:value-type="float">
            <text:p>250</text:p>
          </table:table-cell>
          <table:table-cell table:formula="of:=AVERAGE([.B41:.G41])" office:value-type="float" office:value="120" calcext:value-type="float">
            <text:p>120</text:p>
          </table:table-cell>
          <table:table-cell table:style-name="ce1"/>
          <table:table-cell table:style-name="Default" table:formula="of:=AVERAGE([.C41:.F41])" office:value-type="float" office:value="117.5" calcext:value-type="float">
            <text:p>117.5</text:p>
          </table:table-cell>
          <table:table-cell table:style-name="Default" table:formula="of:=STDEV([.C41:.F41])" office:value-type="float" office:value="56.6421515598881" calcext:value-type="float">
            <text:p>56.6421515598881</text:p>
          </table:table-cell>
          <table:table-cell table:style-name="Default" table:formula="of:=[.J41]+[.K41]" office:value-type="float" office:value="174.142151559888" calcext:value-type="float">
            <text:p>174.142151559888</text:p>
          </table:table-cell>
          <table:table-cell table:style-name="Default" table:formula="of:=[.J41]-[.K41]" office:value-type="float" office:value="60.8578484401119" calcext:value-type="float">
            <text:p>60.8578484401119</text:p>
          </table:table-cell>
          <table:table-cell table:style-name="Default" table:formula="of:=[.L41]-[.M41]" office:value-type="float" office:value="113.284303119776" calcext:value-type="float">
            <text:p>113.284303119776</text:p>
          </table:table-cell>
          <table:table-cell table:style-name="ce1"/>
          <table:table-cell table:formula="of:=[.P40]+1" office:value-type="float" office:value="40" calcext:value-type="float">
            <text:p>40</text:p>
          </table:table-cell>
          <table:table-cell table:formula="of:=[.Q40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[.V40]+0" office:value-type="float" office:value="250" calcext:value-type="float">
            <text:p>250</text:p>
          </table:table-cell>
          <table:table-cell table:formula="of:=AVERAGE([.Q41:.V41])" office:value-type="float" office:value="135.333333333333" calcext:value-type="float">
            <text:p>135.333333333333</text:p>
          </table:table-cell>
          <table:table-cell table:style-name="ce1"/>
          <table:table-cell table:formula="of:=AVERAGE([.R41:.U41])" office:value-type="float" office:value="140.5" calcext:value-type="float">
            <text:p>140.5</text:p>
          </table:table-cell>
          <table:table-cell table:formula="of:=STDEV([.R41:.U41])" office:value-type="float" office:value="25.3705866441174" calcext:value-type="float">
            <text:p>25.3705866441174</text:p>
          </table:table-cell>
          <table:table-cell table:formula="of:=[.Y41]+[.Z41]" office:value-type="float" office:value="165.870586644117" calcext:value-type="float">
            <text:p>165.870586644117</text:p>
          </table:table-cell>
          <table:table-cell table:formula="of:=[.Y41]-[.Z41]" office:value-type="float" office:value="115.129413355883" calcext:value-type="float">
            <text:p>115.129413355883</text:p>
          </table:table-cell>
          <table:table-cell table:formula="of:=[.AA41]-[.AB41]" office:value-type="float" office:value="50.7411732882347" calcext:value-type="float">
            <text:p>50.7411732882347</text:p>
          </table:table-cell>
          <table:table-cell table:style-name="ce1"/>
          <table:table-cell table:formula="of:=[.AE40]+1" office:value-type="float" office:value="40" calcext:value-type="float">
            <text:p>40</text:p>
          </table:table-cell>
          <table:table-cell table:formula="of:=[.AF4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AK40]+0" office:value-type="float" office:value="250" calcext:value-type="float">
            <text:p>250</text:p>
          </table:table-cell>
          <table:table-cell table:formula="of:=AVERAGE([.AF41:.AK41])" office:value-type="float" office:value="134.5" calcext:value-type="float">
            <text:p>134.5</text:p>
          </table:table-cell>
          <table:table-cell table:style-name="ce1"/>
          <table:table-cell table:formula="of:=AVERAGE([.AG41:.AJ41])" office:value-type="float" office:value="139.25" calcext:value-type="float">
            <text:p>139.25</text:p>
          </table:table-cell>
          <table:table-cell table:formula="of:=STDEV([.AG41:.AJ41])" office:value-type="float" office:value="37.6773583645846" calcext:value-type="float">
            <text:p>37.6773583645846</text:p>
          </table:table-cell>
          <table:table-cell table:formula="of:=[.AN41]+[.AO41]" office:value-type="float" office:value="176.927358364585" calcext:value-type="float">
            <text:p>176.927358364585</text:p>
          </table:table-cell>
          <table:table-cell table:formula="of:=[.AN41]-[.AO41]" office:value-type="float" office:value="101.572641635415" calcext:value-type="float">
            <text:p>101.572641635415</text:p>
          </table:table-cell>
          <table:table-cell table:formula="of:=[.AP41]-[.AQ41]" office:value-type="float" office:value="75.3547167291692" calcext:value-type="float">
            <text:p>75.3547167291692</text:p>
          </table:table-cell>
          <table:table-cell table:style-name="ce1"/>
          <table:table-cell table:formula="of:=AVERAGE([.W41];[.H41];[.AL41])" office:value-type="float" office:value="129.944444444444" calcext:value-type="float">
            <text:p>129.944444444444</text:p>
          </table:table-cell>
          <table:table-cell table:formula="of:=STDEV([.AL41];[.W41];[.H41])" office:value-type="float" office:value="8.62221506299818" calcext:value-type="float">
            <text:p>8.62221506299818</text:p>
          </table:table-cell>
          <table:table-cell table:formula="of:=[.AT41]+[.AU41]" office:value-type="float" office:value="138.566659507443" calcext:value-type="float">
            <text:p>138.566659507443</text:p>
          </table:table-cell>
          <table:table-cell table:formula="of:=[.AT41]-[.AU41]" office:value-type="float" office:value="121.322229381446" calcext:value-type="float">
            <text:p>121.322229381446</text:p>
          </table:table-cell>
          <table:table-cell table:formula="of:=[.AV41]-[.AW41]" office:value-type="float" office:value="17.2444301259964" calcext:value-type="float">
            <text:p>17.244430125996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table:formula="of:=[.G41]+0" office:value-type="float" office:value="250" calcext:value-type="float">
            <text:p>250</text:p>
          </table:table-cell>
          <table:table-cell table:formula="of:=AVERAGE([.B42:.G42])" office:value-type="float" office:value="102" calcext:value-type="float">
            <text:p>102</text:p>
          </table:table-cell>
          <table:table-cell table:style-name="ce1"/>
          <table:table-cell table:style-name="Default" table:formula="of:=AVERAGE([.C42:.F42])" office:value-type="float" office:value="90.5" calcext:value-type="float">
            <text:p>90.5</text:p>
          </table:table-cell>
          <table:table-cell table:style-name="Default" table:formula="of:=STDEV([.C42:.F42])" office:value-type="float" office:value="39.0085460721964" calcext:value-type="float">
            <text:p>39.0085460721964</text:p>
          </table:table-cell>
          <table:table-cell table:style-name="Default" table:formula="of:=[.J42]+[.K42]" office:value-type="float" office:value="129.508546072196" calcext:value-type="float">
            <text:p>129.508546072196</text:p>
          </table:table-cell>
          <table:table-cell table:style-name="Default" table:formula="of:=[.J42]-[.K42]" office:value-type="float" office:value="51.4914539278036" calcext:value-type="float">
            <text:p>51.4914539278036</text:p>
          </table:table-cell>
          <table:table-cell table:style-name="Default" table:formula="of:=[.L42]-[.M42]" office:value-type="float" office:value="78.0170921443927" calcext:value-type="float">
            <text:p>78.0170921443927</text:p>
          </table:table-cell>
          <table:table-cell table:style-name="ce1"/>
          <table:table-cell table:formula="of:=[.P41]+1" office:value-type="float" office:value="41" calcext:value-type="float">
            <text:p>41</text:p>
          </table:table-cell>
          <table:table-cell table:formula="of:=[.Q41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273" calcext:value-type="float">
            <text:p>273</text:p>
          </table:table-cell>
          <table:table-cell table:formula="of:=[.V41]+0" office:value-type="float" office:value="250" calcext:value-type="float">
            <text:p>250</text:p>
          </table:table-cell>
          <table:table-cell table:formula="of:=AVERAGE([.Q42:.V42])" office:value-type="float" office:value="178" calcext:value-type="float">
            <text:p>178</text:p>
          </table:table-cell>
          <table:table-cell table:style-name="ce1"/>
          <table:table-cell table:formula="of:=AVERAGE([.R42:.U42])" office:value-type="float" office:value="204.5" calcext:value-type="float">
            <text:p>204.5</text:p>
          </table:table-cell>
          <table:table-cell table:formula="of:=STDEV([.R42:.U42])" office:value-type="float" office:value="90.4746741727577" calcext:value-type="float">
            <text:p>90.4746741727577</text:p>
          </table:table-cell>
          <table:table-cell table:formula="of:=[.Y42]+[.Z42]" office:value-type="float" office:value="294.974674172758" calcext:value-type="float">
            <text:p>294.974674172758</text:p>
          </table:table-cell>
          <table:table-cell table:formula="of:=[.Y42]-[.Z42]" office:value-type="float" office:value="114.025325827242" calcext:value-type="float">
            <text:p>114.025325827242</text:p>
          </table:table-cell>
          <table:table-cell table:formula="of:=[.AA42]-[.AB42]" office:value-type="float" office:value="180.949348345515" calcext:value-type="float">
            <text:p>180.949348345515</text:p>
          </table:table-cell>
          <table:table-cell table:style-name="ce1"/>
          <table:table-cell table:formula="of:=[.AE41]+1" office:value-type="float" office:value="41" calcext:value-type="float">
            <text:p>41</text:p>
          </table:table-cell>
          <table:table-cell table:formula="of:=[.AF41]+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formula="of:=[.AK41]+0" office:value-type="float" office:value="250" calcext:value-type="float">
            <text:p>250</text:p>
          </table:table-cell>
          <table:table-cell table:formula="of:=AVERAGE([.AF42:.AK42])" office:value-type="float" office:value="180.666666666667" calcext:value-type="float">
            <text:p>180.666666666667</text:p>
          </table:table-cell>
          <table:table-cell table:style-name="ce1"/>
          <table:table-cell table:formula="of:=AVERAGE([.AG42:.AJ42])" office:value-type="float" office:value="208.5" calcext:value-type="float">
            <text:p>208.5</text:p>
          </table:table-cell>
          <table:table-cell table:formula="of:=STDEV([.AG42:.AJ42])" office:value-type="float" office:value="60.9070329819691" calcext:value-type="float">
            <text:p>60.9070329819691</text:p>
          </table:table-cell>
          <table:table-cell table:formula="of:=[.AN42]+[.AO42]" office:value-type="float" office:value="269.407032981969" calcext:value-type="float">
            <text:p>269.407032981969</text:p>
          </table:table-cell>
          <table:table-cell table:formula="of:=[.AN42]-[.AO42]" office:value-type="float" office:value="147.592967018031" calcext:value-type="float">
            <text:p>147.592967018031</text:p>
          </table:table-cell>
          <table:table-cell table:formula="of:=[.AP42]-[.AQ42]" office:value-type="float" office:value="121.814065963938" calcext:value-type="float">
            <text:p>121.814065963938</text:p>
          </table:table-cell>
          <table:table-cell table:style-name="ce1"/>
          <table:table-cell table:formula="of:=AVERAGE([.W42];[.H42];[.AL42])" office:value-type="float" office:value="153.555555555556" calcext:value-type="float">
            <text:p>153.555555555556</text:p>
          </table:table-cell>
          <table:table-cell table:formula="of:=STDEV([.AL42];[.W42];[.H42])" office:value-type="float" office:value="44.6683250106746" calcext:value-type="float">
            <text:p>44.6683250106746</text:p>
          </table:table-cell>
          <table:table-cell table:formula="of:=[.AT42]+[.AU42]" office:value-type="float" office:value="198.22388056623" calcext:value-type="float">
            <text:p>198.22388056623</text:p>
          </table:table-cell>
          <table:table-cell table:formula="of:=[.AT42]-[.AU42]" office:value-type="float" office:value="108.887230544881" calcext:value-type="float">
            <text:p>108.887230544881</text:p>
          </table:table-cell>
          <table:table-cell table:formula="of:=[.AV42]-[.AW42]" office:value-type="float" office:value="89.3366500213492" calcext:value-type="float">
            <text:p>89.336650021349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[.G42]+0" office:value-type="float" office:value="250" calcext:value-type="float">
            <text:p>250</text:p>
          </table:table-cell>
          <table:table-cell table:formula="of:=AVERAGE([.B43:.G43])" office:value-type="float" office:value="73.8333333333333" calcext:value-type="float">
            <text:p>73.8333333333333</text:p>
          </table:table-cell>
          <table:table-cell table:style-name="ce1"/>
          <table:table-cell table:style-name="Default" table:formula="of:=AVERAGE([.C43:.F43])" office:value-type="float" office:value="48.25" calcext:value-type="float">
            <text:p>48.25</text:p>
          </table:table-cell>
          <table:table-cell table:style-name="Default" table:formula="of:=STDEV([.C43:.F43])" office:value-type="float" office:value="16.9189243156886" calcext:value-type="float">
            <text:p>16.9189243156886</text:p>
          </table:table-cell>
          <table:table-cell table:style-name="Default" table:formula="of:=[.J43]+[.K43]" office:value-type="float" office:value="65.1689243156886" calcext:value-type="float">
            <text:p>65.1689243156886</text:p>
          </table:table-cell>
          <table:table-cell table:style-name="Default" table:formula="of:=[.J43]-[.K43]" office:value-type="float" office:value="31.3310756843114" calcext:value-type="float">
            <text:p>31.3310756843114</text:p>
          </table:table-cell>
          <table:table-cell table:style-name="Default" table:formula="of:=[.L43]-[.M43]" office:value-type="float" office:value="33.8378486313773" calcext:value-type="float">
            <text:p>33.8378486313773</text:p>
          </table:table-cell>
          <table:table-cell table:style-name="ce1"/>
          <table:table-cell table:formula="of:=[.P42]+1" office:value-type="float" office:value="42" calcext:value-type="float">
            <text:p>42</text:p>
          </table:table-cell>
          <table:table-cell table:formula="of:=[.Q42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V42]+0" office:value-type="float" office:value="250" calcext:value-type="float">
            <text:p>250</text:p>
          </table:table-cell>
          <table:table-cell table:formula="of:=AVERAGE([.Q43:.V43])" office:value-type="float" office:value="90.5" calcext:value-type="float">
            <text:p>90.5</text:p>
          </table:table-cell>
          <table:table-cell table:style-name="ce1"/>
          <table:table-cell table:formula="of:=AVERAGE([.R43:.U43])" office:value-type="float" office:value="73.25" calcext:value-type="float">
            <text:p>73.25</text:p>
          </table:table-cell>
          <table:table-cell table:formula="of:=STDEV([.R43:.U43])" office:value-type="float" office:value="27.0847435530288" calcext:value-type="float">
            <text:p>27.0847435530288</text:p>
          </table:table-cell>
          <table:table-cell table:formula="of:=[.Y43]+[.Z43]" office:value-type="float" office:value="100.334743553029" calcext:value-type="float">
            <text:p>100.334743553029</text:p>
          </table:table-cell>
          <table:table-cell table:formula="of:=[.Y43]-[.Z43]" office:value-type="float" office:value="46.1652564469712" calcext:value-type="float">
            <text:p>46.1652564469712</text:p>
          </table:table-cell>
          <table:table-cell table:formula="of:=[.AA43]-[.AB43]" office:value-type="float" office:value="54.1694871060575" calcext:value-type="float">
            <text:p>54.1694871060575</text:p>
          </table:table-cell>
          <table:table-cell table:style-name="ce1"/>
          <table:table-cell table:formula="of:=[.AE42]+1" office:value-type="float" office:value="42" calcext:value-type="float">
            <text:p>42</text:p>
          </table:table-cell>
          <table:table-cell table:formula="of:=[.AF42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[.AK42]+0" office:value-type="float" office:value="250" calcext:value-type="float">
            <text:p>250</text:p>
          </table:table-cell>
          <table:table-cell table:formula="of:=AVERAGE([.AF43:.AK43])" office:value-type="float" office:value="112.5" calcext:value-type="float">
            <text:p>112.5</text:p>
          </table:table-cell>
          <table:table-cell table:style-name="ce1"/>
          <table:table-cell table:formula="of:=AVERAGE([.AG43:.AJ43])" office:value-type="float" office:value="106.25" calcext:value-type="float">
            <text:p>106.25</text:p>
          </table:table-cell>
          <table:table-cell table:formula="of:=STDEV([.AG43:.AJ43])" office:value-type="float" office:value="15.6498136304132" calcext:value-type="float">
            <text:p>15.6498136304132</text:p>
          </table:table-cell>
          <table:table-cell table:formula="of:=[.AN43]+[.AO43]" office:value-type="float" office:value="121.899813630413" calcext:value-type="float">
            <text:p>121.899813630413</text:p>
          </table:table-cell>
          <table:table-cell table:formula="of:=[.AN43]-[.AO43]" office:value-type="float" office:value="90.6001863695868" calcext:value-type="float">
            <text:p>90.6001863695868</text:p>
          </table:table-cell>
          <table:table-cell table:formula="of:=[.AP43]-[.AQ43]" office:value-type="float" office:value="31.2996272608264" calcext:value-type="float">
            <text:p>31.2996272608264</text:p>
          </table:table-cell>
          <table:table-cell table:style-name="ce1"/>
          <table:table-cell table:formula="of:=AVERAGE([.W43];[.H43];[.AL43])" office:value-type="float" office:value="92.2777777777778" calcext:value-type="float">
            <text:p>92.2777777777778</text:p>
          </table:table-cell>
          <table:table-cell table:formula="of:=STDEV([.AL43];[.W43];[.H43])" office:value-type="float" office:value="19.394539132141" calcext:value-type="float">
            <text:p>19.394539132141</text:p>
          </table:table-cell>
          <table:table-cell table:formula="of:=[.AT43]+[.AU43]" office:value-type="float" office:value="111.672316909919" calcext:value-type="float">
            <text:p>111.672316909919</text:p>
          </table:table-cell>
          <table:table-cell table:formula="of:=[.AT43]-[.AU43]" office:value-type="float" office:value="72.8832386456368" calcext:value-type="float">
            <text:p>72.8832386456368</text:p>
          </table:table-cell>
          <table:table-cell table:formula="of:=[.AV43]-[.AW43]" office:value-type="float" office:value="38.789078264282" calcext:value-type="float">
            <text:p>38.78907826428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[.G43]+0" office:value-type="float" office:value="250" calcext:value-type="float">
            <text:p>250</text:p>
          </table:table-cell>
          <table:table-cell table:formula="of:=AVERAGE([.B44:.G44])" office:value-type="float" office:value="90.1666666666667" calcext:value-type="float">
            <text:p>90.1666666666667</text:p>
          </table:table-cell>
          <table:table-cell table:style-name="ce1"/>
          <table:table-cell table:style-name="Default" table:formula="of:=AVERAGE([.C44:.F44])" office:value-type="float" office:value="72.75" calcext:value-type="float">
            <text:p>72.75</text:p>
          </table:table-cell>
          <table:table-cell table:style-name="Default" table:formula="of:=STDEV([.C44:.F44])" office:value-type="float" office:value="54.8778947603981" calcext:value-type="float">
            <text:p>54.8778947603981</text:p>
          </table:table-cell>
          <table:table-cell table:style-name="Default" table:formula="of:=[.J44]+[.K44]" office:value-type="float" office:value="127.627894760398" calcext:value-type="float">
            <text:p>127.627894760398</text:p>
          </table:table-cell>
          <table:table-cell table:style-name="Default" table:formula="of:=[.J44]-[.K44]" office:value-type="float" office:value="17.8721052396019" calcext:value-type="float">
            <text:p>17.8721052396019</text:p>
          </table:table-cell>
          <table:table-cell table:style-name="Default" table:formula="of:=[.L44]-[.M44]" office:value-type="float" office:value="109.755789520796" calcext:value-type="float">
            <text:p>109.755789520796</text:p>
          </table:table-cell>
          <table:table-cell table:style-name="ce1"/>
          <table:table-cell table:formula="of:=[.P43]+1" office:value-type="float" office:value="43" calcext:value-type="float">
            <text:p>43</text:p>
          </table:table-cell>
          <table:table-cell table:formula="of:=[.Q4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[.V43]+0" office:value-type="float" office:value="250" calcext:value-type="float">
            <text:p>250</text:p>
          </table:table-cell>
          <table:table-cell table:formula="of:=AVERAGE([.Q44:.V44])" office:value-type="float" office:value="108.5" calcext:value-type="float">
            <text:p>108.5</text:p>
          </table:table-cell>
          <table:table-cell table:style-name="ce1"/>
          <table:table-cell table:formula="of:=AVERAGE([.R44:.U44])" office:value-type="float" office:value="100.25" calcext:value-type="float">
            <text:p>100.25</text:p>
          </table:table-cell>
          <table:table-cell table:formula="of:=STDEV([.R44:.U44])" office:value-type="float" office:value="17.8021534277926" calcext:value-type="float">
            <text:p>17.8021534277926</text:p>
          </table:table-cell>
          <table:table-cell table:formula="of:=[.Y44]+[.Z44]" office:value-type="float" office:value="118.052153427793" calcext:value-type="float">
            <text:p>118.052153427793</text:p>
          </table:table-cell>
          <table:table-cell table:formula="of:=[.Y44]-[.Z44]" office:value-type="float" office:value="82.4478465722074" calcext:value-type="float">
            <text:p>82.4478465722074</text:p>
          </table:table-cell>
          <table:table-cell table:formula="of:=[.AA44]-[.AB44]" office:value-type="float" office:value="35.6043068555851" calcext:value-type="float">
            <text:p>35.6043068555851</text:p>
          </table:table-cell>
          <table:table-cell table:style-name="ce1"/>
          <table:table-cell table:formula="of:=[.AE43]+1" office:value-type="float" office:value="43" calcext:value-type="float">
            <text:p>43</text:p>
          </table:table-cell>
          <table:table-cell table:formula="of:=[.AF43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table:formula="of:=[.AK43]+0" office:value-type="float" office:value="250" calcext:value-type="float">
            <text:p>250</text:p>
          </table:table-cell>
          <table:table-cell table:formula="of:=AVERAGE([.AF44:.AK44])" office:value-type="float" office:value="150.833333333333" calcext:value-type="float">
            <text:p>150.833333333333</text:p>
          </table:table-cell>
          <table:table-cell table:style-name="ce1"/>
          <table:table-cell table:formula="of:=AVERAGE([.AG44:.AJ44])" office:value-type="float" office:value="163.75" calcext:value-type="float">
            <text:p>163.75</text:p>
          </table:table-cell>
          <table:table-cell table:formula="of:=STDEV([.AG44:.AJ44])" office:value-type="float" office:value="72.568932746734" calcext:value-type="float">
            <text:p>72.568932746734</text:p>
          </table:table-cell>
          <table:table-cell table:formula="of:=[.AN44]+[.AO44]" office:value-type="float" office:value="236.318932746734" calcext:value-type="float">
            <text:p>236.318932746734</text:p>
          </table:table-cell>
          <table:table-cell table:formula="of:=[.AN44]-[.AO44]" office:value-type="float" office:value="91.181067253266" calcext:value-type="float">
            <text:p>91.181067253266</text:p>
          </table:table-cell>
          <table:table-cell table:formula="of:=[.AP44]-[.AQ44]" office:value-type="float" office:value="145.137865493468" calcext:value-type="float">
            <text:p>145.137865493468</text:p>
          </table:table-cell>
          <table:table-cell table:style-name="ce1"/>
          <table:table-cell table:formula="of:=AVERAGE([.W44];[.H44];[.AL44])" office:value-type="float" office:value="116.5" calcext:value-type="float">
            <text:p>116.5</text:p>
          </table:table-cell>
          <table:table-cell table:formula="of:=STDEV([.AL44];[.W44];[.H44])" office:value-type="float" office:value="31.1144839441555" calcext:value-type="float">
            <text:p>31.1144839441555</text:p>
          </table:table-cell>
          <table:table-cell table:formula="of:=[.AT44]+[.AU44]" office:value-type="float" office:value="147.614483944156" calcext:value-type="float">
            <text:p>147.614483944156</text:p>
          </table:table-cell>
          <table:table-cell table:formula="of:=[.AT44]-[.AU44]" office:value-type="float" office:value="85.3855160558445" calcext:value-type="float">
            <text:p>85.3855160558445</text:p>
          </table:table-cell>
          <table:table-cell table:formula="of:=[.AV44]-[.AW44]" office:value-type="float" office:value="62.2289678883111" calcext:value-type="float">
            <text:p>62.228967888311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G44]+0" office:value-type="float" office:value="250" calcext:value-type="float">
            <text:p>250</text:p>
          </table:table-cell>
          <table:table-cell table:formula="of:=AVERAGE([.B45:.G45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45:.F45])" office:value-type="float" office:value="102.75" calcext:value-type="float">
            <text:p>102.75</text:p>
          </table:table-cell>
          <table:table-cell table:style-name="Default" table:formula="of:=STDEV([.C45:.F45])" office:value-type="float" office:value="105.040865063714" calcext:value-type="float">
            <text:p>105.040865063714</text:p>
          </table:table-cell>
          <table:table-cell table:style-name="Default" table:formula="of:=[.J45]+[.K45]" office:value-type="float" office:value="207.790865063714" calcext:value-type="float">
            <text:p>207.790865063714</text:p>
          </table:table-cell>
          <table:table-cell table:style-name="Default" table:formula="of:=[.J45]-[.K45]" office:value-type="float" office:value="-2.29086506371382" calcext:value-type="float">
            <text:p>-2.29086506371382</text:p>
          </table:table-cell>
          <table:table-cell table:style-name="Default" table:formula="of:=[.L45]-[.M45]" office:value-type="float" office:value="210.081730127428" calcext:value-type="float">
            <text:p>210.081730127428</text:p>
          </table:table-cell>
          <table:table-cell table:style-name="ce1"/>
          <table:table-cell table:formula="of:=[.P44]+1" office:value-type="float" office:value="44" calcext:value-type="float">
            <text:p>44</text:p>
          </table:table-cell>
          <table:table-cell table:formula="of:=[.Q44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57" calcext:value-type="float">
            <text:p>257</text:p>
          </table:table-cell>
          <table:table-cell table:formula="of:=[.V44]+0" office:value-type="float" office:value="250" calcext:value-type="float">
            <text:p>250</text:p>
          </table:table-cell>
          <table:table-cell table:formula="of:=AVERAGE([.Q45:.V45])" office:value-type="float" office:value="157.333333333333" calcext:value-type="float">
            <text:p>157.333333333333</text:p>
          </table:table-cell>
          <table:table-cell table:style-name="ce1"/>
          <table:table-cell table:formula="of:=AVERAGE([.R45:.U45])" office:value-type="float" office:value="173.5" calcext:value-type="float">
            <text:p>173.5</text:p>
          </table:table-cell>
          <table:table-cell table:formula="of:=STDEV([.R45:.U45])" office:value-type="float" office:value="60.1858233584399" calcext:value-type="float">
            <text:p>60.1858233584399</text:p>
          </table:table-cell>
          <table:table-cell table:formula="of:=[.Y45]+[.Z45]" office:value-type="float" office:value="233.68582335844" calcext:value-type="float">
            <text:p>233.68582335844</text:p>
          </table:table-cell>
          <table:table-cell table:formula="of:=[.Y45]-[.Z45]" office:value-type="float" office:value="113.31417664156" calcext:value-type="float">
            <text:p>113.31417664156</text:p>
          </table:table-cell>
          <table:table-cell table:formula="of:=[.AA45]-[.AB45]" office:value-type="float" office:value="120.37164671688" calcext:value-type="float">
            <text:p>120.37164671688</text:p>
          </table:table-cell>
          <table:table-cell table:style-name="ce1"/>
          <table:table-cell table:formula="of:=[.AE44]+1" office:value-type="float" office:value="44" calcext:value-type="float">
            <text:p>44</text:p>
          </table:table-cell>
          <table:table-cell table:formula="of:=[.AF44]+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table:formula="of:=[.AK44]+0" office:value-type="float" office:value="250" calcext:value-type="float">
            <text:p>250</text:p>
          </table:table-cell>
          <table:table-cell table:formula="of:=AVERAGE([.AF45:.AK45])" office:value-type="float" office:value="156.666666666667" calcext:value-type="float">
            <text:p>156.666666666667</text:p>
          </table:table-cell>
          <table:table-cell table:style-name="ce1"/>
          <table:table-cell table:formula="of:=AVERAGE([.AG45:.AJ45])" office:value-type="float" office:value="172.5" calcext:value-type="float">
            <text:p>172.5</text:p>
          </table:table-cell>
          <table:table-cell table:formula="of:=STDEV([.AG45:.AJ45])" office:value-type="float" office:value="43.1933636878012" calcext:value-type="float">
            <text:p>43.1933636878012</text:p>
          </table:table-cell>
          <table:table-cell table:formula="of:=[.AN45]+[.AO45]" office:value-type="float" office:value="215.693363687801" calcext:value-type="float">
            <text:p>215.693363687801</text:p>
          </table:table-cell>
          <table:table-cell table:formula="of:=[.AN45]-[.AO45]" office:value-type="float" office:value="129.306636312199" calcext:value-type="float">
            <text:p>129.306636312199</text:p>
          </table:table-cell>
          <table:table-cell table:formula="of:=[.AP45]-[.AQ45]" office:value-type="float" office:value="86.3867273756025" calcext:value-type="float">
            <text:p>86.3867273756025</text:p>
          </table:table-cell>
          <table:table-cell table:style-name="ce1"/>
          <table:table-cell table:formula="of:=AVERAGE([.W45];[.H45];[.AL45])" office:value-type="float" office:value="141.388888888889" calcext:value-type="float">
            <text:p>141.388888888889</text:p>
          </table:table-cell>
          <table:table-cell table:formula="of:=STDEV([.AL45];[.W45];[.H45])" office:value-type="float" office:value="27.0412921562835" calcext:value-type="float">
            <text:p>27.0412921562835</text:p>
          </table:table-cell>
          <table:table-cell table:formula="of:=[.AT45]+[.AU45]" office:value-type="float" office:value="168.430181045172" calcext:value-type="float">
            <text:p>168.430181045172</text:p>
          </table:table-cell>
          <table:table-cell table:formula="of:=[.AT45]-[.AU45]" office:value-type="float" office:value="114.347596732605" calcext:value-type="float">
            <text:p>114.347596732605</text:p>
          </table:table-cell>
          <table:table-cell table:formula="of:=[.AV45]-[.AW45]" office:value-type="float" office:value="54.0825843125671" calcext:value-type="float">
            <text:p>54.0825843125671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table:formula="of:=[.G45]+0" office:value-type="float" office:value="250" calcext:value-type="float">
            <text:p>250</text:p>
          </table:table-cell>
          <table:table-cell table:formula="of:=AVERAGE([.B46:.G46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46:.F46])" office:value-type="float" office:value="87" calcext:value-type="float">
            <text:p>87</text:p>
          </table:table-cell>
          <table:table-cell table:style-name="Default" table:formula="of:=STDEV([.C46:.F46])" office:value-type="float" office:value="62.3484830074745" calcext:value-type="float">
            <text:p>62.3484830074745</text:p>
          </table:table-cell>
          <table:table-cell table:style-name="Default" table:formula="of:=[.J46]+[.K46]" office:value-type="float" office:value="149.348483007474" calcext:value-type="float">
            <text:p>149.348483007474</text:p>
          </table:table-cell>
          <table:table-cell table:style-name="Default" table:formula="of:=[.J46]-[.K46]" office:value-type="float" office:value="24.6515169925255" calcext:value-type="float">
            <text:p>24.6515169925255</text:p>
          </table:table-cell>
          <table:table-cell table:style-name="Default" table:formula="of:=[.L46]-[.M46]" office:value-type="float" office:value="124.696966014949" calcext:value-type="float">
            <text:p>124.696966014949</text:p>
          </table:table-cell>
          <table:table-cell table:style-name="ce1"/>
          <table:table-cell table:formula="of:=[.P45]+1" office:value-type="float" office:value="45" calcext:value-type="float">
            <text:p>45</text:p>
          </table:table-cell>
          <table:table-cell table:formula="of:=[.Q4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formula="of:=[.V45]+0" office:value-type="float" office:value="250" calcext:value-type="float">
            <text:p>250</text:p>
          </table:table-cell>
          <table:table-cell table:formula="of:=AVERAGE([.Q46:.V46])" office:value-type="float" office:value="134.5" calcext:value-type="float">
            <text:p>134.5</text:p>
          </table:table-cell>
          <table:table-cell table:style-name="ce1"/>
          <table:table-cell table:formula="of:=AVERAGE([.R46:.U46])" office:value-type="float" office:value="139.25" calcext:value-type="float">
            <text:p>139.25</text:p>
          </table:table-cell>
          <table:table-cell table:formula="of:=STDEV([.R46:.U46])" office:value-type="float" office:value="60.6815457944176" calcext:value-type="float">
            <text:p>60.6815457944176</text:p>
          </table:table-cell>
          <table:table-cell table:formula="of:=[.Y46]+[.Z46]" office:value-type="float" office:value="199.931545794418" calcext:value-type="float">
            <text:p>199.931545794418</text:p>
          </table:table-cell>
          <table:table-cell table:formula="of:=[.Y46]-[.Z46]" office:value-type="float" office:value="78.5684542055824" calcext:value-type="float">
            <text:p>78.5684542055824</text:p>
          </table:table-cell>
          <table:table-cell table:formula="of:=[.AA46]-[.AB46]" office:value-type="float" office:value="121.363091588835" calcext:value-type="float">
            <text:p>121.363091588835</text:p>
          </table:table-cell>
          <table:table-cell table:style-name="ce1"/>
          <table:table-cell table:formula="of:=[.AE45]+1" office:value-type="float" office:value="45" calcext:value-type="float">
            <text:p>45</text:p>
          </table:table-cell>
          <table:table-cell table:formula="of:=[.AF45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[.AK45]+0" office:value-type="float" office:value="250" calcext:value-type="float">
            <text:p>250</text:p>
          </table:table-cell>
          <table:table-cell table:formula="of:=AVERAGE([.AF46:.AK46])" office:value-type="float" office:value="121" calcext:value-type="float">
            <text:p>121</text:p>
          </table:table-cell>
          <table:table-cell table:style-name="ce1"/>
          <table:table-cell table:formula="of:=AVERAGE([.AG46:.AJ46])" office:value-type="float" office:value="119" calcext:value-type="float">
            <text:p>119</text:p>
          </table:table-cell>
          <table:table-cell table:formula="of:=STDEV([.AG46:.AJ46])" office:value-type="float" office:value="20.6074420214316" calcext:value-type="float">
            <text:p>20.6074420214316</text:p>
          </table:table-cell>
          <table:table-cell table:formula="of:=[.AN46]+[.AO46]" office:value-type="float" office:value="139.607442021432" calcext:value-type="float">
            <text:p>139.607442021432</text:p>
          </table:table-cell>
          <table:table-cell table:formula="of:=[.AN46]-[.AO46]" office:value-type="float" office:value="98.3925579785684" calcext:value-type="float">
            <text:p>98.3925579785684</text:p>
          </table:table-cell>
          <table:table-cell table:formula="of:=[.AP46]-[.AQ46]" office:value-type="float" office:value="41.2148840428633" calcext:value-type="float">
            <text:p>41.2148840428633</text:p>
          </table:table-cell>
          <table:table-cell table:style-name="ce1"/>
          <table:table-cell table:formula="of:=AVERAGE([.W46];[.H46];[.AL46])" office:value-type="float" office:value="118.388888888889" calcext:value-type="float">
            <text:p>118.388888888889</text:p>
          </table:table-cell>
          <table:table-cell table:formula="of:=STDEV([.AL46];[.W46];[.H46])" office:value-type="float" office:value="17.5628501019539" calcext:value-type="float">
            <text:p>17.5628501019539</text:p>
          </table:table-cell>
          <table:table-cell table:formula="of:=[.AT46]+[.AU46]" office:value-type="float" office:value="135.951738990843" calcext:value-type="float">
            <text:p>135.951738990843</text:p>
          </table:table-cell>
          <table:table-cell table:formula="of:=[.AT46]-[.AU46]" office:value-type="float" office:value="100.826038786935" calcext:value-type="float">
            <text:p>100.826038786935</text:p>
          </table:table-cell>
          <table:table-cell table:formula="of:=[.AV46]-[.AW46]" office:value-type="float" office:value="35.1257002039079" calcext:value-type="float">
            <text:p>35.1257002039079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formula="of:=[.G46]+0" office:value-type="float" office:value="250" calcext:value-type="float">
            <text:p>250</text:p>
          </table:table-cell>
          <table:table-cell table:formula="of:=AVERAGE([.B47:.G47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47:.F47])" office:value-type="float" office:value="134.25" calcext:value-type="float">
            <text:p>134.25</text:p>
          </table:table-cell>
          <table:table-cell table:style-name="Default" table:formula="of:=STDEV([.C47:.F47])" office:value-type="float" office:value="83.1559779370471" calcext:value-type="float">
            <text:p>83.1559779370471</text:p>
          </table:table-cell>
          <table:table-cell table:style-name="Default" table:formula="of:=[.J47]+[.K47]" office:value-type="float" office:value="217.405977937047" calcext:value-type="float">
            <text:p>217.405977937047</text:p>
          </table:table-cell>
          <table:table-cell table:style-name="Default" table:formula="of:=[.J47]-[.K47]" office:value-type="float" office:value="51.0940220629529" calcext:value-type="float">
            <text:p>51.0940220629529</text:p>
          </table:table-cell>
          <table:table-cell table:style-name="Default" table:formula="of:=[.L47]-[.M47]" office:value-type="float" office:value="166.311955874094" calcext:value-type="float">
            <text:p>166.311955874094</text:p>
          </table:table-cell>
          <table:table-cell table:style-name="ce1"/>
          <table:table-cell table:formula="of:=[.P46]+1" office:value-type="float" office:value="46" calcext:value-type="float">
            <text:p>46</text:p>
          </table:table-cell>
          <table:table-cell table:formula="of:=[.Q4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[.V46]+0" office:value-type="float" office:value="250" calcext:value-type="float">
            <text:p>250</text:p>
          </table:table-cell>
          <table:table-cell table:formula="of:=AVERAGE([.Q47:.V47])" office:value-type="float" office:value="132.166666666667" calcext:value-type="float">
            <text:p>132.166666666667</text:p>
          </table:table-cell>
          <table:table-cell table:style-name="ce1"/>
          <table:table-cell table:formula="of:=AVERAGE([.R47:.U47])" office:value-type="float" office:value="135.75" calcext:value-type="float">
            <text:p>135.75</text:p>
          </table:table-cell>
          <table:table-cell table:formula="of:=STDEV([.R47:.U47])" office:value-type="float" office:value="69.5814870014527" calcext:value-type="float">
            <text:p>69.5814870014527</text:p>
          </table:table-cell>
          <table:table-cell table:formula="of:=[.Y47]+[.Z47]" office:value-type="float" office:value="205.331487001453" calcext:value-type="float">
            <text:p>205.331487001453</text:p>
          </table:table-cell>
          <table:table-cell table:formula="of:=[.Y47]-[.Z47]" office:value-type="float" office:value="66.1685129985473" calcext:value-type="float">
            <text:p>66.1685129985473</text:p>
          </table:table-cell>
          <table:table-cell table:formula="of:=[.AA47]-[.AB47]" office:value-type="float" office:value="139.162974002905" calcext:value-type="float">
            <text:p>139.162974002905</text:p>
          </table:table-cell>
          <table:table-cell table:style-name="ce1"/>
          <table:table-cell table:formula="of:=[.AE46]+1" office:value-type="float" office:value="46" calcext:value-type="float">
            <text:p>46</text:p>
          </table:table-cell>
          <table:table-cell table:formula="of:=[.AF46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table:formula="of:=[.AK46]+0" office:value-type="float" office:value="250" calcext:value-type="float">
            <text:p>250</text:p>
          </table:table-cell>
          <table:table-cell table:formula="of:=AVERAGE([.AF47:.AK47])" office:value-type="float" office:value="195.5" calcext:value-type="float">
            <text:p>195.5</text:p>
          </table:table-cell>
          <table:table-cell table:style-name="ce1"/>
          <table:table-cell table:formula="of:=AVERAGE([.AG47:.AJ47])" office:value-type="float" office:value="230.75" calcext:value-type="float">
            <text:p>230.75</text:p>
          </table:table-cell>
          <table:table-cell table:formula="of:=STDEV([.AG47:.AJ47])" office:value-type="float" office:value="71.853438794999" calcext:value-type="float">
            <text:p>71.853438794999</text:p>
          </table:table-cell>
          <table:table-cell table:formula="of:=[.AN47]+[.AO47]" office:value-type="float" office:value="302.603438794999" calcext:value-type="float">
            <text:p>302.603438794999</text:p>
          </table:table-cell>
          <table:table-cell table:formula="of:=[.AN47]-[.AO47]" office:value-type="float" office:value="158.896561205001" calcext:value-type="float">
            <text:p>158.896561205001</text:p>
          </table:table-cell>
          <table:table-cell table:formula="of:=[.AP47]-[.AQ47]" office:value-type="float" office:value="143.706877589998" calcext:value-type="float">
            <text:p>143.706877589998</text:p>
          </table:table-cell>
          <table:table-cell table:style-name="ce1"/>
          <table:table-cell table:formula="of:=AVERAGE([.W47];[.H47];[.AL47])" office:value-type="float" office:value="152.944444444444" calcext:value-type="float">
            <text:p>152.944444444444</text:p>
          </table:table-cell>
          <table:table-cell table:formula="of:=STDEV([.AL47];[.W47];[.H47])" office:value-type="float" office:value="36.8575837716132" calcext:value-type="float">
            <text:p>36.8575837716132</text:p>
          </table:table-cell>
          <table:table-cell table:formula="of:=[.AT47]+[.AU47]" office:value-type="float" office:value="189.802028216058" calcext:value-type="float">
            <text:p>189.802028216058</text:p>
          </table:table-cell>
          <table:table-cell table:formula="of:=[.AT47]-[.AU47]" office:value-type="float" office:value="116.086860672831" calcext:value-type="float">
            <text:p>116.086860672831</text:p>
          </table:table-cell>
          <table:table-cell table:formula="of:=[.AV47]-[.AW47]" office:value-type="float" office:value="73.7151675432263" calcext:value-type="float">
            <text:p>73.7151675432263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table:formula="of:=[.G47]+0" office:value-type="float" office:value="250" calcext:value-type="float">
            <text:p>250</text:p>
          </table:table-cell>
          <table:table-cell table:formula="of:=AVERAGE([.B48:.G48])" office:value-type="float" office:value="112.666666666667" calcext:value-type="float">
            <text:p>112.666666666667</text:p>
          </table:table-cell>
          <table:table-cell table:style-name="ce1"/>
          <table:table-cell table:style-name="Default" table:formula="of:=AVERAGE([.C48:.F48])" office:value-type="float" office:value="106.5" calcext:value-type="float">
            <text:p>106.5</text:p>
          </table:table-cell>
          <table:table-cell table:style-name="Default" table:formula="of:=STDEV([.C48:.F48])" office:value-type="float" office:value="55.247926054589" calcext:value-type="float">
            <text:p>55.247926054589</text:p>
          </table:table-cell>
          <table:table-cell table:style-name="Default" table:formula="of:=[.J48]+[.K48]" office:value-type="float" office:value="161.747926054589" calcext:value-type="float">
            <text:p>161.747926054589</text:p>
          </table:table-cell>
          <table:table-cell table:style-name="Default" table:formula="of:=[.J48]-[.K48]" office:value-type="float" office:value="51.252073945411" calcext:value-type="float">
            <text:p>51.252073945411</text:p>
          </table:table-cell>
          <table:table-cell table:style-name="Default" table:formula="of:=[.L48]-[.M48]" office:value-type="float" office:value="110.495852109178" calcext:value-type="float">
            <text:p>110.495852109178</text:p>
          </table:table-cell>
          <table:table-cell table:style-name="ce1"/>
          <table:table-cell table:formula="of:=[.P47]+1" office:value-type="float" office:value="47" calcext:value-type="float">
            <text:p>47</text:p>
          </table:table-cell>
          <table:table-cell table:formula="of:=[.Q47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V47]+0" office:value-type="float" office:value="250" calcext:value-type="float">
            <text:p>250</text:p>
          </table:table-cell>
          <table:table-cell table:formula="of:=AVERAGE([.Q48:.V48])" office:value-type="float" office:value="172.833333333333" calcext:value-type="float">
            <text:p>172.833333333333</text:p>
          </table:table-cell>
          <table:table-cell table:style-name="ce1"/>
          <table:table-cell table:formula="of:=AVERAGE([.R48:.U48])" office:value-type="float" office:value="196.75" calcext:value-type="float">
            <text:p>196.75</text:p>
          </table:table-cell>
          <table:table-cell table:formula="of:=STDEV([.R48:.U48])" office:value-type="float" office:value="104.020430685515" calcext:value-type="float">
            <text:p>104.020430685515</text:p>
          </table:table-cell>
          <table:table-cell table:formula="of:=[.Y48]+[.Z48]" office:value-type="float" office:value="300.770430685515" calcext:value-type="float">
            <text:p>300.770430685515</text:p>
          </table:table-cell>
          <table:table-cell table:formula="of:=[.Y48]-[.Z48]" office:value-type="float" office:value="92.7295693144852" calcext:value-type="float">
            <text:p>92.7295693144852</text:p>
          </table:table-cell>
          <table:table-cell table:formula="of:=[.AA48]-[.AB48]" office:value-type="float" office:value="208.04086137103" calcext:value-type="float">
            <text:p>208.04086137103</text:p>
          </table:table-cell>
          <table:table-cell table:style-name="ce1"/>
          <table:table-cell table:formula="of:=[.AE47]+1" office:value-type="float" office:value="47" calcext:value-type="float">
            <text:p>47</text:p>
          </table:table-cell>
          <table:table-cell table:formula="of:=[.AF47]+0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table:formula="of:=[.AK47]+0" office:value-type="float" office:value="250" calcext:value-type="float">
            <text:p>250</text:p>
          </table:table-cell>
          <table:table-cell table:formula="of:=AVERAGE([.AF48:.AK48])" office:value-type="float" office:value="175.333333333333" calcext:value-type="float">
            <text:p>175.333333333333</text:p>
          </table:table-cell>
          <table:table-cell table:style-name="ce1"/>
          <table:table-cell table:formula="of:=AVERAGE([.AG48:.AJ48])" office:value-type="float" office:value="200.5" calcext:value-type="float">
            <text:p>200.5</text:p>
          </table:table-cell>
          <table:table-cell table:formula="of:=STDEV([.AG48:.AJ48])" office:value-type="float" office:value="45.3835506176706" calcext:value-type="float">
            <text:p>45.3835506176706</text:p>
          </table:table-cell>
          <table:table-cell table:formula="of:=[.AN48]+[.AO48]" office:value-type="float" office:value="245.883550617671" calcext:value-type="float">
            <text:p>245.883550617671</text:p>
          </table:table-cell>
          <table:table-cell table:formula="of:=[.AN48]-[.AO48]" office:value-type="float" office:value="155.116449382329" calcext:value-type="float">
            <text:p>155.116449382329</text:p>
          </table:table-cell>
          <table:table-cell table:formula="of:=[.AP48]-[.AQ48]" office:value-type="float" office:value="90.7671012353411" calcext:value-type="float">
            <text:p>90.7671012353411</text:p>
          </table:table-cell>
          <table:table-cell table:style-name="ce1"/>
          <table:table-cell table:formula="of:=AVERAGE([.W48];[.H48];[.AL48])" office:value-type="float" office:value="153.611111111111" calcext:value-type="float">
            <text:p>153.611111111111</text:p>
          </table:table-cell>
          <table:table-cell table:formula="of:=STDEV([.AL48];[.W48];[.H48])" office:value-type="float" office:value="35.4809547243045" calcext:value-type="float">
            <text:p>35.4809547243045</text:p>
          </table:table-cell>
          <table:table-cell table:formula="of:=[.AT48]+[.AU48]" office:value-type="float" office:value="189.092065835416" calcext:value-type="float">
            <text:p>189.092065835416</text:p>
          </table:table-cell>
          <table:table-cell table:formula="of:=[.AT48]-[.AU48]" office:value-type="float" office:value="118.130156386807" calcext:value-type="float">
            <text:p>118.130156386807</text:p>
          </table:table-cell>
          <table:table-cell table:formula="of:=[.AV48]-[.AW48]" office:value-type="float" office:value="70.9619094486091" calcext:value-type="float">
            <text:p>70.961909448609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formula="of:=[.G48]+0" office:value-type="float" office:value="250" calcext:value-type="float">
            <text:p>250</text:p>
          </table:table-cell>
          <table:table-cell table:formula="of:=AVERAGE([.B49:.G49])" office:value-type="float" office:value="136.833333333333" calcext:value-type="float">
            <text:p>136.833333333333</text:p>
          </table:table-cell>
          <table:table-cell table:style-name="ce1"/>
          <table:table-cell table:style-name="Default" table:formula="of:=AVERAGE([.C49:.F49])" office:value-type="float" office:value="142.75" calcext:value-type="float">
            <text:p>142.75</text:p>
          </table:table-cell>
          <table:table-cell table:style-name="Default" table:formula="of:=STDEV([.C49:.F49])" office:value-type="float" office:value="74.2579962024293" calcext:value-type="float">
            <text:p>74.2579962024293</text:p>
          </table:table-cell>
          <table:table-cell table:style-name="Default" table:formula="of:=[.J49]+[.K49]" office:value-type="float" office:value="217.007996202429" calcext:value-type="float">
            <text:p>217.007996202429</text:p>
          </table:table-cell>
          <table:table-cell table:style-name="Default" table:formula="of:=[.J49]-[.K49]" office:value-type="float" office:value="68.4920037975707" calcext:value-type="float">
            <text:p>68.4920037975707</text:p>
          </table:table-cell>
          <table:table-cell table:style-name="Default" table:formula="of:=[.L49]-[.M49]" office:value-type="float" office:value="148.515992404859" calcext:value-type="float">
            <text:p>148.515992404859</text:p>
          </table:table-cell>
          <table:table-cell table:style-name="ce1"/>
          <table:table-cell table:formula="of:=[.P48]+1" office:value-type="float" office:value="48" calcext:value-type="float">
            <text:p>48</text:p>
          </table:table-cell>
          <table:table-cell table:formula="of:=[.Q48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table:formula="of:=[.V48]+0" office:value-type="float" office:value="250" calcext:value-type="float">
            <text:p>250</text:p>
          </table:table-cell>
          <table:table-cell table:formula="of:=AVERAGE([.Q49:.V49])" office:value-type="float" office:value="182.666666666667" calcext:value-type="float">
            <text:p>182.666666666667</text:p>
          </table:table-cell>
          <table:table-cell table:style-name="ce1"/>
          <table:table-cell table:formula="of:=AVERAGE([.R49:.U49])" office:value-type="float" office:value="211.5" calcext:value-type="float">
            <text:p>211.5</text:p>
          </table:table-cell>
          <table:table-cell table:formula="of:=STDEV([.R49:.U49])" office:value-type="float" office:value="46.651187909134" calcext:value-type="float">
            <text:p>46.651187909134</text:p>
          </table:table-cell>
          <table:table-cell table:formula="of:=[.Y49]+[.Z49]" office:value-type="float" office:value="258.151187909134" calcext:value-type="float">
            <text:p>258.151187909134</text:p>
          </table:table-cell>
          <table:table-cell table:formula="of:=[.Y49]-[.Z49]" office:value-type="float" office:value="164.848812090866" calcext:value-type="float">
            <text:p>164.848812090866</text:p>
          </table:table-cell>
          <table:table-cell table:formula="of:=[.AA49]-[.AB49]" office:value-type="float" office:value="93.302375818268" calcext:value-type="float">
            <text:p>93.302375818268</text:p>
          </table:table-cell>
          <table:table-cell table:style-name="ce1"/>
          <table:table-cell table:formula="of:=[.AE48]+1" office:value-type="float" office:value="48" calcext:value-type="float">
            <text:p>48</text:p>
          </table:table-cell>
          <table:table-cell table:formula="of:=[.AF48]+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199" calcext:value-type="float">
            <text:p>199</text:p>
          </table:table-cell>
          <table:table-cell table:formula="of:=[.AK48]+0" office:value-type="float" office:value="250" calcext:value-type="float">
            <text:p>250</text:p>
          </table:table-cell>
          <table:table-cell table:formula="of:=AVERAGE([.AF49:.AK49])" office:value-type="float" office:value="205.333333333333" calcext:value-type="float">
            <text:p>205.333333333333</text:p>
          </table:table-cell>
          <table:table-cell table:style-name="ce1"/>
          <table:table-cell table:formula="of:=AVERAGE([.AG49:.AJ49])" office:value-type="float" office:value="245.5" calcext:value-type="float">
            <text:p>245.5</text:p>
          </table:table-cell>
          <table:table-cell table:formula="of:=STDEV([.AG49:.AJ49])" office:value-type="float" office:value="46.7938742429676" calcext:value-type="float">
            <text:p>46.7938742429676</text:p>
          </table:table-cell>
          <table:table-cell table:formula="of:=[.AN49]+[.AO49]" office:value-type="float" office:value="292.293874242968" calcext:value-type="float">
            <text:p>292.293874242968</text:p>
          </table:table-cell>
          <table:table-cell table:formula="of:=[.AN49]-[.AO49]" office:value-type="float" office:value="198.706125757032" calcext:value-type="float">
            <text:p>198.706125757032</text:p>
          </table:table-cell>
          <table:table-cell table:formula="of:=[.AP49]-[.AQ49]" office:value-type="float" office:value="93.5877484859352" calcext:value-type="float">
            <text:p>93.5877484859352</text:p>
          </table:table-cell>
          <table:table-cell table:style-name="ce1"/>
          <table:table-cell table:formula="of:=AVERAGE([.W49];[.H49];[.AL49])" office:value-type="float" office:value="174.944444444444" calcext:value-type="float">
            <text:p>174.944444444444</text:p>
          </table:table-cell>
          <table:table-cell table:formula="of:=STDEV([.AL49];[.W49];[.H49])" office:value-type="float" office:value="34.8968055420125" calcext:value-type="float">
            <text:p>34.8968055420125</text:p>
          </table:table-cell>
          <table:table-cell table:formula="of:=[.AT49]+[.AU49]" office:value-type="float" office:value="209.841249986457" calcext:value-type="float">
            <text:p>209.841249986457</text:p>
          </table:table-cell>
          <table:table-cell table:formula="of:=[.AT49]-[.AU49]" office:value-type="float" office:value="140.047638902432" calcext:value-type="float">
            <text:p>140.047638902432</text:p>
          </table:table-cell>
          <table:table-cell table:formula="of:=[.AV49]-[.AW49]" office:value-type="float" office:value="69.7936110840251" calcext:value-type="float">
            <text:p>69.793611084025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formula="of:=[.G49]+0" office:value-type="float" office:value="250" calcext:value-type="float">
            <text:p>250</text:p>
          </table:table-cell>
          <table:table-cell table:formula="of:=AVERAGE([.B50:.G50])" office:value-type="float" office:value="167.666666666667" calcext:value-type="float">
            <text:p>167.666666666667</text:p>
          </table:table-cell>
          <table:table-cell table:style-name="ce1"/>
          <table:table-cell table:style-name="Default" table:formula="of:=AVERAGE([.C50:.F50])" office:value-type="float" office:value="189" calcext:value-type="float">
            <text:p>189</text:p>
          </table:table-cell>
          <table:table-cell table:style-name="Default" table:formula="of:=STDEV([.C50:.F50])" office:value-type="float" office:value="61.3568795382121" calcext:value-type="float">
            <text:p>61.3568795382121</text:p>
          </table:table-cell>
          <table:table-cell table:style-name="Default" table:formula="of:=[.J50]+[.K50]" office:value-type="float" office:value="250.356879538212" calcext:value-type="float">
            <text:p>250.356879538212</text:p>
          </table:table-cell>
          <table:table-cell table:style-name="Default" table:formula="of:=[.J50]-[.K50]" office:value-type="float" office:value="127.643120461788" calcext:value-type="float">
            <text:p>127.643120461788</text:p>
          </table:table-cell>
          <table:table-cell table:style-name="Default" table:formula="of:=[.L50]-[.M50]" office:value-type="float" office:value="122.713759076424" calcext:value-type="float">
            <text:p>122.713759076424</text:p>
          </table:table-cell>
          <table:table-cell table:style-name="ce1"/>
          <table:table-cell table:formula="of:=[.P49]+1" office:value-type="float" office:value="49" calcext:value-type="float">
            <text:p>49</text:p>
          </table:table-cell>
          <table:table-cell table:formula="of:=[.Q49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382" calcext:value-type="float">
            <text:p>382</text:p>
          </table:table-cell>
          <table:table-cell table:formula="of:=[.V49]+0" office:value-type="float" office:value="250" calcext:value-type="float">
            <text:p>250</text:p>
          </table:table-cell>
          <table:table-cell table:formula="of:=AVERAGE([.Q50:.V50])" office:value-type="float" office:value="192.333333333333" calcext:value-type="float">
            <text:p>192.333333333333</text:p>
          </table:table-cell>
          <table:table-cell table:style-name="ce1"/>
          <table:table-cell table:formula="of:=AVERAGE([.R50:.U50])" office:value-type="float" office:value="226" calcext:value-type="float">
            <text:p>226</text:p>
          </table:table-cell>
          <table:table-cell table:formula="of:=STDEV([.R50:.U50])" office:value-type="float" office:value="126.177124181314" calcext:value-type="float">
            <text:p>126.177124181314</text:p>
          </table:table-cell>
          <table:table-cell table:formula="of:=[.Y50]+[.Z50]" office:value-type="float" office:value="352.177124181314" calcext:value-type="float">
            <text:p>352.177124181314</text:p>
          </table:table-cell>
          <table:table-cell table:formula="of:=[.Y50]-[.Z50]" office:value-type="float" office:value="99.8228758186863" calcext:value-type="float">
            <text:p>99.8228758186863</text:p>
          </table:table-cell>
          <table:table-cell table:formula="of:=[.AA50]-[.AB50]" office:value-type="float" office:value="252.354248362627" calcext:value-type="float">
            <text:p>252.354248362627</text:p>
          </table:table-cell>
          <table:table-cell table:style-name="ce1"/>
          <table:table-cell table:formula="of:=[.AE49]+1" office:value-type="float" office:value="49" calcext:value-type="float">
            <text:p>49</text:p>
          </table:table-cell>
          <table:table-cell table:formula="of:=[.AF49]+0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table:formula="of:=[.AK49]+0" office:value-type="float" office:value="250" calcext:value-type="float">
            <text:p>250</text:p>
          </table:table-cell>
          <table:table-cell table:formula="of:=AVERAGE([.AF50:.AK50])" office:value-type="float" office:value="219.833333333333" calcext:value-type="float">
            <text:p>219.833333333333</text:p>
          </table:table-cell>
          <table:table-cell table:style-name="ce1"/>
          <table:table-cell table:formula="of:=AVERAGE([.AG50:.AJ50])" office:value-type="float" office:value="267.25" calcext:value-type="float">
            <text:p>267.25</text:p>
          </table:table-cell>
          <table:table-cell table:formula="of:=STDEV([.AG50:.AJ50])" office:value-type="float" office:value="55.5060056810672" calcext:value-type="float">
            <text:p>55.5060056810672</text:p>
          </table:table-cell>
          <table:table-cell table:formula="of:=[.AN50]+[.AO50]" office:value-type="float" office:value="322.756005681067" calcext:value-type="float">
            <text:p>322.756005681067</text:p>
          </table:table-cell>
          <table:table-cell table:formula="of:=[.AN50]-[.AO50]" office:value-type="float" office:value="211.743994318933" calcext:value-type="float">
            <text:p>211.743994318933</text:p>
          </table:table-cell>
          <table:table-cell table:formula="of:=[.AP50]-[.AQ50]" office:value-type="float" office:value="111.012011362134" calcext:value-type="float">
            <text:p>111.012011362134</text:p>
          </table:table-cell>
          <table:table-cell table:style-name="ce1"/>
          <table:table-cell table:formula="of:=AVERAGE([.W50];[.H50];[.AL50])" office:value-type="float" office:value="193.277777777778" calcext:value-type="float">
            <text:p>193.277777777778</text:p>
          </table:table-cell>
          <table:table-cell table:formula="of:=STDEV([.AL50];[.W50];[.H50])" office:value-type="float" office:value="26.0961541085896" calcext:value-type="float">
            <text:p>26.0961541085896</text:p>
          </table:table-cell>
          <table:table-cell table:formula="of:=[.AT50]+[.AU50]" office:value-type="float" office:value="219.373931886367" calcext:value-type="float">
            <text:p>219.373931886367</text:p>
          </table:table-cell>
          <table:table-cell table:formula="of:=[.AT50]-[.AU50]" office:value-type="float" office:value="167.181623669188" calcext:value-type="float">
            <text:p>167.181623669188</text:p>
          </table:table-cell>
          <table:table-cell table:formula="of:=[.AV50]-[.AW50]" office:value-type="float" office:value="52.1923082171793" calcext:value-type="float">
            <text:p>52.192308217179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G50]+0" office:value-type="float" office:value="250" calcext:value-type="float">
            <text:p>250</text:p>
          </table:table-cell>
          <table:table-cell table:formula="of:=AVERAGE([.B51:.G51])" office:value-type="float" office:value="87.3333333333333" calcext:value-type="float">
            <text:p>87.3333333333333</text:p>
          </table:table-cell>
          <table:table-cell table:style-name="ce1"/>
          <table:table-cell table:style-name="Default" table:formula="of:=AVERAGE([.C51:.F51])" office:value-type="float" office:value="68.5" calcext:value-type="float">
            <text:p>68.5</text:p>
          </table:table-cell>
          <table:table-cell table:style-name="Default" table:formula="of:=STDEV([.C51:.F51])" office:value-type="float" office:value="43.9886348958455" calcext:value-type="float">
            <text:p>43.9886348958455</text:p>
          </table:table-cell>
          <table:table-cell table:style-name="Default" table:formula="of:=[.J51]+[.K51]" office:value-type="float" office:value="112.488634895846" calcext:value-type="float">
            <text:p>112.488634895846</text:p>
          </table:table-cell>
          <table:table-cell table:style-name="Default" table:formula="of:=[.J51]-[.K51]" office:value-type="float" office:value="24.5113651041545" calcext:value-type="float">
            <text:p>24.5113651041545</text:p>
          </table:table-cell>
          <table:table-cell table:style-name="Default" table:formula="of:=[.L51]-[.M51]" office:value-type="float" office:value="87.9772697916911" calcext:value-type="float">
            <text:p>87.9772697916911</text:p>
          </table:table-cell>
          <table:table-cell table:style-name="ce1"/>
          <table:table-cell table:formula="of:=[.P50]+1" office:value-type="float" office:value="50" calcext:value-type="float">
            <text:p>50</text:p>
          </table:table-cell>
          <table:table-cell table:formula="of:=[.Q50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table:formula="of:=[.V50]+0" office:value-type="float" office:value="250" calcext:value-type="float">
            <text:p>250</text:p>
          </table:table-cell>
          <table:table-cell table:formula="of:=AVERAGE([.Q51:.V51])" office:value-type="float" office:value="126.5" calcext:value-type="float">
            <text:p>126.5</text:p>
          </table:table-cell>
          <table:table-cell table:style-name="ce1"/>
          <table:table-cell table:formula="of:=AVERAGE([.R51:.U51])" office:value-type="float" office:value="127.25" calcext:value-type="float">
            <text:p>127.25</text:p>
          </table:table-cell>
          <table:table-cell table:formula="of:=STDEV([.R51:.U51])" office:value-type="float" office:value="50.0224949397768" calcext:value-type="float">
            <text:p>50.0224949397768</text:p>
          </table:table-cell>
          <table:table-cell table:formula="of:=[.Y51]+[.Z51]" office:value-type="float" office:value="177.272494939777" calcext:value-type="float">
            <text:p>177.272494939777</text:p>
          </table:table-cell>
          <table:table-cell table:formula="of:=[.Y51]-[.Z51]" office:value-type="float" office:value="77.2275050602232" calcext:value-type="float">
            <text:p>77.2275050602232</text:p>
          </table:table-cell>
          <table:table-cell table:formula="of:=[.AA51]-[.AB51]" office:value-type="float" office:value="100.044989879554" calcext:value-type="float">
            <text:p>100.044989879554</text:p>
          </table:table-cell>
          <table:table-cell table:style-name="ce1"/>
          <table:table-cell table:formula="of:=[.AE50]+1" office:value-type="float" office:value="50" calcext:value-type="float">
            <text:p>50</text:p>
          </table:table-cell>
          <table:table-cell table:formula="of:=[.AF50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formula="of:=[.AK50]+0" office:value-type="float" office:value="250" calcext:value-type="float">
            <text:p>250</text:p>
          </table:table-cell>
          <table:table-cell table:formula="of:=AVERAGE([.AF51:.AK51])" office:value-type="float" office:value="104.166666666667" calcext:value-type="float">
            <text:p>104.166666666667</text:p>
          </table:table-cell>
          <table:table-cell table:style-name="ce1"/>
          <table:table-cell table:formula="of:=AVERAGE([.AG51:.AJ51])" office:value-type="float" office:value="93.75" calcext:value-type="float">
            <text:p>93.75</text:p>
          </table:table-cell>
          <table:table-cell table:formula="of:=STDEV([.AG51:.AJ51])" office:value-type="float" office:value="27.8373250630636" calcext:value-type="float">
            <text:p>27.8373250630636</text:p>
          </table:table-cell>
          <table:table-cell table:formula="of:=[.AN51]+[.AO51]" office:value-type="float" office:value="121.587325063064" calcext:value-type="float">
            <text:p>121.587325063064</text:p>
          </table:table-cell>
          <table:table-cell table:formula="of:=[.AN51]-[.AO51]" office:value-type="float" office:value="65.9126749369364" calcext:value-type="float">
            <text:p>65.9126749369364</text:p>
          </table:table-cell>
          <table:table-cell table:formula="of:=[.AP51]-[.AQ51]" office:value-type="float" office:value="55.6746501261271" calcext:value-type="float">
            <text:p>55.6746501261271</text:p>
          </table:table-cell>
          <table:table-cell table:style-name="ce1"/>
          <table:table-cell table:formula="of:=AVERAGE([.W51];[.H51];[.AL51])" office:value-type="float" office:value="106" calcext:value-type="float">
            <text:p>106</text:p>
          </table:table-cell>
          <table:table-cell table:formula="of:=STDEV([.AL51];[.W51];[.H51])" office:value-type="float" office:value="19.6475896175021" calcext:value-type="float">
            <text:p>19.6475896175021</text:p>
          </table:table-cell>
          <table:table-cell table:formula="of:=[.AT51]+[.AU51]" office:value-type="float" office:value="125.647589617502" calcext:value-type="float">
            <text:p>125.647589617502</text:p>
          </table:table-cell>
          <table:table-cell table:formula="of:=[.AT51]-[.AU51]" office:value-type="float" office:value="86.3524103824979" calcext:value-type="float">
            <text:p>86.3524103824979</text:p>
          </table:table-cell>
          <table:table-cell table:formula="of:=[.AV51]-[.AW51]" office:value-type="float" office:value="39.2951792350043" calcext:value-type="float">
            <text:p>39.29517923500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G51]+0" office:value-type="float" office:value="250" calcext:value-type="float">
            <text:p>250</text:p>
          </table:table-cell>
          <table:table-cell table:formula="of:=AVERAGE([.B52:.G52])" office:value-type="float" office:value="73.1666666666667" calcext:value-type="float">
            <text:p>73.1666666666667</text:p>
          </table:table-cell>
          <table:table-cell table:style-name="ce1"/>
          <table:table-cell table:style-name="Default" table:formula="of:=AVERAGE([.C52:.F52])" office:value-type="float" office:value="47.25" calcext:value-type="float">
            <text:p>47.25</text:p>
          </table:table-cell>
          <table:table-cell table:style-name="Default" table:formula="of:=STDEV([.C52:.F52])" office:value-type="float" office:value="12.0381338531629" calcext:value-type="float">
            <text:p>12.0381338531629</text:p>
          </table:table-cell>
          <table:table-cell table:style-name="Default" table:formula="of:=[.J52]+[.K52]" office:value-type="float" office:value="59.2881338531629" calcext:value-type="float">
            <text:p>59.2881338531629</text:p>
          </table:table-cell>
          <table:table-cell table:style-name="Default" table:formula="of:=[.J52]-[.K52]" office:value-type="float" office:value="35.2118661468371" calcext:value-type="float">
            <text:p>35.2118661468371</text:p>
          </table:table-cell>
          <table:table-cell table:style-name="Default" table:formula="of:=[.L52]-[.M52]" office:value-type="float" office:value="24.0762677063258" calcext:value-type="float">
            <text:p>24.0762677063258</text:p>
          </table:table-cell>
          <table:table-cell table:style-name="ce1"/>
          <table:table-cell table:formula="of:=[.P51]+1" office:value-type="float" office:value="51" calcext:value-type="float">
            <text:p>51</text:p>
          </table:table-cell>
          <table:table-cell table:formula="of:=[.Q51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[.V51]+0" office:value-type="float" office:value="250" calcext:value-type="float">
            <text:p>250</text:p>
          </table:table-cell>
          <table:table-cell table:formula="of:=AVERAGE([.Q52:.V52])" office:value-type="float" office:value="119.833333333333" calcext:value-type="float">
            <text:p>119.833333333333</text:p>
          </table:table-cell>
          <table:table-cell table:style-name="ce1"/>
          <table:table-cell table:formula="of:=AVERAGE([.R52:.U52])" office:value-type="float" office:value="117.25" calcext:value-type="float">
            <text:p>117.25</text:p>
          </table:table-cell>
          <table:table-cell table:formula="of:=STDEV([.R52:.U52])" office:value-type="float" office:value="35.5" calcext:value-type="float">
            <text:p>35.5</text:p>
          </table:table-cell>
          <table:table-cell table:formula="of:=[.Y52]+[.Z52]" office:value-type="float" office:value="152.75" calcext:value-type="float">
            <text:p>152.75</text:p>
          </table:table-cell>
          <table:table-cell table:formula="of:=[.Y52]-[.Z52]" office:value-type="float" office:value="81.75" calcext:value-type="float">
            <text:p>81.75</text:p>
          </table:table-cell>
          <table:table-cell table:formula="of:=[.AA52]-[.AB52]" office:value-type="float" office:value="71" calcext:value-type="float">
            <text:p>71</text:p>
          </table:table-cell>
          <table:table-cell table:style-name="ce1"/>
          <table:table-cell table:formula="of:=[.AE51]+1" office:value-type="float" office:value="51" calcext:value-type="float">
            <text:p>51</text:p>
          </table:table-cell>
          <table:table-cell table:formula="of:=[.AF5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table:formula="of:=[.AK51]+0" office:value-type="float" office:value="250" calcext:value-type="float">
            <text:p>250</text:p>
          </table:table-cell>
          <table:table-cell table:formula="of:=AVERAGE([.AF52:.AK52])" office:value-type="float" office:value="116.333333333333" calcext:value-type="float">
            <text:p>116.333333333333</text:p>
          </table:table-cell>
          <table:table-cell table:style-name="ce1"/>
          <table:table-cell table:formula="of:=AVERAGE([.AG52:.AJ52])" office:value-type="float" office:value="112" calcext:value-type="float">
            <text:p>112</text:p>
          </table:table-cell>
          <table:table-cell table:formula="of:=STDEV([.AG52:.AJ52])" office:value-type="float" office:value="40.1414166831881" calcext:value-type="float">
            <text:p>40.1414166831881</text:p>
          </table:table-cell>
          <table:table-cell table:formula="of:=[.AN52]+[.AO52]" office:value-type="float" office:value="152.141416683188" calcext:value-type="float">
            <text:p>152.141416683188</text:p>
          </table:table-cell>
          <table:table-cell table:formula="of:=[.AN52]-[.AO52]" office:value-type="float" office:value="71.8585833168119" calcext:value-type="float">
            <text:p>71.8585833168119</text:p>
          </table:table-cell>
          <table:table-cell table:formula="of:=[.AP52]-[.AQ52]" office:value-type="float" office:value="80.2828333663762" calcext:value-type="float">
            <text:p>80.2828333663762</text:p>
          </table:table-cell>
          <table:table-cell table:style-name="ce1"/>
          <table:table-cell table:formula="of:=AVERAGE([.W52];[.H52];[.AL52])" office:value-type="float" office:value="103.111111111111" calcext:value-type="float">
            <text:p>103.111111111111</text:p>
          </table:table-cell>
          <table:table-cell table:formula="of:=STDEV([.AL52];[.W52];[.H52])" office:value-type="float" office:value="25.9916297067886" calcext:value-type="float">
            <text:p>25.9916297067886</text:p>
          </table:table-cell>
          <table:table-cell table:formula="of:=[.AT52]+[.AU52]" office:value-type="float" office:value="129.1027408179" calcext:value-type="float">
            <text:p>129.1027408179</text:p>
          </table:table-cell>
          <table:table-cell table:formula="of:=[.AT52]-[.AU52]" office:value-type="float" office:value="77.1194814043225" calcext:value-type="float">
            <text:p>77.1194814043225</text:p>
          </table:table-cell>
          <table:table-cell table:formula="of:=[.AV52]-[.AW52]" office:value-type="float" office:value="51.9832594135771" calcext:value-type="float">
            <text:p>51.983259413577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table:formula="of:=[.G52]+0" office:value-type="float" office:value="250" calcext:value-type="float">
            <text:p>250</text:p>
          </table:table-cell>
          <table:table-cell table:formula="of:=AVERAGE([.B53:.G53])" office:value-type="float" office:value="90.3333333333333" calcext:value-type="float">
            <text:p>90.3333333333333</text:p>
          </table:table-cell>
          <table:table-cell table:style-name="ce1"/>
          <table:table-cell table:style-name="Default" table:formula="of:=AVERAGE([.C53:.F53])" office:value-type="float" office:value="73" calcext:value-type="float">
            <text:p>73</text:p>
          </table:table-cell>
          <table:table-cell table:style-name="Default" table:formula="of:=STDEV([.C53:.F53])" office:value-type="float" office:value="37.5854581808798" calcext:value-type="float">
            <text:p>37.5854581808798</text:p>
          </table:table-cell>
          <table:table-cell table:style-name="Default" table:formula="of:=[.J53]+[.K53]" office:value-type="float" office:value="110.58545818088" calcext:value-type="float">
            <text:p>110.58545818088</text:p>
          </table:table-cell>
          <table:table-cell table:style-name="Default" table:formula="of:=[.J53]-[.K53]" office:value-type="float" office:value="35.4145418191202" calcext:value-type="float">
            <text:p>35.4145418191202</text:p>
          </table:table-cell>
          <table:table-cell table:style-name="Default" table:formula="of:=[.L53]-[.M53]" office:value-type="float" office:value="75.1709163617597" calcext:value-type="float">
            <text:p>75.1709163617597</text:p>
          </table:table-cell>
          <table:table-cell table:style-name="ce1"/>
          <table:table-cell table:formula="of:=[.P52]+1" office:value-type="float" office:value="52" calcext:value-type="float">
            <text:p>52</text:p>
          </table:table-cell>
          <table:table-cell table:formula="of:=[.Q52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table:formula="of:=[.V52]+0" office:value-type="float" office:value="250" calcext:value-type="float">
            <text:p>250</text:p>
          </table:table-cell>
          <table:table-cell table:formula="of:=AVERAGE([.Q53:.V53])" office:value-type="float" office:value="114.333333333333" calcext:value-type="float">
            <text:p>114.333333333333</text:p>
          </table:table-cell>
          <table:table-cell table:style-name="ce1"/>
          <table:table-cell table:formula="of:=AVERAGE([.R53:.U53])" office:value-type="float" office:value="109" calcext:value-type="float">
            <text:p>109</text:p>
          </table:table-cell>
          <table:table-cell table:formula="of:=STDEV([.R53:.U53])" office:value-type="float" office:value="36.4508801905615" calcext:value-type="float">
            <text:p>36.4508801905615</text:p>
          </table:table-cell>
          <table:table-cell table:formula="of:=[.Y53]+[.Z53]" office:value-type="float" office:value="145.450880190561" calcext:value-type="float">
            <text:p>145.450880190561</text:p>
          </table:table-cell>
          <table:table-cell table:formula="of:=[.Y53]-[.Z53]" office:value-type="float" office:value="72.5491198094385" calcext:value-type="float">
            <text:p>72.5491198094385</text:p>
          </table:table-cell>
          <table:table-cell table:formula="of:=[.AA53]-[.AB53]" office:value-type="float" office:value="72.9017603811229" calcext:value-type="float">
            <text:p>72.9017603811229</text:p>
          </table:table-cell>
          <table:table-cell table:style-name="ce1"/>
          <table:table-cell table:formula="of:=[.AE52]+1" office:value-type="float" office:value="52" calcext:value-type="float">
            <text:p>52</text:p>
          </table:table-cell>
          <table:table-cell table:formula="of:=[.AF52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K52]+0" office:value-type="float" office:value="250" calcext:value-type="float">
            <text:p>250</text:p>
          </table:table-cell>
          <table:table-cell table:formula="of:=AVERAGE([.AF53:.AK53])" office:value-type="float" office:value="126" calcext:value-type="float">
            <text:p>126</text:p>
          </table:table-cell>
          <table:table-cell table:style-name="ce1"/>
          <table:table-cell table:formula="of:=AVERAGE([.AG53:.AJ53])" office:value-type="float" office:value="126.5" calcext:value-type="float">
            <text:p>126.5</text:p>
          </table:table-cell>
          <table:table-cell table:formula="of:=STDEV([.AG53:.AJ53])" office:value-type="float" office:value="42.0198365854351" calcext:value-type="float">
            <text:p>42.0198365854351</text:p>
          </table:table-cell>
          <table:table-cell table:formula="of:=[.AN53]+[.AO53]" office:value-type="float" office:value="168.519836585435" calcext:value-type="float">
            <text:p>168.519836585435</text:p>
          </table:table-cell>
          <table:table-cell table:formula="of:=[.AN53]-[.AO53]" office:value-type="float" office:value="84.4801634145649" calcext:value-type="float">
            <text:p>84.4801634145649</text:p>
          </table:table-cell>
          <table:table-cell table:formula="of:=[.AP53]-[.AQ53]" office:value-type="float" office:value="84.0396731708701" calcext:value-type="float">
            <text:p>84.0396731708701</text:p>
          </table:table-cell>
          <table:table-cell table:style-name="ce1"/>
          <table:table-cell table:formula="of:=AVERAGE([.W53];[.H53];[.AL53])" office:value-type="float" office:value="110.222222222222" calcext:value-type="float">
            <text:p>110.222222222222</text:p>
          </table:table-cell>
          <table:table-cell table:formula="of:=STDEV([.AL53];[.W53];[.H53])" office:value-type="float" office:value="18.1852606168761" calcext:value-type="float">
            <text:p>18.1852606168761</text:p>
          </table:table-cell>
          <table:table-cell table:formula="of:=[.AT53]+[.AU53]" office:value-type="float" office:value="128.407482839098" calcext:value-type="float">
            <text:p>128.407482839098</text:p>
          </table:table-cell>
          <table:table-cell table:formula="of:=[.AT53]-[.AU53]" office:value-type="float" office:value="92.0369616053462" calcext:value-type="float">
            <text:p>92.0369616053462</text:p>
          </table:table-cell>
          <table:table-cell table:formula="of:=[.AV53]-[.AW53]" office:value-type="float" office:value="36.3705212337521" calcext:value-type="float">
            <text:p>36.3705212337521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table:formula="of:=[.G53]+0" office:value-type="float" office:value="250" calcext:value-type="float">
            <text:p>250</text:p>
          </table:table-cell>
          <table:table-cell table:formula="of:=AVERAGE([.B54:.G54])" office:value-type="float" office:value="132.5" calcext:value-type="float">
            <text:p>132.5</text:p>
          </table:table-cell>
          <table:table-cell table:style-name="ce1"/>
          <table:table-cell table:style-name="Default" table:formula="of:=AVERAGE([.C54:.F54])" office:value-type="float" office:value="136.25" calcext:value-type="float">
            <text:p>136.25</text:p>
          </table:table-cell>
          <table:table-cell table:style-name="Default" table:formula="of:=STDEV([.C54:.F54])" office:value-type="float" office:value="80.0390529679106" calcext:value-type="float">
            <text:p>80.0390529679106</text:p>
          </table:table-cell>
          <table:table-cell table:style-name="Default" table:formula="of:=[.J54]+[.K54]" office:value-type="float" office:value="216.289052967911" calcext:value-type="float">
            <text:p>216.289052967911</text:p>
          </table:table-cell>
          <table:table-cell table:style-name="Default" table:formula="of:=[.J54]-[.K54]" office:value-type="float" office:value="56.2109470320894" calcext:value-type="float">
            <text:p>56.2109470320894</text:p>
          </table:table-cell>
          <table:table-cell table:style-name="Default" table:formula="of:=[.L54]-[.M54]" office:value-type="float" office:value="160.078105935821" calcext:value-type="float">
            <text:p>160.078105935821</text:p>
          </table:table-cell>
          <table:table-cell table:style-name="ce1"/>
          <table:table-cell table:formula="of:=[.P53]+1" office:value-type="float" office:value="53" calcext:value-type="float">
            <text:p>53</text:p>
          </table:table-cell>
          <table:table-cell table:formula="of:=[.Q53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165" calcext:value-type="float">
            <text:p>165</text:p>
          </table:table-cell>
          <table:table-cell table:formula="of:=[.V53]+0" office:value-type="float" office:value="250" calcext:value-type="float">
            <text:p>250</text:p>
          </table:table-cell>
          <table:table-cell table:formula="of:=AVERAGE([.Q54:.V54])" office:value-type="float" office:value="154.666666666667" calcext:value-type="float">
            <text:p>154.666666666667</text:p>
          </table:table-cell>
          <table:table-cell table:style-name="ce1"/>
          <table:table-cell table:formula="of:=AVERAGE([.R54:.U54])" office:value-type="float" office:value="169.5" calcext:value-type="float">
            <text:p>169.5</text:p>
          </table:table-cell>
          <table:table-cell table:formula="of:=STDEV([.R54:.U54])" office:value-type="float" office:value="105.837926409519" calcext:value-type="float">
            <text:p>105.837926409519</text:p>
          </table:table-cell>
          <table:table-cell table:formula="of:=[.Y54]+[.Z54]" office:value-type="float" office:value="275.337926409519" calcext:value-type="float">
            <text:p>275.337926409519</text:p>
          </table:table-cell>
          <table:table-cell table:formula="of:=[.Y54]-[.Z54]" office:value-type="float" office:value="63.6620735904814" calcext:value-type="float">
            <text:p>63.6620735904814</text:p>
          </table:table-cell>
          <table:table-cell table:formula="of:=[.AA54]-[.AB54]" office:value-type="float" office:value="211.675852819037" calcext:value-type="float">
            <text:p>211.675852819037</text:p>
          </table:table-cell>
          <table:table-cell table:style-name="ce1"/>
          <table:table-cell table:formula="of:=[.AE53]+1" office:value-type="float" office:value="53" calcext:value-type="float">
            <text:p>53</text:p>
          </table:table-cell>
          <table:table-cell table:formula="of:=[.AF53]+0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AK53]+0" office:value-type="float" office:value="250" calcext:value-type="float">
            <text:p>250</text:p>
          </table:table-cell>
          <table:table-cell table:formula="of:=AVERAGE([.AF54:.AK54])" office:value-type="float" office:value="236.5" calcext:value-type="float">
            <text:p>236.5</text:p>
          </table:table-cell>
          <table:table-cell table:style-name="ce1"/>
          <table:table-cell table:formula="of:=AVERAGE([.AG54:.AJ54])" office:value-type="float" office:value="292.25" calcext:value-type="float">
            <text:p>292.25</text:p>
          </table:table-cell>
          <table:table-cell table:formula="of:=STDEV([.AG54:.AJ54])" office:value-type="float" office:value="25.5" calcext:value-type="float">
            <text:p>25.5</text:p>
          </table:table-cell>
          <table:table-cell table:formula="of:=[.AN54]+[.AO54]" office:value-type="float" office:value="317.75" calcext:value-type="float">
            <text:p>317.75</text:p>
          </table:table-cell>
          <table:table-cell table:formula="of:=[.AN54]-[.AO54]" office:value-type="float" office:value="266.75" calcext:value-type="float">
            <text:p>266.75</text:p>
          </table:table-cell>
          <table:table-cell table:formula="of:=[.AP54]-[.AQ54]" office:value-type="float" office:value="51" calcext:value-type="float">
            <text:p>51</text:p>
          </table:table-cell>
          <table:table-cell table:style-name="ce1"/>
          <table:table-cell table:formula="of:=AVERAGE([.W54];[.H54];[.AL54])" office:value-type="float" office:value="174.555555555556" calcext:value-type="float">
            <text:p>174.555555555556</text:p>
          </table:table-cell>
          <table:table-cell table:formula="of:=STDEV([.AL54];[.W54];[.H54])" office:value-type="float" office:value="54.7784257342791" calcext:value-type="float">
            <text:p>54.7784257342791</text:p>
          </table:table-cell>
          <table:table-cell table:formula="of:=[.AT54]+[.AU54]" office:value-type="float" office:value="229.333981289835" calcext:value-type="float">
            <text:p>229.333981289835</text:p>
          </table:table-cell>
          <table:table-cell table:formula="of:=[.AT54]-[.AU54]" office:value-type="float" office:value="119.777129821276" calcext:value-type="float">
            <text:p>119.777129821276</text:p>
          </table:table-cell>
          <table:table-cell table:formula="of:=[.AV54]-[.AW54]" office:value-type="float" office:value="109.556851468558" calcext:value-type="float">
            <text:p>109.556851468558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G54]+0" office:value-type="float" office:value="250" calcext:value-type="float">
            <text:p>250</text:p>
          </table:table-cell>
          <table:table-cell table:formula="of:=AVERAGE([.B55:.G55])" office:value-type="float" office:value="103.666666666667" calcext:value-type="float">
            <text:p>103.666666666667</text:p>
          </table:table-cell>
          <table:table-cell table:style-name="ce1"/>
          <table:table-cell table:style-name="Default" table:formula="of:=AVERAGE([.C55:.F55])" office:value-type="float" office:value="93" calcext:value-type="float">
            <text:p>93</text:p>
          </table:table-cell>
          <table:table-cell table:style-name="Default" table:formula="of:=STDEV([.C55:.F55])" office:value-type="float" office:value="58.022983951764" calcext:value-type="float">
            <text:p>58.022983951764</text:p>
          </table:table-cell>
          <table:table-cell table:style-name="Default" table:formula="of:=[.J55]+[.K55]" office:value-type="float" office:value="151.022983951764" calcext:value-type="float">
            <text:p>151.022983951764</text:p>
          </table:table-cell>
          <table:table-cell table:style-name="Default" table:formula="of:=[.J55]-[.K55]" office:value-type="float" office:value="34.977016048236" calcext:value-type="float">
            <text:p>34.977016048236</text:p>
          </table:table-cell>
          <table:table-cell table:style-name="Default" table:formula="of:=[.L55]-[.M55]" office:value-type="float" office:value="116.045967903528" calcext:value-type="float">
            <text:p>116.045967903528</text:p>
          </table:table-cell>
          <table:table-cell table:style-name="ce1"/>
          <table:table-cell table:formula="of:=[.P54]+1" office:value-type="float" office:value="54" calcext:value-type="float">
            <text:p>54</text:p>
          </table:table-cell>
          <table:table-cell table:formula="of:=[.Q54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formula="of:=[.V54]+0" office:value-type="float" office:value="250" calcext:value-type="float">
            <text:p>250</text:p>
          </table:table-cell>
          <table:table-cell table:formula="of:=AVERAGE([.Q55:.V55])" office:value-type="float" office:value="170" calcext:value-type="float">
            <text:p>170</text:p>
          </table:table-cell>
          <table:table-cell table:style-name="ce1"/>
          <table:table-cell table:formula="of:=AVERAGE([.R55:.U55])" office:value-type="float" office:value="192.5" calcext:value-type="float">
            <text:p>192.5</text:p>
          </table:table-cell>
          <table:table-cell table:formula="of:=STDEV([.R55:.U55])" office:value-type="float" office:value="59.9694366601299" calcext:value-type="float">
            <text:p>59.9694366601299</text:p>
          </table:table-cell>
          <table:table-cell table:formula="of:=[.Y55]+[.Z55]" office:value-type="float" office:value="252.46943666013" calcext:value-type="float">
            <text:p>252.46943666013</text:p>
          </table:table-cell>
          <table:table-cell table:formula="of:=[.Y55]-[.Z55]" office:value-type="float" office:value="132.53056333987" calcext:value-type="float">
            <text:p>132.53056333987</text:p>
          </table:table-cell>
          <table:table-cell table:formula="of:=[.AA55]-[.AB55]" office:value-type="float" office:value="119.93887332026" calcext:value-type="float">
            <text:p>119.93887332026</text:p>
          </table:table-cell>
          <table:table-cell table:style-name="ce1"/>
          <table:table-cell table:formula="of:=[.AE54]+1" office:value-type="float" office:value="54" calcext:value-type="float">
            <text:p>54</text:p>
          </table:table-cell>
          <table:table-cell table:formula="of:=[.AF54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296" calcext:value-type="float">
            <text:p>296</text:p>
          </table:table-cell>
          <table:table-cell table:formula="of:=[.AK54]+0" office:value-type="float" office:value="250" calcext:value-type="float">
            <text:p>250</text:p>
          </table:table-cell>
          <table:table-cell table:formula="of:=AVERAGE([.AF55:.AK55])" office:value-type="float" office:value="190.333333333333" calcext:value-type="float">
            <text:p>190.333333333333</text:p>
          </table:table-cell>
          <table:table-cell table:style-name="ce1"/>
          <table:table-cell table:formula="of:=AVERAGE([.AG55:.AJ55])" office:value-type="float" office:value="223" calcext:value-type="float">
            <text:p>223</text:p>
          </table:table-cell>
          <table:table-cell table:formula="of:=STDEV([.AG55:.AJ55])" office:value-type="float" office:value="57.7754273026172" calcext:value-type="float">
            <text:p>57.7754273026172</text:p>
          </table:table-cell>
          <table:table-cell table:formula="of:=[.AN55]+[.AO55]" office:value-type="float" office:value="280.775427302617" calcext:value-type="float">
            <text:p>280.775427302617</text:p>
          </table:table-cell>
          <table:table-cell table:formula="of:=[.AN55]-[.AO55]" office:value-type="float" office:value="165.224572697383" calcext:value-type="float">
            <text:p>165.224572697383</text:p>
          </table:table-cell>
          <table:table-cell table:formula="of:=[.AP55]-[.AQ55]" office:value-type="float" office:value="115.550854605234" calcext:value-type="float">
            <text:p>115.550854605234</text:p>
          </table:table-cell>
          <table:table-cell table:style-name="ce1"/>
          <table:table-cell table:formula="of:=AVERAGE([.W55];[.H55];[.AL55])" office:value-type="float" office:value="154.666666666667" calcext:value-type="float">
            <text:p>154.666666666667</text:p>
          </table:table-cell>
          <table:table-cell table:formula="of:=STDEV([.AL55];[.W55];[.H55])" office:value-type="float" office:value="45.3223025795371" calcext:value-type="float">
            <text:p>45.3223025795371</text:p>
          </table:table-cell>
          <table:table-cell table:formula="of:=[.AT55]+[.AU55]" office:value-type="float" office:value="199.988969246204" calcext:value-type="float">
            <text:p>199.988969246204</text:p>
          </table:table-cell>
          <table:table-cell table:formula="of:=[.AT55]-[.AU55]" office:value-type="float" office:value="109.34436408713" calcext:value-type="float">
            <text:p>109.34436408713</text:p>
          </table:table-cell>
          <table:table-cell table:formula="of:=[.AV55]-[.AW55]" office:value-type="float" office:value="90.6446051590741" calcext:value-type="float">
            <text:p>90.644605159074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G55]+0" office:value-type="float" office:value="250" calcext:value-type="float">
            <text:p>250</text:p>
          </table:table-cell>
          <table:table-cell table:formula="of:=AVERAGE([.B56:.G56])" office:value-type="float" office:value="108.5" calcext:value-type="float">
            <text:p>108.5</text:p>
          </table:table-cell>
          <table:table-cell table:style-name="ce1"/>
          <table:table-cell table:style-name="Default" table:formula="of:=AVERAGE([.C56:.F56])" office:value-type="float" office:value="100.25" calcext:value-type="float">
            <text:p>100.25</text:p>
          </table:table-cell>
          <table:table-cell table:style-name="Default" table:formula="of:=STDEV([.C56:.F56])" office:value-type="float" office:value="43.4923364897005" calcext:value-type="float">
            <text:p>43.4923364897005</text:p>
          </table:table-cell>
          <table:table-cell table:style-name="Default" table:formula="of:=[.J56]+[.K56]" office:value-type="float" office:value="143.742336489701" calcext:value-type="float">
            <text:p>143.742336489701</text:p>
          </table:table-cell>
          <table:table-cell table:style-name="Default" table:formula="of:=[.J56]-[.K56]" office:value-type="float" office:value="56.7576635102995" calcext:value-type="float">
            <text:p>56.7576635102995</text:p>
          </table:table-cell>
          <table:table-cell table:style-name="Default" table:formula="of:=[.L56]-[.M56]" office:value-type="float" office:value="86.984672979401" calcext:value-type="float">
            <text:p>86.984672979401</text:p>
          </table:table-cell>
          <table:table-cell table:style-name="ce1"/>
          <table:table-cell table:formula="of:=[.P55]+1" office:value-type="float" office:value="55" calcext:value-type="float">
            <text:p>55</text:p>
          </table:table-cell>
          <table:table-cell table:formula="of:=[.Q5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[.V55]+0" office:value-type="float" office:value="250" calcext:value-type="float">
            <text:p>250</text:p>
          </table:table-cell>
          <table:table-cell table:formula="of:=AVERAGE([.Q56:.V56])" office:value-type="float" office:value="193.166666666667" calcext:value-type="float">
            <text:p>193.166666666667</text:p>
          </table:table-cell>
          <table:table-cell table:style-name="ce1"/>
          <table:table-cell table:formula="of:=AVERAGE([.R56:.U56])" office:value-type="float" office:value="227.25" calcext:value-type="float">
            <text:p>227.25</text:p>
          </table:table-cell>
          <table:table-cell table:formula="of:=STDEV([.R56:.U56])" office:value-type="float" office:value="12.3119183449751" calcext:value-type="float">
            <text:p>12.3119183449751</text:p>
          </table:table-cell>
          <table:table-cell table:formula="of:=[.Y56]+[.Z56]" office:value-type="float" office:value="239.561918344975" calcext:value-type="float">
            <text:p>239.561918344975</text:p>
          </table:table-cell>
          <table:table-cell table:formula="of:=[.Y56]-[.Z56]" office:value-type="float" office:value="214.938081655025" calcext:value-type="float">
            <text:p>214.938081655025</text:p>
          </table:table-cell>
          <table:table-cell table:formula="of:=[.AA56]-[.AB56]" office:value-type="float" office:value="24.6238366899501" calcext:value-type="float">
            <text:p>24.6238366899501</text:p>
          </table:table-cell>
          <table:table-cell table:style-name="ce1"/>
          <table:table-cell table:formula="of:=[.AE55]+1" office:value-type="float" office:value="55" calcext:value-type="float">
            <text:p>55</text:p>
          </table:table-cell>
          <table:table-cell table:formula="of:=[.AF55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table:formula="of:=[.AK55]+0" office:value-type="float" office:value="250" calcext:value-type="float">
            <text:p>250</text:p>
          </table:table-cell>
          <table:table-cell table:formula="of:=AVERAGE([.AF56:.AK56])" office:value-type="float" office:value="213.666666666667" calcext:value-type="float">
            <text:p>213.666666666667</text:p>
          </table:table-cell>
          <table:table-cell table:style-name="ce1"/>
          <table:table-cell table:formula="of:=AVERAGE([.AG56:.AJ56])" office:value-type="float" office:value="258" calcext:value-type="float">
            <text:p>258</text:p>
          </table:table-cell>
          <table:table-cell table:formula="of:=STDEV([.AG56:.AJ56])" office:value-type="float" office:value="33.4962684488884" calcext:value-type="float">
            <text:p>33.4962684488884</text:p>
          </table:table-cell>
          <table:table-cell table:formula="of:=[.AN56]+[.AO56]" office:value-type="float" office:value="291.496268448888" calcext:value-type="float">
            <text:p>291.496268448888</text:p>
          </table:table-cell>
          <table:table-cell table:formula="of:=[.AN56]-[.AO56]" office:value-type="float" office:value="224.503731551112" calcext:value-type="float">
            <text:p>224.503731551112</text:p>
          </table:table-cell>
          <table:table-cell table:formula="of:=[.AP56]-[.AQ56]" office:value-type="float" office:value="66.9925368977769" calcext:value-type="float">
            <text:p>66.9925368977769</text:p>
          </table:table-cell>
          <table:table-cell table:style-name="ce1"/>
          <table:table-cell table:formula="of:=AVERAGE([.W56];[.H56];[.AL56])" office:value-type="float" office:value="171.777777777778" calcext:value-type="float">
            <text:p>171.777777777778</text:p>
          </table:table-cell>
          <table:table-cell table:formula="of:=STDEV([.AL56];[.W56];[.H56])" office:value-type="float" office:value="55.7505190143587" calcext:value-type="float">
            <text:p>55.7505190143587</text:p>
          </table:table-cell>
          <table:table-cell table:formula="of:=[.AT56]+[.AU56]" office:value-type="float" office:value="227.528296792136" calcext:value-type="float">
            <text:p>227.528296792136</text:p>
          </table:table-cell>
          <table:table-cell table:formula="of:=[.AT56]-[.AU56]" office:value-type="float" office:value="116.027258763419" calcext:value-type="float">
            <text:p>116.027258763419</text:p>
          </table:table-cell>
          <table:table-cell table:formula="of:=[.AV56]-[.AW56]" office:value-type="float" office:value="111.501038028717" calcext:value-type="float">
            <text:p>111.501038028717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table:formula="of:=[.G56]+0" office:value-type="float" office:value="250" calcext:value-type="float">
            <text:p>250</text:p>
          </table:table-cell>
          <table:table-cell table:formula="of:=AVERAGE([.B57:.G57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57:.F57])" office:value-type="float" office:value="102.75" calcext:value-type="float">
            <text:p>102.75</text:p>
          </table:table-cell>
          <table:table-cell table:style-name="Default" table:formula="of:=STDEV([.C57:.F57])" office:value-type="float" office:value="73.1727408260754" calcext:value-type="float">
            <text:p>73.1727408260754</text:p>
          </table:table-cell>
          <table:table-cell table:style-name="Default" table:formula="of:=[.J57]+[.K57]" office:value-type="float" office:value="175.922740826075" calcext:value-type="float">
            <text:p>175.922740826075</text:p>
          </table:table-cell>
          <table:table-cell table:style-name="Default" table:formula="of:=[.J57]-[.K57]" office:value-type="float" office:value="29.5772591739246" calcext:value-type="float">
            <text:p>29.5772591739246</text:p>
          </table:table-cell>
          <table:table-cell table:style-name="Default" table:formula="of:=[.L57]-[.M57]" office:value-type="float" office:value="146.345481652151" calcext:value-type="float">
            <text:p>146.345481652151</text:p>
          </table:table-cell>
          <table:table-cell table:style-name="ce1"/>
          <table:table-cell table:formula="of:=[.P56]+1" office:value-type="float" office:value="56" calcext:value-type="float">
            <text:p>56</text:p>
          </table:table-cell>
          <table:table-cell table:formula="of:=[.Q56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table:formula="of:=[.V56]+0" office:value-type="float" office:value="250" calcext:value-type="float">
            <text:p>250</text:p>
          </table:table-cell>
          <table:table-cell table:formula="of:=AVERAGE([.Q57:.V57])" office:value-type="float" office:value="154" calcext:value-type="float">
            <text:p>154</text:p>
          </table:table-cell>
          <table:table-cell table:style-name="ce1"/>
          <table:table-cell table:formula="of:=AVERAGE([.R57:.U57])" office:value-type="float" office:value="168.5" calcext:value-type="float">
            <text:p>168.5</text:p>
          </table:table-cell>
          <table:table-cell table:formula="of:=STDEV([.R57:.U57])" office:value-type="float" office:value="73.3462109905254" calcext:value-type="float">
            <text:p>73.3462109905254</text:p>
          </table:table-cell>
          <table:table-cell table:formula="of:=[.Y57]+[.Z57]" office:value-type="float" office:value="241.846210990525" calcext:value-type="float">
            <text:p>241.846210990525</text:p>
          </table:table-cell>
          <table:table-cell table:formula="of:=[.Y57]-[.Z57]" office:value-type="float" office:value="95.1537890094746" calcext:value-type="float">
            <text:p>95.1537890094746</text:p>
          </table:table-cell>
          <table:table-cell table:formula="of:=[.AA57]-[.AB57]" office:value-type="float" office:value="146.692421981051" calcext:value-type="float">
            <text:p>146.692421981051</text:p>
          </table:table-cell>
          <table:table-cell table:style-name="ce1"/>
          <table:table-cell table:formula="of:=[.AE56]+1" office:value-type="float" office:value="56" calcext:value-type="float">
            <text:p>56</text:p>
          </table:table-cell>
          <table:table-cell table:formula="of:=[.AF56]+0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formula="of:=[.AK56]+0" office:value-type="float" office:value="250" calcext:value-type="float">
            <text:p>250</text:p>
          </table:table-cell>
          <table:table-cell table:formula="of:=AVERAGE([.AF57:.AK57])" office:value-type="float" office:value="157.333333333333" calcext:value-type="float">
            <text:p>157.333333333333</text:p>
          </table:table-cell>
          <table:table-cell table:style-name="ce1"/>
          <table:table-cell table:formula="of:=AVERAGE([.AG57:.AJ57])" office:value-type="float" office:value="173.5" calcext:value-type="float">
            <text:p>173.5</text:p>
          </table:table-cell>
          <table:table-cell table:formula="of:=STDEV([.AG57:.AJ57])" office:value-type="float" office:value="39.7701730781583" calcext:value-type="float">
            <text:p>39.7701730781583</text:p>
          </table:table-cell>
          <table:table-cell table:formula="of:=[.AN57]+[.AO57]" office:value-type="float" office:value="213.270173078158" calcext:value-type="float">
            <text:p>213.270173078158</text:p>
          </table:table-cell>
          <table:table-cell table:formula="of:=[.AN57]-[.AO57]" office:value-type="float" office:value="133.729826921842" calcext:value-type="float">
            <text:p>133.729826921842</text:p>
          </table:table-cell>
          <table:table-cell table:formula="of:=[.AP57]-[.AQ57]" office:value-type="float" office:value="79.5403461563166" calcext:value-type="float">
            <text:p>79.5403461563166</text:p>
          </table:table-cell>
          <table:table-cell table:style-name="ce1"/>
          <table:table-cell table:formula="of:=AVERAGE([.W57];[.H57];[.AL57])" office:value-type="float" office:value="140.5" calcext:value-type="float">
            <text:p>140.5</text:p>
          </table:table-cell>
          <table:table-cell table:formula="of:=STDEV([.AL57];[.W57];[.H57])" office:value-type="float" office:value="26.3222550536824" calcext:value-type="float">
            <text:p>26.3222550536824</text:p>
          </table:table-cell>
          <table:table-cell table:formula="of:=[.AT57]+[.AU57]" office:value-type="float" office:value="166.822255053682" calcext:value-type="float">
            <text:p>166.822255053682</text:p>
          </table:table-cell>
          <table:table-cell table:formula="of:=[.AT57]-[.AU57]" office:value-type="float" office:value="114.177744946318" calcext:value-type="float">
            <text:p>114.177744946318</text:p>
          </table:table-cell>
          <table:table-cell table:formula="of:=[.AV57]-[.AW57]" office:value-type="float" office:value="52.6445101073649" calcext:value-type="float">
            <text:p>52.6445101073649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formula="of:=[.G57]+0" office:value-type="float" office:value="250" calcext:value-type="float">
            <text:p>250</text:p>
          </table:table-cell>
          <table:table-cell table:formula="of:=AVERAGE([.B58:.G58])" office:value-type="float" office:value="132.833333333333" calcext:value-type="float">
            <text:p>132.833333333333</text:p>
          </table:table-cell>
          <table:table-cell table:style-name="ce1"/>
          <table:table-cell table:style-name="Default" table:formula="of:=AVERAGE([.C58:.F58])" office:value-type="float" office:value="136.75" calcext:value-type="float">
            <text:p>136.75</text:p>
          </table:table-cell>
          <table:table-cell table:style-name="Default" table:formula="of:=STDEV([.C58:.F58])" office:value-type="float" office:value="68.4318395680451" calcext:value-type="float">
            <text:p>68.4318395680451</text:p>
          </table:table-cell>
          <table:table-cell table:style-name="Default" table:formula="of:=[.J58]+[.K58]" office:value-type="float" office:value="205.181839568045" calcext:value-type="float">
            <text:p>205.181839568045</text:p>
          </table:table-cell>
          <table:table-cell table:style-name="Default" table:formula="of:=[.J58]-[.K58]" office:value-type="float" office:value="68.3181604319549" calcext:value-type="float">
            <text:p>68.3181604319549</text:p>
          </table:table-cell>
          <table:table-cell table:style-name="Default" table:formula="of:=[.L58]-[.M58]" office:value-type="float" office:value="136.86367913609" calcext:value-type="float">
            <text:p>136.86367913609</text:p>
          </table:table-cell>
          <table:table-cell table:style-name="ce1"/>
          <table:table-cell table:formula="of:=[.P57]+1" office:value-type="float" office:value="57" calcext:value-type="float">
            <text:p>57</text:p>
          </table:table-cell>
          <table:table-cell table:formula="of:=[.Q57]+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[.V57]+0" office:value-type="float" office:value="250" calcext:value-type="float">
            <text:p>250</text:p>
          </table:table-cell>
          <table:table-cell table:formula="of:=AVERAGE([.Q58:.V58])" office:value-type="float" office:value="139" calcext:value-type="float">
            <text:p>139</text:p>
          </table:table-cell>
          <table:table-cell table:style-name="ce1"/>
          <table:table-cell table:formula="of:=AVERAGE([.R58:.U58])" office:value-type="float" office:value="146" calcext:value-type="float">
            <text:p>146</text:p>
          </table:table-cell>
          <table:table-cell table:formula="of:=STDEV([.R58:.U58])" office:value-type="float" office:value="44.0227214061103" calcext:value-type="float">
            <text:p>44.0227214061103</text:p>
          </table:table-cell>
          <table:table-cell table:formula="of:=[.Y58]+[.Z58]" office:value-type="float" office:value="190.02272140611" calcext:value-type="float">
            <text:p>190.02272140611</text:p>
          </table:table-cell>
          <table:table-cell table:formula="of:=[.Y58]-[.Z58]" office:value-type="float" office:value="101.97727859389" calcext:value-type="float">
            <text:p>101.97727859389</text:p>
          </table:table-cell>
          <table:table-cell table:formula="of:=[.AA58]-[.AB58]" office:value-type="float" office:value="88.0454428122206" calcext:value-type="float">
            <text:p>88.0454428122206</text:p>
          </table:table-cell>
          <table:table-cell table:style-name="ce1"/>
          <table:table-cell table:formula="of:=[.AE57]+1" office:value-type="float" office:value="57" calcext:value-type="float">
            <text:p>57</text:p>
          </table:table-cell>
          <table:table-cell table:formula="of:=[.AF57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AK57]+0" office:value-type="float" office:value="250" calcext:value-type="float">
            <text:p>250</text:p>
          </table:table-cell>
          <table:table-cell table:formula="of:=AVERAGE([.AF58:.AK58])" office:value-type="float" office:value="132.5" calcext:value-type="float">
            <text:p>132.5</text:p>
          </table:table-cell>
          <table:table-cell table:style-name="ce1"/>
          <table:table-cell table:formula="of:=AVERAGE([.AG58:.AJ58])" office:value-type="float" office:value="136.25" calcext:value-type="float">
            <text:p>136.25</text:p>
          </table:table-cell>
          <table:table-cell table:formula="of:=STDEV([.AG58:.AJ58])" office:value-type="float" office:value="45.7265422557476" calcext:value-type="float">
            <text:p>45.7265422557476</text:p>
          </table:table-cell>
          <table:table-cell table:formula="of:=[.AN58]+[.AO58]" office:value-type="float" office:value="181.976542255748" calcext:value-type="float">
            <text:p>181.976542255748</text:p>
          </table:table-cell>
          <table:table-cell table:formula="of:=[.AN58]-[.AO58]" office:value-type="float" office:value="90.5234577442525" calcext:value-type="float">
            <text:p>90.5234577442525</text:p>
          </table:table-cell>
          <table:table-cell table:formula="of:=[.AP58]-[.AQ58]" office:value-type="float" office:value="91.4530845114951" calcext:value-type="float">
            <text:p>91.4530845114951</text:p>
          </table:table-cell>
          <table:table-cell table:style-name="ce1"/>
          <table:table-cell table:formula="of:=AVERAGE([.W58];[.H58];[.AL58])" office:value-type="float" office:value="134.777777777778" calcext:value-type="float">
            <text:p>134.777777777778</text:p>
          </table:table-cell>
          <table:table-cell table:formula="of:=STDEV([.AL58];[.W58];[.H58])" office:value-type="float" office:value="3.66034809111758" calcext:value-type="float">
            <text:p>3.66034809111758</text:p>
          </table:table-cell>
          <table:table-cell table:formula="of:=[.AT58]+[.AU58]" office:value-type="float" office:value="138.438125868895" calcext:value-type="float">
            <text:p>138.438125868895</text:p>
          </table:table-cell>
          <table:table-cell table:formula="of:=[.AT58]-[.AU58]" office:value-type="float" office:value="131.11742968666" calcext:value-type="float">
            <text:p>131.11742968666</text:p>
          </table:table-cell>
          <table:table-cell table:formula="of:=[.AV58]-[.AW58]" office:value-type="float" office:value="7.32069618223517" calcext:value-type="float">
            <text:p>7.32069618223517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formula="of:=[.G58]+0" office:value-type="float" office:value="250" calcext:value-type="float">
            <text:p>250</text:p>
          </table:table-cell>
          <table:table-cell table:formula="of:=AVERAGE([.B59:.G59])" office:value-type="float" office:value="118.5" calcext:value-type="float">
            <text:p>118.5</text:p>
          </table:table-cell>
          <table:table-cell table:style-name="ce1"/>
          <table:table-cell table:style-name="Default" table:formula="of:=AVERAGE([.C59:.F59])" office:value-type="float" office:value="115.25" calcext:value-type="float">
            <text:p>115.25</text:p>
          </table:table-cell>
          <table:table-cell table:style-name="Default" table:formula="of:=STDEV([.C59:.F59])" office:value-type="float" office:value="53.0683521507876" calcext:value-type="float">
            <text:p>53.0683521507876</text:p>
          </table:table-cell>
          <table:table-cell table:style-name="Default" table:formula="of:=[.J59]+[.K59]" office:value-type="float" office:value="168.318352150788" calcext:value-type="float">
            <text:p>168.318352150788</text:p>
          </table:table-cell>
          <table:table-cell table:style-name="Default" table:formula="of:=[.J59]-[.K59]" office:value-type="float" office:value="62.1816478492124" calcext:value-type="float">
            <text:p>62.1816478492124</text:p>
          </table:table-cell>
          <table:table-cell table:style-name="Default" table:formula="of:=[.L59]-[.M59]" office:value-type="float" office:value="106.136704301575" calcext:value-type="float">
            <text:p>106.136704301575</text:p>
          </table:table-cell>
          <table:table-cell table:style-name="ce1"/>
          <table:table-cell table:formula="of:=[.P58]+1" office:value-type="float" office:value="58" calcext:value-type="float">
            <text:p>58</text:p>
          </table:table-cell>
          <table:table-cell table:formula="of:=[.Q5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table:formula="of:=[.V58]+0" office:value-type="float" office:value="250" calcext:value-type="float">
            <text:p>250</text:p>
          </table:table-cell>
          <table:table-cell table:formula="of:=AVERAGE([.Q59:.V59])" office:value-type="float" office:value="145.166666666667" calcext:value-type="float">
            <text:p>145.166666666667</text:p>
          </table:table-cell>
          <table:table-cell table:style-name="ce1"/>
          <table:table-cell table:formula="of:=AVERAGE([.R59:.U59])" office:value-type="float" office:value="155.25" calcext:value-type="float">
            <text:p>155.25</text:p>
          </table:table-cell>
          <table:table-cell table:formula="of:=STDEV([.R59:.U59])" office:value-type="float" office:value="67.0341952538653" calcext:value-type="float">
            <text:p>67.0341952538653</text:p>
          </table:table-cell>
          <table:table-cell table:formula="of:=[.Y59]+[.Z59]" office:value-type="float" office:value="222.284195253865" calcext:value-type="float">
            <text:p>222.284195253865</text:p>
          </table:table-cell>
          <table:table-cell table:formula="of:=[.Y59]-[.Z59]" office:value-type="float" office:value="88.2158047461347" calcext:value-type="float">
            <text:p>88.2158047461347</text:p>
          </table:table-cell>
          <table:table-cell table:formula="of:=[.AA59]-[.AB59]" office:value-type="float" office:value="134.068390507731" calcext:value-type="float">
            <text:p>134.068390507731</text:p>
          </table:table-cell>
          <table:table-cell table:style-name="ce1"/>
          <table:table-cell table:formula="of:=[.AE58]+1" office:value-type="float" office:value="58" calcext:value-type="float">
            <text:p>58</text:p>
          </table:table-cell>
          <table:table-cell table:formula="of:=[.AF58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[.AK58]+0" office:value-type="float" office:value="250" calcext:value-type="float">
            <text:p>250</text:p>
          </table:table-cell>
          <table:table-cell table:formula="of:=AVERAGE([.AF59:.AK59])" office:value-type="float" office:value="145.5" calcext:value-type="float">
            <text:p>145.5</text:p>
          </table:table-cell>
          <table:table-cell table:style-name="ce1"/>
          <table:table-cell table:formula="of:=AVERAGE([.AG59:.AJ59])" office:value-type="float" office:value="155.75" calcext:value-type="float">
            <text:p>155.75</text:p>
          </table:table-cell>
          <table:table-cell table:formula="of:=STDEV([.AG59:.AJ59])" office:value-type="float" office:value="26.08160271149" calcext:value-type="float">
            <text:p>26.08160271149</text:p>
          </table:table-cell>
          <table:table-cell table:formula="of:=[.AN59]+[.AO59]" office:value-type="float" office:value="181.83160271149" calcext:value-type="float">
            <text:p>181.83160271149</text:p>
          </table:table-cell>
          <table:table-cell table:formula="of:=[.AN59]-[.AO59]" office:value-type="float" office:value="129.66839728851" calcext:value-type="float">
            <text:p>129.66839728851</text:p>
          </table:table-cell>
          <table:table-cell table:formula="of:=[.AP59]-[.AQ59]" office:value-type="float" office:value="52.1632054229799" calcext:value-type="float">
            <text:p>52.1632054229799</text:p>
          </table:table-cell>
          <table:table-cell table:style-name="ce1"/>
          <table:table-cell table:formula="of:=AVERAGE([.W59];[.H59];[.AL59])" office:value-type="float" office:value="136.388888888889" calcext:value-type="float">
            <text:p>136.388888888889</text:p>
          </table:table-cell>
          <table:table-cell table:formula="of:=STDEV([.AL59];[.W59];[.H59])" office:value-type="float" office:value="15.4931287039461" calcext:value-type="float">
            <text:p>15.4931287039461</text:p>
          </table:table-cell>
          <table:table-cell table:formula="of:=[.AT59]+[.AU59]" office:value-type="float" office:value="151.882017592835" calcext:value-type="float">
            <text:p>151.882017592835</text:p>
          </table:table-cell>
          <table:table-cell table:formula="of:=[.AT59]-[.AU59]" office:value-type="float" office:value="120.895760184943" calcext:value-type="float">
            <text:p>120.895760184943</text:p>
          </table:table-cell>
          <table:table-cell table:formula="of:=[.AV59]-[.AW59]" office:value-type="float" office:value="30.9862574078921" calcext:value-type="float">
            <text:p>30.986257407892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formula="of:=[.G59]+0" office:value-type="float" office:value="250" calcext:value-type="float">
            <text:p>250</text:p>
          </table:table-cell>
          <table:table-cell table:formula="of:=AVERAGE([.B60:.G60])" office:value-type="float" office:value="134" calcext:value-type="float">
            <text:p>134</text:p>
          </table:table-cell>
          <table:table-cell table:style-name="ce1"/>
          <table:table-cell table:style-name="Default" table:formula="of:=AVERAGE([.C60:.F60])" office:value-type="float" office:value="138.5" calcext:value-type="float">
            <text:p>138.5</text:p>
          </table:table-cell>
          <table:table-cell table:style-name="Default" table:formula="of:=STDEV([.C60:.F60])" office:value-type="float" office:value="99.8882709163927" calcext:value-type="float">
            <text:p>99.8882709163927</text:p>
          </table:table-cell>
          <table:table-cell table:style-name="Default" table:formula="of:=[.J60]+[.K60]" office:value-type="float" office:value="238.388270916393" calcext:value-type="float">
            <text:p>238.388270916393</text:p>
          </table:table-cell>
          <table:table-cell table:style-name="Default" table:formula="of:=[.J60]-[.K60]" office:value-type="float" office:value="38.6117290836073" calcext:value-type="float">
            <text:p>38.6117290836073</text:p>
          </table:table-cell>
          <table:table-cell table:style-name="Default" table:formula="of:=[.L60]-[.M60]" office:value-type="float" office:value="199.776541832785" calcext:value-type="float">
            <text:p>199.776541832785</text:p>
          </table:table-cell>
          <table:table-cell table:style-name="ce1"/>
          <table:table-cell table:formula="of:=[.P59]+1" office:value-type="float" office:value="59" calcext:value-type="float">
            <text:p>59</text:p>
          </table:table-cell>
          <table:table-cell table:formula="of:=[.Q59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280" calcext:value-type="float">
            <text:p>280</text:p>
          </table:table-cell>
          <table:table-cell office:value-type="float" office:value="156" calcext:value-type="float">
            <text:p>156</text:p>
          </table:table-cell>
          <table:table-cell table:formula="of:=[.V59]+0" office:value-type="float" office:value="250" calcext:value-type="float">
            <text:p>250</text:p>
          </table:table-cell>
          <table:table-cell table:formula="of:=AVERAGE([.Q60:.V60])" office:value-type="float" office:value="161.166666666667" calcext:value-type="float">
            <text:p>161.166666666667</text:p>
          </table:table-cell>
          <table:table-cell table:style-name="ce1"/>
          <table:table-cell table:formula="of:=AVERAGE([.R60:.U60])" office:value-type="float" office:value="179.25" calcext:value-type="float">
            <text:p>179.25</text:p>
          </table:table-cell>
          <table:table-cell table:formula="of:=STDEV([.R60:.U60])" office:value-type="float" office:value="92.5684431470394" calcext:value-type="float">
            <text:p>92.5684431470394</text:p>
          </table:table-cell>
          <table:table-cell table:formula="of:=[.Y60]+[.Z60]" office:value-type="float" office:value="271.818443147039" calcext:value-type="float">
            <text:p>271.818443147039</text:p>
          </table:table-cell>
          <table:table-cell table:formula="of:=[.Y60]-[.Z60]" office:value-type="float" office:value="86.6815568529606" calcext:value-type="float">
            <text:p>86.6815568529606</text:p>
          </table:table-cell>
          <table:table-cell table:formula="of:=[.AA60]-[.AB60]" office:value-type="float" office:value="185.136886294079" calcext:value-type="float">
            <text:p>185.136886294079</text:p>
          </table:table-cell>
          <table:table-cell table:style-name="ce1"/>
          <table:table-cell table:formula="of:=[.AE59]+1" office:value-type="float" office:value="59" calcext:value-type="float">
            <text:p>59</text:p>
          </table:table-cell>
          <table:table-cell table:formula="of:=[.AF59]+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formula="of:=[.AK59]+0" office:value-type="float" office:value="250" calcext:value-type="float">
            <text:p>250</text:p>
          </table:table-cell>
          <table:table-cell table:formula="of:=AVERAGE([.AF60:.AK60])" office:value-type="float" office:value="154.666666666667" calcext:value-type="float">
            <text:p>154.666666666667</text:p>
          </table:table-cell>
          <table:table-cell table:style-name="ce1"/>
          <table:table-cell table:formula="of:=AVERAGE([.AG60:.AJ60])" office:value-type="float" office:value="169.5" calcext:value-type="float">
            <text:p>169.5</text:p>
          </table:table-cell>
          <table:table-cell table:formula="of:=STDEV([.AG60:.AJ60])" office:value-type="float" office:value="68.2861625807162" calcext:value-type="float">
            <text:p>68.2861625807162</text:p>
          </table:table-cell>
          <table:table-cell table:formula="of:=[.AN60]+[.AO60]" office:value-type="float" office:value="237.786162580716" calcext:value-type="float">
            <text:p>237.786162580716</text:p>
          </table:table-cell>
          <table:table-cell table:formula="of:=[.AN60]-[.AO60]" office:value-type="float" office:value="101.213837419284" calcext:value-type="float">
            <text:p>101.213837419284</text:p>
          </table:table-cell>
          <table:table-cell table:formula="of:=[.AP60]-[.AQ60]" office:value-type="float" office:value="136.572325161432" calcext:value-type="float">
            <text:p>136.572325161432</text:p>
          </table:table-cell>
          <table:table-cell table:style-name="ce1"/>
          <table:table-cell table:formula="of:=AVERAGE([.W60];[.H60];[.AL60])" office:value-type="float" office:value="149.944444444444" calcext:value-type="float">
            <text:p>149.944444444444</text:p>
          </table:table-cell>
          <table:table-cell table:formula="of:=STDEV([.AL60];[.W60];[.H60])" office:value-type="float" office:value="14.18560825208" calcext:value-type="float">
            <text:p>14.18560825208</text:p>
          </table:table-cell>
          <table:table-cell table:formula="of:=[.AT60]+[.AU60]" office:value-type="float" office:value="164.130052696524" calcext:value-type="float">
            <text:p>164.130052696524</text:p>
          </table:table-cell>
          <table:table-cell table:formula="of:=[.AT60]-[.AU60]" office:value-type="float" office:value="135.758836192364" calcext:value-type="float">
            <text:p>135.758836192364</text:p>
          </table:table-cell>
          <table:table-cell table:formula="of:=[.AV60]-[.AW60]" office:value-type="float" office:value="28.3712165041601" calcext:value-type="float">
            <text:p>28.371216504160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G60]+0" office:value-type="float" office:value="250" calcext:value-type="float">
            <text:p>250</text:p>
          </table:table-cell>
          <table:table-cell table:formula="of:=AVERAGE([.B61:.G61])" office:value-type="float" office:value="83.3333333333333" calcext:value-type="float">
            <text:p>83.3333333333333</text:p>
          </table:table-cell>
          <table:table-cell table:style-name="ce1"/>
          <table:table-cell table:style-name="Default" table:formula="of:=AVERAGE([.C61:.F61])" office:value-type="float" office:value="62.5" calcext:value-type="float">
            <text:p>62.5</text:p>
          </table:table-cell>
          <table:table-cell table:style-name="Default" table:formula="of:=STDEV([.C61:.F61])" office:value-type="float" office:value="20.8086520466848" calcext:value-type="float">
            <text:p>20.8086520466848</text:p>
          </table:table-cell>
          <table:table-cell table:style-name="Default" table:formula="of:=[.J61]+[.K61]" office:value-type="float" office:value="83.3086520466848" calcext:value-type="float">
            <text:p>83.3086520466848</text:p>
          </table:table-cell>
          <table:table-cell table:style-name="Default" table:formula="of:=[.J61]-[.K61]" office:value-type="float" office:value="41.6913479533152" calcext:value-type="float">
            <text:p>41.6913479533152</text:p>
          </table:table-cell>
          <table:table-cell table:style-name="Default" table:formula="of:=[.L61]-[.M61]" office:value-type="float" office:value="41.6173040933696" calcext:value-type="float">
            <text:p>41.6173040933696</text:p>
          </table:table-cell>
          <table:table-cell table:style-name="ce1"/>
          <table:table-cell table:formula="of:=[.P60]+1" office:value-type="float" office:value="60" calcext:value-type="float">
            <text:p>60</text:p>
          </table:table-cell>
          <table:table-cell table:formula="of:=[.Q60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[.V60]+0" office:value-type="float" office:value="250" calcext:value-type="float">
            <text:p>250</text:p>
          </table:table-cell>
          <table:table-cell table:formula="of:=AVERAGE([.Q61:.V61])" office:value-type="float" office:value="113.666666666667" calcext:value-type="float">
            <text:p>113.666666666667</text:p>
          </table:table-cell>
          <table:table-cell table:style-name="ce1"/>
          <table:table-cell table:formula="of:=AVERAGE([.R61:.U61])" office:value-type="float" office:value="108" calcext:value-type="float">
            <text:p>108</text:p>
          </table:table-cell>
          <table:table-cell table:formula="of:=STDEV([.R61:.U61])" office:value-type="float" office:value="34.515696912178" calcext:value-type="float">
            <text:p>34.515696912178</text:p>
          </table:table-cell>
          <table:table-cell table:formula="of:=[.Y61]+[.Z61]" office:value-type="float" office:value="142.515696912178" calcext:value-type="float">
            <text:p>142.515696912178</text:p>
          </table:table-cell>
          <table:table-cell table:formula="of:=[.Y61]-[.Z61]" office:value-type="float" office:value="73.484303087822" calcext:value-type="float">
            <text:p>73.484303087822</text:p>
          </table:table-cell>
          <table:table-cell table:formula="of:=[.AA61]-[.AB61]" office:value-type="float" office:value="69.031393824356" calcext:value-type="float">
            <text:p>69.031393824356</text:p>
          </table:table-cell>
          <table:table-cell table:style-name="ce1"/>
          <table:table-cell table:formula="of:=[.AE60]+1" office:value-type="float" office:value="60" calcext:value-type="float">
            <text:p>60</text:p>
          </table:table-cell>
          <table:table-cell table:formula="of:=[.AF60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AK60]+0" office:value-type="float" office:value="250" calcext:value-type="float">
            <text:p>250</text:p>
          </table:table-cell>
          <table:table-cell table:formula="of:=AVERAGE([.AF61:.AK61])" office:value-type="float" office:value="122.166666666667" calcext:value-type="float">
            <text:p>122.166666666667</text:p>
          </table:table-cell>
          <table:table-cell table:style-name="ce1"/>
          <table:table-cell table:formula="of:=AVERAGE([.AG61:.AJ61])" office:value-type="float" office:value="120.75" calcext:value-type="float">
            <text:p>120.75</text:p>
          </table:table-cell>
          <table:table-cell table:formula="of:=STDEV([.AG61:.AJ61])" office:value-type="float" office:value="46.8143496519319" calcext:value-type="float">
            <text:p>46.8143496519319</text:p>
          </table:table-cell>
          <table:table-cell table:formula="of:=[.AN61]+[.AO61]" office:value-type="float" office:value="167.564349651932" calcext:value-type="float">
            <text:p>167.564349651932</text:p>
          </table:table-cell>
          <table:table-cell table:formula="of:=[.AN61]-[.AO61]" office:value-type="float" office:value="73.9356503480681" calcext:value-type="float">
            <text:p>73.9356503480681</text:p>
          </table:table-cell>
          <table:table-cell table:formula="of:=[.AP61]-[.AQ61]" office:value-type="float" office:value="93.6286993038638" calcext:value-type="float">
            <text:p>93.6286993038638</text:p>
          </table:table-cell>
          <table:table-cell table:style-name="ce1"/>
          <table:table-cell table:formula="of:=AVERAGE([.W61];[.H61];[.AL61])" office:value-type="float" office:value="106.388888888889" calcext:value-type="float">
            <text:p>106.388888888889</text:p>
          </table:table-cell>
          <table:table-cell table:formula="of:=STDEV([.AL61];[.W61];[.H61])" office:value-type="float" office:value="20.4140020936974" calcext:value-type="float">
            <text:p>20.4140020936974</text:p>
          </table:table-cell>
          <table:table-cell table:formula="of:=[.AT61]+[.AU61]" office:value-type="float" office:value="126.802890982586" calcext:value-type="float">
            <text:p>126.802890982586</text:p>
          </table:table-cell>
          <table:table-cell table:formula="of:=[.AT61]-[.AU61]" office:value-type="float" office:value="85.9748867951915" calcext:value-type="float">
            <text:p>85.9748867951915</text:p>
          </table:table-cell>
          <table:table-cell table:formula="of:=[.AV61]-[.AW61]" office:value-type="float" office:value="40.8280041873948" calcext:value-type="float">
            <text:p>40.8280041873948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table:formula="of:=[.G61]+0" office:value-type="float" office:value="250" calcext:value-type="float">
            <text:p>250</text:p>
          </table:table-cell>
          <table:table-cell table:formula="of:=AVERAGE([.B62:.G62])" office:value-type="float" office:value="125" calcext:value-type="float">
            <text:p>125</text:p>
          </table:table-cell>
          <table:table-cell table:style-name="ce1"/>
          <table:table-cell table:style-name="Default" table:formula="of:=AVERAGE([.C62:.F62])" office:value-type="float" office:value="125" calcext:value-type="float">
            <text:p>125</text:p>
          </table:table-cell>
          <table:table-cell table:style-name="Default" table:formula="of:=STDEV([.C62:.F62])" office:value-type="float" office:value="91.6769691180215" calcext:value-type="float">
            <text:p>91.6769691180215</text:p>
          </table:table-cell>
          <table:table-cell table:style-name="Default" table:formula="of:=[.J62]+[.K62]" office:value-type="float" office:value="216.676969118021" calcext:value-type="float">
            <text:p>216.676969118021</text:p>
          </table:table-cell>
          <table:table-cell table:style-name="Default" table:formula="of:=[.J62]-[.K62]" office:value-type="float" office:value="33.3230308819785" calcext:value-type="float">
            <text:p>33.3230308819785</text:p>
          </table:table-cell>
          <table:table-cell table:style-name="Default" table:formula="of:=[.L62]-[.M62]" office:value-type="float" office:value="183.353938236043" calcext:value-type="float">
            <text:p>183.353938236043</text:p>
          </table:table-cell>
          <table:table-cell table:style-name="ce1"/>
          <table:table-cell table:formula="of:=[.P61]+1" office:value-type="float" office:value="61" calcext:value-type="float">
            <text:p>61</text:p>
          </table:table-cell>
          <table:table-cell table:formula="of:=[.Q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344" calcext:value-type="float">
            <text:p>344</text:p>
          </table:table-cell>
          <table:table-cell table:formula="of:=[.V61]+0" office:value-type="float" office:value="250" calcext:value-type="float">
            <text:p>250</text:p>
          </table:table-cell>
          <table:table-cell table:formula="of:=AVERAGE([.Q62:.V62])" office:value-type="float" office:value="186.666666666667" calcext:value-type="float">
            <text:p>186.666666666667</text:p>
          </table:table-cell>
          <table:table-cell table:style-name="ce1"/>
          <table:table-cell table:formula="of:=AVERAGE([.R62:.U62])" office:value-type="float" office:value="217.5" calcext:value-type="float">
            <text:p>217.5</text:p>
          </table:table-cell>
          <table:table-cell table:formula="of:=STDEV([.R62:.U62])" office:value-type="float" office:value="96.6695401871758" calcext:value-type="float">
            <text:p>96.6695401871758</text:p>
          </table:table-cell>
          <table:table-cell table:formula="of:=[.Y62]+[.Z62]" office:value-type="float" office:value="314.169540187176" calcext:value-type="float">
            <text:p>314.169540187176</text:p>
          </table:table-cell>
          <table:table-cell table:formula="of:=[.Y62]-[.Z62]" office:value-type="float" office:value="120.830459812824" calcext:value-type="float">
            <text:p>120.830459812824</text:p>
          </table:table-cell>
          <table:table-cell table:formula="of:=[.AA62]-[.AB62]" office:value-type="float" office:value="193.339080374352" calcext:value-type="float">
            <text:p>193.339080374352</text:p>
          </table:table-cell>
          <table:table-cell table:style-name="ce1"/>
          <table:table-cell table:formula="of:=[.AE61]+1" office:value-type="float" office:value="61" calcext:value-type="float">
            <text:p>61</text:p>
          </table:table-cell>
          <table:table-cell table:formula="of:=[.AF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  <table:table-cell office:value-type="float" office:value="199" calcext:value-type="float">
            <text:p>199</text:p>
          </table:table-cell>
          <table:table-cell table:formula="of:=[.AK61]+0" office:value-type="float" office:value="250" calcext:value-type="float">
            <text:p>250</text:p>
          </table:table-cell>
          <table:table-cell table:formula="of:=AVERAGE([.AF62:.AK62])" office:value-type="float" office:value="185" calcext:value-type="float">
            <text:p>185</text:p>
          </table:table-cell>
          <table:table-cell table:style-name="ce1"/>
          <table:table-cell table:formula="of:=AVERAGE([.AG62:.AJ62])" office:value-type="float" office:value="215" calcext:value-type="float">
            <text:p>215</text:p>
          </table:table-cell>
          <table:table-cell table:formula="of:=STDEV([.AG62:.AJ62])" office:value-type="float" office:value="102.166530723129" calcext:value-type="float">
            <text:p>102.166530723129</text:p>
          </table:table-cell>
          <table:table-cell table:formula="of:=[.AN62]+[.AO62]" office:value-type="float" office:value="317.166530723129" calcext:value-type="float">
            <text:p>317.166530723129</text:p>
          </table:table-cell>
          <table:table-cell table:formula="of:=[.AN62]-[.AO62]" office:value-type="float" office:value="112.833469276871" calcext:value-type="float">
            <text:p>112.833469276871</text:p>
          </table:table-cell>
          <table:table-cell table:formula="of:=[.AP62]-[.AQ62]" office:value-type="float" office:value="204.333061446257" calcext:value-type="float">
            <text:p>204.333061446257</text:p>
          </table:table-cell>
          <table:table-cell table:style-name="ce1"/>
          <table:table-cell table:formula="of:=AVERAGE([.W62];[.H62];[.AL62])" office:value-type="float" office:value="165.555555555556" calcext:value-type="float">
            <text:p>165.555555555556</text:p>
          </table:table-cell>
          <table:table-cell table:formula="of:=STDEV([.AL62];[.W62];[.H62])" office:value-type="float" office:value="35.1320261194719" calcext:value-type="float">
            <text:p>35.1320261194719</text:p>
          </table:table-cell>
          <table:table-cell table:formula="of:=[.AT62]+[.AU62]" office:value-type="float" office:value="200.687581675027" calcext:value-type="float">
            <text:p>200.687581675027</text:p>
          </table:table-cell>
          <table:table-cell table:formula="of:=[.AT62]-[.AU62]" office:value-type="float" office:value="130.423529436084" calcext:value-type="float">
            <text:p>130.423529436084</text:p>
          </table:table-cell>
          <table:table-cell table:formula="of:=[.AV62]-[.AW62]" office:value-type="float" office:value="70.2640522389439" calcext:value-type="float">
            <text:p>70.264052238943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G62]+0" office:value-type="float" office:value="250" calcext:value-type="float">
            <text:p>250</text:p>
          </table:table-cell>
          <table:table-cell table:formula="of:=AVERAGE([.B63:.G63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63:.F63])" office:value-type="float" office:value="134.25" calcext:value-type="float">
            <text:p>134.25</text:p>
          </table:table-cell>
          <table:table-cell table:style-name="Default" table:formula="of:=STDEV([.C63:.F63])" office:value-type="float" office:value="77.5988616754997" calcext:value-type="float">
            <text:p>77.5988616754997</text:p>
          </table:table-cell>
          <table:table-cell table:style-name="Default" table:formula="of:=[.J63]+[.K63]" office:value-type="float" office:value="211.8488616755" calcext:value-type="float">
            <text:p>211.8488616755</text:p>
          </table:table-cell>
          <table:table-cell table:style-name="Default" table:formula="of:=[.J63]-[.K63]" office:value-type="float" office:value="56.6511383245003" calcext:value-type="float">
            <text:p>56.6511383245003</text:p>
          </table:table-cell>
          <table:table-cell table:style-name="Default" table:formula="of:=[.L63]-[.M63]" office:value-type="float" office:value="155.197723350999" calcext:value-type="float">
            <text:p>155.197723350999</text:p>
          </table:table-cell>
          <table:table-cell table:style-name="ce1"/>
          <table:table-cell table:formula="of:=[.P62]+1" office:value-type="float" office:value="62" calcext:value-type="float">
            <text:p>62</text:p>
          </table:table-cell>
          <table:table-cell table:formula="of:=[.Q62]+0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formula="of:=[.V62]+0" office:value-type="float" office:value="250" calcext:value-type="float">
            <text:p>250</text:p>
          </table:table-cell>
          <table:table-cell table:formula="of:=AVERAGE([.Q63:.V63])" office:value-type="float" office:value="171.833333333333" calcext:value-type="float">
            <text:p>171.833333333333</text:p>
          </table:table-cell>
          <table:table-cell table:style-name="ce1"/>
          <table:table-cell table:formula="of:=AVERAGE([.R63:.U63])" office:value-type="float" office:value="195.25" calcext:value-type="float">
            <text:p>195.25</text:p>
          </table:table-cell>
          <table:table-cell table:formula="of:=STDEV([.R63:.U63])" office:value-type="float" office:value="62.0127675026146" calcext:value-type="float">
            <text:p>62.0127675026146</text:p>
          </table:table-cell>
          <table:table-cell table:formula="of:=[.Y63]+[.Z63]" office:value-type="float" office:value="257.262767502615" calcext:value-type="float">
            <text:p>257.262767502615</text:p>
          </table:table-cell>
          <table:table-cell table:formula="of:=[.Y63]-[.Z63]" office:value-type="float" office:value="133.237232497385" calcext:value-type="float">
            <text:p>133.237232497385</text:p>
          </table:table-cell>
          <table:table-cell table:formula="of:=[.AA63]-[.AB63]" office:value-type="float" office:value="124.025535005229" calcext:value-type="float">
            <text:p>124.025535005229</text:p>
          </table:table-cell>
          <table:table-cell table:style-name="ce1"/>
          <table:table-cell table:formula="of:=[.AE62]+1" office:value-type="float" office:value="62" calcext:value-type="float">
            <text:p>62</text:p>
          </table:table-cell>
          <table:table-cell table:formula="of:=[.AF62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formula="of:=[.AK62]+0" office:value-type="float" office:value="250" calcext:value-type="float">
            <text:p>250</text:p>
          </table:table-cell>
          <table:table-cell table:formula="of:=AVERAGE([.AF63:.AK63])" office:value-type="float" office:value="176.666666666667" calcext:value-type="float">
            <text:p>176.666666666667</text:p>
          </table:table-cell>
          <table:table-cell table:style-name="ce1"/>
          <table:table-cell table:formula="of:=AVERAGE([.AG63:.AJ63])" office:value-type="float" office:value="202.5" calcext:value-type="float">
            <text:p>202.5</text:p>
          </table:table-cell>
          <table:table-cell table:formula="of:=STDEV([.AG63:.AJ63])" office:value-type="float" office:value="69.2844378871138" calcext:value-type="float">
            <text:p>69.2844378871138</text:p>
          </table:table-cell>
          <table:table-cell table:formula="of:=[.AN63]+[.AO63]" office:value-type="float" office:value="271.784437887114" calcext:value-type="float">
            <text:p>271.784437887114</text:p>
          </table:table-cell>
          <table:table-cell table:formula="of:=[.AN63]-[.AO63]" office:value-type="float" office:value="133.215562112886" calcext:value-type="float">
            <text:p>133.215562112886</text:p>
          </table:table-cell>
          <table:table-cell table:formula="of:=[.AP63]-[.AQ63]" office:value-type="float" office:value="138.568875774228" calcext:value-type="float">
            <text:p>138.568875774228</text:p>
          </table:table-cell>
          <table:table-cell table:style-name="ce1"/>
          <table:table-cell table:formula="of:=AVERAGE([.W63];[.H63];[.AL63])" office:value-type="float" office:value="159.888888888889" calcext:value-type="float">
            <text:p>159.888888888889</text:p>
          </table:table-cell>
          <table:table-cell table:formula="of:=STDEV([.AL63];[.W63];[.H63])" office:value-type="float" office:value="24.9912947806794" calcext:value-type="float">
            <text:p>24.9912947806794</text:p>
          </table:table-cell>
          <table:table-cell table:formula="of:=[.AT63]+[.AU63]" office:value-type="float" office:value="184.880183669568" calcext:value-type="float">
            <text:p>184.880183669568</text:p>
          </table:table-cell>
          <table:table-cell table:formula="of:=[.AT63]-[.AU63]" office:value-type="float" office:value="134.897594108209" calcext:value-type="float">
            <text:p>134.897594108209</text:p>
          </table:table-cell>
          <table:table-cell table:formula="of:=[.AV63]-[.AW63]" office:value-type="float" office:value="49.9825895613589" calcext:value-type="float">
            <text:p>49.982589561358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formula="of:=[.G63]+0" office:value-type="float" office:value="250" calcext:value-type="float">
            <text:p>250</text:p>
          </table:table-cell>
          <table:table-cell table:formula="of:=AVERAGE([.B64:.G64])" office:value-type="float" office:value="130.666666666667" calcext:value-type="float">
            <text:p>130.666666666667</text:p>
          </table:table-cell>
          <table:table-cell table:style-name="ce1"/>
          <table:table-cell table:style-name="Default" table:formula="of:=AVERAGE([.C64:.F64])" office:value-type="float" office:value="133.5" calcext:value-type="float">
            <text:p>133.5</text:p>
          </table:table-cell>
          <table:table-cell table:style-name="Default" table:formula="of:=STDEV([.C64:.F64])" office:value-type="float" office:value="80.3264174063137" calcext:value-type="float">
            <text:p>80.3264174063137</text:p>
          </table:table-cell>
          <table:table-cell table:style-name="Default" table:formula="of:=[.J64]+[.K64]" office:value-type="float" office:value="213.826417406314" calcext:value-type="float">
            <text:p>213.826417406314</text:p>
          </table:table-cell>
          <table:table-cell table:style-name="Default" table:formula="of:=[.J64]-[.K64]" office:value-type="float" office:value="53.1735825936863" calcext:value-type="float">
            <text:p>53.1735825936863</text:p>
          </table:table-cell>
          <table:table-cell table:style-name="Default" table:formula="of:=[.L64]-[.M64]" office:value-type="float" office:value="160.652834812627" calcext:value-type="float">
            <text:p>160.652834812627</text:p>
          </table:table-cell>
          <table:table-cell table:style-name="ce1"/>
          <table:table-cell table:formula="of:=[.P63]+1" office:value-type="float" office:value="63" calcext:value-type="float">
            <text:p>63</text:p>
          </table:table-cell>
          <table:table-cell table:formula="of:=[.Q63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table:formula="of:=[.V63]+0" office:value-type="float" office:value="250" calcext:value-type="float">
            <text:p>250</text:p>
          </table:table-cell>
          <table:table-cell table:formula="of:=AVERAGE([.Q64:.V64])" office:value-type="float" office:value="137.5" calcext:value-type="float">
            <text:p>137.5</text:p>
          </table:table-cell>
          <table:table-cell table:style-name="ce1"/>
          <table:table-cell table:formula="of:=AVERAGE([.R64:.U64])" office:value-type="float" office:value="143.75" calcext:value-type="float">
            <text:p>143.75</text:p>
          </table:table-cell>
          <table:table-cell table:formula="of:=STDEV([.R64:.U64])" office:value-type="float" office:value="35.9293287811875" calcext:value-type="float">
            <text:p>35.9293287811875</text:p>
          </table:table-cell>
          <table:table-cell table:formula="of:=[.Y64]+[.Z64]" office:value-type="float" office:value="179.679328781188" calcext:value-type="float">
            <text:p>179.679328781188</text:p>
          </table:table-cell>
          <table:table-cell table:formula="of:=[.Y64]-[.Z64]" office:value-type="float" office:value="107.820671218813" calcext:value-type="float">
            <text:p>107.820671218813</text:p>
          </table:table-cell>
          <table:table-cell table:formula="of:=[.AA64]-[.AB64]" office:value-type="float" office:value="71.858657562375" calcext:value-type="float">
            <text:p>71.858657562375</text:p>
          </table:table-cell>
          <table:table-cell table:style-name="ce1"/>
          <table:table-cell table:formula="of:=[.AE63]+1" office:value-type="float" office:value="63" calcext:value-type="float">
            <text:p>63</text:p>
          </table:table-cell>
          <table:table-cell table:formula="of:=[.AF6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table:formula="of:=[.AK63]+0" office:value-type="float" office:value="250" calcext:value-type="float">
            <text:p>250</text:p>
          </table:table-cell>
          <table:table-cell table:formula="of:=AVERAGE([.AF64:.AK64])" office:value-type="float" office:value="170.5" calcext:value-type="float">
            <text:p>170.5</text:p>
          </table:table-cell>
          <table:table-cell table:style-name="ce1"/>
          <table:table-cell table:formula="of:=AVERAGE([.AG64:.AJ64])" office:value-type="float" office:value="193.25" calcext:value-type="float">
            <text:p>193.25</text:p>
          </table:table-cell>
          <table:table-cell table:formula="of:=STDEV([.AG64:.AJ64])" office:value-type="float" office:value="40.7216158814947" calcext:value-type="float">
            <text:p>40.7216158814947</text:p>
          </table:table-cell>
          <table:table-cell table:formula="of:=[.AN64]+[.AO64]" office:value-type="float" office:value="233.971615881495" calcext:value-type="float">
            <text:p>233.971615881495</text:p>
          </table:table-cell>
          <table:table-cell table:formula="of:=[.AN64]-[.AO64]" office:value-type="float" office:value="152.528384118505" calcext:value-type="float">
            <text:p>152.528384118505</text:p>
          </table:table-cell>
          <table:table-cell table:formula="of:=[.AP64]-[.AQ64]" office:value-type="float" office:value="81.4432317629894" calcext:value-type="float">
            <text:p>81.4432317629894</text:p>
          </table:table-cell>
          <table:table-cell table:style-name="ce1"/>
          <table:table-cell table:formula="of:=AVERAGE([.W64];[.H64];[.AL64])" office:value-type="float" office:value="146.222222222222" calcext:value-type="float">
            <text:p>146.222222222222</text:p>
          </table:table-cell>
          <table:table-cell table:formula="of:=STDEV([.AL64];[.W64];[.H64])" office:value-type="float" office:value="21.3009737214401" calcext:value-type="float">
            <text:p>21.3009737214401</text:p>
          </table:table-cell>
          <table:table-cell table:formula="of:=[.AT64]+[.AU64]" office:value-type="float" office:value="167.523195943662" calcext:value-type="float">
            <text:p>167.523195943662</text:p>
          </table:table-cell>
          <table:table-cell table:formula="of:=[.AT64]-[.AU64]" office:value-type="float" office:value="124.921248500782" calcext:value-type="float">
            <text:p>124.921248500782</text:p>
          </table:table-cell>
          <table:table-cell table:formula="of:=[.AV64]-[.AW64]" office:value-type="float" office:value="42.6019474428802" calcext:value-type="float">
            <text:p>42.6019474428802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64]+0" office:value-type="float" office:value="250" calcext:value-type="float">
            <text:p>250</text:p>
          </table:table-cell>
          <table:table-cell table:formula="of:=AVERAGE([.B65:.G65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65:.F65])" office:value-type="float" office:value="43.25" calcext:value-type="float">
            <text:p>43.25</text:p>
          </table:table-cell>
          <table:table-cell table:style-name="Default" table:formula="of:=STDEV([.C65:.F65])" office:value-type="float" office:value="17.3469497799085" calcext:value-type="float">
            <text:p>17.3469497799085</text:p>
          </table:table-cell>
          <table:table-cell table:style-name="Default" table:formula="of:=[.J65]+[.K65]" office:value-type="float" office:value="60.5969497799085" calcext:value-type="float">
            <text:p>60.5969497799085</text:p>
          </table:table-cell>
          <table:table-cell table:style-name="Default" table:formula="of:=[.J65]-[.K65]" office:value-type="float" office:value="25.9030502200915" calcext:value-type="float">
            <text:p>25.9030502200915</text:p>
          </table:table-cell>
          <table:table-cell table:style-name="Default" table:formula="of:=[.L65]-[.M65]" office:value-type="float" office:value="34.6938995598169" calcext:value-type="float">
            <text:p>34.6938995598169</text:p>
          </table:table-cell>
          <table:table-cell table:style-name="ce1"/>
          <table:table-cell table:formula="of:=[.P64]+1" office:value-type="float" office:value="64" calcext:value-type="float">
            <text:p>64</text:p>
          </table:table-cell>
          <table:table-cell table:formula="of:=[.Q64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formula="of:=[.V64]+0" office:value-type="float" office:value="250" calcext:value-type="float">
            <text:p>250</text:p>
          </table:table-cell>
          <table:table-cell table:formula="of:=AVERAGE([.Q65:.V65])" office:value-type="float" office:value="104.166666666667" calcext:value-type="float">
            <text:p>104.166666666667</text:p>
          </table:table-cell>
          <table:table-cell table:style-name="ce1"/>
          <table:table-cell table:formula="of:=AVERAGE([.R65:.U65])" office:value-type="float" office:value="93.75" calcext:value-type="float">
            <text:p>93.75</text:p>
          </table:table-cell>
          <table:table-cell table:formula="of:=STDEV([.R65:.U65])" office:value-type="float" office:value="46.2267959809748" calcext:value-type="float">
            <text:p>46.2267959809748</text:p>
          </table:table-cell>
          <table:table-cell table:formula="of:=[.Y65]+[.Z65]" office:value-type="float" office:value="139.976795980975" calcext:value-type="float">
            <text:p>139.976795980975</text:p>
          </table:table-cell>
          <table:table-cell table:formula="of:=[.Y65]-[.Z65]" office:value-type="float" office:value="47.5232040190252" calcext:value-type="float">
            <text:p>47.5232040190252</text:p>
          </table:table-cell>
          <table:table-cell table:formula="of:=[.AA65]-[.AB65]" office:value-type="float" office:value="92.4535919619496" calcext:value-type="float">
            <text:p>92.4535919619496</text:p>
          </table:table-cell>
          <table:table-cell table:style-name="ce1"/>
          <table:table-cell table:formula="of:=[.AE64]+1" office:value-type="float" office:value="64" calcext:value-type="float">
            <text:p>64</text:p>
          </table:table-cell>
          <table:table-cell table:formula="of:=[.AF64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table:formula="of:=[.AK64]+0" office:value-type="float" office:value="250" calcext:value-type="float">
            <text:p>250</text:p>
          </table:table-cell>
          <table:table-cell table:formula="of:=AVERAGE([.AF65:.AK65])" office:value-type="float" office:value="201.833333333333" calcext:value-type="float">
            <text:p>201.833333333333</text:p>
          </table:table-cell>
          <table:table-cell table:style-name="ce1"/>
          <table:table-cell table:formula="of:=AVERAGE([.AG65:.AJ65])" office:value-type="float" office:value="240.25" calcext:value-type="float">
            <text:p>240.25</text:p>
          </table:table-cell>
          <table:table-cell table:formula="of:=STDEV([.AG65:.AJ65])" office:value-type="float" office:value="58.2659134199977" calcext:value-type="float">
            <text:p>58.2659134199977</text:p>
          </table:table-cell>
          <table:table-cell table:formula="of:=[.AN65]+[.AO65]" office:value-type="float" office:value="298.515913419998" calcext:value-type="float">
            <text:p>298.515913419998</text:p>
          </table:table-cell>
          <table:table-cell table:formula="of:=[.AN65]-[.AO65]" office:value-type="float" office:value="181.984086580002" calcext:value-type="float">
            <text:p>181.984086580002</text:p>
          </table:table-cell>
          <table:table-cell table:formula="of:=[.AP65]-[.AQ65]" office:value-type="float" office:value="116.531826839995" calcext:value-type="float">
            <text:p>116.531826839995</text:p>
          </table:table-cell>
          <table:table-cell table:style-name="ce1"/>
          <table:table-cell table:formula="of:=AVERAGE([.W65];[.H65];[.AL65])" office:value-type="float" office:value="125.5" calcext:value-type="float">
            <text:p>125.5</text:p>
          </table:table-cell>
          <table:table-cell table:formula="of:=STDEV([.AL65];[.W65];[.H65])" office:value-type="float" office:value="68.2161597016751" calcext:value-type="float">
            <text:p>68.2161597016751</text:p>
          </table:table-cell>
          <table:table-cell table:formula="of:=[.AT65]+[.AU65]" office:value-type="float" office:value="193.716159701675" calcext:value-type="float">
            <text:p>193.716159701675</text:p>
          </table:table-cell>
          <table:table-cell table:formula="of:=[.AT65]-[.AU65]" office:value-type="float" office:value="57.2838402983249" calcext:value-type="float">
            <text:p>57.2838402983249</text:p>
          </table:table-cell>
          <table:table-cell table:formula="of:=[.AV65]-[.AW65]" office:value-type="float" office:value="136.43231940335" calcext:value-type="float">
            <text:p>136.4323194033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table:formula="of:=[.G65]+0" office:value-type="float" office:value="250" calcext:value-type="float">
            <text:p>250</text:p>
          </table:table-cell>
          <table:table-cell table:formula="of:=AVERAGE([.B66:.G66])" office:value-type="float" office:value="151.333333333333" calcext:value-type="float">
            <text:p>151.333333333333</text:p>
          </table:table-cell>
          <table:table-cell table:style-name="ce1"/>
          <table:table-cell table:style-name="Default" table:formula="of:=AVERAGE([.C66:.F66])" office:value-type="float" office:value="164.5" calcext:value-type="float">
            <text:p>164.5</text:p>
          </table:table-cell>
          <table:table-cell table:style-name="Default" table:formula="of:=STDEV([.C66:.F66])" office:value-type="float" office:value="93.0680754430147" calcext:value-type="float">
            <text:p>93.0680754430147</text:p>
          </table:table-cell>
          <table:table-cell table:style-name="Default" table:formula="of:=[.J66]+[.K66]" office:value-type="float" office:value="257.568075443015" calcext:value-type="float">
            <text:p>257.568075443015</text:p>
          </table:table-cell>
          <table:table-cell table:style-name="Default" table:formula="of:=[.J66]-[.K66]" office:value-type="float" office:value="71.4319245569854" calcext:value-type="float">
            <text:p>71.4319245569854</text:p>
          </table:table-cell>
          <table:table-cell table:style-name="Default" table:formula="of:=[.L66]-[.M66]" office:value-type="float" office:value="186.136150886029" calcext:value-type="float">
            <text:p>186.136150886029</text:p>
          </table:table-cell>
          <table:table-cell table:style-name="ce1"/>
          <table:table-cell table:formula="of:=[.P65]+1" office:value-type="float" office:value="65" calcext:value-type="float">
            <text:p>65</text:p>
          </table:table-cell>
          <table:table-cell table:formula="of:=[.Q65]+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table:formula="of:=[.V65]+0" office:value-type="float" office:value="250" calcext:value-type="float">
            <text:p>250</text:p>
          </table:table-cell>
          <table:table-cell table:formula="of:=AVERAGE([.Q66:.V66])" office:value-type="float" office:value="200.833333333333" calcext:value-type="float">
            <text:p>200.833333333333</text:p>
          </table:table-cell>
          <table:table-cell table:style-name="ce1"/>
          <table:table-cell table:formula="of:=AVERAGE([.R66:.U66])" office:value-type="float" office:value="238.75" calcext:value-type="float">
            <text:p>238.75</text:p>
          </table:table-cell>
          <table:table-cell table:formula="of:=STDEV([.R66:.U66])" office:value-type="float" office:value="66.5951699950279" calcext:value-type="float">
            <text:p>66.5951699950279</text:p>
          </table:table-cell>
          <table:table-cell table:formula="of:=[.Y66]+[.Z66]" office:value-type="float" office:value="305.345169995028" calcext:value-type="float">
            <text:p>305.345169995028</text:p>
          </table:table-cell>
          <table:table-cell table:formula="of:=[.Y66]-[.Z66]" office:value-type="float" office:value="172.154830004972" calcext:value-type="float">
            <text:p>172.154830004972</text:p>
          </table:table-cell>
          <table:table-cell table:formula="of:=[.AA66]-[.AB66]" office:value-type="float" office:value="133.190339990056" calcext:value-type="float">
            <text:p>133.190339990056</text:p>
          </table:table-cell>
          <table:table-cell table:style-name="ce1"/>
          <table:table-cell table:formula="of:=[.AE65]+1" office:value-type="float" office:value="65" calcext:value-type="float">
            <text:p>65</text:p>
          </table:table-cell>
          <table:table-cell table:formula="of:=[.AF65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table:formula="of:=[.AK65]+0" office:value-type="float" office:value="250" calcext:value-type="float">
            <text:p>250</text:p>
          </table:table-cell>
          <table:table-cell table:formula="of:=AVERAGE([.AF66:.AK66])" office:value-type="float" office:value="164.666666666667" calcext:value-type="float">
            <text:p>164.666666666667</text:p>
          </table:table-cell>
          <table:table-cell table:style-name="ce1"/>
          <table:table-cell table:formula="of:=AVERAGE([.AG66:.AJ66])" office:value-type="float" office:value="184.5" calcext:value-type="float">
            <text:p>184.5</text:p>
          </table:table-cell>
          <table:table-cell table:formula="of:=STDEV([.AG66:.AJ66])" office:value-type="float" office:value="68.6367248635889" calcext:value-type="float">
            <text:p>68.6367248635889</text:p>
          </table:table-cell>
          <table:table-cell table:formula="of:=[.AN66]+[.AO66]" office:value-type="float" office:value="253.136724863589" calcext:value-type="float">
            <text:p>253.136724863589</text:p>
          </table:table-cell>
          <table:table-cell table:formula="of:=[.AN66]-[.AO66]" office:value-type="float" office:value="115.863275136411" calcext:value-type="float">
            <text:p>115.863275136411</text:p>
          </table:table-cell>
          <table:table-cell table:formula="of:=[.AP66]-[.AQ66]" office:value-type="float" office:value="137.273449727178" calcext:value-type="float">
            <text:p>137.273449727178</text:p>
          </table:table-cell>
          <table:table-cell table:style-name="ce1"/>
          <table:table-cell table:formula="of:=AVERAGE([.W66];[.H66];[.AL66])" office:value-type="float" office:value="172.277777777778" calcext:value-type="float">
            <text:p>172.277777777778</text:p>
          </table:table-cell>
          <table:table-cell table:formula="of:=STDEV([.AL66];[.W66];[.H66])" office:value-type="float" office:value="25.6126777057624" calcext:value-type="float">
            <text:p>25.6126777057624</text:p>
          </table:table-cell>
          <table:table-cell table:formula="of:=[.AT66]+[.AU66]" office:value-type="float" office:value="197.89045548354" calcext:value-type="float">
            <text:p>197.89045548354</text:p>
          </table:table-cell>
          <table:table-cell table:formula="of:=[.AT66]-[.AU66]" office:value-type="float" office:value="146.665100072015" calcext:value-type="float">
            <text:p>146.665100072015</text:p>
          </table:table-cell>
          <table:table-cell table:formula="of:=[.AV66]-[.AW66]" office:value-type="float" office:value="51.2253554115248" calcext:value-type="float">
            <text:p>51.225355411524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table:formula="of:=[.G66]+0" office:value-type="float" office:value="250" calcext:value-type="float">
            <text:p>250</text:p>
          </table:table-cell>
          <table:table-cell table:formula="of:=AVERAGE([.B67:.G67])" office:value-type="float" office:value="131.333333333333" calcext:value-type="float">
            <text:p>131.333333333333</text:p>
          </table:table-cell>
          <table:table-cell table:style-name="ce1"/>
          <table:table-cell table:style-name="Default" table:formula="of:=AVERAGE([.C67:.F67])" office:value-type="float" office:value="134.5" calcext:value-type="float">
            <text:p>134.5</text:p>
          </table:table-cell>
          <table:table-cell table:style-name="Default" table:formula="of:=STDEV([.C67:.F67])" office:value-type="float" office:value="88.8200427831466" calcext:value-type="float">
            <text:p>88.8200427831466</text:p>
          </table:table-cell>
          <table:table-cell table:style-name="Default" table:formula="of:=[.J67]+[.K67]" office:value-type="float" office:value="223.320042783147" calcext:value-type="float">
            <text:p>223.320042783147</text:p>
          </table:table-cell>
          <table:table-cell table:style-name="Default" table:formula="of:=[.J67]-[.K67]" office:value-type="float" office:value="45.6799572168534" calcext:value-type="float">
            <text:p>45.6799572168534</text:p>
          </table:table-cell>
          <table:table-cell table:style-name="Default" table:formula="of:=[.L67]-[.M67]" office:value-type="float" office:value="177.640085566293" calcext:value-type="float">
            <text:p>177.640085566293</text:p>
          </table:table-cell>
          <table:table-cell table:style-name="ce1"/>
          <table:table-cell table:formula="of:=[.P66]+1" office:value-type="float" office:value="66" calcext:value-type="float">
            <text:p>66</text:p>
          </table:table-cell>
          <table:table-cell table:formula="of:=[.Q66]+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formula="of:=[.V66]+0" office:value-type="float" office:value="250" calcext:value-type="float">
            <text:p>250</text:p>
          </table:table-cell>
          <table:table-cell table:formula="of:=AVERAGE([.Q67:.V67])" office:value-type="float" office:value="164" calcext:value-type="float">
            <text:p>164</text:p>
          </table:table-cell>
          <table:table-cell table:style-name="ce1"/>
          <table:table-cell table:formula="of:=AVERAGE([.R67:.U67])" office:value-type="float" office:value="183.5" calcext:value-type="float">
            <text:p>183.5</text:p>
          </table:table-cell>
          <table:table-cell table:formula="of:=STDEV([.R67:.U67])" office:value-type="float" office:value="102.597920706676" calcext:value-type="float">
            <text:p>102.597920706676</text:p>
          </table:table-cell>
          <table:table-cell table:formula="of:=[.Y67]+[.Z67]" office:value-type="float" office:value="286.097920706676" calcext:value-type="float">
            <text:p>286.097920706676</text:p>
          </table:table-cell>
          <table:table-cell table:formula="of:=[.Y67]-[.Z67]" office:value-type="float" office:value="80.9020792933242" calcext:value-type="float">
            <text:p>80.9020792933242</text:p>
          </table:table-cell>
          <table:table-cell table:formula="of:=[.AA67]-[.AB67]" office:value-type="float" office:value="205.195841413352" calcext:value-type="float">
            <text:p>205.195841413352</text:p>
          </table:table-cell>
          <table:table-cell table:style-name="ce1"/>
          <table:table-cell table:formula="of:=[.AE66]+1" office:value-type="float" office:value="66" calcext:value-type="float">
            <text:p>66</text:p>
          </table:table-cell>
          <table:table-cell table:formula="of:=[.AF6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 table:formula="of:=[.AK66]+0" office:value-type="float" office:value="250" calcext:value-type="float">
            <text:p>250</text:p>
          </table:table-cell>
          <table:table-cell table:formula="of:=AVERAGE([.AF67:.AK67])" office:value-type="float" office:value="218" calcext:value-type="float">
            <text:p>218</text:p>
          </table:table-cell>
          <table:table-cell table:style-name="ce1"/>
          <table:table-cell table:formula="of:=AVERAGE([.AG67:.AJ67])" office:value-type="float" office:value="264.5" calcext:value-type="float">
            <text:p>264.5</text:p>
          </table:table-cell>
          <table:table-cell table:formula="of:=STDEV([.AG67:.AJ67])" office:value-type="float" office:value="61.1691643450086" calcext:value-type="float">
            <text:p>61.1691643450086</text:p>
          </table:table-cell>
          <table:table-cell table:formula="of:=[.AN67]+[.AO67]" office:value-type="float" office:value="325.669164345009" calcext:value-type="float">
            <text:p>325.669164345009</text:p>
          </table:table-cell>
          <table:table-cell table:formula="of:=[.AN67]-[.AO67]" office:value-type="float" office:value="203.330835654991" calcext:value-type="float">
            <text:p>203.330835654991</text:p>
          </table:table-cell>
          <table:table-cell table:formula="of:=[.AP67]-[.AQ67]" office:value-type="float" office:value="122.338328690017" calcext:value-type="float">
            <text:p>122.338328690017</text:p>
          </table:table-cell>
          <table:table-cell table:style-name="ce1"/>
          <table:table-cell table:formula="of:=AVERAGE([.W67];[.H67];[.AL67])" office:value-type="float" office:value="171.111111111111" calcext:value-type="float">
            <text:p>171.111111111111</text:p>
          </table:table-cell>
          <table:table-cell table:formula="of:=STDEV([.AL67];[.W67];[.H67])" office:value-type="float" office:value="43.7687525947873" calcext:value-type="float">
            <text:p>43.7687525947873</text:p>
          </table:table-cell>
          <table:table-cell table:formula="of:=[.AT67]+[.AU67]" office:value-type="float" office:value="214.879863705898" calcext:value-type="float">
            <text:p>214.879863705898</text:p>
          </table:table-cell>
          <table:table-cell table:formula="of:=[.AT67]-[.AU67]" office:value-type="float" office:value="127.342358516324" calcext:value-type="float">
            <text:p>127.342358516324</text:p>
          </table:table-cell>
          <table:table-cell table:formula="of:=[.AV67]-[.AW67]" office:value-type="float" office:value="87.5375051895747" calcext:value-type="float">
            <text:p>87.5375051895747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formula="of:=[.G67]+0" office:value-type="float" office:value="250" calcext:value-type="float">
            <text:p>250</text:p>
          </table:table-cell>
          <table:table-cell table:formula="of:=AVERAGE([.B68:.G68])" office:value-type="float" office:value="118.666666666667" calcext:value-type="float">
            <text:p>118.666666666667</text:p>
          </table:table-cell>
          <table:table-cell table:style-name="ce1"/>
          <table:table-cell table:style-name="Default" table:formula="of:=AVERAGE([.C68:.F68])" office:value-type="float" office:value="115.5" calcext:value-type="float">
            <text:p>115.5</text:p>
          </table:table-cell>
          <table:table-cell table:style-name="Default" table:formula="of:=STDEV([.C68:.F68])" office:value-type="float" office:value="40.0041664496754" calcext:value-type="float">
            <text:p>40.0041664496754</text:p>
          </table:table-cell>
          <table:table-cell table:style-name="Default" table:formula="of:=[.J68]+[.K68]" office:value-type="float" office:value="155.504166449675" calcext:value-type="float">
            <text:p>155.504166449675</text:p>
          </table:table-cell>
          <table:table-cell table:style-name="Default" table:formula="of:=[.J68]-[.K68]" office:value-type="float" office:value="75.4958335503246" calcext:value-type="float">
            <text:p>75.4958335503246</text:p>
          </table:table-cell>
          <table:table-cell table:style-name="Default" table:formula="of:=[.L68]-[.M68]" office:value-type="float" office:value="80.0083328993508" calcext:value-type="float">
            <text:p>80.0083328993508</text:p>
          </table:table-cell>
          <table:table-cell table:style-name="ce1"/>
          <table:table-cell table:formula="of:=[.P67]+1" office:value-type="float" office:value="67" calcext:value-type="float">
            <text:p>67</text:p>
          </table:table-cell>
          <table:table-cell table:formula="of:=[.Q67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table:formula="of:=[.V67]+0" office:value-type="float" office:value="250" calcext:value-type="float">
            <text:p>250</text:p>
          </table:table-cell>
          <table:table-cell table:formula="of:=AVERAGE([.Q68:.V68])" office:value-type="float" office:value="190.833333333333" calcext:value-type="float">
            <text:p>190.833333333333</text:p>
          </table:table-cell>
          <table:table-cell table:style-name="ce1"/>
          <table:table-cell table:formula="of:=AVERAGE([.R68:.U68])" office:value-type="float" office:value="223.75" calcext:value-type="float">
            <text:p>223.75</text:p>
          </table:table-cell>
          <table:table-cell table:formula="of:=STDEV([.R68:.U68])" office:value-type="float" office:value="31.1702315251801" calcext:value-type="float">
            <text:p>31.1702315251801</text:p>
          </table:table-cell>
          <table:table-cell table:formula="of:=[.Y68]+[.Z68]" office:value-type="float" office:value="254.92023152518" calcext:value-type="float">
            <text:p>254.92023152518</text:p>
          </table:table-cell>
          <table:table-cell table:formula="of:=[.Y68]-[.Z68]" office:value-type="float" office:value="192.57976847482" calcext:value-type="float">
            <text:p>192.57976847482</text:p>
          </table:table-cell>
          <table:table-cell table:formula="of:=[.AA68]-[.AB68]" office:value-type="float" office:value="62.3404630503603" calcext:value-type="float">
            <text:p>62.3404630503603</text:p>
          </table:table-cell>
          <table:table-cell table:style-name="ce1"/>
          <table:table-cell table:formula="of:=[.AE67]+1" office:value-type="float" office:value="67" calcext:value-type="float">
            <text:p>67</text:p>
          </table:table-cell>
          <table:table-cell table:formula="of:=[.AF67]+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table:formula="of:=[.AK67]+0" office:value-type="float" office:value="250" calcext:value-type="float">
            <text:p>250</text:p>
          </table:table-cell>
          <table:table-cell table:formula="of:=AVERAGE([.AF68:.AK68])" office:value-type="float" office:value="186.666666666667" calcext:value-type="float">
            <text:p>186.666666666667</text:p>
          </table:table-cell>
          <table:table-cell table:style-name="ce1"/>
          <table:table-cell table:formula="of:=AVERAGE([.AG68:.AJ68])" office:value-type="float" office:value="217.5" calcext:value-type="float">
            <text:p>217.5</text:p>
          </table:table-cell>
          <table:table-cell table:formula="of:=STDEV([.AG68:.AJ68])" office:value-type="float" office:value="65.1076032426321" calcext:value-type="float">
            <text:p>65.1076032426321</text:p>
          </table:table-cell>
          <table:table-cell table:formula="of:=[.AN68]+[.AO68]" office:value-type="float" office:value="282.607603242632" calcext:value-type="float">
            <text:p>282.607603242632</text:p>
          </table:table-cell>
          <table:table-cell table:formula="of:=[.AN68]-[.AO68]" office:value-type="float" office:value="152.392396757368" calcext:value-type="float">
            <text:p>152.392396757368</text:p>
          </table:table-cell>
          <table:table-cell table:formula="of:=[.AP68]-[.AQ68]" office:value-type="float" office:value="130.215206485264" calcext:value-type="float">
            <text:p>130.215206485264</text:p>
          </table:table-cell>
          <table:table-cell table:style-name="ce1"/>
          <table:table-cell table:formula="of:=AVERAGE([.W68];[.H68];[.AL68])" office:value-type="float" office:value="165.388888888889" calcext:value-type="float">
            <text:p>165.388888888889</text:p>
          </table:table-cell>
          <table:table-cell table:formula="of:=STDEV([.AL68];[.W68];[.H68])" office:value-type="float" office:value="40.516229030042" calcext:value-type="float">
            <text:p>40.516229030042</text:p>
          </table:table-cell>
          <table:table-cell table:formula="of:=[.AT68]+[.AU68]" office:value-type="float" office:value="205.905117918931" calcext:value-type="float">
            <text:p>205.905117918931</text:p>
          </table:table-cell>
          <table:table-cell table:formula="of:=[.AT68]-[.AU68]" office:value-type="float" office:value="124.872659858847" calcext:value-type="float">
            <text:p>124.872659858847</text:p>
          </table:table-cell>
          <table:table-cell table:formula="of:=[.AV68]-[.AW68]" office:value-type="float" office:value="81.0324580600839" calcext:value-type="float">
            <text:p>81.0324580600839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G68]+0" office:value-type="float" office:value="250" calcext:value-type="float">
            <text:p>250</text:p>
          </table:table-cell>
          <table:table-cell table:formula="of:=AVERAGE([.B69:.G69])" office:value-type="float" office:value="119.5" calcext:value-type="float">
            <text:p>119.5</text:p>
          </table:table-cell>
          <table:table-cell table:style-name="ce1"/>
          <table:table-cell table:style-name="Default" table:formula="of:=AVERAGE([.C69:.F69])" office:value-type="float" office:value="116.75" calcext:value-type="float">
            <text:p>116.75</text:p>
          </table:table-cell>
          <table:table-cell table:style-name="Default" table:formula="of:=STDEV([.C69:.F69])" office:value-type="float" office:value="73.9791637332206" calcext:value-type="float">
            <text:p>73.9791637332206</text:p>
          </table:table-cell>
          <table:table-cell table:style-name="Default" table:formula="of:=[.J69]+[.K69]" office:value-type="float" office:value="190.729163733221" calcext:value-type="float">
            <text:p>190.729163733221</text:p>
          </table:table-cell>
          <table:table-cell table:style-name="Default" table:formula="of:=[.J69]-[.K69]" office:value-type="float" office:value="42.7708362667794" calcext:value-type="float">
            <text:p>42.7708362667794</text:p>
          </table:table-cell>
          <table:table-cell table:style-name="Default" table:formula="of:=[.L69]-[.M69]" office:value-type="float" office:value="147.958327466441" calcext:value-type="float">
            <text:p>147.958327466441</text:p>
          </table:table-cell>
          <table:table-cell table:style-name="ce1"/>
          <table:table-cell table:formula="of:=[.P68]+1" office:value-type="float" office:value="68" calcext:value-type="float">
            <text:p>68</text:p>
          </table:table-cell>
          <table:table-cell table:formula="of:=[.Q68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8" calcext:value-type="float">
            <text:p>318</text:p>
          </table:table-cell>
          <table:table-cell office:value-type="float" office:value="186" calcext:value-type="float">
            <text:p>186</text:p>
          </table:table-cell>
          <table:table-cell office:value-type="float" office:value="353" calcext:value-type="float">
            <text:p>353</text:p>
          </table:table-cell>
          <table:table-cell table:formula="of:=[.V68]+0" office:value-type="float" office:value="250" calcext:value-type="float">
            <text:p>250</text:p>
          </table:table-cell>
          <table:table-cell table:formula="of:=AVERAGE([.Q69:.V69])" office:value-type="float" office:value="208" calcext:value-type="float">
            <text:p>208</text:p>
          </table:table-cell>
          <table:table-cell table:style-name="ce1"/>
          <table:table-cell table:formula="of:=AVERAGE([.R69:.U69])" office:value-type="float" office:value="249.5" calcext:value-type="float">
            <text:p>249.5</text:p>
          </table:table-cell>
          <table:table-cell table:formula="of:=STDEV([.R69:.U69])" office:value-type="float" office:value="101.99509792142" calcext:value-type="float">
            <text:p>101.99509792142</text:p>
          </table:table-cell>
          <table:table-cell table:formula="of:=[.Y69]+[.Z69]" office:value-type="float" office:value="351.49509792142" calcext:value-type="float">
            <text:p>351.49509792142</text:p>
          </table:table-cell>
          <table:table-cell table:formula="of:=[.Y69]-[.Z69]" office:value-type="float" office:value="147.50490207858" calcext:value-type="float">
            <text:p>147.50490207858</text:p>
          </table:table-cell>
          <table:table-cell table:formula="of:=[.AA69]-[.AB69]" office:value-type="float" office:value="203.990195842839" calcext:value-type="float">
            <text:p>203.990195842839</text:p>
          </table:table-cell>
          <table:table-cell table:style-name="ce1"/>
          <table:table-cell table:formula="of:=[.AE68]+1" office:value-type="float" office:value="68" calcext:value-type="float">
            <text:p>68</text:p>
          </table:table-cell>
          <table:table-cell table:formula="of:=[.AF68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8" calcext:value-type="float">
            <text:p>308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table:formula="of:=[.AK68]+0" office:value-type="float" office:value="250" calcext:value-type="float">
            <text:p>250</text:p>
          </table:table-cell>
          <table:table-cell table:formula="of:=AVERAGE([.AF69:.AK69])" office:value-type="float" office:value="183.333333333333" calcext:value-type="float">
            <text:p>183.333333333333</text:p>
          </table:table-cell>
          <table:table-cell table:style-name="ce1"/>
          <table:table-cell table:formula="of:=AVERAGE([.AG69:.AJ69])" office:value-type="float" office:value="212.5" calcext:value-type="float">
            <text:p>212.5</text:p>
          </table:table-cell>
          <table:table-cell table:formula="of:=STDEV([.AG69:.AJ69])" office:value-type="float" office:value="76.4918296290526" calcext:value-type="float">
            <text:p>76.4918296290526</text:p>
          </table:table-cell>
          <table:table-cell table:formula="of:=[.AN69]+[.AO69]" office:value-type="float" office:value="288.991829629053" calcext:value-type="float">
            <text:p>288.991829629053</text:p>
          </table:table-cell>
          <table:table-cell table:formula="of:=[.AN69]-[.AO69]" office:value-type="float" office:value="136.008170370947" calcext:value-type="float">
            <text:p>136.008170370947</text:p>
          </table:table-cell>
          <table:table-cell table:formula="of:=[.AP69]-[.AQ69]" office:value-type="float" office:value="152.983659258105" calcext:value-type="float">
            <text:p>152.983659258105</text:p>
          </table:table-cell>
          <table:table-cell table:style-name="ce1"/>
          <table:table-cell table:formula="of:=AVERAGE([.W69];[.H69];[.AL69])" office:value-type="float" office:value="170.277777777778" calcext:value-type="float">
            <text:p>170.277777777778</text:p>
          </table:table-cell>
          <table:table-cell table:formula="of:=STDEV([.AL69];[.W69];[.H69])" office:value-type="float" office:value="45.6716339553135" calcext:value-type="float">
            <text:p>45.6716339553135</text:p>
          </table:table-cell>
          <table:table-cell table:formula="of:=[.AT69]+[.AU69]" office:value-type="float" office:value="215.949411733091" calcext:value-type="float">
            <text:p>215.949411733091</text:p>
          </table:table-cell>
          <table:table-cell table:formula="of:=[.AT69]-[.AU69]" office:value-type="float" office:value="124.606143822464" calcext:value-type="float">
            <text:p>124.606143822464</text:p>
          </table:table-cell>
          <table:table-cell table:formula="of:=[.AV69]-[.AW69]" office:value-type="float" office:value="91.3432679106271" calcext:value-type="float">
            <text:p>91.343267910627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G69]+0" office:value-type="float" office:value="250" calcext:value-type="float">
            <text:p>250</text:p>
          </table:table-cell>
          <table:table-cell table:formula="of:=AVERAGE([.B70:.G70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70:.F70])" office:value-type="float" office:value="49" calcext:value-type="float">
            <text:p>49</text:p>
          </table:table-cell>
          <table:table-cell table:style-name="Default" table:formula="of:=STDEV([.C70:.F70])" office:value-type="float" office:value="14.142135623731" calcext:value-type="float">
            <text:p>14.142135623731</text:p>
          </table:table-cell>
          <table:table-cell table:style-name="Default" table:formula="of:=[.J70]+[.K70]" office:value-type="float" office:value="63.142135623731" calcext:value-type="float">
            <text:p>63.142135623731</text:p>
          </table:table-cell>
          <table:table-cell table:style-name="Default" table:formula="of:=[.J70]-[.K70]" office:value-type="float" office:value="34.857864376269" calcext:value-type="float">
            <text:p>34.857864376269</text:p>
          </table:table-cell>
          <table:table-cell table:style-name="Default" table:formula="of:=[.L70]-[.M70]" office:value-type="float" office:value="28.2842712474619" calcext:value-type="float">
            <text:p>28.2842712474619</text:p>
          </table:table-cell>
          <table:table-cell table:style-name="ce1"/>
          <table:table-cell table:formula="of:=[.P69]+1" office:value-type="float" office:value="69" calcext:value-type="float">
            <text:p>69</text:p>
          </table:table-cell>
          <table:table-cell table:formula="of:=[.Q69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table:formula="of:=[.V69]+0" office:value-type="float" office:value="250" calcext:value-type="float">
            <text:p>250</text:p>
          </table:table-cell>
          <table:table-cell table:formula="of:=AVERAGE([.Q70:.V70])" office:value-type="float" office:value="119.833333333333" calcext:value-type="float">
            <text:p>119.833333333333</text:p>
          </table:table-cell>
          <table:table-cell table:style-name="ce1"/>
          <table:table-cell table:formula="of:=AVERAGE([.R70:.U70])" office:value-type="float" office:value="117.25" calcext:value-type="float">
            <text:p>117.25</text:p>
          </table:table-cell>
          <table:table-cell table:formula="of:=STDEV([.R70:.U70])" office:value-type="float" office:value="31.9413525073689" calcext:value-type="float">
            <text:p>31.9413525073689</text:p>
          </table:table-cell>
          <table:table-cell table:formula="of:=[.Y70]+[.Z70]" office:value-type="float" office:value="149.191352507369" calcext:value-type="float">
            <text:p>149.191352507369</text:p>
          </table:table-cell>
          <table:table-cell table:formula="of:=[.Y70]-[.Z70]" office:value-type="float" office:value="85.3086474926311" calcext:value-type="float">
            <text:p>85.3086474926311</text:p>
          </table:table-cell>
          <table:table-cell table:formula="of:=[.AA70]-[.AB70]" office:value-type="float" office:value="63.8827050147378" calcext:value-type="float">
            <text:p>63.8827050147378</text:p>
          </table:table-cell>
          <table:table-cell table:style-name="ce1"/>
          <table:table-cell table:formula="of:=[.AE69]+1" office:value-type="float" office:value="69" calcext:value-type="float">
            <text:p>69</text:p>
          </table:table-cell>
          <table:table-cell table:formula="of:=[.AF69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formula="of:=[.AK69]+0" office:value-type="float" office:value="250" calcext:value-type="float">
            <text:p>250</text:p>
          </table:table-cell>
          <table:table-cell table:formula="of:=AVERAGE([.AF70:.AK70])" office:value-type="float" office:value="115.5" calcext:value-type="float">
            <text:p>115.5</text:p>
          </table:table-cell>
          <table:table-cell table:style-name="ce1"/>
          <table:table-cell table:formula="of:=AVERAGE([.AG70:.AJ70])" office:value-type="float" office:value="110.75" calcext:value-type="float">
            <text:p>110.75</text:p>
          </table:table-cell>
          <table:table-cell table:formula="of:=STDEV([.AG70:.AJ70])" office:value-type="float" office:value="14.2214626533279" calcext:value-type="float">
            <text:p>14.2214626533279</text:p>
          </table:table-cell>
          <table:table-cell table:formula="of:=[.AN70]+[.AO70]" office:value-type="float" office:value="124.971462653328" calcext:value-type="float">
            <text:p>124.971462653328</text:p>
          </table:table-cell>
          <table:table-cell table:formula="of:=[.AN70]-[.AO70]" office:value-type="float" office:value="96.5285373466721" calcext:value-type="float">
            <text:p>96.5285373466721</text:p>
          </table:table-cell>
          <table:table-cell table:formula="of:=[.AP70]-[.AQ70]" office:value-type="float" office:value="28.4429253066558" calcext:value-type="float">
            <text:p>28.4429253066558</text:p>
          </table:table-cell>
          <table:table-cell table:style-name="ce1"/>
          <table:table-cell table:formula="of:=AVERAGE([.W70];[.H70];[.AL70])" office:value-type="float" office:value="103.222222222222" calcext:value-type="float">
            <text:p>103.222222222222</text:p>
          </table:table-cell>
          <table:table-cell table:formula="of:=STDEV([.AL70];[.W70];[.H70])" office:value-type="float" office:value="25.1121558288087" calcext:value-type="float">
            <text:p>25.1121558288087</text:p>
          </table:table-cell>
          <table:table-cell table:formula="of:=[.AT70]+[.AU70]" office:value-type="float" office:value="128.334378051031" calcext:value-type="float">
            <text:p>128.334378051031</text:p>
          </table:table-cell>
          <table:table-cell table:formula="of:=[.AT70]-[.AU70]" office:value-type="float" office:value="78.1100663934135" calcext:value-type="float">
            <text:p>78.1100663934135</text:p>
          </table:table-cell>
          <table:table-cell table:formula="of:=[.AV70]-[.AW70]" office:value-type="float" office:value="50.2243116576174" calcext:value-type="float">
            <text:p>50.224311657617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G70]+0" office:value-type="float" office:value="250" calcext:value-type="float">
            <text:p>250</text:p>
          </table:table-cell>
          <table:table-cell table:formula="of:=AVERAGE([.B71:.G71])" office:value-type="float" office:value="115.833333333333" calcext:value-type="float">
            <text:p>115.833333333333</text:p>
          </table:table-cell>
          <table:table-cell table:style-name="ce1"/>
          <table:table-cell table:style-name="Default" table:formula="of:=AVERAGE([.C71:.F71])" office:value-type="float" office:value="111.25" calcext:value-type="float">
            <text:p>111.25</text:p>
          </table:table-cell>
          <table:table-cell table:style-name="Default" table:formula="of:=STDEV([.C71:.F71])" office:value-type="float" office:value="101.562378205055" calcext:value-type="float">
            <text:p>101.562378205055</text:p>
          </table:table-cell>
          <table:table-cell table:style-name="Default" table:formula="of:=[.J71]+[.K71]" office:value-type="float" office:value="212.812378205055" calcext:value-type="float">
            <text:p>212.812378205055</text:p>
          </table:table-cell>
          <table:table-cell table:style-name="Default" table:formula="of:=[.J71]-[.K71]" office:value-type="float" office:value="9.68762179494483" calcext:value-type="float">
            <text:p>9.68762179494483</text:p>
          </table:table-cell>
          <table:table-cell table:style-name="Default" table:formula="of:=[.L71]-[.M71]" office:value-type="float" office:value="203.12475641011" calcext:value-type="float">
            <text:p>203.12475641011</text:p>
          </table:table-cell>
          <table:table-cell table:style-name="ce1"/>
          <table:table-cell table:formula="of:=[.P70]+1" office:value-type="float" office:value="70" calcext:value-type="float">
            <text:p>70</text:p>
          </table:table-cell>
          <table:table-cell table:formula="of:=[.Q70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V70]+0" office:value-type="float" office:value="250" calcext:value-type="float">
            <text:p>250</text:p>
          </table:table-cell>
          <table:table-cell table:formula="of:=AVERAGE([.Q71:.V71])" office:value-type="float" office:value="135.166666666667" calcext:value-type="float">
            <text:p>135.166666666667</text:p>
          </table:table-cell>
          <table:table-cell table:style-name="ce1"/>
          <table:table-cell table:formula="of:=AVERAGE([.R71:.U71])" office:value-type="float" office:value="140.25" calcext:value-type="float">
            <text:p>140.25</text:p>
          </table:table-cell>
          <table:table-cell table:formula="of:=STDEV([.R71:.U71])" office:value-type="float" office:value="35.1887766198258" calcext:value-type="float">
            <text:p>35.1887766198258</text:p>
          </table:table-cell>
          <table:table-cell table:formula="of:=[.Y71]+[.Z71]" office:value-type="float" office:value="175.438776619826" calcext:value-type="float">
            <text:p>175.438776619826</text:p>
          </table:table-cell>
          <table:table-cell table:formula="of:=[.Y71]-[.Z71]" office:value-type="float" office:value="105.061223380174" calcext:value-type="float">
            <text:p>105.061223380174</text:p>
          </table:table-cell>
          <table:table-cell table:formula="of:=[.AA71]-[.AB71]" office:value-type="float" office:value="70.3775532396517" calcext:value-type="float">
            <text:p>70.3775532396517</text:p>
          </table:table-cell>
          <table:table-cell table:style-name="ce1"/>
          <table:table-cell table:formula="of:=[.AE70]+1" office:value-type="float" office:value="70" calcext:value-type="float">
            <text:p>70</text:p>
          </table:table-cell>
          <table:table-cell table:formula="of:=[.AF70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table:formula="of:=[.AK70]+0" office:value-type="float" office:value="250" calcext:value-type="float">
            <text:p>250</text:p>
          </table:table-cell>
          <table:table-cell table:formula="of:=AVERAGE([.AF71:.AK71])" office:value-type="float" office:value="157.666666666667" calcext:value-type="float">
            <text:p>157.666666666667</text:p>
          </table:table-cell>
          <table:table-cell table:style-name="ce1"/>
          <table:table-cell table:formula="of:=AVERAGE([.AG71:.AJ71])" office:value-type="float" office:value="174" calcext:value-type="float">
            <text:p>174</text:p>
          </table:table-cell>
          <table:table-cell table:formula="of:=STDEV([.AG71:.AJ71])" office:value-type="float" office:value="45.1072795307661" calcext:value-type="float">
            <text:p>45.1072795307661</text:p>
          </table:table-cell>
          <table:table-cell table:formula="of:=[.AN71]+[.AO71]" office:value-type="float" office:value="219.107279530766" calcext:value-type="float">
            <text:p>219.107279530766</text:p>
          </table:table-cell>
          <table:table-cell table:formula="of:=[.AN71]-[.AO71]" office:value-type="float" office:value="128.892720469234" calcext:value-type="float">
            <text:p>128.892720469234</text:p>
          </table:table-cell>
          <table:table-cell table:formula="of:=[.AP71]-[.AQ71]" office:value-type="float" office:value="90.2145590615321" calcext:value-type="float">
            <text:p>90.2145590615321</text:p>
          </table:table-cell>
          <table:table-cell table:style-name="ce1"/>
          <table:table-cell table:formula="of:=AVERAGE([.W71];[.H71];[.AL71])" office:value-type="float" office:value="136.222222222222" calcext:value-type="float">
            <text:p>136.222222222222</text:p>
          </table:table-cell>
          <table:table-cell table:formula="of:=STDEV([.AL71];[.W71];[.H71])" office:value-type="float" office:value="20.9366327902218" calcext:value-type="float">
            <text:p>20.9366327902218</text:p>
          </table:table-cell>
          <table:table-cell table:formula="of:=[.AT71]+[.AU71]" office:value-type="float" office:value="157.158855012444" calcext:value-type="float">
            <text:p>157.158855012444</text:p>
          </table:table-cell>
          <table:table-cell table:formula="of:=[.AT71]-[.AU71]" office:value-type="float" office:value="115.285589432" calcext:value-type="float">
            <text:p>115.285589432</text:p>
          </table:table-cell>
          <table:table-cell table:formula="of:=[.AV71]-[.AW71]" office:value-type="float" office:value="41.8732655804437" calcext:value-type="float">
            <text:p>41.873265580443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G71]+0" office:value-type="float" office:value="250" calcext:value-type="float">
            <text:p>250</text:p>
          </table:table-cell>
          <table:table-cell table:formula="of:=AVERAGE([.B72:.G72])" office:value-type="float" office:value="71.3333333333333" calcext:value-type="float">
            <text:p>71.3333333333333</text:p>
          </table:table-cell>
          <table:table-cell table:style-name="ce1"/>
          <table:table-cell table:style-name="Default" table:formula="of:=AVERAGE([.C72:.F72])" office:value-type="float" office:value="44.5" calcext:value-type="float">
            <text:p>44.5</text:p>
          </table:table-cell>
          <table:table-cell table:style-name="Default" table:formula="of:=STDEV([.C72:.F72])" office:value-type="float" office:value="12.0692446601544" calcext:value-type="float">
            <text:p>12.0692446601544</text:p>
          </table:table-cell>
          <table:table-cell table:style-name="Default" table:formula="of:=[.J72]+[.K72]" office:value-type="float" office:value="56.5692446601545" calcext:value-type="float">
            <text:p>56.5692446601545</text:p>
          </table:table-cell>
          <table:table-cell table:style-name="Default" table:formula="of:=[.J72]-[.K72]" office:value-type="float" office:value="32.4307553398456" calcext:value-type="float">
            <text:p>32.4307553398456</text:p>
          </table:table-cell>
          <table:table-cell table:style-name="Default" table:formula="of:=[.L72]-[.M72]" office:value-type="float" office:value="24.1384893203089" calcext:value-type="float">
            <text:p>24.1384893203089</text:p>
          </table:table-cell>
          <table:table-cell table:style-name="ce1"/>
          <table:table-cell table:formula="of:=[.P71]+1" office:value-type="float" office:value="71" calcext:value-type="float">
            <text:p>71</text:p>
          </table:table-cell>
          <table:table-cell table:formula="of:=[.Q71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V71]+0" office:value-type="float" office:value="250" calcext:value-type="float">
            <text:p>250</text:p>
          </table:table-cell>
          <table:table-cell table:formula="of:=AVERAGE([.Q72:.V72])" office:value-type="float" office:value="110.5" calcext:value-type="float">
            <text:p>110.5</text:p>
          </table:table-cell>
          <table:table-cell table:style-name="ce1"/>
          <table:table-cell table:formula="of:=AVERAGE([.R72:.U72])" office:value-type="float" office:value="103.25" calcext:value-type="float">
            <text:p>103.25</text:p>
          </table:table-cell>
          <table:table-cell table:formula="of:=STDEV([.R72:.U72])" office:value-type="float" office:value="21.0930478278192" calcext:value-type="float">
            <text:p>21.0930478278192</text:p>
          </table:table-cell>
          <table:table-cell table:formula="of:=[.Y72]+[.Z72]" office:value-type="float" office:value="124.343047827819" calcext:value-type="float">
            <text:p>124.343047827819</text:p>
          </table:table-cell>
          <table:table-cell table:formula="of:=[.Y72]-[.Z72]" office:value-type="float" office:value="82.1569521721808" calcext:value-type="float">
            <text:p>82.1569521721808</text:p>
          </table:table-cell>
          <table:table-cell table:formula="of:=[.AA72]-[.AB72]" office:value-type="float" office:value="42.1860956556383" calcext:value-type="float">
            <text:p>42.1860956556383</text:p>
          </table:table-cell>
          <table:table-cell table:style-name="ce1"/>
          <table:table-cell table:formula="of:=[.AE71]+1" office:value-type="float" office:value="71" calcext:value-type="float">
            <text:p>71</text:p>
          </table:table-cell>
          <table:table-cell table:formula="of:=[.AF71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table:formula="of:=[.AK71]+0" office:value-type="float" office:value="250" calcext:value-type="float">
            <text:p>250</text:p>
          </table:table-cell>
          <table:table-cell table:formula="of:=AVERAGE([.AF72:.AK72])" office:value-type="float" office:value="138.166666666667" calcext:value-type="float">
            <text:p>138.166666666667</text:p>
          </table:table-cell>
          <table:table-cell table:style-name="ce1"/>
          <table:table-cell table:formula="of:=AVERAGE([.AG72:.AJ72])" office:value-type="float" office:value="144.75" calcext:value-type="float">
            <text:p>144.75</text:p>
          </table:table-cell>
          <table:table-cell table:formula="of:=STDEV([.AG72:.AJ72])" office:value-type="float" office:value="47.6051467805741" calcext:value-type="float">
            <text:p>47.6051467805741</text:p>
          </table:table-cell>
          <table:table-cell table:formula="of:=[.AN72]+[.AO72]" office:value-type="float" office:value="192.355146780574" calcext:value-type="float">
            <text:p>192.355146780574</text:p>
          </table:table-cell>
          <table:table-cell table:formula="of:=[.AN72]-[.AO72]" office:value-type="float" office:value="97.144853219426" calcext:value-type="float">
            <text:p>97.144853219426</text:p>
          </table:table-cell>
          <table:table-cell table:formula="of:=[.AP72]-[.AQ72]" office:value-type="float" office:value="95.2102935611481" calcext:value-type="float">
            <text:p>95.2102935611481</text:p>
          </table:table-cell>
          <table:table-cell table:style-name="ce1"/>
          <table:table-cell table:formula="of:=AVERAGE([.W72];[.H72];[.AL72])" office:value-type="float" office:value="106.666666666667" calcext:value-type="float">
            <text:p>106.666666666667</text:p>
          </table:table-cell>
          <table:table-cell table:formula="of:=STDEV([.AL72];[.W72];[.H72])" office:value-type="float" office:value="33.5811620472616" calcext:value-type="float">
            <text:p>33.5811620472616</text:p>
          </table:table-cell>
          <table:table-cell table:formula="of:=[.AT72]+[.AU72]" office:value-type="float" office:value="140.247828713928" calcext:value-type="float">
            <text:p>140.247828713928</text:p>
          </table:table-cell>
          <table:table-cell table:formula="of:=[.AT72]-[.AU72]" office:value-type="float" office:value="73.085504619405" calcext:value-type="float">
            <text:p>73.085504619405</text:p>
          </table:table-cell>
          <table:table-cell table:formula="of:=[.AV72]-[.AW72]" office:value-type="float" office:value="67.1623240945233" calcext:value-type="float">
            <text:p>67.1623240945233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formula="of:=[.G72]+0" office:value-type="float" office:value="250" calcext:value-type="float">
            <text:p>250</text:p>
          </table:table-cell>
          <table:table-cell table:formula="of:=AVERAGE([.B73:.G73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73:.F73])" office:value-type="float" office:value="87" calcext:value-type="float">
            <text:p>87</text:p>
          </table:table-cell>
          <table:table-cell table:style-name="Default" table:formula="of:=STDEV([.C73:.F73])" office:value-type="float" office:value="35.4212742100939" calcext:value-type="float">
            <text:p>35.4212742100939</text:p>
          </table:table-cell>
          <table:table-cell table:style-name="Default" table:formula="of:=[.J73]+[.K73]" office:value-type="float" office:value="122.421274210094" calcext:value-type="float">
            <text:p>122.421274210094</text:p>
          </table:table-cell>
          <table:table-cell table:style-name="Default" table:formula="of:=[.J73]-[.K73]" office:value-type="float" office:value="51.5787257899061" calcext:value-type="float">
            <text:p>51.5787257899061</text:p>
          </table:table-cell>
          <table:table-cell table:style-name="Default" table:formula="of:=[.L73]-[.M73]" office:value-type="float" office:value="70.8425484201879" calcext:value-type="float">
            <text:p>70.8425484201879</text:p>
          </table:table-cell>
          <table:table-cell table:style-name="ce1"/>
          <table:table-cell table:formula="of:=[.P72]+1" office:value-type="float" office:value="72" calcext:value-type="float">
            <text:p>72</text:p>
          </table:table-cell>
          <table:table-cell table:formula="of:=[.Q72]+0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table:formula="of:=[.V72]+0" office:value-type="float" office:value="250" calcext:value-type="float">
            <text:p>250</text:p>
          </table:table-cell>
          <table:table-cell table:formula="of:=AVERAGE([.Q73:.V73])" office:value-type="float" office:value="165.5" calcext:value-type="float">
            <text:p>165.5</text:p>
          </table:table-cell>
          <table:table-cell table:style-name="ce1"/>
          <table:table-cell table:formula="of:=AVERAGE([.R73:.U73])" office:value-type="float" office:value="185.75" calcext:value-type="float">
            <text:p>185.75</text:p>
          </table:table-cell>
          <table:table-cell table:formula="of:=STDEV([.R73:.U73])" office:value-type="float" office:value="26.3233103288068" calcext:value-type="float">
            <text:p>26.3233103288068</text:p>
          </table:table-cell>
          <table:table-cell table:formula="of:=[.Y73]+[.Z73]" office:value-type="float" office:value="212.073310328807" calcext:value-type="float">
            <text:p>212.073310328807</text:p>
          </table:table-cell>
          <table:table-cell table:formula="of:=[.Y73]-[.Z73]" office:value-type="float" office:value="159.426689671193" calcext:value-type="float">
            <text:p>159.426689671193</text:p>
          </table:table-cell>
          <table:table-cell table:formula="of:=[.AA73]-[.AB73]" office:value-type="float" office:value="52.6466206576136" calcext:value-type="float">
            <text:p>52.6466206576136</text:p>
          </table:table-cell>
          <table:table-cell table:style-name="ce1"/>
          <table:table-cell table:formula="of:=[.AE72]+1" office:value-type="float" office:value="72" calcext:value-type="float">
            <text:p>72</text:p>
          </table:table-cell>
          <table:table-cell table:formula="of:=[.AF72]+0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table:formula="of:=[.AK72]+0" office:value-type="float" office:value="250" calcext:value-type="float">
            <text:p>250</text:p>
          </table:table-cell>
          <table:table-cell table:formula="of:=AVERAGE([.AF73:.AK73])" office:value-type="float" office:value="183.5" calcext:value-type="float">
            <text:p>183.5</text:p>
          </table:table-cell>
          <table:table-cell table:style-name="ce1"/>
          <table:table-cell table:formula="of:=AVERAGE([.AG73:.AJ73])" office:value-type="float" office:value="212.75" calcext:value-type="float">
            <text:p>212.75</text:p>
          </table:table-cell>
          <table:table-cell table:formula="of:=STDEV([.AG73:.AJ73])" office:value-type="float" office:value="28.0163642656692" calcext:value-type="float">
            <text:p>28.0163642656692</text:p>
          </table:table-cell>
          <table:table-cell table:formula="of:=[.AN73]+[.AO73]" office:value-type="float" office:value="240.766364265669" calcext:value-type="float">
            <text:p>240.766364265669</text:p>
          </table:table-cell>
          <table:table-cell table:formula="of:=[.AN73]-[.AO73]" office:value-type="float" office:value="184.733635734331" calcext:value-type="float">
            <text:p>184.733635734331</text:p>
          </table:table-cell>
          <table:table-cell table:formula="of:=[.AP73]-[.AQ73]" office:value-type="float" office:value="56.0327285313384" calcext:value-type="float">
            <text:p>56.0327285313384</text:p>
          </table:table-cell>
          <table:table-cell table:style-name="ce1"/>
          <table:table-cell table:formula="of:=AVERAGE([.W73];[.H73];[.AL73])" office:value-type="float" office:value="149.555555555556" calcext:value-type="float">
            <text:p>149.555555555556</text:p>
          </table:table-cell>
          <table:table-cell table:formula="of:=STDEV([.AL73];[.W73];[.H73])" office:value-type="float" office:value="44.1324815292085" calcext:value-type="float">
            <text:p>44.1324815292085</text:p>
          </table:table-cell>
          <table:table-cell table:formula="of:=[.AT73]+[.AU73]" office:value-type="float" office:value="193.688037084764" calcext:value-type="float">
            <text:p>193.688037084764</text:p>
          </table:table-cell>
          <table:table-cell table:formula="of:=[.AT73]-[.AU73]" office:value-type="float" office:value="105.423074026347" calcext:value-type="float">
            <text:p>105.423074026347</text:p>
          </table:table-cell>
          <table:table-cell table:formula="of:=[.AV73]-[.AW73]" office:value-type="float" office:value="88.2649630584169" calcext:value-type="float">
            <text:p>88.2649630584169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formula="of:=[.G73]+0" office:value-type="float" office:value="250" calcext:value-type="float">
            <text:p>250</text:p>
          </table:table-cell>
          <table:table-cell table:formula="of:=AVERAGE([.B74:.G74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74:.F74])" office:value-type="float" office:value="148.75" calcext:value-type="float">
            <text:p>148.75</text:p>
          </table:table-cell>
          <table:table-cell table:style-name="Default" table:formula="of:=STDEV([.C74:.F74])" office:value-type="float" office:value="63.9394244578414" calcext:value-type="float">
            <text:p>63.9394244578414</text:p>
          </table:table-cell>
          <table:table-cell table:style-name="Default" table:formula="of:=[.J74]+[.K74]" office:value-type="float" office:value="212.689424457841" calcext:value-type="float">
            <text:p>212.689424457841</text:p>
          </table:table-cell>
          <table:table-cell table:style-name="Default" table:formula="of:=[.J74]-[.K74]" office:value-type="float" office:value="84.8105755421587" calcext:value-type="float">
            <text:p>84.8105755421587</text:p>
          </table:table-cell>
          <table:table-cell table:style-name="Default" table:formula="of:=[.L74]-[.M74]" office:value-type="float" office:value="127.878848915683" calcext:value-type="float">
            <text:p>127.878848915683</text:p>
          </table:table-cell>
          <table:table-cell table:style-name="ce1"/>
          <table:table-cell table:formula="of:=[.P73]+1" office:value-type="float" office:value="73" calcext:value-type="float">
            <text:p>73</text:p>
          </table:table-cell>
          <table:table-cell table:formula="of:=[.Q7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table:formula="of:=[.V73]+0" office:value-type="float" office:value="250" calcext:value-type="float">
            <text:p>250</text:p>
          </table:table-cell>
          <table:table-cell table:formula="of:=AVERAGE([.Q74:.V74])" office:value-type="float" office:value="141.666666666667" calcext:value-type="float">
            <text:p>141.666666666667</text:p>
          </table:table-cell>
          <table:table-cell table:style-name="ce1"/>
          <table:table-cell table:formula="of:=AVERAGE([.R74:.U74])" office:value-type="float" office:value="150" calcext:value-type="float">
            <text:p>150</text:p>
          </table:table-cell>
          <table:table-cell table:formula="of:=STDEV([.R74:.U74])" office:value-type="float" office:value="69.3157028866235" calcext:value-type="float">
            <text:p>69.3157028866235</text:p>
          </table:table-cell>
          <table:table-cell table:formula="of:=[.Y74]+[.Z74]" office:value-type="float" office:value="219.315702886623" calcext:value-type="float">
            <text:p>219.315702886623</text:p>
          </table:table-cell>
          <table:table-cell table:formula="of:=[.Y74]-[.Z74]" office:value-type="float" office:value="80.6842971133765" calcext:value-type="float">
            <text:p>80.6842971133765</text:p>
          </table:table-cell>
          <table:table-cell table:formula="of:=[.AA74]-[.AB74]" office:value-type="float" office:value="138.631405773247" calcext:value-type="float">
            <text:p>138.631405773247</text:p>
          </table:table-cell>
          <table:table-cell table:style-name="ce1"/>
          <table:table-cell table:formula="of:=[.AE73]+1" office:value-type="float" office:value="73" calcext:value-type="float">
            <text:p>73</text:p>
          </table:table-cell>
          <table:table-cell table:formula="of:=[.AF73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[.AK73]+0" office:value-type="float" office:value="250" calcext:value-type="float">
            <text:p>250</text:p>
          </table:table-cell>
          <table:table-cell table:formula="of:=AVERAGE([.AF74:.AK74])" office:value-type="float" office:value="175" calcext:value-type="float">
            <text:p>175</text:p>
          </table:table-cell>
          <table:table-cell table:style-name="ce1"/>
          <table:table-cell table:formula="of:=AVERAGE([.AG74:.AJ74])" office:value-type="float" office:value="200" calcext:value-type="float">
            <text:p>200</text:p>
          </table:table-cell>
          <table:table-cell table:formula="of:=STDEV([.AG74:.AJ74])" office:value-type="float" office:value="41.7851648315524" calcext:value-type="float">
            <text:p>41.7851648315524</text:p>
          </table:table-cell>
          <table:table-cell table:formula="of:=[.AN74]+[.AO74]" office:value-type="float" office:value="241.785164831552" calcext:value-type="float">
            <text:p>241.785164831552</text:p>
          </table:table-cell>
          <table:table-cell table:formula="of:=[.AN74]-[.AO74]" office:value-type="float" office:value="158.214835168448" calcext:value-type="float">
            <text:p>158.214835168448</text:p>
          </table:table-cell>
          <table:table-cell table:formula="of:=[.AP74]-[.AQ74]" office:value-type="float" office:value="83.5703296631047" calcext:value-type="float">
            <text:p>83.5703296631047</text:p>
          </table:table-cell>
          <table:table-cell table:style-name="ce1"/>
          <table:table-cell table:formula="of:=AVERAGE([.W74];[.H74];[.AL74])" office:value-type="float" office:value="152.5" calcext:value-type="float">
            <text:p>152.5</text:p>
          </table:table-cell>
          <table:table-cell table:formula="of:=STDEV([.AL74];[.W74];[.H74])" office:value-type="float" office:value="19.4900259392108" calcext:value-type="float">
            <text:p>19.4900259392108</text:p>
          </table:table-cell>
          <table:table-cell table:formula="of:=[.AT74]+[.AU74]" office:value-type="float" office:value="171.990025939211" calcext:value-type="float">
            <text:p>171.990025939211</text:p>
          </table:table-cell>
          <table:table-cell table:formula="of:=[.AT74]-[.AU74]" office:value-type="float" office:value="133.009974060789" calcext:value-type="float">
            <text:p>133.009974060789</text:p>
          </table:table-cell>
          <table:table-cell table:formula="of:=[.AV74]-[.AW74]" office:value-type="float" office:value="38.9800518784216" calcext:value-type="float">
            <text:p>38.980051878421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formula="of:=[.G74]+0" office:value-type="float" office:value="250" calcext:value-type="float">
            <text:p>250</text:p>
          </table:table-cell>
          <table:table-cell table:formula="of:=AVERAGE([.B75:.G75])" office:value-type="float" office:value="130.5" calcext:value-type="float">
            <text:p>130.5</text:p>
          </table:table-cell>
          <table:table-cell table:style-name="ce1"/>
          <table:table-cell table:style-name="Default" table:formula="of:=AVERAGE([.C75:.F75])" office:value-type="float" office:value="133.25" calcext:value-type="float">
            <text:p>133.25</text:p>
          </table:table-cell>
          <table:table-cell table:style-name="Default" table:formula="of:=STDEV([.C75:.F75])" office:value-type="float" office:value="46.1979436771811" calcext:value-type="float">
            <text:p>46.1979436771811</text:p>
          </table:table-cell>
          <table:table-cell table:style-name="Default" table:formula="of:=[.J75]+[.K75]" office:value-type="float" office:value="179.447943677181" calcext:value-type="float">
            <text:p>179.447943677181</text:p>
          </table:table-cell>
          <table:table-cell table:style-name="Default" table:formula="of:=[.J75]-[.K75]" office:value-type="float" office:value="87.0520563228189" calcext:value-type="float">
            <text:p>87.0520563228189</text:p>
          </table:table-cell>
          <table:table-cell table:style-name="Default" table:formula="of:=[.L75]-[.M75]" office:value-type="float" office:value="92.3958873543623" calcext:value-type="float">
            <text:p>92.3958873543623</text:p>
          </table:table-cell>
          <table:table-cell table:style-name="ce1"/>
          <table:table-cell table:formula="of:=[.P74]+1" office:value-type="float" office:value="74" calcext:value-type="float">
            <text:p>74</text:p>
          </table:table-cell>
          <table:table-cell table:formula="of:=[.Q74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formula="of:=[.V74]+0" office:value-type="float" office:value="250" calcext:value-type="float">
            <text:p>250</text:p>
          </table:table-cell>
          <table:table-cell table:formula="of:=AVERAGE([.Q75:.V75])" office:value-type="float" office:value="172.333333333333" calcext:value-type="float">
            <text:p>172.333333333333</text:p>
          </table:table-cell>
          <table:table-cell table:style-name="ce1"/>
          <table:table-cell table:formula="of:=AVERAGE([.R75:.U75])" office:value-type="float" office:value="196" calcext:value-type="float">
            <text:p>196</text:p>
          </table:table-cell>
          <table:table-cell table:formula="of:=STDEV([.R75:.U75])" office:value-type="float" office:value="5.59761854124889" calcext:value-type="float">
            <text:p>5.59761854124889</text:p>
          </table:table-cell>
          <table:table-cell table:formula="of:=[.Y75]+[.Z75]" office:value-type="float" office:value="201.597618541249" calcext:value-type="float">
            <text:p>201.597618541249</text:p>
          </table:table-cell>
          <table:table-cell table:formula="of:=[.Y75]-[.Z75]" office:value-type="float" office:value="190.402381458751" calcext:value-type="float">
            <text:p>190.402381458751</text:p>
          </table:table-cell>
          <table:table-cell table:formula="of:=[.AA75]-[.AB75]" office:value-type="float" office:value="11.1952370824978" calcext:value-type="float">
            <text:p>11.1952370824978</text:p>
          </table:table-cell>
          <table:table-cell table:style-name="ce1"/>
          <table:table-cell table:formula="of:=[.AE74]+1" office:value-type="float" office:value="74" calcext:value-type="float">
            <text:p>74</text:p>
          </table:table-cell>
          <table:table-cell table:formula="of:=[.AF74]+0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table:formula="of:=[.AK74]+0" office:value-type="float" office:value="250" calcext:value-type="float">
            <text:p>250</text:p>
          </table:table-cell>
          <table:table-cell table:formula="of:=AVERAGE([.AF75:.AK75])" office:value-type="float" office:value="242.5" calcext:value-type="float">
            <text:p>242.5</text:p>
          </table:table-cell>
          <table:table-cell table:style-name="ce1"/>
          <table:table-cell table:formula="of:=AVERAGE([.AG75:.AJ75])" office:value-type="float" office:value="301.25" calcext:value-type="float">
            <text:p>301.25</text:p>
          </table:table-cell>
          <table:table-cell table:formula="of:=STDEV([.AG75:.AJ75])" office:value-type="float" office:value="37.2592270451227" calcext:value-type="float">
            <text:p>37.2592270451227</text:p>
          </table:table-cell>
          <table:table-cell table:formula="of:=[.AN75]+[.AO75]" office:value-type="float" office:value="338.509227045123" calcext:value-type="float">
            <text:p>338.509227045123</text:p>
          </table:table-cell>
          <table:table-cell table:formula="of:=[.AN75]-[.AO75]" office:value-type="float" office:value="263.990772954877" calcext:value-type="float">
            <text:p>263.990772954877</text:p>
          </table:table-cell>
          <table:table-cell table:formula="of:=[.AP75]-[.AQ75]" office:value-type="float" office:value="74.5184540902453" calcext:value-type="float">
            <text:p>74.5184540902453</text:p>
          </table:table-cell>
          <table:table-cell table:style-name="ce1"/>
          <table:table-cell table:formula="of:=AVERAGE([.W75];[.H75];[.AL75])" office:value-type="float" office:value="181.777777777778" calcext:value-type="float">
            <text:p>181.777777777778</text:p>
          </table:table-cell>
          <table:table-cell table:formula="of:=STDEV([.AL75];[.W75];[.H75])" office:value-type="float" office:value="56.5941529501781" calcext:value-type="float">
            <text:p>56.5941529501781</text:p>
          </table:table-cell>
          <table:table-cell table:formula="of:=[.AT75]+[.AU75]" office:value-type="float" office:value="238.371930727956" calcext:value-type="float">
            <text:p>238.371930727956</text:p>
          </table:table-cell>
          <table:table-cell table:formula="of:=[.AT75]-[.AU75]" office:value-type="float" office:value="125.1836248276" calcext:value-type="float">
            <text:p>125.1836248276</text:p>
          </table:table-cell>
          <table:table-cell table:formula="of:=[.AV75]-[.AW75]" office:value-type="float" office:value="113.188305900356" calcext:value-type="float">
            <text:p>113.188305900356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[.G75]+0" office:value-type="float" office:value="250" calcext:value-type="float">
            <text:p>250</text:p>
          </table:table-cell>
          <table:table-cell table:formula="of:=AVERAGE([.B76:.G76])" office:value-type="float" office:value="78.3333333333333" calcext:value-type="float">
            <text:p>78.3333333333333</text:p>
          </table:table-cell>
          <table:table-cell table:style-name="ce1"/>
          <table:table-cell table:style-name="Default" table:formula="of:=AVERAGE([.C76:.F76])" office:value-type="float" office:value="55" calcext:value-type="float">
            <text:p>55</text:p>
          </table:table-cell>
          <table:table-cell table:style-name="Default" table:formula="of:=STDEV([.C76:.F76])" office:value-type="float" office:value="22.3308456325923" calcext:value-type="float">
            <text:p>22.3308456325923</text:p>
          </table:table-cell>
          <table:table-cell table:style-name="Default" table:formula="of:=[.J76]+[.K76]" office:value-type="float" office:value="77.3308456325923" calcext:value-type="float">
            <text:p>77.3308456325923</text:p>
          </table:table-cell>
          <table:table-cell table:style-name="Default" table:formula="of:=[.J76]-[.K76]" office:value-type="float" office:value="32.6691543674077" calcext:value-type="float">
            <text:p>32.6691543674077</text:p>
          </table:table-cell>
          <table:table-cell table:style-name="Default" table:formula="of:=[.L76]-[.M76]" office:value-type="float" office:value="44.6616912651846" calcext:value-type="float">
            <text:p>44.6616912651846</text:p>
          </table:table-cell>
          <table:table-cell table:style-name="ce1"/>
          <table:table-cell table:formula="of:=[.P75]+1" office:value-type="float" office:value="75" calcext:value-type="float">
            <text:p>75</text:p>
          </table:table-cell>
          <table:table-cell table:formula="of:=[.Q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formula="of:=[.V75]+0" office:value-type="float" office:value="250" calcext:value-type="float">
            <text:p>250</text:p>
          </table:table-cell>
          <table:table-cell table:formula="of:=AVERAGE([.Q76:.V76])" office:value-type="float" office:value="136.5" calcext:value-type="float">
            <text:p>136.5</text:p>
          </table:table-cell>
          <table:table-cell table:style-name="ce1"/>
          <table:table-cell table:formula="of:=AVERAGE([.R76:.U76])" office:value-type="float" office:value="142.25" calcext:value-type="float">
            <text:p>142.25</text:p>
          </table:table-cell>
          <table:table-cell table:formula="of:=STDEV([.R76:.U76])" office:value-type="float" office:value="99.4229182164086" calcext:value-type="float">
            <text:p>99.4229182164086</text:p>
          </table:table-cell>
          <table:table-cell table:formula="of:=[.Y76]+[.Z76]" office:value-type="float" office:value="241.672918216409" calcext:value-type="float">
            <text:p>241.672918216409</text:p>
          </table:table-cell>
          <table:table-cell table:formula="of:=[.Y76]-[.Z76]" office:value-type="float" office:value="42.8270817835914" calcext:value-type="float">
            <text:p>42.8270817835914</text:p>
          </table:table-cell>
          <table:table-cell table:formula="of:=[.AA76]-[.AB76]" office:value-type="float" office:value="198.845836432817" calcext:value-type="float">
            <text:p>198.845836432817</text:p>
          </table:table-cell>
          <table:table-cell table:style-name="ce1"/>
          <table:table-cell table:formula="of:=[.AE75]+1" office:value-type="float" office:value="75" calcext:value-type="float">
            <text:p>75</text:p>
          </table:table-cell>
          <table:table-cell table:formula="of:=[.AF7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formula="of:=[.AK75]+0" office:value-type="float" office:value="250" calcext:value-type="float">
            <text:p>250</text:p>
          </table:table-cell>
          <table:table-cell table:formula="of:=AVERAGE([.AF76:.AK76])" office:value-type="float" office:value="149" calcext:value-type="float">
            <text:p>149</text:p>
          </table:table-cell>
          <table:table-cell table:style-name="ce1"/>
          <table:table-cell table:formula="of:=AVERAGE([.AG76:.AJ76])" office:value-type="float" office:value="161" calcext:value-type="float">
            <text:p>161</text:p>
          </table:table-cell>
          <table:table-cell table:formula="of:=STDEV([.AG76:.AJ76])" office:value-type="float" office:value="47.8539444560216" calcext:value-type="float">
            <text:p>47.8539444560216</text:p>
          </table:table-cell>
          <table:table-cell table:formula="of:=[.AN76]+[.AO76]" office:value-type="float" office:value="208.853944456022" calcext:value-type="float">
            <text:p>208.853944456022</text:p>
          </table:table-cell>
          <table:table-cell table:formula="of:=[.AN76]-[.AO76]" office:value-type="float" office:value="113.146055543978" calcext:value-type="float">
            <text:p>113.146055543978</text:p>
          </table:table-cell>
          <table:table-cell table:formula="of:=[.AP76]-[.AQ76]" office:value-type="float" office:value="95.7078889120432" calcext:value-type="float">
            <text:p>95.7078889120432</text:p>
          </table:table-cell>
          <table:table-cell table:style-name="ce1"/>
          <table:table-cell table:formula="of:=AVERAGE([.W76];[.H76];[.AL76])" office:value-type="float" office:value="121.277777777778" calcext:value-type="float">
            <text:p>121.277777777778</text:p>
          </table:table-cell>
          <table:table-cell table:formula="of:=STDEV([.AL76];[.W76];[.H76])" office:value-type="float" office:value="37.7124844246767" calcext:value-type="float">
            <text:p>37.7124844246767</text:p>
          </table:table-cell>
          <table:table-cell table:formula="of:=[.AT76]+[.AU76]" office:value-type="float" office:value="158.990262202454" calcext:value-type="float">
            <text:p>158.990262202454</text:p>
          </table:table-cell>
          <table:table-cell table:formula="of:=[.AT76]-[.AU76]" office:value-type="float" office:value="83.5652933531011" calcext:value-type="float">
            <text:p>83.5652933531011</text:p>
          </table:table-cell>
          <table:table-cell table:formula="of:=[.AV76]-[.AW76]" office:value-type="float" office:value="75.4249688493534" calcext:value-type="float">
            <text:p>75.424968849353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table:formula="of:=[.G76]+0" office:value-type="float" office:value="250" calcext:value-type="float">
            <text:p>250</text:p>
          </table:table-cell>
          <table:table-cell table:formula="of:=AVERAGE([.B77:.G77])" office:value-type="float" office:value="126" calcext:value-type="float">
            <text:p>126</text:p>
          </table:table-cell>
          <table:table-cell table:style-name="ce1"/>
          <table:table-cell table:style-name="Default" table:formula="of:=AVERAGE([.C77:.F77])" office:value-type="float" office:value="126.5" calcext:value-type="float">
            <text:p>126.5</text:p>
          </table:table-cell>
          <table:table-cell table:style-name="Default" table:formula="of:=STDEV([.C77:.F77])" office:value-type="float" office:value="68.7240860252066" calcext:value-type="float">
            <text:p>68.7240860252066</text:p>
          </table:table-cell>
          <table:table-cell table:style-name="Default" table:formula="of:=[.J77]+[.K77]" office:value-type="float" office:value="195.224086025207" calcext:value-type="float">
            <text:p>195.224086025207</text:p>
          </table:table-cell>
          <table:table-cell table:style-name="Default" table:formula="of:=[.J77]-[.K77]" office:value-type="float" office:value="57.7759139747934" calcext:value-type="float">
            <text:p>57.7759139747934</text:p>
          </table:table-cell>
          <table:table-cell table:style-name="Default" table:formula="of:=[.L77]-[.M77]" office:value-type="float" office:value="137.448172050413" calcext:value-type="float">
            <text:p>137.448172050413</text:p>
          </table:table-cell>
          <table:table-cell table:style-name="ce1"/>
          <table:table-cell table:formula="of:=[.P76]+1" office:value-type="float" office:value="76" calcext:value-type="float">
            <text:p>76</text:p>
          </table:table-cell>
          <table:table-cell table:formula="of:=[.Q7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[.V76]+0" office:value-type="float" office:value="250" calcext:value-type="float">
            <text:p>250</text:p>
          </table:table-cell>
          <table:table-cell table:formula="of:=AVERAGE([.Q77:.V77])" office:value-type="float" office:value="184.666666666667" calcext:value-type="float">
            <text:p>184.666666666667</text:p>
          </table:table-cell>
          <table:table-cell table:style-name="ce1"/>
          <table:table-cell table:formula="of:=AVERAGE([.R77:.U77])" office:value-type="float" office:value="214.5" calcext:value-type="float">
            <text:p>214.5</text:p>
          </table:table-cell>
          <table:table-cell table:formula="of:=STDEV([.R77:.U77])" office:value-type="float" office:value="92.1502396451939" calcext:value-type="float">
            <text:p>92.1502396451939</text:p>
          </table:table-cell>
          <table:table-cell table:formula="of:=[.Y77]+[.Z77]" office:value-type="float" office:value="306.650239645194" calcext:value-type="float">
            <text:p>306.650239645194</text:p>
          </table:table-cell>
          <table:table-cell table:formula="of:=[.Y77]-[.Z77]" office:value-type="float" office:value="122.349760354806" calcext:value-type="float">
            <text:p>122.349760354806</text:p>
          </table:table-cell>
          <table:table-cell table:formula="of:=[.AA77]-[.AB77]" office:value-type="float" office:value="184.300479290388" calcext:value-type="float">
            <text:p>184.300479290388</text:p>
          </table:table-cell>
          <table:table-cell table:style-name="ce1"/>
          <table:table-cell table:formula="of:=[.AE76]+1" office:value-type="float" office:value="76" calcext:value-type="float">
            <text:p>76</text:p>
          </table:table-cell>
          <table:table-cell table:formula="of:=[.AF76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formula="of:=[.AK76]+0" office:value-type="float" office:value="250" calcext:value-type="float">
            <text:p>250</text:p>
          </table:table-cell>
          <table:table-cell table:formula="of:=AVERAGE([.AF77:.AK77])" office:value-type="float" office:value="155.333333333333" calcext:value-type="float">
            <text:p>155.333333333333</text:p>
          </table:table-cell>
          <table:table-cell table:style-name="ce1"/>
          <table:table-cell table:formula="of:=AVERAGE([.AG77:.AJ77])" office:value-type="float" office:value="170.5" calcext:value-type="float">
            <text:p>170.5</text:p>
          </table:table-cell>
          <table:table-cell table:formula="of:=STDEV([.AG77:.AJ77])" office:value-type="float" office:value="22.0378462347541" calcext:value-type="float">
            <text:p>22.0378462347541</text:p>
          </table:table-cell>
          <table:table-cell table:formula="of:=[.AN77]+[.AO77]" office:value-type="float" office:value="192.537846234754" calcext:value-type="float">
            <text:p>192.537846234754</text:p>
          </table:table-cell>
          <table:table-cell table:formula="of:=[.AN77]-[.AO77]" office:value-type="float" office:value="148.462153765246" calcext:value-type="float">
            <text:p>148.462153765246</text:p>
          </table:table-cell>
          <table:table-cell table:formula="of:=[.AP77]-[.AQ77]" office:value-type="float" office:value="44.0756924695082" calcext:value-type="float">
            <text:p>44.0756924695082</text:p>
          </table:table-cell>
          <table:table-cell table:style-name="ce1"/>
          <table:table-cell table:formula="of:=AVERAGE([.W77];[.H77];[.AL77])" office:value-type="float" office:value="155.333333333333" calcext:value-type="float">
            <text:p>155.333333333333</text:p>
          </table:table-cell>
          <table:table-cell table:formula="of:=STDEV([.AL77];[.W77];[.H77])" office:value-type="float" office:value="29.3333333333333" calcext:value-type="float">
            <text:p>29.3333333333333</text:p>
          </table:table-cell>
          <table:table-cell table:formula="of:=[.AT77]+[.AU77]" office:value-type="float" office:value="184.666666666667" calcext:value-type="float">
            <text:p>184.666666666667</text:p>
          </table:table-cell>
          <table:table-cell table:formula="of:=[.AT77]-[.AU77]" office:value-type="float" office:value="126" calcext:value-type="float">
            <text:p>126</text:p>
          </table:table-cell>
          <table:table-cell table:formula="of:=[.AV77]-[.AW77]" office:value-type="float" office:value="58.6666666666667" calcext:value-type="float">
            <text:p>58.6666666666667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formula="of:=[.G77]+0" office:value-type="float" office:value="250" calcext:value-type="float">
            <text:p>250</text:p>
          </table:table-cell>
          <table:table-cell table:formula="of:=AVERAGE([.B78:.G78])" office:value-type="float" office:value="83.6666666666667" calcext:value-type="float">
            <text:p>83.6666666666667</text:p>
          </table:table-cell>
          <table:table-cell table:style-name="ce1"/>
          <table:table-cell table:style-name="Default" table:formula="of:=AVERAGE([.C78:.F78])" office:value-type="float" office:value="63" calcext:value-type="float">
            <text:p>63</text:p>
          </table:table-cell>
          <table:table-cell table:style-name="Default" table:formula="of:=STDEV([.C78:.F78])" office:value-type="float" office:value="21.0713075057055" calcext:value-type="float">
            <text:p>21.0713075057055</text:p>
          </table:table-cell>
          <table:table-cell table:style-name="Default" table:formula="of:=[.J78]+[.K78]" office:value-type="float" office:value="84.0713075057055" calcext:value-type="float">
            <text:p>84.0713075057055</text:p>
          </table:table-cell>
          <table:table-cell table:style-name="Default" table:formula="of:=[.J78]-[.K78]" office:value-type="float" office:value="41.9286924942945" calcext:value-type="float">
            <text:p>41.9286924942945</text:p>
          </table:table-cell>
          <table:table-cell table:style-name="Default" table:formula="of:=[.L78]-[.M78]" office:value-type="float" office:value="42.142615011411" calcext:value-type="float">
            <text:p>42.142615011411</text:p>
          </table:table-cell>
          <table:table-cell table:style-name="ce1"/>
          <table:table-cell table:formula="of:=[.P77]+1" office:value-type="float" office:value="77" calcext:value-type="float">
            <text:p>77</text:p>
          </table:table-cell>
          <table:table-cell table:formula="of:=[.Q77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V77]+0" office:value-type="float" office:value="250" calcext:value-type="float">
            <text:p>250</text:p>
          </table:table-cell>
          <table:table-cell table:formula="of:=AVERAGE([.Q78:.V78])" office:value-type="float" office:value="129.333333333333" calcext:value-type="float">
            <text:p>129.333333333333</text:p>
          </table:table-cell>
          <table:table-cell table:style-name="ce1"/>
          <table:table-cell table:formula="of:=AVERAGE([.R78:.U78])" office:value-type="float" office:value="131.5" calcext:value-type="float">
            <text:p>131.5</text:p>
          </table:table-cell>
          <table:table-cell table:formula="of:=STDEV([.R78:.U78])" office:value-type="float" office:value="24.3378991150291" calcext:value-type="float">
            <text:p>24.3378991150291</text:p>
          </table:table-cell>
          <table:table-cell table:formula="of:=[.Y78]+[.Z78]" office:value-type="float" office:value="155.837899115029" calcext:value-type="float">
            <text:p>155.837899115029</text:p>
          </table:table-cell>
          <table:table-cell table:formula="of:=[.Y78]-[.Z78]" office:value-type="float" office:value="107.162100884971" calcext:value-type="float">
            <text:p>107.162100884971</text:p>
          </table:table-cell>
          <table:table-cell table:formula="of:=[.AA78]-[.AB78]" office:value-type="float" office:value="48.6757982300582" calcext:value-type="float">
            <text:p>48.6757982300582</text:p>
          </table:table-cell>
          <table:table-cell table:style-name="ce1"/>
          <table:table-cell table:formula="of:=[.AE77]+1" office:value-type="float" office:value="77" calcext:value-type="float">
            <text:p>77</text:p>
          </table:table-cell>
          <table:table-cell table:formula="of:=[.AF7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formula="of:=[.AK77]+0" office:value-type="float" office:value="250" calcext:value-type="float">
            <text:p>250</text:p>
          </table:table-cell>
          <table:table-cell table:formula="of:=AVERAGE([.AF78:.AK78])" office:value-type="float" office:value="188.166666666667" calcext:value-type="float">
            <text:p>188.166666666667</text:p>
          </table:table-cell>
          <table:table-cell table:style-name="ce1"/>
          <table:table-cell table:formula="of:=AVERAGE([.AG78:.AJ78])" office:value-type="float" office:value="219.75" calcext:value-type="float">
            <text:p>219.75</text:p>
          </table:table-cell>
          <table:table-cell table:formula="of:=STDEV([.AG78:.AJ78])" office:value-type="float" office:value="30.7286511256189" calcext:value-type="float">
            <text:p>30.7286511256189</text:p>
          </table:table-cell>
          <table:table-cell table:formula="of:=[.AN78]+[.AO78]" office:value-type="float" office:value="250.478651125619" calcext:value-type="float">
            <text:p>250.478651125619</text:p>
          </table:table-cell>
          <table:table-cell table:formula="of:=[.AN78]-[.AO78]" office:value-type="float" office:value="189.021348874381" calcext:value-type="float">
            <text:p>189.021348874381</text:p>
          </table:table-cell>
          <table:table-cell table:formula="of:=[.AP78]-[.AQ78]" office:value-type="float" office:value="61.4573022512378" calcext:value-type="float">
            <text:p>61.4573022512378</text:p>
          </table:table-cell>
          <table:table-cell table:style-name="ce1"/>
          <table:table-cell table:formula="of:=AVERAGE([.W78];[.H78];[.AL78])" office:value-type="float" office:value="133.722222222222" calcext:value-type="float">
            <text:p>133.722222222222</text:p>
          </table:table-cell>
          <table:table-cell table:formula="of:=STDEV([.AL78];[.W78];[.H78])" office:value-type="float" office:value="52.3880640915396" calcext:value-type="float">
            <text:p>52.3880640915396</text:p>
          </table:table-cell>
          <table:table-cell table:formula="of:=[.AT78]+[.AU78]" office:value-type="float" office:value="186.110286313762" calcext:value-type="float">
            <text:p>186.110286313762</text:p>
          </table:table-cell>
          <table:table-cell table:formula="of:=[.AT78]-[.AU78]" office:value-type="float" office:value="81.3341581306826" calcext:value-type="float">
            <text:p>81.3341581306826</text:p>
          </table:table-cell>
          <table:table-cell table:formula="of:=[.AV78]-[.AW78]" office:value-type="float" office:value="104.776128183079" calcext:value-type="float">
            <text:p>104.776128183079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formula="of:=[.G78]+0" office:value-type="float" office:value="250" calcext:value-type="float">
            <text:p>250</text:p>
          </table:table-cell>
          <table:table-cell table:formula="of:=AVERAGE([.B79:.G79])" office:value-type="float" office:value="118.166666666667" calcext:value-type="float">
            <text:p>118.166666666667</text:p>
          </table:table-cell>
          <table:table-cell table:style-name="ce1"/>
          <table:table-cell table:style-name="Default" table:formula="of:=AVERAGE([.C79:.F79])" office:value-type="float" office:value="114.75" calcext:value-type="float">
            <text:p>114.75</text:p>
          </table:table-cell>
          <table:table-cell table:style-name="Default" table:formula="of:=STDEV([.C79:.F79])" office:value-type="float" office:value="64.7475868276185" calcext:value-type="float">
            <text:p>64.7475868276185</text:p>
          </table:table-cell>
          <table:table-cell table:style-name="Default" table:formula="of:=[.J79]+[.K79]" office:value-type="float" office:value="179.497586827619" calcext:value-type="float">
            <text:p>179.497586827619</text:p>
          </table:table-cell>
          <table:table-cell table:style-name="Default" table:formula="of:=[.J79]-[.K79]" office:value-type="float" office:value="50.0024131723815" calcext:value-type="float">
            <text:p>50.0024131723815</text:p>
          </table:table-cell>
          <table:table-cell table:style-name="Default" table:formula="of:=[.L79]-[.M79]" office:value-type="float" office:value="129.495173655237" calcext:value-type="float">
            <text:p>129.495173655237</text:p>
          </table:table-cell>
          <table:table-cell table:style-name="ce1"/>
          <table:table-cell table:formula="of:=[.P78]+1" office:value-type="float" office:value="78" calcext:value-type="float">
            <text:p>78</text:p>
          </table:table-cell>
          <table:table-cell table:formula="of:=[.Q78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 table:formula="of:=[.V78]+0" office:value-type="float" office:value="250" calcext:value-type="float">
            <text:p>250</text:p>
          </table:table-cell>
          <table:table-cell table:formula="of:=AVERAGE([.Q79:.V79])" office:value-type="float" office:value="170.666666666667" calcext:value-type="float">
            <text:p>170.666666666667</text:p>
          </table:table-cell>
          <table:table-cell table:style-name="ce1"/>
          <table:table-cell table:formula="of:=AVERAGE([.R79:.U79])" office:value-type="float" office:value="193.5" calcext:value-type="float">
            <text:p>193.5</text:p>
          </table:table-cell>
          <table:table-cell table:formula="of:=STDEV([.R79:.U79])" office:value-type="float" office:value="75.0311046611115" calcext:value-type="float">
            <text:p>75.0311046611115</text:p>
          </table:table-cell>
          <table:table-cell table:formula="of:=[.Y79]+[.Z79]" office:value-type="float" office:value="268.531104661111" calcext:value-type="float">
            <text:p>268.531104661111</text:p>
          </table:table-cell>
          <table:table-cell table:formula="of:=[.Y79]-[.Z79]" office:value-type="float" office:value="118.468895338889" calcext:value-type="float">
            <text:p>118.468895338889</text:p>
          </table:table-cell>
          <table:table-cell table:formula="of:=[.AA79]-[.AB79]" office:value-type="float" office:value="150.062209322223" calcext:value-type="float">
            <text:p>150.062209322223</text:p>
          </table:table-cell>
          <table:table-cell table:style-name="ce1"/>
          <table:table-cell table:formula="of:=[.AE78]+1" office:value-type="float" office:value="78" calcext:value-type="float">
            <text:p>78</text:p>
          </table:table-cell>
          <table:table-cell table:formula="of:=[.AF78]+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table:formula="of:=[.AK78]+0" office:value-type="float" office:value="250" calcext:value-type="float">
            <text:p>250</text:p>
          </table:table-cell>
          <table:table-cell table:formula="of:=AVERAGE([.AF79:.AK79])" office:value-type="float" office:value="185.333333333333" calcext:value-type="float">
            <text:p>185.333333333333</text:p>
          </table:table-cell>
          <table:table-cell table:style-name="ce1"/>
          <table:table-cell table:formula="of:=AVERAGE([.AG79:.AJ79])" office:value-type="float" office:value="215.5" calcext:value-type="float">
            <text:p>215.5</text:p>
          </table:table-cell>
          <table:table-cell table:formula="of:=STDEV([.AG79:.AJ79])" office:value-type="float" office:value="59.9583188556851" calcext:value-type="float">
            <text:p>59.9583188556851</text:p>
          </table:table-cell>
          <table:table-cell table:formula="of:=[.AN79]+[.AO79]" office:value-type="float" office:value="275.458318855685" calcext:value-type="float">
            <text:p>275.458318855685</text:p>
          </table:table-cell>
          <table:table-cell table:formula="of:=[.AN79]-[.AO79]" office:value-type="float" office:value="155.541681144315" calcext:value-type="float">
            <text:p>155.541681144315</text:p>
          </table:table-cell>
          <table:table-cell table:formula="of:=[.AP79]-[.AQ79]" office:value-type="float" office:value="119.91663771137" calcext:value-type="float">
            <text:p>119.91663771137</text:p>
          </table:table-cell>
          <table:table-cell table:style-name="ce1"/>
          <table:table-cell table:formula="of:=AVERAGE([.W79];[.H79];[.AL79])" office:value-type="float" office:value="158.055555555556" calcext:value-type="float">
            <text:p>158.055555555556</text:p>
          </table:table-cell>
          <table:table-cell table:formula="of:=STDEV([.AL79];[.W79];[.H79])" office:value-type="float" office:value="35.3145914654321" calcext:value-type="float">
            <text:p>35.3145914654321</text:p>
          </table:table-cell>
          <table:table-cell table:formula="of:=[.AT79]+[.AU79]" office:value-type="float" office:value="193.370147020988" calcext:value-type="float">
            <text:p>193.370147020988</text:p>
          </table:table-cell>
          <table:table-cell table:formula="of:=[.AT79]-[.AU79]" office:value-type="float" office:value="122.740964090123" calcext:value-type="float">
            <text:p>122.740964090123</text:p>
          </table:table-cell>
          <table:table-cell table:formula="of:=[.AV79]-[.AW79]" office:value-type="float" office:value="70.6291829308642" calcext:value-type="float">
            <text:p>70.6291829308642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G79]+0" office:value-type="float" office:value="250" calcext:value-type="float">
            <text:p>250</text:p>
          </table:table-cell>
          <table:table-cell table:formula="of:=AVERAGE([.B80:.G80])" office:value-type="float" office:value="89" calcext:value-type="float">
            <text:p>89</text:p>
          </table:table-cell>
          <table:table-cell table:style-name="ce1"/>
          <table:table-cell table:style-name="Default" table:formula="of:=AVERAGE([.C80:.F80])" office:value-type="float" office:value="71" calcext:value-type="float">
            <text:p>71</text:p>
          </table:table-cell>
          <table:table-cell table:style-name="Default" table:formula="of:=STDEV([.C80:.F80])" office:value-type="float" office:value="32.7719392163479" calcext:value-type="float">
            <text:p>32.7719392163479</text:p>
          </table:table-cell>
          <table:table-cell table:style-name="Default" table:formula="of:=[.J80]+[.K80]" office:value-type="float" office:value="103.771939216348" calcext:value-type="float">
            <text:p>103.771939216348</text:p>
          </table:table-cell>
          <table:table-cell table:style-name="Default" table:formula="of:=[.J80]-[.K80]" office:value-type="float" office:value="38.2280607836521" calcext:value-type="float">
            <text:p>38.2280607836521</text:p>
          </table:table-cell>
          <table:table-cell table:style-name="Default" table:formula="of:=[.L80]-[.M80]" office:value-type="float" office:value="65.5438784326958" calcext:value-type="float">
            <text:p>65.5438784326958</text:p>
          </table:table-cell>
          <table:table-cell table:style-name="ce1"/>
          <table:table-cell table:formula="of:=[.P79]+1" office:value-type="float" office:value="79" calcext:value-type="float">
            <text:p>79</text:p>
          </table:table-cell>
          <table:table-cell table:formula="of:=[.Q79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formula="of:=[.V79]+0" office:value-type="float" office:value="250" calcext:value-type="float">
            <text:p>250</text:p>
          </table:table-cell>
          <table:table-cell table:formula="of:=AVERAGE([.Q80:.V80])" office:value-type="float" office:value="92.3333333333333" calcext:value-type="float">
            <text:p>92.3333333333333</text:p>
          </table:table-cell>
          <table:table-cell table:style-name="ce1"/>
          <table:table-cell table:formula="of:=AVERAGE([.R80:.U80])" office:value-type="float" office:value="76" calcext:value-type="float">
            <text:p>76</text:p>
          </table:table-cell>
          <table:table-cell table:formula="of:=STDEV([.R80:.U80])" office:value-type="float" office:value="12.6227308191743" calcext:value-type="float">
            <text:p>12.6227308191743</text:p>
          </table:table-cell>
          <table:table-cell table:formula="of:=[.Y80]+[.Z80]" office:value-type="float" office:value="88.6227308191743" calcext:value-type="float">
            <text:p>88.6227308191743</text:p>
          </table:table-cell>
          <table:table-cell table:formula="of:=[.Y80]-[.Z80]" office:value-type="float" office:value="63.3772691808257" calcext:value-type="float">
            <text:p>63.3772691808257</text:p>
          </table:table-cell>
          <table:table-cell table:formula="of:=[.AA80]-[.AB80]" office:value-type="float" office:value="25.2454616383486" calcext:value-type="float">
            <text:p>25.2454616383486</text:p>
          </table:table-cell>
          <table:table-cell table:style-name="ce1"/>
          <table:table-cell table:formula="of:=[.AE79]+1" office:value-type="float" office:value="79" calcext:value-type="float">
            <text:p>79</text:p>
          </table:table-cell>
          <table:table-cell table:formula="of:=[.AF7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table:formula="of:=[.AK79]+0" office:value-type="float" office:value="250" calcext:value-type="float">
            <text:p>250</text:p>
          </table:table-cell>
          <table:table-cell table:formula="of:=AVERAGE([.AF80:.AK80])" office:value-type="float" office:value="124.166666666667" calcext:value-type="float">
            <text:p>124.166666666667</text:p>
          </table:table-cell>
          <table:table-cell table:style-name="ce1"/>
          <table:table-cell table:formula="of:=AVERAGE([.AG80:.AJ80])" office:value-type="float" office:value="123.75" calcext:value-type="float">
            <text:p>123.75</text:p>
          </table:table-cell>
          <table:table-cell table:formula="of:=STDEV([.AG80:.AJ80])" office:value-type="float" office:value="44.9768458950455" calcext:value-type="float">
            <text:p>44.9768458950455</text:p>
          </table:table-cell>
          <table:table-cell table:formula="of:=[.AN80]+[.AO80]" office:value-type="float" office:value="168.726845895045" calcext:value-type="float">
            <text:p>168.726845895045</text:p>
          </table:table-cell>
          <table:table-cell table:formula="of:=[.AN80]-[.AO80]" office:value-type="float" office:value="78.7731541049546" calcext:value-type="float">
            <text:p>78.7731541049546</text:p>
          </table:table-cell>
          <table:table-cell table:formula="of:=[.AP80]-[.AQ80]" office:value-type="float" office:value="89.9536917900909" calcext:value-type="float">
            <text:p>89.9536917900909</text:p>
          </table:table-cell>
          <table:table-cell table:style-name="ce1"/>
          <table:table-cell table:formula="of:=AVERAGE([.W80];[.H80];[.AL80])" office:value-type="float" office:value="101.833333333333" calcext:value-type="float">
            <text:p>101.833333333333</text:p>
          </table:table-cell>
          <table:table-cell table:formula="of:=STDEV([.AL80];[.W80];[.H80])" office:value-type="float" office:value="19.4129109386282" calcext:value-type="float">
            <text:p>19.4129109386282</text:p>
          </table:table-cell>
          <table:table-cell table:formula="of:=[.AT80]+[.AU80]" office:value-type="float" office:value="121.246244271962" calcext:value-type="float">
            <text:p>121.246244271962</text:p>
          </table:table-cell>
          <table:table-cell table:formula="of:=[.AT80]-[.AU80]" office:value-type="float" office:value="82.4204223947051" calcext:value-type="float">
            <text:p>82.4204223947051</text:p>
          </table:table-cell>
          <table:table-cell table:formula="of:=[.AV80]-[.AW80]" office:value-type="float" office:value="38.8258218772565" calcext:value-type="float">
            <text:p>38.825821877256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+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table:formula="of:=[.G80]+0" office:value-type="float" office:value="250" calcext:value-type="float">
            <text:p>250</text:p>
          </table:table-cell>
          <table:table-cell table:formula="of:=AVERAGE([.B81:.G81])" office:value-type="float" office:value="138.333333333333" calcext:value-type="float">
            <text:p>138.333333333333</text:p>
          </table:table-cell>
          <table:table-cell table:style-name="ce1"/>
          <table:table-cell table:style-name="Default" table:formula="of:=AVERAGE([.C81:.F81])" office:value-type="float" office:value="145" calcext:value-type="float">
            <text:p>145</text:p>
          </table:table-cell>
          <table:table-cell table:style-name="Default" table:formula="of:=STDEV([.C81:.F81])" office:value-type="float" office:value="98.9174740208557" calcext:value-type="float">
            <text:p>98.9174740208557</text:p>
          </table:table-cell>
          <table:table-cell table:style-name="Default" table:formula="of:=[.J81]+[.K81]" office:value-type="float" office:value="243.917474020856" calcext:value-type="float">
            <text:p>243.917474020856</text:p>
          </table:table-cell>
          <table:table-cell table:style-name="Default" table:formula="of:=[.J81]-[.K81]" office:value-type="float" office:value="46.0825259791443" calcext:value-type="float">
            <text:p>46.0825259791443</text:p>
          </table:table-cell>
          <table:table-cell table:style-name="Default" table:formula="of:=[.L81]-[.M81]" office:value-type="float" office:value="197.834948041711" calcext:value-type="float">
            <text:p>197.834948041711</text:p>
          </table:table-cell>
          <table:table-cell table:style-name="ce1"/>
          <table:table-cell table:formula="of:=[.P80]+1" office:value-type="float" office:value="80" calcext:value-type="float">
            <text:p>80</text:p>
          </table:table-cell>
          <table:table-cell table:formula="of:=[.Q80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formula="of:=[.V80]+0" office:value-type="float" office:value="250" calcext:value-type="float">
            <text:p>250</text:p>
          </table:table-cell>
          <table:table-cell table:formula="of:=AVERAGE([.Q81:.V81])" office:value-type="float" office:value="148.166666666667" calcext:value-type="float">
            <text:p>148.166666666667</text:p>
          </table:table-cell>
          <table:table-cell table:style-name="ce1"/>
          <table:table-cell table:formula="of:=AVERAGE([.R81:.U81])" office:value-type="float" office:value="159.75" calcext:value-type="float">
            <text:p>159.75</text:p>
          </table:table-cell>
          <table:table-cell table:formula="of:=STDEV([.R81:.U81])" office:value-type="float" office:value="99.3289987868598" calcext:value-type="float">
            <text:p>99.3289987868598</text:p>
          </table:table-cell>
          <table:table-cell table:formula="of:=[.Y81]+[.Z81]" office:value-type="float" office:value="259.07899878686" calcext:value-type="float">
            <text:p>259.07899878686</text:p>
          </table:table-cell>
          <table:table-cell table:formula="of:=[.Y81]-[.Z81]" office:value-type="float" office:value="60.4210012131402" calcext:value-type="float">
            <text:p>60.4210012131402</text:p>
          </table:table-cell>
          <table:table-cell table:formula="of:=[.AA81]-[.AB81]" office:value-type="float" office:value="198.65799757372" calcext:value-type="float">
            <text:p>198.65799757372</text:p>
          </table:table-cell>
          <table:table-cell table:style-name="ce1"/>
          <table:table-cell table:formula="of:=[.AE80]+1" office:value-type="float" office:value="80" calcext:value-type="float">
            <text:p>80</text:p>
          </table:table-cell>
          <table:table-cell table:formula="of:=[.AF80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AK80]+0" office:value-type="float" office:value="250" calcext:value-type="float">
            <text:p>250</text:p>
          </table:table-cell>
          <table:table-cell table:formula="of:=AVERAGE([.AF81:.AK81])" office:value-type="float" office:value="143.5" calcext:value-type="float">
            <text:p>143.5</text:p>
          </table:table-cell>
          <table:table-cell table:style-name="ce1"/>
          <table:table-cell table:formula="of:=AVERAGE([.AG81:.AJ81])" office:value-type="float" office:value="152.75" calcext:value-type="float">
            <text:p>152.75</text:p>
          </table:table-cell>
          <table:table-cell table:formula="of:=STDEV([.AG81:.AJ81])" office:value-type="float" office:value="77.4139307015647" calcext:value-type="float">
            <text:p>77.4139307015647</text:p>
          </table:table-cell>
          <table:table-cell table:formula="of:=[.AN81]+[.AO81]" office:value-type="float" office:value="230.163930701565" calcext:value-type="float">
            <text:p>230.163930701565</text:p>
          </table:table-cell>
          <table:table-cell table:formula="of:=[.AN81]-[.AO81]" office:value-type="float" office:value="75.3360692984353" calcext:value-type="float">
            <text:p>75.3360692984353</text:p>
          </table:table-cell>
          <table:table-cell table:formula="of:=[.AP81]-[.AQ81]" office:value-type="float" office:value="154.827861403129" calcext:value-type="float">
            <text:p>154.827861403129</text:p>
          </table:table-cell>
          <table:table-cell table:style-name="ce1"/>
          <table:table-cell table:formula="of:=AVERAGE([.W81];[.H81];[.AL81])" office:value-type="float" office:value="143.333333333333" calcext:value-type="float">
            <text:p>143.333333333333</text:p>
          </table:table-cell>
          <table:table-cell table:formula="of:=STDEV([.AL81];[.W81];[.H81])" office:value-type="float" office:value="4.91878485445789" calcext:value-type="float">
            <text:p>4.91878485445789</text:p>
          </table:table-cell>
          <table:table-cell table:formula="of:=[.AT81]+[.AU81]" office:value-type="float" office:value="148.252118187791" calcext:value-type="float">
            <text:p>148.252118187791</text:p>
          </table:table-cell>
          <table:table-cell table:formula="of:=[.AT81]-[.AU81]" office:value-type="float" office:value="138.414548478875" calcext:value-type="float">
            <text:p>138.414548478875</text:p>
          </table:table-cell>
          <table:table-cell table:formula="of:=[.AV81]-[.AW81]" office:value-type="float" office:value="9.83756970891579" calcext:value-type="float">
            <text:p>9.83756970891579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[.G81]+0" office:value-type="float" office:value="250" calcext:value-type="float">
            <text:p>250</text:p>
          </table:table-cell>
          <table:table-cell table:formula="of:=AVERAGE([.B82:.G82])" office:value-type="float" office:value="92" calcext:value-type="float">
            <text:p>92</text:p>
          </table:table-cell>
          <table:table-cell table:style-name="ce1"/>
          <table:table-cell table:style-name="Default" table:formula="of:=AVERAGE([.C82:.F82])" office:value-type="float" office:value="75.5" calcext:value-type="float">
            <text:p>75.5</text:p>
          </table:table-cell>
          <table:table-cell table:style-name="Default" table:formula="of:=STDEV([.C82:.F82])" office:value-type="float" office:value="21.6101827849743" calcext:value-type="float">
            <text:p>21.6101827849743</text:p>
          </table:table-cell>
          <table:table-cell table:style-name="Default" table:formula="of:=[.J82]+[.K82]" office:value-type="float" office:value="97.1101827849743" calcext:value-type="float">
            <text:p>97.1101827849743</text:p>
          </table:table-cell>
          <table:table-cell table:style-name="Default" table:formula="of:=[.J82]-[.K82]" office:value-type="float" office:value="53.8898172150257" calcext:value-type="float">
            <text:p>53.8898172150257</text:p>
          </table:table-cell>
          <table:table-cell table:style-name="Default" table:formula="of:=[.L82]-[.M82]" office:value-type="float" office:value="43.2203655699486" calcext:value-type="float">
            <text:p>43.2203655699486</text:p>
          </table:table-cell>
          <table:table-cell table:style-name="ce1"/>
          <table:table-cell table:formula="of:=[.P81]+1" office:value-type="float" office:value="81" calcext:value-type="float">
            <text:p>81</text:p>
          </table:table-cell>
          <table:table-cell table:formula="of:=[.Q81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table:formula="of:=[.V81]+0" office:value-type="float" office:value="250" calcext:value-type="float">
            <text:p>250</text:p>
          </table:table-cell>
          <table:table-cell table:formula="of:=AVERAGE([.Q82:.V82])" office:value-type="float" office:value="151.166666666667" calcext:value-type="float">
            <text:p>151.166666666667</text:p>
          </table:table-cell>
          <table:table-cell table:style-name="ce1"/>
          <table:table-cell table:formula="of:=AVERAGE([.R82:.U82])" office:value-type="float" office:value="164.25" calcext:value-type="float">
            <text:p>164.25</text:p>
          </table:table-cell>
          <table:table-cell table:formula="of:=STDEV([.R82:.U82])" office:value-type="float" office:value="102.21668161313" calcext:value-type="float">
            <text:p>102.21668161313</text:p>
          </table:table-cell>
          <table:table-cell table:formula="of:=[.Y82]+[.Z82]" office:value-type="float" office:value="266.46668161313" calcext:value-type="float">
            <text:p>266.46668161313</text:p>
          </table:table-cell>
          <table:table-cell table:formula="of:=[.Y82]-[.Z82]" office:value-type="float" office:value="62.03331838687" calcext:value-type="float">
            <text:p>62.03331838687</text:p>
          </table:table-cell>
          <table:table-cell table:formula="of:=[.AA82]-[.AB82]" office:value-type="float" office:value="204.43336322626" calcext:value-type="float">
            <text:p>204.43336322626</text:p>
          </table:table-cell>
          <table:table-cell table:style-name="ce1"/>
          <table:table-cell table:formula="of:=[.AE81]+1" office:value-type="float" office:value="81" calcext:value-type="float">
            <text:p>81</text:p>
          </table:table-cell>
          <table:table-cell table:formula="of:=[.AF8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table:formula="of:=[.AK81]+0" office:value-type="float" office:value="250" calcext:value-type="float">
            <text:p>250</text:p>
          </table:table-cell>
          <table:table-cell table:formula="of:=AVERAGE([.AF82:.AK82])" office:value-type="float" office:value="175" calcext:value-type="float">
            <text:p>175</text:p>
          </table:table-cell>
          <table:table-cell table:style-name="ce1"/>
          <table:table-cell table:formula="of:=AVERAGE([.AG82:.AJ82])" office:value-type="float" office:value="200" calcext:value-type="float">
            <text:p>200</text:p>
          </table:table-cell>
          <table:table-cell table:formula="of:=STDEV([.AG82:.AJ82])" office:value-type="float" office:value="107.805380199691" calcext:value-type="float">
            <text:p>107.805380199691</text:p>
          </table:table-cell>
          <table:table-cell table:formula="of:=[.AN82]+[.AO82]" office:value-type="float" office:value="307.805380199691" calcext:value-type="float">
            <text:p>307.805380199691</text:p>
          </table:table-cell>
          <table:table-cell table:formula="of:=[.AN82]-[.AO82]" office:value-type="float" office:value="92.1946198003087" calcext:value-type="float">
            <text:p>92.1946198003087</text:p>
          </table:table-cell>
          <table:table-cell table:formula="of:=[.AP82]-[.AQ82]" office:value-type="float" office:value="215.610760399383" calcext:value-type="float">
            <text:p>215.610760399383</text:p>
          </table:table-cell>
          <table:table-cell table:style-name="ce1"/>
          <table:table-cell table:formula="of:=AVERAGE([.W82];[.H82];[.AL82])" office:value-type="float" office:value="139.388888888889" calcext:value-type="float">
            <text:p>139.388888888889</text:p>
          </table:table-cell>
          <table:table-cell table:formula="of:=STDEV([.AL82];[.W82];[.H82])" office:value-type="float" office:value="42.7350797008387" calcext:value-type="float">
            <text:p>42.7350797008387</text:p>
          </table:table-cell>
          <table:table-cell table:formula="of:=[.AT82]+[.AU82]" office:value-type="float" office:value="182.123968589728" calcext:value-type="float">
            <text:p>182.123968589728</text:p>
          </table:table-cell>
          <table:table-cell table:formula="of:=[.AT82]-[.AU82]" office:value-type="float" office:value="96.6538091880502" calcext:value-type="float">
            <text:p>96.6538091880502</text:p>
          </table:table-cell>
          <table:table-cell table:formula="of:=[.AV82]-[.AW82]" office:value-type="float" office:value="85.4701594016774" calcext:value-type="float">
            <text:p>85.470159401677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+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[.G82]+0" office:value-type="float" office:value="250" calcext:value-type="float">
            <text:p>250</text:p>
          </table:table-cell>
          <table:table-cell table:formula="of:=AVERAGE([.B83:.G83])" office:value-type="float" office:value="89.8333333333333" calcext:value-type="float">
            <text:p>89.8333333333333</text:p>
          </table:table-cell>
          <table:table-cell table:style-name="ce1"/>
          <table:table-cell table:style-name="Default" table:formula="of:=AVERAGE([.C83:.F83])" office:value-type="float" office:value="72.25" calcext:value-type="float">
            <text:p>72.25</text:p>
          </table:table-cell>
          <table:table-cell table:style-name="Default" table:formula="of:=STDEV([.C83:.F83])" office:value-type="float" office:value="35.8457342882897" calcext:value-type="float">
            <text:p>35.8457342882897</text:p>
          </table:table-cell>
          <table:table-cell table:style-name="Default" table:formula="of:=[.J83]+[.K83]" office:value-type="float" office:value="108.09573428829" calcext:value-type="float">
            <text:p>108.09573428829</text:p>
          </table:table-cell>
          <table:table-cell table:style-name="Default" table:formula="of:=[.J83]-[.K83]" office:value-type="float" office:value="36.4042657117103" calcext:value-type="float">
            <text:p>36.4042657117103</text:p>
          </table:table-cell>
          <table:table-cell table:style-name="Default" table:formula="of:=[.L83]-[.M83]" office:value-type="float" office:value="71.6914685765794" calcext:value-type="float">
            <text:p>71.6914685765794</text:p>
          </table:table-cell>
          <table:table-cell table:style-name="ce1"/>
          <table:table-cell table:formula="of:=[.P82]+1" office:value-type="float" office:value="82" calcext:value-type="float">
            <text:p>82</text:p>
          </table:table-cell>
          <table:table-cell table:formula="of:=[.Q8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V82]+0" office:value-type="float" office:value="250" calcext:value-type="float">
            <text:p>250</text:p>
          </table:table-cell>
          <table:table-cell table:formula="of:=AVERAGE([.Q83:.V83])" office:value-type="float" office:value="113.833333333333" calcext:value-type="float">
            <text:p>113.833333333333</text:p>
          </table:table-cell>
          <table:table-cell table:style-name="ce1"/>
          <table:table-cell table:formula="of:=AVERAGE([.R83:.U83])" office:value-type="float" office:value="108.25" calcext:value-type="float">
            <text:p>108.25</text:p>
          </table:table-cell>
          <table:table-cell table:formula="of:=STDEV([.R83:.U83])" office:value-type="float" office:value="40.9257457679963" calcext:value-type="float">
            <text:p>40.9257457679963</text:p>
          </table:table-cell>
          <table:table-cell table:formula="of:=[.Y83]+[.Z83]" office:value-type="float" office:value="149.175745767996" calcext:value-type="float">
            <text:p>149.175745767996</text:p>
          </table:table-cell>
          <table:table-cell table:formula="of:=[.Y83]-[.Z83]" office:value-type="float" office:value="67.3242542320037" calcext:value-type="float">
            <text:p>67.3242542320037</text:p>
          </table:table-cell>
          <table:table-cell table:formula="of:=[.AA83]-[.AB83]" office:value-type="float" office:value="81.8514915359926" calcext:value-type="float">
            <text:p>81.8514915359926</text:p>
          </table:table-cell>
          <table:table-cell table:style-name="ce1"/>
          <table:table-cell table:formula="of:=[.AE82]+1" office:value-type="float" office:value="82" calcext:value-type="float">
            <text:p>82</text:p>
          </table:table-cell>
          <table:table-cell table:formula="of:=[.AF8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formula="of:=[.AK82]+0" office:value-type="float" office:value="250" calcext:value-type="float">
            <text:p>250</text:p>
          </table:table-cell>
          <table:table-cell table:formula="of:=AVERAGE([.AF83:.AK83])" office:value-type="float" office:value="147.833333333333" calcext:value-type="float">
            <text:p>147.833333333333</text:p>
          </table:table-cell>
          <table:table-cell table:style-name="ce1"/>
          <table:table-cell table:formula="of:=AVERAGE([.AG83:.AJ83])" office:value-type="float" office:value="159.25" calcext:value-type="float">
            <text:p>159.25</text:p>
          </table:table-cell>
          <table:table-cell table:formula="of:=STDEV([.AG83:.AJ83])" office:value-type="float" office:value="84.6576438761833" calcext:value-type="float">
            <text:p>84.6576438761833</text:p>
          </table:table-cell>
          <table:table-cell table:formula="of:=[.AN83]+[.AO83]" office:value-type="float" office:value="243.907643876183" calcext:value-type="float">
            <text:p>243.907643876183</text:p>
          </table:table-cell>
          <table:table-cell table:formula="of:=[.AN83]-[.AO83]" office:value-type="float" office:value="74.5923561238168" calcext:value-type="float">
            <text:p>74.5923561238168</text:p>
          </table:table-cell>
          <table:table-cell table:formula="of:=[.AP83]-[.AQ83]" office:value-type="float" office:value="169.315287752366" calcext:value-type="float">
            <text:p>169.315287752366</text:p>
          </table:table-cell>
          <table:table-cell table:style-name="ce1"/>
          <table:table-cell table:formula="of:=AVERAGE([.W83];[.H83];[.AL83])" office:value-type="float" office:value="117.166666666667" calcext:value-type="float">
            <text:p>117.166666666667</text:p>
          </table:table-cell>
          <table:table-cell table:formula="of:=STDEV([.AL83];[.W83];[.H83])" office:value-type="float" office:value="29.1433239925259" calcext:value-type="float">
            <text:p>29.1433239925259</text:p>
          </table:table-cell>
          <table:table-cell table:formula="of:=[.AT83]+[.AU83]" office:value-type="float" office:value="146.309990659193" calcext:value-type="float">
            <text:p>146.309990659193</text:p>
          </table:table-cell>
          <table:table-cell table:formula="of:=[.AT83]-[.AU83]" office:value-type="float" office:value="88.0233426741408" calcext:value-type="float">
            <text:p>88.0233426741408</text:p>
          </table:table-cell>
          <table:table-cell table:formula="of:=[.AV83]-[.AW83]" office:value-type="float" office:value="58.2866479850517" calcext:value-type="float">
            <text:p>58.286647985051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G83]+0" office:value-type="float" office:value="250" calcext:value-type="float">
            <text:p>250</text:p>
          </table:table-cell>
          <table:table-cell table:formula="of:=AVERAGE([.B84:.G84])" office:value-type="float" office:value="102" calcext:value-type="float">
            <text:p>102</text:p>
          </table:table-cell>
          <table:table-cell table:style-name="ce1"/>
          <table:table-cell table:style-name="Default" table:formula="of:=AVERAGE([.C84:.F84])" office:value-type="float" office:value="90.5" calcext:value-type="float">
            <text:p>90.5</text:p>
          </table:table-cell>
          <table:table-cell table:style-name="Default" table:formula="of:=STDEV([.C84:.F84])" office:value-type="float" office:value="34.9618840072061" calcext:value-type="float">
            <text:p>34.9618840072061</text:p>
          </table:table-cell>
          <table:table-cell table:style-name="Default" table:formula="of:=[.J84]+[.K84]" office:value-type="float" office:value="125.461884007206" calcext:value-type="float">
            <text:p>125.461884007206</text:p>
          </table:table-cell>
          <table:table-cell table:style-name="Default" table:formula="of:=[.J84]-[.K84]" office:value-type="float" office:value="55.5381159927939" calcext:value-type="float">
            <text:p>55.5381159927939</text:p>
          </table:table-cell>
          <table:table-cell table:style-name="Default" table:formula="of:=[.L84]-[.M84]" office:value-type="float" office:value="69.9237680144122" calcext:value-type="float">
            <text:p>69.9237680144122</text:p>
          </table:table-cell>
          <table:table-cell table:style-name="ce1"/>
          <table:table-cell table:formula="of:=[.P83]+1" office:value-type="float" office:value="83" calcext:value-type="float">
            <text:p>83</text:p>
          </table:table-cell>
          <table:table-cell table:formula="of:=[.Q83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table:formula="of:=[.V83]+0" office:value-type="float" office:value="250" calcext:value-type="float">
            <text:p>250</text:p>
          </table:table-cell>
          <table:table-cell table:formula="of:=AVERAGE([.Q84:.V84])" office:value-type="float" office:value="169.333333333333" calcext:value-type="float">
            <text:p>169.333333333333</text:p>
          </table:table-cell>
          <table:table-cell table:style-name="ce1"/>
          <table:table-cell table:formula="of:=AVERAGE([.R84:.U84])" office:value-type="float" office:value="191.5" calcext:value-type="float">
            <text:p>191.5</text:p>
          </table:table-cell>
          <table:table-cell table:formula="of:=STDEV([.R84:.U84])" office:value-type="float" office:value="74.7863623931529" calcext:value-type="float">
            <text:p>74.7863623931529</text:p>
          </table:table-cell>
          <table:table-cell table:formula="of:=[.Y84]+[.Z84]" office:value-type="float" office:value="266.286362393153" calcext:value-type="float">
            <text:p>266.286362393153</text:p>
          </table:table-cell>
          <table:table-cell table:formula="of:=[.Y84]-[.Z84]" office:value-type="float" office:value="116.713637606847" calcext:value-type="float">
            <text:p>116.713637606847</text:p>
          </table:table-cell>
          <table:table-cell table:formula="of:=[.AA84]-[.AB84]" office:value-type="float" office:value="149.572724786306" calcext:value-type="float">
            <text:p>149.572724786306</text:p>
          </table:table-cell>
          <table:table-cell table:style-name="ce1"/>
          <table:table-cell table:formula="of:=[.AE83]+1" office:value-type="float" office:value="83" calcext:value-type="float">
            <text:p>83</text:p>
          </table:table-cell>
          <table:table-cell table:formula="of:=[.AF83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AK83]+0" office:value-type="float" office:value="250" calcext:value-type="float">
            <text:p>250</text:p>
          </table:table-cell>
          <table:table-cell table:formula="of:=AVERAGE([.AF84:.AK84])" office:value-type="float" office:value="152" calcext:value-type="float">
            <text:p>152</text:p>
          </table:table-cell>
          <table:table-cell table:style-name="ce1"/>
          <table:table-cell table:formula="of:=AVERAGE([.AG84:.AJ84])" office:value-type="float" office:value="165.5" calcext:value-type="float">
            <text:p>165.5</text:p>
          </table:table-cell>
          <table:table-cell table:formula="of:=STDEV([.AG84:.AJ84])" office:value-type="float" office:value="46.2565310703977" calcext:value-type="float">
            <text:p>46.2565310703977</text:p>
          </table:table-cell>
          <table:table-cell table:formula="of:=[.AN84]+[.AO84]" office:value-type="float" office:value="211.756531070398" calcext:value-type="float">
            <text:p>211.756531070398</text:p>
          </table:table-cell>
          <table:table-cell table:formula="of:=[.AN84]-[.AO84]" office:value-type="float" office:value="119.243468929602" calcext:value-type="float">
            <text:p>119.243468929602</text:p>
          </table:table-cell>
          <table:table-cell table:formula="of:=[.AP84]-[.AQ84]" office:value-type="float" office:value="92.5130621407954" calcext:value-type="float">
            <text:p>92.5130621407954</text:p>
          </table:table-cell>
          <table:table-cell table:style-name="ce1"/>
          <table:table-cell table:formula="of:=AVERAGE([.W84];[.H84];[.AL84])" office:value-type="float" office:value="141.111111111111" calcext:value-type="float">
            <text:p>141.111111111111</text:p>
          </table:table-cell>
          <table:table-cell table:formula="of:=STDEV([.AL84];[.W84];[.H84])" office:value-type="float" office:value="34.9624136805566" calcext:value-type="float">
            <text:p>34.9624136805566</text:p>
          </table:table-cell>
          <table:table-cell table:formula="of:=[.AT84]+[.AU84]" office:value-type="float" office:value="176.073524791668" calcext:value-type="float">
            <text:p>176.073524791668</text:p>
          </table:table-cell>
          <table:table-cell table:formula="of:=[.AT84]-[.AU84]" office:value-type="float" office:value="106.148697430555" calcext:value-type="float">
            <text:p>106.148697430555</text:p>
          </table:table-cell>
          <table:table-cell table:formula="of:=[.AV84]-[.AW84]" office:value-type="float" office:value="69.9248273611132" calcext:value-type="float">
            <text:p>69.9248273611132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table:formula="of:=[.G84]+0" office:value-type="float" office:value="250" calcext:value-type="float">
            <text:p>250</text:p>
          </table:table-cell>
          <table:table-cell table:formula="of:=AVERAGE([.B85:.G85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85:.F85])" office:value-type="float" office:value="148.75" calcext:value-type="float">
            <text:p>148.75</text:p>
          </table:table-cell>
          <table:table-cell table:style-name="Default" table:formula="of:=STDEV([.C85:.F85])" office:value-type="float" office:value="57.9043751945107" calcext:value-type="float">
            <text:p>57.9043751945107</text:p>
          </table:table-cell>
          <table:table-cell table:style-name="Default" table:formula="of:=[.J85]+[.K85]" office:value-type="float" office:value="206.654375194511" calcext:value-type="float">
            <text:p>206.654375194511</text:p>
          </table:table-cell>
          <table:table-cell table:style-name="Default" table:formula="of:=[.J85]-[.K85]" office:value-type="float" office:value="90.8456248054893" calcext:value-type="float">
            <text:p>90.8456248054893</text:p>
          </table:table-cell>
          <table:table-cell table:style-name="Default" table:formula="of:=[.L85]-[.M85]" office:value-type="float" office:value="115.808750389021" calcext:value-type="float">
            <text:p>115.808750389021</text:p>
          </table:table-cell>
          <table:table-cell table:style-name="ce1"/>
          <table:table-cell table:formula="of:=[.P84]+1" office:value-type="float" office:value="84" calcext:value-type="float">
            <text:p>84</text:p>
          </table:table-cell>
          <table:table-cell table:formula="of:=[.Q84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61" calcext:value-type="float">
            <text:p>161</text:p>
          </table:table-cell>
          <table:table-cell table:formula="of:=[.V84]+0" office:value-type="float" office:value="250" calcext:value-type="float">
            <text:p>250</text:p>
          </table:table-cell>
          <table:table-cell table:formula="of:=AVERAGE([.Q85:.V85])" office:value-type="float" office:value="167.333333333333" calcext:value-type="float">
            <text:p>167.333333333333</text:p>
          </table:table-cell>
          <table:table-cell table:style-name="ce1"/>
          <table:table-cell table:formula="of:=AVERAGE([.R85:.U85])" office:value-type="float" office:value="188.5" calcext:value-type="float">
            <text:p>188.5</text:p>
          </table:table-cell>
          <table:table-cell table:formula="of:=STDEV([.R85:.U85])" office:value-type="float" office:value="64.9948715925598" calcext:value-type="float">
            <text:p>64.9948715925598</text:p>
          </table:table-cell>
          <table:table-cell table:formula="of:=[.Y85]+[.Z85]" office:value-type="float" office:value="253.49487159256" calcext:value-type="float">
            <text:p>253.49487159256</text:p>
          </table:table-cell>
          <table:table-cell table:formula="of:=[.Y85]-[.Z85]" office:value-type="float" office:value="123.50512840744" calcext:value-type="float">
            <text:p>123.50512840744</text:p>
          </table:table-cell>
          <table:table-cell table:formula="of:=[.AA85]-[.AB85]" office:value-type="float" office:value="129.98974318512" calcext:value-type="float">
            <text:p>129.98974318512</text:p>
          </table:table-cell>
          <table:table-cell table:style-name="ce1"/>
          <table:table-cell table:formula="of:=[.AE84]+1" office:value-type="float" office:value="84" calcext:value-type="float">
            <text:p>84</text:p>
          </table:table-cell>
          <table:table-cell table:formula="of:=[.AF84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 table:formula="of:=[.AK84]+0" office:value-type="float" office:value="250" calcext:value-type="float">
            <text:p>250</text:p>
          </table:table-cell>
          <table:table-cell table:formula="of:=AVERAGE([.AF85:.AK85])" office:value-type="float" office:value="191.666666666667" calcext:value-type="float">
            <text:p>191.666666666667</text:p>
          </table:table-cell>
          <table:table-cell table:style-name="ce1"/>
          <table:table-cell table:formula="of:=AVERAGE([.AG85:.AJ85])" office:value-type="float" office:value="225" calcext:value-type="float">
            <text:p>225</text:p>
          </table:table-cell>
          <table:table-cell table:formula="of:=STDEV([.AG85:.AJ85])" office:value-type="float" office:value="72.5120679611332" calcext:value-type="float">
            <text:p>72.5120679611332</text:p>
          </table:table-cell>
          <table:table-cell table:formula="of:=[.AN85]+[.AO85]" office:value-type="float" office:value="297.512067961133" calcext:value-type="float">
            <text:p>297.512067961133</text:p>
          </table:table-cell>
          <table:table-cell table:formula="of:=[.AN85]-[.AO85]" office:value-type="float" office:value="152.487932038867" calcext:value-type="float">
            <text:p>152.487932038867</text:p>
          </table:table-cell>
          <table:table-cell table:formula="of:=[.AP85]-[.AQ85]" office:value-type="float" office:value="145.024135922266" calcext:value-type="float">
            <text:p>145.024135922266</text:p>
          </table:table-cell>
          <table:table-cell table:style-name="ce1"/>
          <table:table-cell table:formula="of:=AVERAGE([.W85];[.H85];[.AL85])" office:value-type="float" office:value="166.611111111111" calcext:value-type="float">
            <text:p>166.611111111111</text:p>
          </table:table-cell>
          <table:table-cell table:formula="of:=STDEV([.AL85];[.W85];[.H85])" office:value-type="float" office:value="25.4243613124922" calcext:value-type="float">
            <text:p>25.4243613124922</text:p>
          </table:table-cell>
          <table:table-cell table:formula="of:=[.AT85]+[.AU85]" office:value-type="float" office:value="192.035472423603" calcext:value-type="float">
            <text:p>192.035472423603</text:p>
          </table:table-cell>
          <table:table-cell table:formula="of:=[.AT85]-[.AU85]" office:value-type="float" office:value="141.186749798619" calcext:value-type="float">
            <text:p>141.186749798619</text:p>
          </table:table-cell>
          <table:table-cell table:formula="of:=[.AV85]-[.AW85]" office:value-type="float" office:value="50.8487226249843" calcext:value-type="float">
            <text:p>50.8487226249843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formula="of:=[.G85]+0" office:value-type="float" office:value="250" calcext:value-type="float">
            <text:p>250</text:p>
          </table:table-cell>
          <table:table-cell table:formula="of:=AVERAGE([.B86:.G86])" office:value-type="float" office:value="127.5" calcext:value-type="float">
            <text:p>127.5</text:p>
          </table:table-cell>
          <table:table-cell table:style-name="ce1"/>
          <table:table-cell table:style-name="Default" table:formula="of:=AVERAGE([.C86:.F86])" office:value-type="float" office:value="128.75" calcext:value-type="float">
            <text:p>128.75</text:p>
          </table:table-cell>
          <table:table-cell table:style-name="Default" table:formula="of:=STDEV([.C86:.F86])" office:value-type="float" office:value="52.8606659057564" calcext:value-type="float">
            <text:p>52.8606659057564</text:p>
          </table:table-cell>
          <table:table-cell table:style-name="Default" table:formula="of:=[.J86]+[.K86]" office:value-type="float" office:value="181.610665905756" calcext:value-type="float">
            <text:p>181.610665905756</text:p>
          </table:table-cell>
          <table:table-cell table:style-name="Default" table:formula="of:=[.J86]-[.K86]" office:value-type="float" office:value="75.8893340942436" calcext:value-type="float">
            <text:p>75.8893340942436</text:p>
          </table:table-cell>
          <table:table-cell table:style-name="Default" table:formula="of:=[.L86]-[.M86]" office:value-type="float" office:value="105.721331811513" calcext:value-type="float">
            <text:p>105.721331811513</text:p>
          </table:table-cell>
          <table:table-cell table:style-name="ce1"/>
          <table:table-cell table:formula="of:=[.P85]+1" office:value-type="float" office:value="85" calcext:value-type="float">
            <text:p>85</text:p>
          </table:table-cell>
          <table:table-cell table:formula="of:=[.Q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table:formula="of:=[.V85]+0" office:value-type="float" office:value="250" calcext:value-type="float">
            <text:p>250</text:p>
          </table:table-cell>
          <table:table-cell table:formula="of:=AVERAGE([.Q86:.V86])" office:value-type="float" office:value="114.833333333333" calcext:value-type="float">
            <text:p>114.833333333333</text:p>
          </table:table-cell>
          <table:table-cell table:style-name="ce1"/>
          <table:table-cell table:formula="of:=AVERAGE([.R86:.U86])" office:value-type="float" office:value="109.75" calcext:value-type="float">
            <text:p>109.75</text:p>
          </table:table-cell>
          <table:table-cell table:formula="of:=STDEV([.R86:.U86])" office:value-type="float" office:value="35.9756862338997" calcext:value-type="float">
            <text:p>35.9756862338997</text:p>
          </table:table-cell>
          <table:table-cell table:formula="of:=[.Y86]+[.Z86]" office:value-type="float" office:value="145.7256862339" calcext:value-type="float">
            <text:p>145.7256862339</text:p>
          </table:table-cell>
          <table:table-cell table:formula="of:=[.Y86]-[.Z86]" office:value-type="float" office:value="73.7743137661003" calcext:value-type="float">
            <text:p>73.7743137661003</text:p>
          </table:table-cell>
          <table:table-cell table:formula="of:=[.AA86]-[.AB86]" office:value-type="float" office:value="71.9513724677994" calcext:value-type="float">
            <text:p>71.9513724677994</text:p>
          </table:table-cell>
          <table:table-cell table:style-name="ce1"/>
          <table:table-cell table:formula="of:=[.AE85]+1" office:value-type="float" office:value="85" calcext:value-type="float">
            <text:p>85</text:p>
          </table:table-cell>
          <table:table-cell table:formula="of:=[.AF85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table:formula="of:=[.AK85]+0" office:value-type="float" office:value="250" calcext:value-type="float">
            <text:p>250</text:p>
          </table:table-cell>
          <table:table-cell table:formula="of:=AVERAGE([.AF86:.AK86])" office:value-type="float" office:value="180.333333333333" calcext:value-type="float">
            <text:p>180.333333333333</text:p>
          </table:table-cell>
          <table:table-cell table:style-name="ce1"/>
          <table:table-cell table:formula="of:=AVERAGE([.AG86:.AJ86])" office:value-type="float" office:value="208" calcext:value-type="float">
            <text:p>208</text:p>
          </table:table-cell>
          <table:table-cell table:formula="of:=STDEV([.AG86:.AJ86])" office:value-type="float" office:value="15.8745078663875" calcext:value-type="float">
            <text:p>15.8745078663875</text:p>
          </table:table-cell>
          <table:table-cell table:formula="of:=[.AN86]+[.AO86]" office:value-type="float" office:value="223.874507866388" calcext:value-type="float">
            <text:p>223.874507866388</text:p>
          </table:table-cell>
          <table:table-cell table:formula="of:=[.AN86]-[.AO86]" office:value-type="float" office:value="192.125492133612" calcext:value-type="float">
            <text:p>192.125492133612</text:p>
          </table:table-cell>
          <table:table-cell table:formula="of:=[.AP86]-[.AQ86]" office:value-type="float" office:value="31.7490157327751" calcext:value-type="float">
            <text:p>31.7490157327751</text:p>
          </table:table-cell>
          <table:table-cell table:style-name="ce1"/>
          <table:table-cell table:formula="of:=AVERAGE([.W86];[.H86];[.AL86])" office:value-type="float" office:value="140.888888888889" calcext:value-type="float">
            <text:p>140.888888888889</text:p>
          </table:table-cell>
          <table:table-cell table:formula="of:=STDEV([.AL86];[.W86];[.H86])" office:value-type="float" office:value="34.7420387896171" calcext:value-type="float">
            <text:p>34.7420387896171</text:p>
          </table:table-cell>
          <table:table-cell table:formula="of:=[.AT86]+[.AU86]" office:value-type="float" office:value="175.630927678506" calcext:value-type="float">
            <text:p>175.630927678506</text:p>
          </table:table-cell>
          <table:table-cell table:formula="of:=[.AT86]-[.AU86]" office:value-type="float" office:value="106.146850099272" calcext:value-type="float">
            <text:p>106.146850099272</text:p>
          </table:table-cell>
          <table:table-cell table:formula="of:=[.AV86]-[.AW86]" office:value-type="float" office:value="69.4840775792342" calcext:value-type="float">
            <text:p>69.484077579234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G86]+0" office:value-type="float" office:value="250" calcext:value-type="float">
            <text:p>250</text:p>
          </table:table-cell>
          <table:table-cell table:formula="of:=AVERAGE([.B87:.G87])" office:value-type="float" office:value="98.6666666666667" calcext:value-type="float">
            <text:p>98.6666666666667</text:p>
          </table:table-cell>
          <table:table-cell table:style-name="ce1"/>
          <table:table-cell table:style-name="Default" table:formula="of:=AVERAGE([.C87:.F87])" office:value-type="float" office:value="85.5" calcext:value-type="float">
            <text:p>85.5</text:p>
          </table:table-cell>
          <table:table-cell table:style-name="Default" table:formula="of:=STDEV([.C87:.F87])" office:value-type="float" office:value="20.3551795210294" calcext:value-type="float">
            <text:p>20.3551795210294</text:p>
          </table:table-cell>
          <table:table-cell table:style-name="Default" table:formula="of:=[.J87]+[.K87]" office:value-type="float" office:value="105.855179521029" calcext:value-type="float">
            <text:p>105.855179521029</text:p>
          </table:table-cell>
          <table:table-cell table:style-name="Default" table:formula="of:=[.J87]-[.K87]" office:value-type="float" office:value="65.1448204789706" calcext:value-type="float">
            <text:p>65.1448204789706</text:p>
          </table:table-cell>
          <table:table-cell table:style-name="Default" table:formula="of:=[.L87]-[.M87]" office:value-type="float" office:value="40.7103590420587" calcext:value-type="float">
            <text:p>40.7103590420587</text:p>
          </table:table-cell>
          <table:table-cell table:style-name="ce1"/>
          <table:table-cell table:formula="of:=[.P86]+1" office:value-type="float" office:value="86" calcext:value-type="float">
            <text:p>86</text:p>
          </table:table-cell>
          <table:table-cell table:formula="of:=[.Q86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table:formula="of:=[.V86]+0" office:value-type="float" office:value="250" calcext:value-type="float">
            <text:p>250</text:p>
          </table:table-cell>
          <table:table-cell table:formula="of:=AVERAGE([.Q87:.V87])" office:value-type="float" office:value="136.833333333333" calcext:value-type="float">
            <text:p>136.833333333333</text:p>
          </table:table-cell>
          <table:table-cell table:style-name="ce1"/>
          <table:table-cell table:formula="of:=AVERAGE([.R87:.U87])" office:value-type="float" office:value="142.75" calcext:value-type="float">
            <text:p>142.75</text:p>
          </table:table-cell>
          <table:table-cell table:formula="of:=STDEV([.R87:.U87])" office:value-type="float" office:value="38.698621853153" calcext:value-type="float">
            <text:p>38.698621853153</text:p>
          </table:table-cell>
          <table:table-cell table:formula="of:=[.Y87]+[.Z87]" office:value-type="float" office:value="181.448621853153" calcext:value-type="float">
            <text:p>181.448621853153</text:p>
          </table:table-cell>
          <table:table-cell table:formula="of:=[.Y87]-[.Z87]" office:value-type="float" office:value="104.051378146847" calcext:value-type="float">
            <text:p>104.051378146847</text:p>
          </table:table-cell>
          <table:table-cell table:formula="of:=[.AA87]-[.AB87]" office:value-type="float" office:value="77.3972437063061" calcext:value-type="float">
            <text:p>77.3972437063061</text:p>
          </table:table-cell>
          <table:table-cell table:style-name="ce1"/>
          <table:table-cell table:formula="of:=[.AE86]+1" office:value-type="float" office:value="86" calcext:value-type="float">
            <text:p>86</text:p>
          </table:table-cell>
          <table:table-cell table:formula="of:=[.AF86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table:formula="of:=[.AK86]+0" office:value-type="float" office:value="250" calcext:value-type="float">
            <text:p>250</text:p>
          </table:table-cell>
          <table:table-cell table:formula="of:=AVERAGE([.AF87:.AK87])" office:value-type="float" office:value="147.5" calcext:value-type="float">
            <text:p>147.5</text:p>
          </table:table-cell>
          <table:table-cell table:style-name="ce1"/>
          <table:table-cell table:formula="of:=AVERAGE([.AG87:.AJ87])" office:value-type="float" office:value="158.75" calcext:value-type="float">
            <text:p>158.75</text:p>
          </table:table-cell>
          <table:table-cell table:formula="of:=STDEV([.AG87:.AJ87])" office:value-type="float" office:value="34.3062190669078" calcext:value-type="float">
            <text:p>34.3062190669078</text:p>
          </table:table-cell>
          <table:table-cell table:formula="of:=[.AN87]+[.AO87]" office:value-type="float" office:value="193.056219066908" calcext:value-type="float">
            <text:p>193.056219066908</text:p>
          </table:table-cell>
          <table:table-cell table:formula="of:=[.AN87]-[.AO87]" office:value-type="float" office:value="124.443780933092" calcext:value-type="float">
            <text:p>124.443780933092</text:p>
          </table:table-cell>
          <table:table-cell table:formula="of:=[.AP87]-[.AQ87]" office:value-type="float" office:value="68.6124381338155" calcext:value-type="float">
            <text:p>68.6124381338155</text:p>
          </table:table-cell>
          <table:table-cell table:style-name="ce1"/>
          <table:table-cell table:formula="of:=AVERAGE([.W87];[.H87];[.AL87])" office:value-type="float" office:value="127.666666666667" calcext:value-type="float">
            <text:p>127.666666666667</text:p>
          </table:table-cell>
          <table:table-cell table:formula="of:=STDEV([.AL87];[.W87];[.H87])" office:value-type="float" office:value="25.6747822667388" calcext:value-type="float">
            <text:p>25.6747822667388</text:p>
          </table:table-cell>
          <table:table-cell table:formula="of:=[.AT87]+[.AU87]" office:value-type="float" office:value="153.341448933405" calcext:value-type="float">
            <text:p>153.341448933405</text:p>
          </table:table-cell>
          <table:table-cell table:formula="of:=[.AT87]-[.AU87]" office:value-type="float" office:value="101.991884399928" calcext:value-type="float">
            <text:p>101.991884399928</text:p>
          </table:table-cell>
          <table:table-cell table:formula="of:=[.AV87]-[.AW87]" office:value-type="float" office:value="51.3495645334776" calcext:value-type="float">
            <text:p>51.3495645334776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+0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formula="of:=[.G87]+0" office:value-type="float" office:value="250" calcext:value-type="float">
            <text:p>250</text:p>
          </table:table-cell>
          <table:table-cell table:formula="of:=AVERAGE([.B88:.G88])" office:value-type="float" office:value="140.5" calcext:value-type="float">
            <text:p>140.5</text:p>
          </table:table-cell>
          <table:table-cell table:style-name="ce1"/>
          <table:table-cell table:style-name="Default" table:formula="of:=AVERAGE([.C88:.F88])" office:value-type="float" office:value="148.25" calcext:value-type="float">
            <text:p>148.25</text:p>
          </table:table-cell>
          <table:table-cell table:style-name="Default" table:formula="of:=STDEV([.C88:.F88])" office:value-type="float" office:value="82.131500250107" calcext:value-type="float">
            <text:p>82.131500250107</text:p>
          </table:table-cell>
          <table:table-cell table:style-name="Default" table:formula="of:=[.J88]+[.K88]" office:value-type="float" office:value="230.381500250107" calcext:value-type="float">
            <text:p>230.381500250107</text:p>
          </table:table-cell>
          <table:table-cell table:style-name="Default" table:formula="of:=[.J88]-[.K88]" office:value-type="float" office:value="66.118499749893" calcext:value-type="float">
            <text:p>66.118499749893</text:p>
          </table:table-cell>
          <table:table-cell table:style-name="Default" table:formula="of:=[.L88]-[.M88]" office:value-type="float" office:value="164.263000500214" calcext:value-type="float">
            <text:p>164.263000500214</text:p>
          </table:table-cell>
          <table:table-cell table:style-name="ce1"/>
          <table:table-cell table:formula="of:=[.P87]+1" office:value-type="float" office:value="87" calcext:value-type="float">
            <text:p>87</text:p>
          </table:table-cell>
          <table:table-cell table:formula="of:=[.Q87]+0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table:formula="of:=[.V87]+0" office:value-type="float" office:value="250" calcext:value-type="float">
            <text:p>250</text:p>
          </table:table-cell>
          <table:table-cell table:formula="of:=AVERAGE([.Q88:.V88])" office:value-type="float" office:value="174.833333333333" calcext:value-type="float">
            <text:p>174.833333333333</text:p>
          </table:table-cell>
          <table:table-cell table:style-name="ce1"/>
          <table:table-cell table:formula="of:=AVERAGE([.R88:.U88])" office:value-type="float" office:value="199.75" calcext:value-type="float">
            <text:p>199.75</text:p>
          </table:table-cell>
          <table:table-cell table:formula="of:=STDEV([.R88:.U88])" office:value-type="float" office:value="82.74206910635" calcext:value-type="float">
            <text:p>82.74206910635</text:p>
          </table:table-cell>
          <table:table-cell table:formula="of:=[.Y88]+[.Z88]" office:value-type="float" office:value="282.49206910635" calcext:value-type="float">
            <text:p>282.49206910635</text:p>
          </table:table-cell>
          <table:table-cell table:formula="of:=[.Y88]-[.Z88]" office:value-type="float" office:value="117.00793089365" calcext:value-type="float">
            <text:p>117.00793089365</text:p>
          </table:table-cell>
          <table:table-cell table:formula="of:=[.AA88]-[.AB88]" office:value-type="float" office:value="165.4841382127" calcext:value-type="float">
            <text:p>165.4841382127</text:p>
          </table:table-cell>
          <table:table-cell table:style-name="ce1"/>
          <table:table-cell table:formula="of:=[.AE87]+1" office:value-type="float" office:value="87" calcext:value-type="float">
            <text:p>87</text:p>
          </table:table-cell>
          <table:table-cell table:formula="of:=[.AF8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table:formula="of:=[.AK87]+0" office:value-type="float" office:value="250" calcext:value-type="float">
            <text:p>250</text:p>
          </table:table-cell>
          <table:table-cell table:formula="of:=AVERAGE([.AF88:.AK88])" office:value-type="float" office:value="202.5" calcext:value-type="float">
            <text:p>202.5</text:p>
          </table:table-cell>
          <table:table-cell table:style-name="ce1"/>
          <table:table-cell table:formula="of:=AVERAGE([.AG88:.AJ88])" office:value-type="float" office:value="241.25" calcext:value-type="float">
            <text:p>241.25</text:p>
          </table:table-cell>
          <table:table-cell table:formula="of:=STDEV([.AG88:.AJ88])" office:value-type="float" office:value="32.4589484323404" calcext:value-type="float">
            <text:p>32.4589484323404</text:p>
          </table:table-cell>
          <table:table-cell table:formula="of:=[.AN88]+[.AO88]" office:value-type="float" office:value="273.70894843234" calcext:value-type="float">
            <text:p>273.70894843234</text:p>
          </table:table-cell>
          <table:table-cell table:formula="of:=[.AN88]-[.AO88]" office:value-type="float" office:value="208.79105156766" calcext:value-type="float">
            <text:p>208.79105156766</text:p>
          </table:table-cell>
          <table:table-cell table:formula="of:=[.AP88]-[.AQ88]" office:value-type="float" office:value="64.9178968646808" calcext:value-type="float">
            <text:p>64.9178968646808</text:p>
          </table:table-cell>
          <table:table-cell table:style-name="ce1"/>
          <table:table-cell table:formula="of:=AVERAGE([.W88];[.H88];[.AL88])" office:value-type="float" office:value="172.611111111111" calcext:value-type="float">
            <text:p>172.611111111111</text:p>
          </table:table-cell>
          <table:table-cell table:formula="of:=STDEV([.AL88];[.W88];[.H88])" office:value-type="float" office:value="31.0596797102562" calcext:value-type="float">
            <text:p>31.0596797102562</text:p>
          </table:table-cell>
          <table:table-cell table:formula="of:=[.AT88]+[.AU88]" office:value-type="float" office:value="203.670790821367" calcext:value-type="float">
            <text:p>203.670790821367</text:p>
          </table:table-cell>
          <table:table-cell table:formula="of:=[.AT88]-[.AU88]" office:value-type="float" office:value="141.551431400855" calcext:value-type="float">
            <text:p>141.551431400855</text:p>
          </table:table-cell>
          <table:table-cell table:formula="of:=[.AV88]-[.AW88]" office:value-type="float" office:value="62.1193594205125" calcext:value-type="float">
            <text:p>62.119359420512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+0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[.G88]+0" office:value-type="float" office:value="250" calcext:value-type="float">
            <text:p>250</text:p>
          </table:table-cell>
          <table:table-cell table:formula="of:=AVERAGE([.B89:.G89])" office:value-type="float" office:value="102.333333333333" calcext:value-type="float">
            <text:p>102.333333333333</text:p>
          </table:table-cell>
          <table:table-cell table:style-name="ce1"/>
          <table:table-cell table:style-name="Default" table:formula="of:=AVERAGE([.C89:.F89])" office:value-type="float" office:value="91" calcext:value-type="float">
            <text:p>91</text:p>
          </table:table-cell>
          <table:table-cell table:style-name="Default" table:formula="of:=STDEV([.C89:.F89])" office:value-type="float" office:value="59.5818764390649" calcext:value-type="float">
            <text:p>59.5818764390649</text:p>
          </table:table-cell>
          <table:table-cell table:style-name="Default" table:formula="of:=[.J89]+[.K89]" office:value-type="float" office:value="150.581876439065" calcext:value-type="float">
            <text:p>150.581876439065</text:p>
          </table:table-cell>
          <table:table-cell table:style-name="Default" table:formula="of:=[.J89]-[.K89]" office:value-type="float" office:value="31.4181235609351" calcext:value-type="float">
            <text:p>31.4181235609351</text:p>
          </table:table-cell>
          <table:table-cell table:style-name="Default" table:formula="of:=[.L89]-[.M89]" office:value-type="float" office:value="119.16375287813" calcext:value-type="float">
            <text:p>119.16375287813</text:p>
          </table:table-cell>
          <table:table-cell table:style-name="ce1"/>
          <table:table-cell table:formula="of:=[.P88]+1" office:value-type="float" office:value="88" calcext:value-type="float">
            <text:p>88</text:p>
          </table:table-cell>
          <table:table-cell table:formula="of:=[.Q88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formula="of:=[.V88]+0" office:value-type="float" office:value="250" calcext:value-type="float">
            <text:p>250</text:p>
          </table:table-cell>
          <table:table-cell table:formula="of:=AVERAGE([.Q89:.V89])" office:value-type="float" office:value="120.666666666667" calcext:value-type="float">
            <text:p>120.666666666667</text:p>
          </table:table-cell>
          <table:table-cell table:style-name="ce1"/>
          <table:table-cell table:formula="of:=AVERAGE([.R89:.U89])" office:value-type="float" office:value="118.5" calcext:value-type="float">
            <text:p>118.5</text:p>
          </table:table-cell>
          <table:table-cell table:formula="of:=STDEV([.R89:.U89])" office:value-type="float" office:value="60.0249947938357" calcext:value-type="float">
            <text:p>60.0249947938357</text:p>
          </table:table-cell>
          <table:table-cell table:formula="of:=[.Y89]+[.Z89]" office:value-type="float" office:value="178.524994793836" calcext:value-type="float">
            <text:p>178.524994793836</text:p>
          </table:table-cell>
          <table:table-cell table:formula="of:=[.Y89]-[.Z89]" office:value-type="float" office:value="58.4750052061643" calcext:value-type="float">
            <text:p>58.4750052061643</text:p>
          </table:table-cell>
          <table:table-cell table:formula="of:=[.AA89]-[.AB89]" office:value-type="float" office:value="120.049989587671" calcext:value-type="float">
            <text:p>120.049989587671</text:p>
          </table:table-cell>
          <table:table-cell table:style-name="ce1"/>
          <table:table-cell table:formula="of:=[.AE88]+1" office:value-type="float" office:value="88" calcext:value-type="float">
            <text:p>88</text:p>
          </table:table-cell>
          <table:table-cell table:formula="of:=[.AF8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AK88]+0" office:value-type="float" office:value="250" calcext:value-type="float">
            <text:p>250</text:p>
          </table:table-cell>
          <table:table-cell table:formula="of:=AVERAGE([.AF89:.AK89])" office:value-type="float" office:value="159.333333333333" calcext:value-type="float">
            <text:p>159.333333333333</text:p>
          </table:table-cell>
          <table:table-cell table:style-name="ce1"/>
          <table:table-cell table:formula="of:=AVERAGE([.AG89:.AJ89])" office:value-type="float" office:value="176.5" calcext:value-type="float">
            <text:p>176.5</text:p>
          </table:table-cell>
          <table:table-cell table:formula="of:=STDEV([.AG89:.AJ89])" office:value-type="float" office:value="39.8789836045671" calcext:value-type="float">
            <text:p>39.8789836045671</text:p>
          </table:table-cell>
          <table:table-cell table:formula="of:=[.AN89]+[.AO89]" office:value-type="float" office:value="216.378983604567" calcext:value-type="float">
            <text:p>216.378983604567</text:p>
          </table:table-cell>
          <table:table-cell table:formula="of:=[.AN89]-[.AO89]" office:value-type="float" office:value="136.621016395433" calcext:value-type="float">
            <text:p>136.621016395433</text:p>
          </table:table-cell>
          <table:table-cell table:formula="of:=[.AP89]-[.AQ89]" office:value-type="float" office:value="79.7579672091342" calcext:value-type="float">
            <text:p>79.7579672091342</text:p>
          </table:table-cell>
          <table:table-cell table:style-name="ce1"/>
          <table:table-cell table:formula="of:=AVERAGE([.W89];[.H89];[.AL89])" office:value-type="float" office:value="127.444444444444" calcext:value-type="float">
            <text:p>127.444444444444</text:p>
          </table:table-cell>
          <table:table-cell table:formula="of:=STDEV([.AL89];[.W89];[.H89])" office:value-type="float" office:value="29.098173545838" calcext:value-type="float">
            <text:p>29.098173545838</text:p>
          </table:table-cell>
          <table:table-cell table:formula="of:=[.AT89]+[.AU89]" office:value-type="float" office:value="156.542617990282" calcext:value-type="float">
            <text:p>156.542617990282</text:p>
          </table:table-cell>
          <table:table-cell table:formula="of:=[.AT89]-[.AU89]" office:value-type="float" office:value="98.3462708986065" calcext:value-type="float">
            <text:p>98.3462708986065</text:p>
          </table:table-cell>
          <table:table-cell table:formula="of:=[.AV89]-[.AW89]" office:value-type="float" office:value="58.1963470916759" calcext:value-type="float">
            <text:p>58.1963470916759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[.G89]+0" office:value-type="float" office:value="250" calcext:value-type="float">
            <text:p>250</text:p>
          </table:table-cell>
          <table:table-cell table:formula="of:=AVERAGE([.B90:.G90])" office:value-type="float" office:value="91.6666666666667" calcext:value-type="float">
            <text:p>91.6666666666667</text:p>
          </table:table-cell>
          <table:table-cell table:style-name="ce1"/>
          <table:table-cell table:style-name="Default" table:formula="of:=AVERAGE([.C90:.F90])" office:value-type="float" office:value="75" calcext:value-type="float">
            <text:p>75</text:p>
          </table:table-cell>
          <table:table-cell table:style-name="Default" table:formula="of:=STDEV([.C90:.F90])" office:value-type="float" office:value="36.5330900235207" calcext:value-type="float">
            <text:p>36.5330900235207</text:p>
          </table:table-cell>
          <table:table-cell table:style-name="Default" table:formula="of:=[.J90]+[.K90]" office:value-type="float" office:value="111.533090023521" calcext:value-type="float">
            <text:p>111.533090023521</text:p>
          </table:table-cell>
          <table:table-cell table:style-name="Default" table:formula="of:=[.J90]-[.K90]" office:value-type="float" office:value="38.4669099764793" calcext:value-type="float">
            <text:p>38.4669099764793</text:p>
          </table:table-cell>
          <table:table-cell table:style-name="Default" table:formula="of:=[.L90]-[.M90]" office:value-type="float" office:value="73.0661800470414" calcext:value-type="float">
            <text:p>73.0661800470414</text:p>
          </table:table-cell>
          <table:table-cell table:style-name="ce1"/>
          <table:table-cell table:formula="of:=[.P89]+1" office:value-type="float" office:value="89" calcext:value-type="float">
            <text:p>89</text:p>
          </table:table-cell>
          <table:table-cell table:formula="of:=[.Q89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table:formula="of:=[.V89]+0" office:value-type="float" office:value="250" calcext:value-type="float">
            <text:p>250</text:p>
          </table:table-cell>
          <table:table-cell table:formula="of:=AVERAGE([.Q90:.V90])" office:value-type="float" office:value="134.666666666667" calcext:value-type="float">
            <text:p>134.666666666667</text:p>
          </table:table-cell>
          <table:table-cell table:style-name="ce1"/>
          <table:table-cell table:formula="of:=AVERAGE([.R90:.U90])" office:value-type="float" office:value="139.5" calcext:value-type="float">
            <text:p>139.5</text:p>
          </table:table-cell>
          <table:table-cell table:formula="of:=STDEV([.R90:.U90])" office:value-type="float" office:value="79.6596928607352" calcext:value-type="float">
            <text:p>79.6596928607352</text:p>
          </table:table-cell>
          <table:table-cell table:formula="of:=[.Y90]+[.Z90]" office:value-type="float" office:value="219.159692860735" calcext:value-type="float">
            <text:p>219.159692860735</text:p>
          </table:table-cell>
          <table:table-cell table:formula="of:=[.Y90]-[.Z90]" office:value-type="float" office:value="59.8403071392648" calcext:value-type="float">
            <text:p>59.8403071392648</text:p>
          </table:table-cell>
          <table:table-cell table:formula="of:=[.AA90]-[.AB90]" office:value-type="float" office:value="159.31938572147" calcext:value-type="float">
            <text:p>159.31938572147</text:p>
          </table:table-cell>
          <table:table-cell table:style-name="ce1"/>
          <table:table-cell table:formula="of:=[.AE89]+1" office:value-type="float" office:value="89" calcext:value-type="float">
            <text:p>89</text:p>
          </table:table-cell>
          <table:table-cell table:formula="of:=[.AF8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AK89]+0" office:value-type="float" office:value="250" calcext:value-type="float">
            <text:p>250</text:p>
          </table:table-cell>
          <table:table-cell table:formula="of:=AVERAGE([.AF90:.AK90])" office:value-type="float" office:value="133.166666666667" calcext:value-type="float">
            <text:p>133.166666666667</text:p>
          </table:table-cell>
          <table:table-cell table:style-name="ce1"/>
          <table:table-cell table:formula="of:=AVERAGE([.AG90:.AJ90])" office:value-type="float" office:value="137.25" calcext:value-type="float">
            <text:p>137.25</text:p>
          </table:table-cell>
          <table:table-cell table:formula="of:=STDEV([.AG90:.AJ90])" office:value-type="float" office:value="84.6537063571348" calcext:value-type="float">
            <text:p>84.6537063571348</text:p>
          </table:table-cell>
          <table:table-cell table:formula="of:=[.AN90]+[.AO90]" office:value-type="float" office:value="221.903706357135" calcext:value-type="float">
            <text:p>221.903706357135</text:p>
          </table:table-cell>
          <table:table-cell table:formula="of:=[.AN90]-[.AO90]" office:value-type="float" office:value="52.5962936428652" calcext:value-type="float">
            <text:p>52.5962936428652</text:p>
          </table:table-cell>
          <table:table-cell table:formula="of:=[.AP90]-[.AQ90]" office:value-type="float" office:value="169.30741271427" calcext:value-type="float">
            <text:p>169.30741271427</text:p>
          </table:table-cell>
          <table:table-cell table:style-name="ce1"/>
          <table:table-cell table:formula="of:=AVERAGE([.W90];[.H90];[.AL90])" office:value-type="float" office:value="119.833333333333" calcext:value-type="float">
            <text:p>119.833333333333</text:p>
          </table:table-cell>
          <table:table-cell table:formula="of:=STDEV([.AL90];[.W90];[.H90])" office:value-type="float" office:value="24.4045760736247" calcext:value-type="float">
            <text:p>24.4045760736247</text:p>
          </table:table-cell>
          <table:table-cell table:formula="of:=[.AT90]+[.AU90]" office:value-type="float" office:value="144.237909406958" calcext:value-type="float">
            <text:p>144.237909406958</text:p>
          </table:table-cell>
          <table:table-cell table:formula="of:=[.AT90]-[.AU90]" office:value-type="float" office:value="95.4287572597087" calcext:value-type="float">
            <text:p>95.4287572597087</text:p>
          </table:table-cell>
          <table:table-cell table:formula="of:=[.AV90]-[.AW90]" office:value-type="float" office:value="48.8091521472493" calcext:value-type="float">
            <text:p>48.809152147249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[.G90]+0" office:value-type="float" office:value="250" calcext:value-type="float">
            <text:p>250</text:p>
          </table:table-cell>
          <table:table-cell table:formula="of:=AVERAGE([.B91:.G91])" office:value-type="float" office:value="94.1666666666667" calcext:value-type="float">
            <text:p>94.1666666666667</text:p>
          </table:table-cell>
          <table:table-cell table:style-name="ce1"/>
          <table:table-cell table:style-name="Default" table:formula="of:=AVERAGE([.C91:.F91])" office:value-type="float" office:value="78.75" calcext:value-type="float">
            <text:p>78.75</text:p>
          </table:table-cell>
          <table:table-cell table:style-name="Default" table:formula="of:=STDEV([.C91:.F91])" office:value-type="float" office:value="52.3537645892506" calcext:value-type="float">
            <text:p>52.3537645892506</text:p>
          </table:table-cell>
          <table:table-cell table:style-name="Default" table:formula="of:=[.J91]+[.K91]" office:value-type="float" office:value="131.103764589251" calcext:value-type="float">
            <text:p>131.103764589251</text:p>
          </table:table-cell>
          <table:table-cell table:style-name="Default" table:formula="of:=[.J91]-[.K91]" office:value-type="float" office:value="26.3962354107494" calcext:value-type="float">
            <text:p>26.3962354107494</text:p>
          </table:table-cell>
          <table:table-cell table:style-name="Default" table:formula="of:=[.L91]-[.M91]" office:value-type="float" office:value="104.707529178501" calcext:value-type="float">
            <text:p>104.707529178501</text:p>
          </table:table-cell>
          <table:table-cell table:style-name="ce1"/>
          <table:table-cell table:formula="of:=[.P90]+1" office:value-type="float" office:value="90" calcext:value-type="float">
            <text:p>90</text:p>
          </table:table-cell>
          <table:table-cell table:formula="of:=[.Q90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formula="of:=[.V90]+0" office:value-type="float" office:value="250" calcext:value-type="float">
            <text:p>250</text:p>
          </table:table-cell>
          <table:table-cell table:formula="of:=AVERAGE([.Q91:.V91])" office:value-type="float" office:value="117.666666666667" calcext:value-type="float">
            <text:p>117.666666666667</text:p>
          </table:table-cell>
          <table:table-cell table:style-name="ce1"/>
          <table:table-cell table:formula="of:=AVERAGE([.R91:.U91])" office:value-type="float" office:value="114" calcext:value-type="float">
            <text:p>114</text:p>
          </table:table-cell>
          <table:table-cell table:formula="of:=STDEV([.R91:.U91])" office:value-type="float" office:value="38.9272826348479" calcext:value-type="float">
            <text:p>38.9272826348479</text:p>
          </table:table-cell>
          <table:table-cell table:formula="of:=[.Y91]+[.Z91]" office:value-type="float" office:value="152.927282634848" calcext:value-type="float">
            <text:p>152.927282634848</text:p>
          </table:table-cell>
          <table:table-cell table:formula="of:=[.Y91]-[.Z91]" office:value-type="float" office:value="75.0727173651521" calcext:value-type="float">
            <text:p>75.0727173651521</text:p>
          </table:table-cell>
          <table:table-cell table:formula="of:=[.AA91]-[.AB91]" office:value-type="float" office:value="77.8545652696959" calcext:value-type="float">
            <text:p>77.8545652696959</text:p>
          </table:table-cell>
          <table:table-cell table:style-name="ce1"/>
          <table:table-cell table:formula="of:=[.AE90]+1" office:value-type="float" office:value="90" calcext:value-type="float">
            <text:p>90</text:p>
          </table:table-cell>
          <table:table-cell table:formula="of:=[.AF90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table:formula="of:=[.AK90]+0" office:value-type="float" office:value="250" calcext:value-type="float">
            <text:p>250</text:p>
          </table:table-cell>
          <table:table-cell table:formula="of:=AVERAGE([.AF91:.AK91])" office:value-type="float" office:value="176.333333333333" calcext:value-type="float">
            <text:p>176.333333333333</text:p>
          </table:table-cell>
          <table:table-cell table:style-name="ce1"/>
          <table:table-cell table:formula="of:=AVERAGE([.AG91:.AJ91])" office:value-type="float" office:value="202" calcext:value-type="float">
            <text:p>202</text:p>
          </table:table-cell>
          <table:table-cell table:formula="of:=STDEV([.AG91:.AJ91])" office:value-type="float" office:value="49.4637914707988" calcext:value-type="float">
            <text:p>49.4637914707988</text:p>
          </table:table-cell>
          <table:table-cell table:formula="of:=[.AN91]+[.AO91]" office:value-type="float" office:value="251.463791470799" calcext:value-type="float">
            <text:p>251.463791470799</text:p>
          </table:table-cell>
          <table:table-cell table:formula="of:=[.AN91]-[.AO91]" office:value-type="float" office:value="152.536208529201" calcext:value-type="float">
            <text:p>152.536208529201</text:p>
          </table:table-cell>
          <table:table-cell table:formula="of:=[.AP91]-[.AQ91]" office:value-type="float" office:value="98.9275829415976" calcext:value-type="float">
            <text:p>98.9275829415976</text:p>
          </table:table-cell>
          <table:table-cell table:style-name="ce1"/>
          <table:table-cell table:formula="of:=AVERAGE([.W91];[.H91];[.AL91])" office:value-type="float" office:value="129.388888888889" calcext:value-type="float">
            <text:p>129.388888888889</text:p>
          </table:table-cell>
          <table:table-cell table:formula="of:=STDEV([.AL91];[.W91];[.H91])" office:value-type="float" office:value="42.3190045741644" calcext:value-type="float">
            <text:p>42.3190045741644</text:p>
          </table:table-cell>
          <table:table-cell table:formula="of:=[.AT91]+[.AU91]" office:value-type="float" office:value="171.707893463053" calcext:value-type="float">
            <text:p>171.707893463053</text:p>
          </table:table-cell>
          <table:table-cell table:formula="of:=[.AT91]-[.AU91]" office:value-type="float" office:value="87.0698843147245" calcext:value-type="float">
            <text:p>87.0698843147245</text:p>
          </table:table-cell>
          <table:table-cell table:formula="of:=[.AV91]-[.AW91]" office:value-type="float" office:value="84.6380091483288" calcext:value-type="float">
            <text:p>84.6380091483288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table:formula="of:=[.G91]+0" office:value-type="float" office:value="250" calcext:value-type="float">
            <text:p>250</text:p>
          </table:table-cell>
          <table:table-cell table:formula="of:=AVERAGE([.B92:.G92])" office:value-type="float" office:value="144.5" calcext:value-type="float">
            <text:p>144.5</text:p>
          </table:table-cell>
          <table:table-cell table:style-name="ce1"/>
          <table:table-cell table:style-name="Default" table:formula="of:=AVERAGE([.C92:.F92])" office:value-type="float" office:value="154.25" calcext:value-type="float">
            <text:p>154.25</text:p>
          </table:table-cell>
          <table:table-cell table:style-name="Default" table:formula="of:=STDEV([.C92:.F92])" office:value-type="float" office:value="64.1995586693034" calcext:value-type="float">
            <text:p>64.1995586693034</text:p>
          </table:table-cell>
          <table:table-cell table:style-name="Default" table:formula="of:=[.J92]+[.K92]" office:value-type="float" office:value="218.449558669303" calcext:value-type="float">
            <text:p>218.449558669303</text:p>
          </table:table-cell>
          <table:table-cell table:style-name="Default" table:formula="of:=[.J92]-[.K92]" office:value-type="float" office:value="90.0504413306966" calcext:value-type="float">
            <text:p>90.0504413306966</text:p>
          </table:table-cell>
          <table:table-cell table:style-name="Default" table:formula="of:=[.L92]-[.M92]" office:value-type="float" office:value="128.399117338607" calcext:value-type="float">
            <text:p>128.399117338607</text:p>
          </table:table-cell>
          <table:table-cell table:style-name="ce1"/>
          <table:table-cell table:formula="of:=[.P91]+1" office:value-type="float" office:value="91" calcext:value-type="float">
            <text:p>91</text:p>
          </table:table-cell>
          <table:table-cell table:formula="of:=[.Q91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table:formula="of:=[.V91]+0" office:value-type="float" office:value="250" calcext:value-type="float">
            <text:p>250</text:p>
          </table:table-cell>
          <table:table-cell table:formula="of:=AVERAGE([.Q92:.V92])" office:value-type="float" office:value="177.166666666667" calcext:value-type="float">
            <text:p>177.166666666667</text:p>
          </table:table-cell>
          <table:table-cell table:style-name="ce1"/>
          <table:table-cell table:formula="of:=AVERAGE([.R92:.U92])" office:value-type="float" office:value="203.25" calcext:value-type="float">
            <text:p>203.25</text:p>
          </table:table-cell>
          <table:table-cell table:formula="of:=STDEV([.R92:.U92])" office:value-type="float" office:value="90.2048594404241" calcext:value-type="float">
            <text:p>90.2048594404241</text:p>
          </table:table-cell>
          <table:table-cell table:formula="of:=[.Y92]+[.Z92]" office:value-type="float" office:value="293.454859440424" calcext:value-type="float">
            <text:p>293.454859440424</text:p>
          </table:table-cell>
          <table:table-cell table:formula="of:=[.Y92]-[.Z92]" office:value-type="float" office:value="113.045140559576" calcext:value-type="float">
            <text:p>113.045140559576</text:p>
          </table:table-cell>
          <table:table-cell table:formula="of:=[.AA92]-[.AB92]" office:value-type="float" office:value="180.409718880848" calcext:value-type="float">
            <text:p>180.409718880848</text:p>
          </table:table-cell>
          <table:table-cell table:style-name="ce1"/>
          <table:table-cell table:formula="of:=[.AE91]+1" office:value-type="float" office:value="91" calcext:value-type="float">
            <text:p>91</text:p>
          </table:table-cell>
          <table:table-cell table:formula="of:=[.AF91]+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table:formula="of:=[.AK91]+0" office:value-type="float" office:value="250" calcext:value-type="float">
            <text:p>250</text:p>
          </table:table-cell>
          <table:table-cell table:formula="of:=AVERAGE([.AF92:.AK92])" office:value-type="float" office:value="196.5" calcext:value-type="float">
            <text:p>196.5</text:p>
          </table:table-cell>
          <table:table-cell table:style-name="ce1"/>
          <table:table-cell table:formula="of:=AVERAGE([.AG92:.AJ92])" office:value-type="float" office:value="232.25" calcext:value-type="float">
            <text:p>232.25</text:p>
          </table:table-cell>
          <table:table-cell table:formula="of:=STDEV([.AG92:.AJ92])" office:value-type="float" office:value="22.1566393360245" calcext:value-type="float">
            <text:p>22.1566393360245</text:p>
          </table:table-cell>
          <table:table-cell table:formula="of:=[.AN92]+[.AO92]" office:value-type="float" office:value="254.406639336024" calcext:value-type="float">
            <text:p>254.406639336024</text:p>
          </table:table-cell>
          <table:table-cell table:formula="of:=[.AN92]-[.AO92]" office:value-type="float" office:value="210.093360663976" calcext:value-type="float">
            <text:p>210.093360663976</text:p>
          </table:table-cell>
          <table:table-cell table:formula="of:=[.AP92]-[.AQ92]" office:value-type="float" office:value="44.3132786720489" calcext:value-type="float">
            <text:p>44.3132786720489</text:p>
          </table:table-cell>
          <table:table-cell table:style-name="ce1"/>
          <table:table-cell table:formula="of:=AVERAGE([.W92];[.H92];[.AL92])" office:value-type="float" office:value="172.722222222222" calcext:value-type="float">
            <text:p>172.722222222222</text:p>
          </table:table-cell>
          <table:table-cell table:formula="of:=STDEV([.AL92];[.W92];[.H92])" office:value-type="float" office:value="26.2833562319353" calcext:value-type="float">
            <text:p>26.2833562319353</text:p>
          </table:table-cell>
          <table:table-cell table:formula="of:=[.AT92]+[.AU92]" office:value-type="float" office:value="199.005578454158" calcext:value-type="float">
            <text:p>199.005578454158</text:p>
          </table:table-cell>
          <table:table-cell table:formula="of:=[.AT92]-[.AU92]" office:value-type="float" office:value="146.438865990287" calcext:value-type="float">
            <text:p>146.438865990287</text:p>
          </table:table-cell>
          <table:table-cell table:formula="of:=[.AV92]-[.AW92]" office:value-type="float" office:value="52.5667124638707" calcext:value-type="float">
            <text:p>52.5667124638707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[.G92]+0" office:value-type="float" office:value="250" calcext:value-type="float">
            <text:p>250</text:p>
          </table:table-cell>
          <table:table-cell table:formula="of:=AVERAGE([.B93:.G93])" office:value-type="float" office:value="115.166666666667" calcext:value-type="float">
            <text:p>115.166666666667</text:p>
          </table:table-cell>
          <table:table-cell table:style-name="ce1"/>
          <table:table-cell table:style-name="Default" table:formula="of:=AVERAGE([.C93:.F93])" office:value-type="float" office:value="110.25" calcext:value-type="float">
            <text:p>110.25</text:p>
          </table:table-cell>
          <table:table-cell table:style-name="Default" table:formula="of:=STDEV([.C93:.F93])" office:value-type="float" office:value="60.179592332728" calcext:value-type="float">
            <text:p>60.179592332728</text:p>
          </table:table-cell>
          <table:table-cell table:style-name="Default" table:formula="of:=[.J93]+[.K93]" office:value-type="float" office:value="170.429592332728" calcext:value-type="float">
            <text:p>170.429592332728</text:p>
          </table:table-cell>
          <table:table-cell table:style-name="Default" table:formula="of:=[.J93]-[.K93]" office:value-type="float" office:value="50.070407667272" calcext:value-type="float">
            <text:p>50.070407667272</text:p>
          </table:table-cell>
          <table:table-cell table:style-name="Default" table:formula="of:=[.L93]-[.M93]" office:value-type="float" office:value="120.359184665456" calcext:value-type="float">
            <text:p>120.359184665456</text:p>
          </table:table-cell>
          <table:table-cell table:style-name="ce1"/>
          <table:table-cell table:formula="of:=[.P92]+1" office:value-type="float" office:value="92" calcext:value-type="float">
            <text:p>92</text:p>
          </table:table-cell>
          <table:table-cell table:formula="of:=[.Q92]+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table:formula="of:=[.V92]+0" office:value-type="float" office:value="250" calcext:value-type="float">
            <text:p>250</text:p>
          </table:table-cell>
          <table:table-cell table:formula="of:=AVERAGE([.Q93:.V93])" office:value-type="float" office:value="150.833333333333" calcext:value-type="float">
            <text:p>150.833333333333</text:p>
          </table:table-cell>
          <table:table-cell table:style-name="ce1"/>
          <table:table-cell table:formula="of:=AVERAGE([.R93:.U93])" office:value-type="float" office:value="163.75" calcext:value-type="float">
            <text:p>163.75</text:p>
          </table:table-cell>
          <table:table-cell table:formula="of:=STDEV([.R93:.U93])" office:value-type="float" office:value="36.7729520163938" calcext:value-type="float">
            <text:p>36.7729520163938</text:p>
          </table:table-cell>
          <table:table-cell table:formula="of:=[.Y93]+[.Z93]" office:value-type="float" office:value="200.522952016394" calcext:value-type="float">
            <text:p>200.522952016394</text:p>
          </table:table-cell>
          <table:table-cell table:formula="of:=[.Y93]-[.Z93]" office:value-type="float" office:value="126.977047983606" calcext:value-type="float">
            <text:p>126.977047983606</text:p>
          </table:table-cell>
          <table:table-cell table:formula="of:=[.AA93]-[.AB93]" office:value-type="float" office:value="73.5459040327876" calcext:value-type="float">
            <text:p>73.5459040327876</text:p>
          </table:table-cell>
          <table:table-cell table:style-name="ce1"/>
          <table:table-cell table:formula="of:=[.AE92]+1" office:value-type="float" office:value="92" calcext:value-type="float">
            <text:p>92</text:p>
          </table:table-cell>
          <table:table-cell table:formula="of:=[.AF92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formula="of:=[.AK92]+0" office:value-type="float" office:value="250" calcext:value-type="float">
            <text:p>250</text:p>
          </table:table-cell>
          <table:table-cell table:formula="of:=AVERAGE([.AF93:.AK93])" office:value-type="float" office:value="141.833333333333" calcext:value-type="float">
            <text:p>141.833333333333</text:p>
          </table:table-cell>
          <table:table-cell table:style-name="ce1"/>
          <table:table-cell table:formula="of:=AVERAGE([.AG93:.AJ93])" office:value-type="float" office:value="150.25" calcext:value-type="float">
            <text:p>150.25</text:p>
          </table:table-cell>
          <table:table-cell table:formula="of:=STDEV([.AG93:.AJ93])" office:value-type="float" office:value="20.0395442396611" calcext:value-type="float">
            <text:p>20.0395442396611</text:p>
          </table:table-cell>
          <table:table-cell table:formula="of:=[.AN93]+[.AO93]" office:value-type="float" office:value="170.289544239661" calcext:value-type="float">
            <text:p>170.289544239661</text:p>
          </table:table-cell>
          <table:table-cell table:formula="of:=[.AN93]-[.AO93]" office:value-type="float" office:value="130.210455760339" calcext:value-type="float">
            <text:p>130.210455760339</text:p>
          </table:table-cell>
          <table:table-cell table:formula="of:=[.AP93]-[.AQ93]" office:value-type="float" office:value="40.0790884793221" calcext:value-type="float">
            <text:p>40.0790884793221</text:p>
          </table:table-cell>
          <table:table-cell table:style-name="ce1"/>
          <table:table-cell table:formula="of:=AVERAGE([.W93];[.H93];[.AL93])" office:value-type="float" office:value="135.944444444444" calcext:value-type="float">
            <text:p>135.944444444444</text:p>
          </table:table-cell>
          <table:table-cell table:formula="of:=STDEV([.AL93];[.W93];[.H93])" office:value-type="float" office:value="18.5482354157218" calcext:value-type="float">
            <text:p>18.5482354157218</text:p>
          </table:table-cell>
          <table:table-cell table:formula="of:=[.AT93]+[.AU93]" office:value-type="float" office:value="154.492679860166" calcext:value-type="float">
            <text:p>154.492679860166</text:p>
          </table:table-cell>
          <table:table-cell table:formula="of:=[.AT93]-[.AU93]" office:value-type="float" office:value="117.396209028723" calcext:value-type="float">
            <text:p>117.396209028723</text:p>
          </table:table-cell>
          <table:table-cell table:formula="of:=[.AV93]-[.AW93]" office:value-type="float" office:value="37.0964708314436" calcext:value-type="float">
            <text:p>37.0964708314436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+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formula="of:=[.G93]+0" office:value-type="float" office:value="250" calcext:value-type="float">
            <text:p>250</text:p>
          </table:table-cell>
          <table:table-cell table:formula="of:=AVERAGE([.B94:.G94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94:.F94])" office:value-type="float" office:value="43.25" calcext:value-type="float">
            <text:p>43.25</text:p>
          </table:table-cell>
          <table:table-cell table:style-name="Default" table:formula="of:=STDEV([.C94:.F94])" office:value-type="float" office:value="14.7958327466441" calcext:value-type="float">
            <text:p>14.7958327466441</text:p>
          </table:table-cell>
          <table:table-cell table:style-name="Default" table:formula="of:=[.J94]+[.K94]" office:value-type="float" office:value="58.0458327466441" calcext:value-type="float">
            <text:p>58.0458327466441</text:p>
          </table:table-cell>
          <table:table-cell table:style-name="Default" table:formula="of:=[.J94]-[.K94]" office:value-type="float" office:value="28.4541672533559" calcext:value-type="float">
            <text:p>28.4541672533559</text:p>
          </table:table-cell>
          <table:table-cell table:style-name="Default" table:formula="of:=[.L94]-[.M94]" office:value-type="float" office:value="29.5916654932882" calcext:value-type="float">
            <text:p>29.5916654932882</text:p>
          </table:table-cell>
          <table:table-cell table:style-name="ce1"/>
          <table:table-cell table:formula="of:=[.P93]+1" office:value-type="float" office:value="93" calcext:value-type="float">
            <text:p>93</text:p>
          </table:table-cell>
          <table:table-cell table:formula="of:=[.Q93]+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[.V93]+0" office:value-type="float" office:value="250" calcext:value-type="float">
            <text:p>250</text:p>
          </table:table-cell>
          <table:table-cell table:formula="of:=AVERAGE([.Q94:.V94])" office:value-type="float" office:value="125.833333333333" calcext:value-type="float">
            <text:p>125.833333333333</text:p>
          </table:table-cell>
          <table:table-cell table:style-name="ce1"/>
          <table:table-cell table:formula="of:=AVERAGE([.R94:.U94])" office:value-type="float" office:value="126.25" calcext:value-type="float">
            <text:p>126.25</text:p>
          </table:table-cell>
          <table:table-cell table:formula="of:=STDEV([.R94:.U94])" office:value-type="float" office:value="43.9876876712867" calcext:value-type="float">
            <text:p>43.9876876712867</text:p>
          </table:table-cell>
          <table:table-cell table:formula="of:=[.Y94]+[.Z94]" office:value-type="float" office:value="170.237687671287" calcext:value-type="float">
            <text:p>170.237687671287</text:p>
          </table:table-cell>
          <table:table-cell table:formula="of:=[.Y94]-[.Z94]" office:value-type="float" office:value="82.2623123287133" calcext:value-type="float">
            <text:p>82.2623123287133</text:p>
          </table:table-cell>
          <table:table-cell table:formula="of:=[.AA94]-[.AB94]" office:value-type="float" office:value="87.9753753425734" calcext:value-type="float">
            <text:p>87.9753753425734</text:p>
          </table:table-cell>
          <table:table-cell table:style-name="ce1"/>
          <table:table-cell table:formula="of:=[.AE93]+1" office:value-type="float" office:value="93" calcext:value-type="float">
            <text:p>93</text:p>
          </table:table-cell>
          <table:table-cell table:formula="of:=[.AF93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table:formula="of:=[.AK93]+0" office:value-type="float" office:value="250" calcext:value-type="float">
            <text:p>250</text:p>
          </table:table-cell>
          <table:table-cell table:formula="of:=AVERAGE([.AF94:.AK94])" office:value-type="float" office:value="138.333333333333" calcext:value-type="float">
            <text:p>138.333333333333</text:p>
          </table:table-cell>
          <table:table-cell table:style-name="ce1"/>
          <table:table-cell table:formula="of:=AVERAGE([.AG94:.AJ94])" office:value-type="float" office:value="145" calcext:value-type="float">
            <text:p>145</text:p>
          </table:table-cell>
          <table:table-cell table:formula="of:=STDEV([.AG94:.AJ94])" office:value-type="float" office:value="58.2809288418318" calcext:value-type="float">
            <text:p>58.2809288418318</text:p>
          </table:table-cell>
          <table:table-cell table:formula="of:=[.AN94]+[.AO94]" office:value-type="float" office:value="203.280928841832" calcext:value-type="float">
            <text:p>203.280928841832</text:p>
          </table:table-cell>
          <table:table-cell table:formula="of:=[.AN94]-[.AO94]" office:value-type="float" office:value="86.7190711581682" calcext:value-type="float">
            <text:p>86.7190711581682</text:p>
          </table:table-cell>
          <table:table-cell table:formula="of:=[.AP94]-[.AQ94]" office:value-type="float" office:value="116.561857683664" calcext:value-type="float">
            <text:p>116.561857683664</text:p>
          </table:table-cell>
          <table:table-cell table:style-name="ce1"/>
          <table:table-cell table:formula="of:=AVERAGE([.W94];[.H94];[.AL94])" office:value-type="float" office:value="111.555555555556" calcext:value-type="float">
            <text:p>111.555555555556</text:p>
          </table:table-cell>
          <table:table-cell table:formula="of:=STDEV([.AL94];[.W94];[.H94])" office:value-type="float" office:value="36.1002975262183" calcext:value-type="float">
            <text:p>36.1002975262183</text:p>
          </table:table-cell>
          <table:table-cell table:formula="of:=[.AT94]+[.AU94]" office:value-type="float" office:value="147.655853081774" calcext:value-type="float">
            <text:p>147.655853081774</text:p>
          </table:table-cell>
          <table:table-cell table:formula="of:=[.AT94]-[.AU94]" office:value-type="float" office:value="75.4552580293373" calcext:value-type="float">
            <text:p>75.4552580293373</text:p>
          </table:table-cell>
          <table:table-cell table:formula="of:=[.AV94]-[.AW94]" office:value-type="float" office:value="72.2005950524366" calcext:value-type="float">
            <text:p>72.2005950524366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table:formula="of:=[.G94]+0" office:value-type="float" office:value="250" calcext:value-type="float">
            <text:p>250</text:p>
          </table:table-cell>
          <table:table-cell table:formula="of:=AVERAGE([.B95:.G95])" office:value-type="float" office:value="178.833333333333" calcext:value-type="float">
            <text:p>178.833333333333</text:p>
          </table:table-cell>
          <table:table-cell table:style-name="ce1"/>
          <table:table-cell table:style-name="Default" table:formula="of:=AVERAGE([.C95:.F95])" office:value-type="float" office:value="205.75" calcext:value-type="float">
            <text:p>205.75</text:p>
          </table:table-cell>
          <table:table-cell table:style-name="Default" table:formula="of:=STDEV([.C95:.F95])" office:value-type="float" office:value="83.8267061661537" calcext:value-type="float">
            <text:p>83.8267061661537</text:p>
          </table:table-cell>
          <table:table-cell table:style-name="Default" table:formula="of:=[.J95]+[.K95]" office:value-type="float" office:value="289.576706166154" calcext:value-type="float">
            <text:p>289.576706166154</text:p>
          </table:table-cell>
          <table:table-cell table:style-name="Default" table:formula="of:=[.J95]-[.K95]" office:value-type="float" office:value="121.923293833846" calcext:value-type="float">
            <text:p>121.923293833846</text:p>
          </table:table-cell>
          <table:table-cell table:style-name="Default" table:formula="of:=[.L95]-[.M95]" office:value-type="float" office:value="167.653412332307" calcext:value-type="float">
            <text:p>167.653412332307</text:p>
          </table:table-cell>
          <table:table-cell table:style-name="ce1"/>
          <table:table-cell table:formula="of:=[.P94]+1" office:value-type="float" office:value="94" calcext:value-type="float">
            <text:p>94</text:p>
          </table:table-cell>
          <table:table-cell table:formula="of:=[.Q94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formula="of:=[.V94]+0" office:value-type="float" office:value="250" calcext:value-type="float">
            <text:p>250</text:p>
          </table:table-cell>
          <table:table-cell table:formula="of:=AVERAGE([.Q95:.V95])" office:value-type="float" office:value="196.333333333333" calcext:value-type="float">
            <text:p>196.333333333333</text:p>
          </table:table-cell>
          <table:table-cell table:style-name="ce1"/>
          <table:table-cell table:formula="of:=AVERAGE([.R95:.U95])" office:value-type="float" office:value="232" calcext:value-type="float">
            <text:p>232</text:p>
          </table:table-cell>
          <table:table-cell table:formula="of:=STDEV([.R95:.U95])" office:value-type="float" office:value="76.9935062196806" calcext:value-type="float">
            <text:p>76.9935062196806</text:p>
          </table:table-cell>
          <table:table-cell table:formula="of:=[.Y95]+[.Z95]" office:value-type="float" office:value="308.993506219681" calcext:value-type="float">
            <text:p>308.993506219681</text:p>
          </table:table-cell>
          <table:table-cell table:formula="of:=[.Y95]-[.Z95]" office:value-type="float" office:value="155.006493780319" calcext:value-type="float">
            <text:p>155.006493780319</text:p>
          </table:table-cell>
          <table:table-cell table:formula="of:=[.AA95]-[.AB95]" office:value-type="float" office:value="153.987012439361" calcext:value-type="float">
            <text:p>153.987012439361</text:p>
          </table:table-cell>
          <table:table-cell table:style-name="ce1"/>
          <table:table-cell table:formula="of:=[.AE94]+1" office:value-type="float" office:value="94" calcext:value-type="float">
            <text:p>94</text:p>
          </table:table-cell>
          <table:table-cell table:formula="of:=[.AF94]+0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table:formula="of:=[.AK94]+0" office:value-type="float" office:value="250" calcext:value-type="float">
            <text:p>250</text:p>
          </table:table-cell>
          <table:table-cell table:formula="of:=AVERAGE([.AF95:.AK95])" office:value-type="float" office:value="244.833333333333" calcext:value-type="float">
            <text:p>244.833333333333</text:p>
          </table:table-cell>
          <table:table-cell table:style-name="ce1"/>
          <table:table-cell table:formula="of:=AVERAGE([.AG95:.AJ95])" office:value-type="float" office:value="304.75" calcext:value-type="float">
            <text:p>304.75</text:p>
          </table:table-cell>
          <table:table-cell table:formula="of:=STDEV([.AG95:.AJ95])" office:value-type="float" office:value="27.1216395767906" calcext:value-type="float">
            <text:p>27.1216395767906</text:p>
          </table:table-cell>
          <table:table-cell table:formula="of:=[.AN95]+[.AO95]" office:value-type="float" office:value="331.871639576791" calcext:value-type="float">
            <text:p>331.871639576791</text:p>
          </table:table-cell>
          <table:table-cell table:formula="of:=[.AN95]-[.AO95]" office:value-type="float" office:value="277.628360423209" calcext:value-type="float">
            <text:p>277.628360423209</text:p>
          </table:table-cell>
          <table:table-cell table:formula="of:=[.AP95]-[.AQ95]" office:value-type="float" office:value="54.2432791535812" calcext:value-type="float">
            <text:p>54.2432791535812</text:p>
          </table:table-cell>
          <table:table-cell table:style-name="ce1"/>
          <table:table-cell table:formula="of:=AVERAGE([.W95];[.H95];[.AL95])" office:value-type="float" office:value="206.666666666667" calcext:value-type="float">
            <text:p>206.666666666667</text:p>
          </table:table-cell>
          <table:table-cell table:formula="of:=STDEV([.AL95];[.W95];[.H95])" office:value-type="float" office:value="34.1918606298829" calcext:value-type="float">
            <text:p>34.1918606298829</text:p>
          </table:table-cell>
          <table:table-cell table:formula="of:=[.AT95]+[.AU95]" office:value-type="float" office:value="240.858527296549" calcext:value-type="float">
            <text:p>240.858527296549</text:p>
          </table:table-cell>
          <table:table-cell table:formula="of:=[.AT95]-[.AU95]" office:value-type="float" office:value="172.474806036784" calcext:value-type="float">
            <text:p>172.474806036784</text:p>
          </table:table-cell>
          <table:table-cell table:formula="of:=[.AV95]-[.AW95]" office:value-type="float" office:value="68.3837212597657" calcext:value-type="float">
            <text:p>68.383721259765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G95]+0" office:value-type="float" office:value="250" calcext:value-type="float">
            <text:p>250</text:p>
          </table:table-cell>
          <table:table-cell table:formula="of:=AVERAGE([.B96:.G96])" office:value-type="float" office:value="87.1666666666667" calcext:value-type="float">
            <text:p>87.1666666666667</text:p>
          </table:table-cell>
          <table:table-cell table:style-name="ce1"/>
          <table:table-cell table:style-name="Default" table:formula="of:=AVERAGE([.C96:.F96])" office:value-type="float" office:value="68.25" calcext:value-type="float">
            <text:p>68.25</text:p>
          </table:table-cell>
          <table:table-cell table:style-name="Default" table:formula="of:=STDEV([.C96:.F96])" office:value-type="float" office:value="35.292822688662" calcext:value-type="float">
            <text:p>35.292822688662</text:p>
          </table:table-cell>
          <table:table-cell table:style-name="Default" table:formula="of:=[.J96]+[.K96]" office:value-type="float" office:value="103.542822688662" calcext:value-type="float">
            <text:p>103.542822688662</text:p>
          </table:table-cell>
          <table:table-cell table:style-name="Default" table:formula="of:=[.J96]-[.K96]" office:value-type="float" office:value="32.957177311338" calcext:value-type="float">
            <text:p>32.957177311338</text:p>
          </table:table-cell>
          <table:table-cell table:style-name="Default" table:formula="of:=[.L96]-[.M96]" office:value-type="float" office:value="70.5856453773239" calcext:value-type="float">
            <text:p>70.5856453773239</text:p>
          </table:table-cell>
          <table:table-cell table:style-name="ce1"/>
          <table:table-cell table:formula="of:=[.P95]+1" office:value-type="float" office:value="95" calcext:value-type="float">
            <text:p>95</text:p>
          </table:table-cell>
          <table:table-cell table:formula="of:=[.Q9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[.V95]+0" office:value-type="float" office:value="250" calcext:value-type="float">
            <text:p>250</text:p>
          </table:table-cell>
          <table:table-cell table:formula="of:=AVERAGE([.Q96:.V96])" office:value-type="float" office:value="121.666666666667" calcext:value-type="float">
            <text:p>121.666666666667</text:p>
          </table:table-cell>
          <table:table-cell table:style-name="ce1"/>
          <table:table-cell table:formula="of:=AVERAGE([.R96:.U96])" office:value-type="float" office:value="120" calcext:value-type="float">
            <text:p>120</text:p>
          </table:table-cell>
          <table:table-cell table:formula="of:=STDEV([.R96:.U96])" office:value-type="float" office:value="25.4689353265241" calcext:value-type="float">
            <text:p>25.4689353265241</text:p>
          </table:table-cell>
          <table:table-cell table:formula="of:=[.Y96]+[.Z96]" office:value-type="float" office:value="145.468935326524" calcext:value-type="float">
            <text:p>145.468935326524</text:p>
          </table:table-cell>
          <table:table-cell table:formula="of:=[.Y96]-[.Z96]" office:value-type="float" office:value="94.5310646734759" calcext:value-type="float">
            <text:p>94.5310646734759</text:p>
          </table:table-cell>
          <table:table-cell table:formula="of:=[.AA96]-[.AB96]" office:value-type="float" office:value="50.9378706530482" calcext:value-type="float">
            <text:p>50.9378706530482</text:p>
          </table:table-cell>
          <table:table-cell table:style-name="ce1"/>
          <table:table-cell table:formula="of:=[.AE95]+1" office:value-type="float" office:value="95" calcext:value-type="float">
            <text:p>95</text:p>
          </table:table-cell>
          <table:table-cell table:formula="of:=[.AF95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AK95]+0" office:value-type="float" office:value="250" calcext:value-type="float">
            <text:p>250</text:p>
          </table:table-cell>
          <table:table-cell table:formula="of:=AVERAGE([.AF96:.AK96])" office:value-type="float" office:value="125.833333333333" calcext:value-type="float">
            <text:p>125.833333333333</text:p>
          </table:table-cell>
          <table:table-cell table:style-name="ce1"/>
          <table:table-cell table:formula="of:=AVERAGE([.AG96:.AJ96])" office:value-type="float" office:value="126.25" calcext:value-type="float">
            <text:p>126.25</text:p>
          </table:table-cell>
          <table:table-cell table:formula="of:=STDEV([.AG96:.AJ96])" office:value-type="float" office:value="7.41057802513857" calcext:value-type="float">
            <text:p>7.41057802513857</text:p>
          </table:table-cell>
          <table:table-cell table:formula="of:=[.AN96]+[.AO96]" office:value-type="float" office:value="133.660578025139" calcext:value-type="float">
            <text:p>133.660578025139</text:p>
          </table:table-cell>
          <table:table-cell table:formula="of:=[.AN96]-[.AO96]" office:value-type="float" office:value="118.839421974861" calcext:value-type="float">
            <text:p>118.839421974861</text:p>
          </table:table-cell>
          <table:table-cell table:formula="of:=[.AP96]-[.AQ96]" office:value-type="float" office:value="14.8211560502771" calcext:value-type="float">
            <text:p>14.8211560502771</text:p>
          </table:table-cell>
          <table:table-cell table:style-name="ce1"/>
          <table:table-cell table:formula="of:=AVERAGE([.W96];[.H96];[.AL96])" office:value-type="float" office:value="111.555555555556" calcext:value-type="float">
            <text:p>111.555555555556</text:p>
          </table:table-cell>
          <table:table-cell table:formula="of:=STDEV([.AL96];[.W96];[.H96])" office:value-type="float" office:value="21.2238946403271" calcext:value-type="float">
            <text:p>21.2238946403271</text:p>
          </table:table-cell>
          <table:table-cell table:formula="of:=[.AT96]+[.AU96]" office:value-type="float" office:value="132.779450195883" calcext:value-type="float">
            <text:p>132.779450195883</text:p>
          </table:table-cell>
          <table:table-cell table:formula="of:=[.AT96]-[.AU96]" office:value-type="float" office:value="90.3316609152285" calcext:value-type="float">
            <text:p>90.3316609152285</text:p>
          </table:table-cell>
          <table:table-cell table:formula="of:=[.AV96]-[.AW96]" office:value-type="float" office:value="42.4477892806541" calcext:value-type="float">
            <text:p>42.447789280654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6"/>
          <table:table-cell office:value-type="string" calcext:value-type="string">
            <text:p>Percent change 1 error → 2 errors</text:p>
          </table:table-cell>
          <table:table-cell table:number-columns-repeated="2"/>
          <table:table-cell office:value-type="string" calcext:value-type="string">
            <text:p>percent change 2 errors → 3 errors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formula="of:=[.G96]+0" office:value-type="float" office:value="250" calcext:value-type="float">
            <text:p>250</text:p>
          </table:table-cell>
          <table:table-cell table:formula="of:=AVERAGE([.B97:.G97])" office:value-type="float" office:value="133.666666666667" calcext:value-type="float">
            <text:p>133.666666666667</text:p>
          </table:table-cell>
          <table:table-cell table:style-name="ce1"/>
          <table:table-cell table:style-name="Default" table:formula="of:=AVERAGE([.C97:.F97])" office:value-type="float" office:value="138" calcext:value-type="float">
            <text:p>138</text:p>
          </table:table-cell>
          <table:table-cell table:style-name="Default" table:formula="of:=STDEV([.C97:.F97])" office:value-type="float" office:value="94.2019108086455" calcext:value-type="float">
            <text:p>94.2019108086455</text:p>
          </table:table-cell>
          <table:table-cell table:style-name="Default" table:formula="of:=[.J97]+[.K97]" office:value-type="float" office:value="232.201910808645" calcext:value-type="float">
            <text:p>232.201910808645</text:p>
          </table:table-cell>
          <table:table-cell table:style-name="Default" table:formula="of:=[.J97]-[.K97]" office:value-type="float" office:value="43.7980891913545" calcext:value-type="float">
            <text:p>43.7980891913545</text:p>
          </table:table-cell>
          <table:table-cell table:style-name="Default" table:formula="of:=[.L97]-[.M97]" office:value-type="float" office:value="188.403821617291" calcext:value-type="float">
            <text:p>188.403821617291</text:p>
          </table:table-cell>
          <table:table-cell table:style-name="ce1"/>
          <table:table-cell table:formula="of:=[.P96]+1" office:value-type="float" office:value="96" calcext:value-type="float">
            <text:p>96</text:p>
          </table:table-cell>
          <table:table-cell table:formula="of:=[.Q96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13" calcext:value-type="float">
            <text:p>213</text:p>
          </table:table-cell>
          <table:table-cell table:formula="of:=[.V96]+0" office:value-type="float" office:value="250" calcext:value-type="float">
            <text:p>250</text:p>
          </table:table-cell>
          <table:table-cell table:formula="of:=AVERAGE([.Q97:.V97])" office:value-type="float" office:value="201.833333333333" calcext:value-type="float">
            <text:p>201.833333333333</text:p>
          </table:table-cell>
          <table:table-cell table:style-name="ce1"/>
          <table:table-cell table:formula="of:=AVERAGE([.R97:.U97])" office:value-type="float" office:value="240.25" calcext:value-type="float">
            <text:p>240.25</text:p>
          </table:table-cell>
          <table:table-cell table:formula="of:=STDEV([.R97:.U97])" office:value-type="float" office:value="44.6644899967151" calcext:value-type="float">
            <text:p>44.6644899967151</text:p>
          </table:table-cell>
          <table:table-cell table:formula="of:=[.Y97]+[.Z97]" office:value-type="float" office:value="284.914489996715" calcext:value-type="float">
            <text:p>284.914489996715</text:p>
          </table:table-cell>
          <table:table-cell table:formula="of:=[.Y97]-[.Z97]" office:value-type="float" office:value="195.585510003285" calcext:value-type="float">
            <text:p>195.585510003285</text:p>
          </table:table-cell>
          <table:table-cell table:formula="of:=[.AA97]-[.AB97]" office:value-type="float" office:value="89.3289799934303" calcext:value-type="float">
            <text:p>89.3289799934303</text:p>
          </table:table-cell>
          <table:table-cell table:style-name="ce1"/>
          <table:table-cell table:formula="of:=[.AE96]+1" office:value-type="float" office:value="96" calcext:value-type="float">
            <text:p>96</text:p>
          </table:table-cell>
          <table:table-cell table:formula="of:=[.AF96]+0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table:formula="of:=[.AK96]+0" office:value-type="float" office:value="250" calcext:value-type="float">
            <text:p>250</text:p>
          </table:table-cell>
          <table:table-cell table:formula="of:=AVERAGE([.AF97:.AK97])" office:value-type="float" office:value="218.166666666667" calcext:value-type="float">
            <text:p>218.166666666667</text:p>
          </table:table-cell>
          <table:table-cell table:style-name="ce1"/>
          <table:table-cell table:formula="of:=AVERAGE([.AG97:.AJ97])" office:value-type="float" office:value="264.75" calcext:value-type="float">
            <text:p>264.75</text:p>
          </table:table-cell>
          <table:table-cell table:formula="of:=STDEV([.AG97:.AJ97])" office:value-type="float" office:value="64.6651632127634" calcext:value-type="float">
            <text:p>64.6651632127634</text:p>
          </table:table-cell>
          <table:table-cell table:formula="of:=[.AN97]+[.AO97]" office:value-type="float" office:value="329.415163212763" calcext:value-type="float">
            <text:p>329.415163212763</text:p>
          </table:table-cell>
          <table:table-cell table:formula="of:=[.AN97]-[.AO97]" office:value-type="float" office:value="200.084836787237" calcext:value-type="float">
            <text:p>200.084836787237</text:p>
          </table:table-cell>
          <table:table-cell table:formula="of:=[.AP97]-[.AQ97]" office:value-type="float" office:value="129.330326425527" calcext:value-type="float">
            <text:p>129.330326425527</text:p>
          </table:table-cell>
          <table:table-cell table:style-name="ce1"/>
          <table:table-cell table:formula="of:=AVERAGE([.W97];[.H97];[.AL97])" office:value-type="float" office:value="184.555555555556" calcext:value-type="float">
            <text:p>184.555555555556</text:p>
          </table:table-cell>
          <table:table-cell table:formula="of:=STDEV([.AL97];[.W97];[.H97])" office:value-type="float" office:value="44.8213532114293" calcext:value-type="float">
            <text:p>44.8213532114293</text:p>
          </table:table-cell>
          <table:table-cell table:formula="of:=[.AT97]+[.AU97]" office:value-type="float" office:value="229.376908766985" calcext:value-type="float">
            <text:p>229.376908766985</text:p>
          </table:table-cell>
          <table:table-cell table:formula="of:=[.AT97]-[.AU97]" office:value-type="float" office:value="139.734202344126" calcext:value-type="float">
            <text:p>139.734202344126</text:p>
          </table:table-cell>
          <table:table-cell table:formula="of:=[.AV97]-[.AW97]" office:value-type="float" office:value="89.6427064228586" calcext:value-type="float">
            <text:p>89.642706422858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substitution</text:p>
          </table:table-cell>
          <table:table-cell table:formula="of:=(([.R104]-[.C104])/[.C104]) * 100" office:value-type="float" office:value="65.4176610978521" calcext:value-type="float">
            <text:p>65.4176610978521</text:p>
          </table:table-cell>
          <table:table-cell table:number-columns-repeated="2"/>
          <table:table-cell table:formula="of:=(([.AG104]-[.R104])/[.R104])*100" office:value-type="float" office:value="22.4210070696869" calcext:value-type="float">
            <text:p>22.4210070696869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table:formula="of:=[.G97]+0" office:value-type="float" office:value="250" calcext:value-type="float">
            <text:p>250</text:p>
          </table:table-cell>
          <table:table-cell table:formula="of:=AVERAGE([.B98:.G98])" office:value-type="float" office:value="117.833333333333" calcext:value-type="float">
            <text:p>117.833333333333</text:p>
          </table:table-cell>
          <table:table-cell table:style-name="ce1"/>
          <table:table-cell table:style-name="Default" table:formula="of:=AVERAGE([.C98:.F98])" office:value-type="float" office:value="114.25" calcext:value-type="float">
            <text:p>114.25</text:p>
          </table:table-cell>
          <table:table-cell table:style-name="Default" table:formula="of:=STDEV([.C98:.F98])" office:value-type="float" office:value="42.9059047995339" calcext:value-type="float">
            <text:p>42.9059047995339</text:p>
          </table:table-cell>
          <table:table-cell table:style-name="Default" table:formula="of:=[.J98]+[.K98]" office:value-type="float" office:value="157.155904799534" calcext:value-type="float">
            <text:p>157.155904799534</text:p>
          </table:table-cell>
          <table:table-cell table:style-name="Default" table:formula="of:=[.J98]-[.K98]" office:value-type="float" office:value="71.3440952004661" calcext:value-type="float">
            <text:p>71.3440952004661</text:p>
          </table:table-cell>
          <table:table-cell table:style-name="Default" table:formula="of:=[.L98]-[.M98]" office:value-type="float" office:value="85.8118095990678" calcext:value-type="float">
            <text:p>85.8118095990678</text:p>
          </table:table-cell>
          <table:table-cell table:style-name="ce1"/>
          <table:table-cell table:formula="of:=[.P97]+1" office:value-type="float" office:value="97" calcext:value-type="float">
            <text:p>97</text:p>
          </table:table-cell>
          <table:table-cell table:formula="of:=[.Q97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V97]+0" office:value-type="float" office:value="250" calcext:value-type="float">
            <text:p>250</text:p>
          </table:table-cell>
          <table:table-cell table:formula="of:=AVERAGE([.Q98:.V98])" office:value-type="float" office:value="142.333333333333" calcext:value-type="float">
            <text:p>142.333333333333</text:p>
          </table:table-cell>
          <table:table-cell table:style-name="ce1"/>
          <table:table-cell table:formula="of:=AVERAGE([.R98:.U98])" office:value-type="float" office:value="151" calcext:value-type="float">
            <text:p>151</text:p>
          </table:table-cell>
          <table:table-cell table:formula="of:=STDEV([.R98:.U98])" office:value-type="float" office:value="52.7320269538984" calcext:value-type="float">
            <text:p>52.7320269538984</text:p>
          </table:table-cell>
          <table:table-cell table:formula="of:=[.Y98]+[.Z98]" office:value-type="float" office:value="203.732026953898" calcext:value-type="float">
            <text:p>203.732026953898</text:p>
          </table:table-cell>
          <table:table-cell table:formula="of:=[.Y98]-[.Z98]" office:value-type="float" office:value="98.2679730461016" calcext:value-type="float">
            <text:p>98.2679730461016</text:p>
          </table:table-cell>
          <table:table-cell table:formula="of:=[.AA98]-[.AB98]" office:value-type="float" office:value="105.464053907797" calcext:value-type="float">
            <text:p>105.464053907797</text:p>
          </table:table-cell>
          <table:table-cell table:style-name="ce1"/>
          <table:table-cell table:formula="of:=[.AE97]+1" office:value-type="float" office:value="97" calcext:value-type="float">
            <text:p>97</text:p>
          </table:table-cell>
          <table:table-cell table:formula="of:=[.AF97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table:formula="of:=[.AK97]+0" office:value-type="float" office:value="250" calcext:value-type="float">
            <text:p>250</text:p>
          </table:table-cell>
          <table:table-cell table:formula="of:=AVERAGE([.AF98:.AK98])" office:value-type="float" office:value="158" calcext:value-type="float">
            <text:p>158</text:p>
          </table:table-cell>
          <table:table-cell table:style-name="ce1"/>
          <table:table-cell table:formula="of:=AVERAGE([.AG98:.AJ98])" office:value-type="float" office:value="174.5" calcext:value-type="float">
            <text:p>174.5</text:p>
          </table:table-cell>
          <table:table-cell table:formula="of:=STDEV([.AG98:.AJ98])" office:value-type="float" office:value="49.3524737644089" calcext:value-type="float">
            <text:p>49.3524737644089</text:p>
          </table:table-cell>
          <table:table-cell table:formula="of:=[.AN98]+[.AO98]" office:value-type="float" office:value="223.852473764409" calcext:value-type="float">
            <text:p>223.852473764409</text:p>
          </table:table-cell>
          <table:table-cell table:formula="of:=[.AN98]-[.AO98]" office:value-type="float" office:value="125.147526235591" calcext:value-type="float">
            <text:p>125.147526235591</text:p>
          </table:table-cell>
          <table:table-cell table:formula="of:=[.AP98]-[.AQ98]" office:value-type="float" office:value="98.7049475288177" calcext:value-type="float">
            <text:p>98.7049475288177</text:p>
          </table:table-cell>
          <table:table-cell table:style-name="ce1"/>
          <table:table-cell table:formula="of:=AVERAGE([.W98];[.H98];[.AL98])" office:value-type="float" office:value="139.388888888889" calcext:value-type="float">
            <text:p>139.388888888889</text:p>
          </table:table-cell>
          <table:table-cell table:formula="of:=STDEV([.AL98];[.W98];[.H98])" office:value-type="float" office:value="20.2445694593042" calcext:value-type="float">
            <text:p>20.2445694593042</text:p>
          </table:table-cell>
          <table:table-cell table:formula="of:=[.AT98]+[.AU98]" office:value-type="float" office:value="159.633458348193" calcext:value-type="float">
            <text:p>159.633458348193</text:p>
          </table:table-cell>
          <table:table-cell table:formula="of:=[.AT98]-[.AU98]" office:value-type="float" office:value="119.144319429585" calcext:value-type="float">
            <text:p>119.144319429585</text:p>
          </table:table-cell>
          <table:table-cell table:formula="of:=[.AV98]-[.AW98]" office:value-type="float" office:value="40.4891389186084" calcext:value-type="float">
            <text:p>40.489138918608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5"/>
          <table:table-cell office:value-type="string" calcext:value-type="string">
            <text:p>insertion</text:p>
          </table:table-cell>
          <table:table-cell table:formula="of:=(([.S104]-[.D104])/[.D104])*100" office:value-type="float" office:value="50.1714476875471" calcext:value-type="float">
            <text:p>50.1714476875471</text:p>
          </table:table-cell>
          <table:table-cell table:number-columns-repeated="2"/>
          <table:table-cell table:formula="of:=(([.AH104]-[.S104])/[.S104])*100" office:value-type="float" office:value="17.9327244375139" calcext:value-type="float">
            <text:p>17.9327244375139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G98]+0" office:value-type="float" office:value="250" calcext:value-type="float">
            <text:p>250</text:p>
          </table:table-cell>
          <table:table-cell table:formula="of:=AVERAGE([.B99:.G99])" office:value-type="float" office:value="114.5" calcext:value-type="float">
            <text:p>114.5</text:p>
          </table:table-cell>
          <table:table-cell table:style-name="ce1"/>
          <table:table-cell table:style-name="Default" table:formula="of:=AVERAGE([.C99:.F99])" office:value-type="float" office:value="109.25" calcext:value-type="float">
            <text:p>109.25</text:p>
          </table:table-cell>
          <table:table-cell table:style-name="Default" table:formula="of:=STDEV([.C99:.F99])" office:value-type="float" office:value="90.4336773552862" calcext:value-type="float">
            <text:p>90.4336773552862</text:p>
          </table:table-cell>
          <table:table-cell table:style-name="Default" table:formula="of:=[.J99]+[.K99]" office:value-type="float" office:value="199.683677355286" calcext:value-type="float">
            <text:p>199.683677355286</text:p>
          </table:table-cell>
          <table:table-cell table:style-name="Default" table:formula="of:=[.J99]-[.K99]" office:value-type="float" office:value="18.8163226447138" calcext:value-type="float">
            <text:p>18.8163226447138</text:p>
          </table:table-cell>
          <table:table-cell table:style-name="Default" table:formula="of:=[.L99]-[.M99]" office:value-type="float" office:value="180.867354710572" calcext:value-type="float">
            <text:p>180.867354710572</text:p>
          </table:table-cell>
          <table:table-cell table:style-name="ce1"/>
          <table:table-cell table:formula="of:=[.P98]+1" office:value-type="float" office:value="98" calcext:value-type="float">
            <text:p>98</text:p>
          </table:table-cell>
          <table:table-cell table:formula="of:=[.Q98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V98]+0" office:value-type="float" office:value="250" calcext:value-type="float">
            <text:p>250</text:p>
          </table:table-cell>
          <table:table-cell table:formula="of:=AVERAGE([.Q99:.V99])" office:value-type="float" office:value="119.666666666667" calcext:value-type="float">
            <text:p>119.666666666667</text:p>
          </table:table-cell>
          <table:table-cell table:style-name="ce1"/>
          <table:table-cell table:formula="of:=AVERAGE([.R99:.U99])" office:value-type="float" office:value="117" calcext:value-type="float">
            <text:p>117</text:p>
          </table:table-cell>
          <table:table-cell table:formula="of:=STDEV([.R99:.U99])" office:value-type="float" office:value="63.5032807551442" calcext:value-type="float">
            <text:p>63.5032807551442</text:p>
          </table:table-cell>
          <table:table-cell table:formula="of:=[.Y99]+[.Z99]" office:value-type="float" office:value="180.503280755144" calcext:value-type="float">
            <text:p>180.503280755144</text:p>
          </table:table-cell>
          <table:table-cell table:formula="of:=[.Y99]-[.Z99]" office:value-type="float" office:value="53.4967192448558" calcext:value-type="float">
            <text:p>53.4967192448558</text:p>
          </table:table-cell>
          <table:table-cell table:formula="of:=[.AA99]-[.AB99]" office:value-type="float" office:value="127.006561510288" calcext:value-type="float">
            <text:p>127.006561510288</text:p>
          </table:table-cell>
          <table:table-cell table:style-name="ce1"/>
          <table:table-cell table:formula="of:=[.AE98]+1" office:value-type="float" office:value="98" calcext:value-type="float">
            <text:p>98</text:p>
          </table:table-cell>
          <table:table-cell table:formula="of:=[.AF98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table:formula="of:=[.AK98]+0" office:value-type="float" office:value="250" calcext:value-type="float">
            <text:p>250</text:p>
          </table:table-cell>
          <table:table-cell table:formula="of:=AVERAGE([.AF99:.AK99])" office:value-type="float" office:value="154.666666666667" calcext:value-type="float">
            <text:p>154.666666666667</text:p>
          </table:table-cell>
          <table:table-cell table:style-name="ce1"/>
          <table:table-cell table:formula="of:=AVERAGE([.AG99:.AJ99])" office:value-type="float" office:value="169.5" calcext:value-type="float">
            <text:p>169.5</text:p>
          </table:table-cell>
          <table:table-cell table:formula="of:=STDEV([.AG99:.AJ99])" office:value-type="float" office:value="79.1475415495221" calcext:value-type="float">
            <text:p>79.1475415495221</text:p>
          </table:table-cell>
          <table:table-cell table:formula="of:=[.AN99]+[.AO99]" office:value-type="float" office:value="248.647541549522" calcext:value-type="float">
            <text:p>248.647541549522</text:p>
          </table:table-cell>
          <table:table-cell table:formula="of:=[.AN99]-[.AO99]" office:value-type="float" office:value="90.3524584504779" calcext:value-type="float">
            <text:p>90.3524584504779</text:p>
          </table:table-cell>
          <table:table-cell table:formula="of:=[.AP99]-[.AQ99]" office:value-type="float" office:value="158.295083099044" calcext:value-type="float">
            <text:p>158.295083099044</text:p>
          </table:table-cell>
          <table:table-cell table:style-name="ce1"/>
          <table:table-cell table:formula="of:=AVERAGE([.W99];[.H99];[.AL99])" office:value-type="float" office:value="129.611111111111" calcext:value-type="float">
            <text:p>129.611111111111</text:p>
          </table:table-cell>
          <table:table-cell table:formula="of:=STDEV([.AL99];[.W99];[.H99])" office:value-type="float" office:value="21.8519852475527" calcext:value-type="float">
            <text:p>21.8519852475527</text:p>
          </table:table-cell>
          <table:table-cell table:formula="of:=[.AT99]+[.AU99]" office:value-type="float" office:value="151.463096358664" calcext:value-type="float">
            <text:p>151.463096358664</text:p>
          </table:table-cell>
          <table:table-cell table:formula="of:=[.AT99]-[.AU99]" office:value-type="float" office:value="107.759125863558" calcext:value-type="float">
            <text:p>107.759125863558</text:p>
          </table:table-cell>
          <table:table-cell table:formula="of:=[.AV99]-[.AW99]" office:value-type="float" office:value="43.7039704951053" calcext:value-type="float">
            <text:p>43.703970495105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  <table:table-cell office:value-type="string" calcext:value-type="string">
            <text:p>deletion</text:p>
          </table:table-cell>
          <table:table-cell table:formula="of:=(([.T104]-[.E104])/[.E104])*100" office:value-type="float" office:value="46.1183078177371" calcext:value-type="float">
            <text:p>46.1183078177371</text:p>
          </table:table-cell>
          <table:table-cell table:number-columns-repeated="2"/>
          <table:table-cell table:formula="of:=(([.AI104]-[.T104])/[.T104])*100" office:value-type="float" office:value="14.2777433353999" calcext:value-type="float">
            <text:p>14.2777433353999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table:formula="of:=[.G99]+0" office:value-type="float" office:value="250" calcext:value-type="float">
            <text:p>250</text:p>
          </table:table-cell>
          <table:table-cell table:formula="of:=AVERAGE([.B100:.G100])" office:value-type="float" office:value="101.333333333333" calcext:value-type="float">
            <text:p>101.333333333333</text:p>
          </table:table-cell>
          <table:table-cell table:style-name="ce1"/>
          <table:table-cell table:style-name="Default" table:formula="of:=AVERAGE([.C100:.F100])" office:value-type="float" office:value="89.5" calcext:value-type="float">
            <text:p>89.5</text:p>
          </table:table-cell>
          <table:table-cell table:style-name="Default" table:formula="of:=STDEV([.C100:.F100])" office:value-type="float" office:value="64.8099786555538" calcext:value-type="float">
            <text:p>64.8099786555538</text:p>
          </table:table-cell>
          <table:table-cell table:style-name="Default" table:formula="of:=[.J100]+[.K100]" office:value-type="float" office:value="154.309978655554" calcext:value-type="float">
            <text:p>154.309978655554</text:p>
          </table:table-cell>
          <table:table-cell table:style-name="Default" table:formula="of:=[.J100]-[.K100]" office:value-type="float" office:value="24.6900213444462" calcext:value-type="float">
            <text:p>24.6900213444462</text:p>
          </table:table-cell>
          <table:table-cell table:style-name="Default" table:formula="of:=[.L100]-[.M100]" office:value-type="float" office:value="129.619957311108" calcext:value-type="float">
            <text:p>129.619957311108</text:p>
          </table:table-cell>
          <table:table-cell table:style-name="ce1"/>
          <table:table-cell table:formula="of:=[.P99]+1" office:value-type="float" office:value="99" calcext:value-type="float">
            <text:p>99</text:p>
          </table:table-cell>
          <table:table-cell table:formula="of:=[.Q99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[.V99]+0" office:value-type="float" office:value="250" calcext:value-type="float">
            <text:p>250</text:p>
          </table:table-cell>
          <table:table-cell table:formula="of:=AVERAGE([.Q100:.V100])" office:value-type="float" office:value="111" calcext:value-type="float">
            <text:p>111</text:p>
          </table:table-cell>
          <table:table-cell table:style-name="ce1"/>
          <table:table-cell table:formula="of:=AVERAGE([.R100:.U100])" office:value-type="float" office:value="104" calcext:value-type="float">
            <text:p>104</text:p>
          </table:table-cell>
          <table:table-cell table:formula="of:=STDEV([.R100:.U100])" office:value-type="float" office:value="51.2054684579684" calcext:value-type="float">
            <text:p>51.2054684579684</text:p>
          </table:table-cell>
          <table:table-cell table:formula="of:=[.Y100]+[.Z100]" office:value-type="float" office:value="155.205468457968" calcext:value-type="float">
            <text:p>155.205468457968</text:p>
          </table:table-cell>
          <table:table-cell table:formula="of:=[.Y100]-[.Z100]" office:value-type="float" office:value="52.7945315420316" calcext:value-type="float">
            <text:p>52.7945315420316</text:p>
          </table:table-cell>
          <table:table-cell table:formula="of:=[.AA100]-[.AB100]" office:value-type="float" office:value="102.410936915937" calcext:value-type="float">
            <text:p>102.410936915937</text:p>
          </table:table-cell>
          <table:table-cell table:style-name="ce1"/>
          <table:table-cell table:formula="of:=[.AE99]+1" office:value-type="float" office:value="99" calcext:value-type="float">
            <text:p>99</text:p>
          </table:table-cell>
          <table:table-cell table:formula="of:=[.AF99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AK99]+0" office:value-type="float" office:value="250" calcext:value-type="float">
            <text:p>250</text:p>
          </table:table-cell>
          <table:table-cell table:formula="of:=AVERAGE([.AF100:.AK100])" office:value-type="float" office:value="119.5" calcext:value-type="float">
            <text:p>119.5</text:p>
          </table:table-cell>
          <table:table-cell table:style-name="ce1"/>
          <table:table-cell table:formula="of:=AVERAGE([.AG100:.AJ100])" office:value-type="float" office:value="116.75" calcext:value-type="float">
            <text:p>116.75</text:p>
          </table:table-cell>
          <table:table-cell table:formula="of:=STDEV([.AG100:.AJ100])" office:value-type="float" office:value="36.5273869856578" calcext:value-type="float">
            <text:p>36.5273869856578</text:p>
          </table:table-cell>
          <table:table-cell table:formula="of:=[.AN100]+[.AO100]" office:value-type="float" office:value="153.277386985658" calcext:value-type="float">
            <text:p>153.277386985658</text:p>
          </table:table-cell>
          <table:table-cell table:formula="of:=[.AN100]-[.AO100]" office:value-type="float" office:value="80.2226130143422" calcext:value-type="float">
            <text:p>80.2226130143422</text:p>
          </table:table-cell>
          <table:table-cell table:formula="of:=[.AP100]-[.AQ100]" office:value-type="float" office:value="73.0547739713155" calcext:value-type="float">
            <text:p>73.0547739713155</text:p>
          </table:table-cell>
          <table:table-cell table:style-name="ce1"/>
          <table:table-cell table:formula="of:=AVERAGE([.W100];[.H100];[.AL100])" office:value-type="float" office:value="110.611111111111" calcext:value-type="float">
            <text:p>110.611111111111</text:p>
          </table:table-cell>
          <table:table-cell table:formula="of:=STDEV([.AL100];[.W100];[.H100])" office:value-type="float" office:value="9.08957481790927" calcext:value-type="float">
            <text:p>9.08957481790927</text:p>
          </table:table-cell>
          <table:table-cell table:formula="of:=[.AT100]+[.AU100]" office:value-type="float" office:value="119.70068592902" calcext:value-type="float">
            <text:p>119.70068592902</text:p>
          </table:table-cell>
          <table:table-cell table:formula="of:=[.AT100]-[.AU100]" office:value-type="float" office:value="101.521536293202" calcext:value-type="float">
            <text:p>101.521536293202</text:p>
          </table:table-cell>
          <table:table-cell table:formula="of:=[.AV100]-[.AW100]" office:value-type="float" office:value="18.1791496358186" calcext:value-type="float">
            <text:p>18.179149635818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cap</text:p>
          </table:table-cell>
          <table:table-cell table:formula="of:=(([.U104]-[.F104])/[.F104])*100" office:value-type="float" office:value="84.3576709796673" calcext:value-type="float">
            <text:p>84.3576709796673</text:p>
          </table:table-cell>
          <table:table-cell table:number-columns-repeated="2"/>
          <table:table-cell table:formula="of:=(([.AJ104]-[.U104])/[.U104])*100" office:value-type="float" office:value="7.85186113548064" calcext:value-type="float">
            <text:p>7.85186113548064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formula="of:=[.G100]+0" office:value-type="float" office:value="250" calcext:value-type="float">
            <text:p>250</text:p>
          </table:table-cell>
          <table:table-cell table:formula="of:=AVERAGE([.B101:.G101])" office:value-type="float" office:value="125.833333333333" calcext:value-type="float">
            <text:p>125.833333333333</text:p>
          </table:table-cell>
          <table:table-cell table:style-name="ce1"/>
          <table:table-cell table:style-name="Default" table:formula="of:=AVERAGE([.C101:.F101])" office:value-type="float" office:value="126.25" calcext:value-type="float">
            <text:p>126.25</text:p>
          </table:table-cell>
          <table:table-cell table:style-name="Default" table:formula="of:=STDEV([.C101:.F101])" office:value-type="float" office:value="85.4063814945932" calcext:value-type="float">
            <text:p>85.4063814945932</text:p>
          </table:table-cell>
          <table:table-cell table:style-name="Default" table:formula="of:=[.J101]+[.K101]" office:value-type="float" office:value="211.656381494593" calcext:value-type="float">
            <text:p>211.656381494593</text:p>
          </table:table-cell>
          <table:table-cell table:style-name="Default" table:formula="of:=[.J101]-[.K101]" office:value-type="float" office:value="40.8436185054068" calcext:value-type="float">
            <text:p>40.8436185054068</text:p>
          </table:table-cell>
          <table:table-cell table:style-name="Default" table:formula="of:=[.L101]-[.M101]" office:value-type="float" office:value="170.812762989186" calcext:value-type="float">
            <text:p>170.812762989186</text:p>
          </table:table-cell>
          <table:table-cell table:style-name="ce1"/>
          <table:table-cell table:formula="of:=[.P100]+1" office:value-type="float" office:value="100" calcext:value-type="float">
            <text:p>100</text:p>
          </table:table-cell>
          <table:table-cell table:formula="of:=[.Q100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13" calcext:value-type="float">
            <text:p>113</text:p>
          </table:table-cell>
          <table:table-cell table:formula="of:=[.V100]+0" office:value-type="float" office:value="250" calcext:value-type="float">
            <text:p>250</text:p>
          </table:table-cell>
          <table:table-cell table:formula="of:=AVERAGE([.Q101:.V101])" office:value-type="float" office:value="188.166666666667" calcext:value-type="float">
            <text:p>188.166666666667</text:p>
          </table:table-cell>
          <table:table-cell table:style-name="ce1"/>
          <table:table-cell table:formula="of:=AVERAGE([.R101:.U101])" office:value-type="float" office:value="219.75" calcext:value-type="float">
            <text:p>219.75</text:p>
          </table:table-cell>
          <table:table-cell table:formula="of:=STDEV([.R101:.U101])" office:value-type="float" office:value="93.5320800581276" calcext:value-type="float">
            <text:p>93.5320800581276</text:p>
          </table:table-cell>
          <table:table-cell table:formula="of:=[.Y101]+[.Z101]" office:value-type="float" office:value="313.282080058128" calcext:value-type="float">
            <text:p>313.282080058128</text:p>
          </table:table-cell>
          <table:table-cell table:formula="of:=[.Y101]-[.Z101]" office:value-type="float" office:value="126.217919941872" calcext:value-type="float">
            <text:p>126.217919941872</text:p>
          </table:table-cell>
          <table:table-cell table:formula="of:=[.AA101]-[.AB101]" office:value-type="float" office:value="187.064160116255" calcext:value-type="float">
            <text:p>187.064160116255</text:p>
          </table:table-cell>
          <table:table-cell table:style-name="ce1"/>
          <table:table-cell table:formula="of:=[.AE100]+1" office:value-type="float" office:value="100" calcext:value-type="float">
            <text:p>100</text:p>
          </table:table-cell>
          <table:table-cell table:formula="of:=[.AF100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[.AK100]+0" office:value-type="float" office:value="250" calcext:value-type="float">
            <text:p>250</text:p>
          </table:table-cell>
          <table:table-cell table:formula="of:=AVERAGE([.AF101:.AK101])" office:value-type="float" office:value="188.5" calcext:value-type="float">
            <text:p>188.5</text:p>
          </table:table-cell>
          <table:table-cell table:style-name="ce1"/>
          <table:table-cell table:formula="of:=AVERAGE([.AG101:.AJ101])" office:value-type="float" office:value="220.25" calcext:value-type="float">
            <text:p>220.25</text:p>
          </table:table-cell>
          <table:table-cell table:formula="of:=STDEV([.AG101:.AJ101])" office:value-type="float" office:value="53.9405536988019" calcext:value-type="float">
            <text:p>53.9405536988019</text:p>
          </table:table-cell>
          <table:table-cell table:formula="of:=[.AN101]+[.AO101]" office:value-type="float" office:value="274.190553698802" calcext:value-type="float">
            <text:p>274.190553698802</text:p>
          </table:table-cell>
          <table:table-cell table:formula="of:=[.AN101]-[.AO101]" office:value-type="float" office:value="166.309446301198" calcext:value-type="float">
            <text:p>166.309446301198</text:p>
          </table:table-cell>
          <table:table-cell table:formula="of:=[.AP101]-[.AQ101]" office:value-type="float" office:value="107.881107397604" calcext:value-type="float">
            <text:p>107.881107397604</text:p>
          </table:table-cell>
          <table:table-cell table:style-name="ce1"/>
          <table:table-cell table:formula="of:=AVERAGE([.W101];[.H101];[.AL101])" office:value-type="float" office:value="167.5" calcext:value-type="float">
            <text:p>167.5</text:p>
          </table:table-cell>
          <table:table-cell table:formula="of:=STDEV([.AL101];[.W101];[.H101])" office:value-type="float" office:value="36.0847767224783" calcext:value-type="float">
            <text:p>36.0847767224783</text:p>
          </table:table-cell>
          <table:table-cell table:formula="of:=[.AT101]+[.AU101]" office:value-type="float" office:value="203.584776722478" calcext:value-type="float">
            <text:p>203.584776722478</text:p>
          </table:table-cell>
          <table:table-cell table:formula="of:=[.AT101]-[.AU101]" office:value-type="float" office:value="131.415223277522" calcext:value-type="float">
            <text:p>131.415223277522</text:p>
          </table:table-cell>
          <table:table-cell table:formula="of:=[.AV101]-[.AW101]" office:value-type="float" office:value="72.1695534449566" calcext:value-type="float">
            <text:p>72.169553444956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:.C101])" office:value-type="float" office:value="83.8" calcext:value-type="float">
            <text:p>83.8</text:p>
          </table:table-cell>
          <table:table-cell table:formula="of:=AVERAGE([.D2:.D101])" office:value-type="float" office:value="119.57" calcext:value-type="float">
            <text:p>119.57</text:p>
          </table:table-cell>
          <table:table-cell table:formula="of:=AVERAGE([.E2:.E101])" office:value-type="float" office:value="110.39" calcext:value-type="float">
            <text:p>110.39</text:p>
          </table:table-cell>
          <table:table-cell table:formula="of:=AVERAGE([.F2:.F101])" office:value-type="float" office:value="86.56" calcext:value-type="float">
            <text:p>86.56</text:p>
          </table:table-cell>
          <table:table-cell table:number-columns-repeated="11"/>
          <table:table-cell table:formula="of:=AVERAGE([.R2:.R101])" office:value-type="float" office:value="138.62" calcext:value-type="float">
            <text:p>138.62</text:p>
          </table:table-cell>
          <table:table-cell table:formula="of:=AVERAGE([.S2:.S101])" office:value-type="float" office:value="179.56" calcext:value-type="float">
            <text:p>179.56</text:p>
          </table:table-cell>
          <table:table-cell table:formula="of:=AVERAGE([.T2:.T101])" office:value-type="float" office:value="161.3" calcext:value-type="float">
            <text:p>161.3</text:p>
          </table:table-cell>
          <table:table-cell table:formula="of:=AVERAGE([.U2:.U101])" office:value-type="float" office:value="159.58" calcext:value-type="float">
            <text:p>159.58</text:p>
          </table:table-cell>
          <table:table-cell table:number-columns-repeated="11"/>
          <table:table-cell table:formula="of:=AVERAGE([.AG2:.AG101])" office:value-type="float" office:value="169.7" calcext:value-type="float">
            <text:p>169.7</text:p>
          </table:table-cell>
          <table:table-cell table:formula="of:=AVERAGE([.AH2:.AH101])" office:value-type="float" office:value="211.76" calcext:value-type="float">
            <text:p>211.76</text:p>
          </table:table-cell>
          <table:table-cell table:formula="of:=AVERAGE([.AI2:.AI101])" office:value-type="float" office:value="184.33" calcext:value-type="float">
            <text:p>184.33</text:p>
          </table:table-cell>
          <table:table-cell table:formula="of:=AVERAGE([.AJ2:.AJ101])" office:value-type="float" office:value="172.11" calcext:value-type="float">
            <text:p>172.11</text:p>
          </table:table-cell>
          <table:table-cell table:number-columns-repeated="11"/>
          <table:table-cell table:formula="of:=AVERAGE([.AV2:.AV101])" office:value-type="float" office:value="172.003050078223" calcext:value-type="float">
            <text:p>172.003050078223</text:p>
          </table:table-cell>
          <table:table-cell table:formula="of:=AVERAGE([.AW2:.AW101])" office:value-type="float" office:value="108.805838810666" calcext:value-type="float">
            <text:p>108.805838810666</text:p>
          </table:table-cell>
          <table:table-cell table:formula="of:=AVERAGE([.AX2:.AX101])" office:value-type="float" office:value="63.1972112675576" calcext:value-type="float">
            <text:p>63.1972112675576</text:p>
          </table:table-cell>
          <table:table-cell/>
          <table:table-cell table:formula="of:=AVERAGE([.AZ2:.AZ101])" office:value-type="float" office:value="236.11" calcext:value-type="float">
            <text:p>236.11</text:p>
          </table:table-cell>
          <table:table-cell table:number-columns-repeated="3" office:value-type="float" office:value="236.11" calcext:value-type="float">
            <text:p>236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</text:p>
          </table:table-cell>
          <table:table-cell/>
          <table:table-cell table:formula="of:=STDEV([.C2:.C101])/10" office:value-type="float" office:value="5.63726776717124" calcext:value-type="float">
            <text:p>5.63726776717124</text:p>
          </table:table-cell>
          <table:table-cell table:formula="of:=STDEV([.D2:.D101])/10" office:value-type="float" office:value="7.03110340924632" calcext:value-type="float">
            <text:p>7.03110340924632</text:p>
          </table:table-cell>
          <table:table-cell table:formula="of:=STDEV([.E2:.E101])/10" office:value-type="float" office:value="6.2312489627974" calcext:value-type="float">
            <text:p>6.2312489627974</text:p>
          </table:table-cell>
          <table:table-cell table:formula="of:=STDEV([.F2:.F101])/10" office:value-type="float" office:value="5.14299209378818" calcext:value-type="float">
            <text:p>5.14299209378818</text:p>
          </table:table-cell>
          <table:table-cell table:number-columns-repeated="11"/>
          <table:table-cell table:formula="of:=STDEV([.R2:.R101])/10" office:value-type="float" office:value="6.3446116484539" calcext:value-type="float">
            <text:p>6.3446116484539</text:p>
          </table:table-cell>
          <table:table-cell table:formula="of:=STDEV([.S2:.S101])/10" office:value-type="float" office:value="6.88814411092925" calcext:value-type="float">
            <text:p>6.88814411092925</text:p>
          </table:table-cell>
          <table:table-cell table:formula="of:=STDEV([.T2:.T101])/10" office:value-type="float" office:value="7.41615081624511" calcext:value-type="float">
            <text:p>7.41615081624511</text:p>
          </table:table-cell>
          <table:table-cell table:formula="of:=STDEV([.U2:.U101])/10" office:value-type="float" office:value="8.0584002222162" calcext:value-type="float">
            <text:p>8.0584002222162</text:p>
          </table:table-cell>
          <table:table-cell table:number-columns-repeated="11"/>
          <table:table-cell table:formula="of:=STDEV([.AG2:.AG101])/10" office:value-type="float" office:value="6.77683964363593" calcext:value-type="float">
            <text:p>6.77683964363593</text:p>
          </table:table-cell>
          <table:table-cell table:formula="of:=STDEV([.AH2:.AH101])/10" office:value-type="float" office:value="6.67747790045846" calcext:value-type="float">
            <text:p>6.67747790045846</text:p>
          </table:table-cell>
          <table:table-cell table:formula="of:=STDEV([.AI2:.AI101])/10" office:value-type="float" office:value="7.22558662118184" calcext:value-type="float">
            <text:p>7.22558662118184</text:p>
          </table:table-cell>
          <table:table-cell table:formula="of:=STDEV([.AJ2:.AJ101])/10" office:value-type="float" office:value="6.23593196521157" calcext:value-type="float">
            <text:p>6.23593196521157</text:p>
          </table:table-cell>
          <table:table-cell table:number-columns-repeated="11"/>
          <table:table-cell office:value-type="string" calcext:value-type="string">
            <text:p>Average Lower Threshold</text:p>
          </table:table-cell>
          <table:table-cell office:value-type="string" calcext:value-type="string">
            <text:p>Average Upper Threshold</text:p>
          </table:table-cell>
          <table:table-cell table:number-columns-repeated="2"/>
          <table:table-cell office:value-type="string" calcext:value-type="string">
            <text:p>Incorrect Avera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ne Error</text:p>
          </table:table-cell>
          <table:table-cell office:value-type="string" calcext:value-type="string">
            <text:p>`</text:p>
          </table:table-cell>
          <table:table-cell table:number-columns-repeated="13"/>
          <table:table-cell office:value-type="string" calcext:value-type="string">
            <text:p>Two Errors</text:p>
          </table:table-cell>
          <table:table-cell table:number-columns-repeated="14"/>
          <table:table-cell office:value-type="string" calcext:value-type="string">
            <text:p>Three Errors</text:p>
          </table:table-cell>
          <table:table-cell table:number-columns-repeated="16"/>
          <table:table-cell table:formula="of:=STDEV([.AX2:.AX101])" office:value-type="float" office:value="26.1357267566379" calcext:value-type="float">
            <text:p>26.1357267566379</text:p>
          </table:table-cell>
          <table:table-cell/>
          <table:table-cell table:formula="of:=STDEV([.AZ2:.AZ101])/10" office:value-type="float" office:value="7.20835507090785" calcext:value-type="float">
            <text:p>7.20835507090785</text:p>
          </table:table-cell>
          <table:table-cell table:number-columns-repeated="3" office:value-type="float" office:value="7.20835507090785" calcext:value-type="float">
            <text:p>7.20835507090785</text:p>
          </table:table-cell>
          <table:table-cell table:number-columns-repeated="7"/>
        </table:table-row>
        <table:table-row table:style-name="ro1">
          <table:table-cell table:number-columns-repeated="49"/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56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08.805838810666" calcext:value-type="float">
            <text:p>108.805838810666</text:p>
          </table:table-cell>
          <table:table-cell table:formula="of:=172.003050078223-[.AV110]" office:value-type="float" office:value="63.197211267557" calcext:value-type="float">
            <text:p>63.197211267557</text:p>
          </table:table-cell>
          <table:table-cell table:formula="of:=250-[.AV104]" office:value-type="float" office:value="77.9969499217768" calcext:value-type="float">
            <text:p>77.9969499217768</text:p>
          </table:table-cell>
          <table:table-cell table:number-columns-repeated="12"/>
        </table:table-row>
        <table:table-row table:style-name="ro1">
          <table:table-cell table:number-columns-repeated="47"/>
          <table:table-cell office:value-type="string" calcext:value-type="string">
            <text:p>No deduction</text:p>
          </table:table-cell>
          <table:table-cell office:value-type="string" calcext:value-type="string">
            <text:p>Deduct one</text:p>
          </table:table-cell>
          <table:table-cell office:value-type="string" calcext:value-type="string">
            <text:p>Lower to two</text:p>
          </table:table-cell>
          <table:table-cell table:number-columns-repeated="12"/>
        </table:table-row>
        <table:table-row table:style-name="ro1" table:number-rows-repeated="104846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09:35:54.57032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59.969222664</meta:creation-date>
    <meta:generator>LibreOffice/6.2.2.2$Linux_X86_64 LibreOffice_project/20$Build-2</meta:generator>
    <dc:date>2019-04-02T21:11:29.432608285</dc:date>
    <meta:editing-duration>PT23H57M1S</meta:editing-duration>
    <meta:editing-cycles>6</meta:editing-cycles>
    <meta:document-statistic meta:table-count="1" meta:cell-count="462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8cm" svg:height="12.99cm" xlink:href=".." xlink:type="simple" chart:class="chart:stock" chart:style-name="ch1">
        <chart:title svg:x="8.285cm" svg:y="0.395cm" chart:style-name="ch2">
          <text:p>Password Score Ranges</text:p>
        </chart:title>
        <chart:legend chart:legend-position="end" svg:x="17.483cm" svg:y="6.196cm" style:legend-expansion="high" chart:style-name="ch3"/>
        <chart:plot-area chart:style-name="ch4" table:cell-range-address="Sheet1.BH16:Sheet1.BH16 Sheet1.AV2:Sheet1.AW101" chart:data-source-has-labels="row" svg:x="1.451cm" svg:y="1.459cm" svg:width="15.592cm" svg:height="10.291cm">
          <chartooo:coordinate-region svg:x="2.337cm" svg:y="1.659cm" svg:width="14.706cm" svg:height="9.892cm"/>
          <chart:axis chart:dimension="x" chart:name="primary-x" chart:style-name="ch5">
            <chart:title svg:x="8.74cm" svg:y="12.009cm" chart:style-name="ch6">
              <text:p>Score</text:p>
            </chart:title>
          </chart:axis>
          <chart:axis chart:dimension="y" chart:name="primary-y" chart:style-name="ch5">
            <chart:title svg:x="0.451cm" svg:y="8.103cm" chart:style-name="ch7">
              <text:p>Password Number</text:p>
            </chart:title>
            <chart:grid chart:style-name="ch8" chart:class="major"/>
          </chart:axis>
          <chart:series chart:values-cell-range-address="Sheet1.AW2:Sheet1.AW101" chart:label-cell-address="Sheet1.BH16:Sheet1.BH16" chart:attached-axis="primary-y">
            <chart:data-point/>
          </chart:series>
          <chart:series chart:values-cell-range-address="Sheet1.AV2:Sheet1.AV101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uct One Range</text:p>
                <draw:g>
                  <svg:desc>Sheet1.BH16:Sheet1.BH16</svg:desc>
                </draw:g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5.6461976996053">
                <text:p>75.6461976996053</text:p>
                <draw:g>
                  <svg:desc>Sheet1.AW2:Sheet1.AW101</svg:desc>
                </draw:g>
              </table:table-cell>
              <table:table-cell office:value-type="float" office:value="136.131580078172">
                <text:p>136.131580078172</text:p>
                <draw:g>
                  <svg:desc>Sheet1.AV2:Sheet1.AV101</svg:desc>
                </draw:g>
              </table:table-cell>
            </table:table-row>
            <table:table-row>
              <table:table-cell office:value-type="string"/>
              <table:table-cell office:value-type="float" office:value="71.2851453447381">
                <text:p>71.2851453447381</text:p>
              </table:table-cell>
              <table:table-cell office:value-type="float" office:value="137.048187988595">
                <text:p>137.048187988595</text:p>
              </table:table-cell>
            </table:table-row>
            <table:table-row>
              <table:table-cell office:value-type="string"/>
              <table:table-cell office:value-type="float" office:value="78.969033428019">
                <text:p>78.969033428019</text:p>
              </table:table-cell>
              <table:table-cell office:value-type="float" office:value="166.808744349759">
                <text:p>166.808744349759</text:p>
              </table:table-cell>
            </table:table-row>
            <table:table-row>
              <table:table-cell office:value-type="string"/>
              <table:table-cell office:value-type="float" office:value="76.0381602746875">
                <text:p>76.0381602746875</text:p>
              </table:table-cell>
              <table:table-cell office:value-type="float" office:value="134.961839725312">
                <text:p>134.961839725312</text:p>
              </table:table-cell>
            </table:table-row>
            <table:table-row>
              <table:table-cell office:value-type="string"/>
              <table:table-cell office:value-type="float" office:value="88.3034587008934">
                <text:p>88.3034587008934</text:p>
              </table:table-cell>
              <table:table-cell office:value-type="float" office:value="182.140985743551">
                <text:p>182.140985743551</text:p>
              </table:table-cell>
            </table:table-row>
            <table:table-row>
              <table:table-cell office:value-type="string"/>
              <table:table-cell office:value-type="float" office:value="119.317458288701">
                <text:p>119.317458288701</text:p>
              </table:table-cell>
              <table:table-cell office:value-type="float" office:value="212.460319489077">
                <text:p>212.460319489077</text:p>
              </table:table-cell>
            </table:table-row>
            <table:table-row>
              <table:table-cell office:value-type="string"/>
              <table:table-cell office:value-type="float" office:value="94.3285489729042">
                <text:p>94.3285489729042</text:p>
              </table:table-cell>
              <table:table-cell office:value-type="float" office:value="164.004784360429">
                <text:p>164.004784360429</text:p>
              </table:table-cell>
            </table:table-row>
            <table:table-row>
              <table:table-cell office:value-type="string"/>
              <table:table-cell office:value-type="float" office:value="83.6619432752402">
                <text:p>83.6619432752402</text:p>
              </table:table-cell>
              <table:table-cell office:value-type="float" office:value="143.782501169204">
                <text:p>143.782501169204</text:p>
              </table:table-cell>
            </table:table-row>
            <table:table-row>
              <table:table-cell office:value-type="string"/>
              <table:table-cell office:value-type="float" office:value="86.2059514242261">
                <text:p>86.2059514242261</text:p>
              </table:table-cell>
              <table:table-cell office:value-type="float" office:value="132.127381909107">
                <text:p>132.127381909107</text:p>
              </table:table-cell>
            </table:table-row>
            <table:table-row>
              <table:table-cell office:value-type="string"/>
              <table:table-cell office:value-type="float" office:value="88.0548293494838">
                <text:p>88.0548293494838</text:p>
              </table:table-cell>
              <table:table-cell office:value-type="float" office:value="139.056281761627">
                <text:p>139.056281761627</text:p>
              </table:table-cell>
            </table:table-row>
            <table:table-row>
              <table:table-cell office:value-type="string"/>
              <table:table-cell office:value-type="float" office:value="109.804950804366">
                <text:p>109.804950804366</text:p>
              </table:table-cell>
              <table:table-cell office:value-type="float" office:value="185.083938084523">
                <text:p>185.083938084523</text:p>
              </table:table-cell>
            </table:table-row>
            <table:table-row>
              <table:table-cell office:value-type="string"/>
              <table:table-cell office:value-type="float" office:value="134.088704473014">
                <text:p>134.088704473014</text:p>
              </table:table-cell>
              <table:table-cell office:value-type="float" office:value="171.577962193653">
                <text:p>171.577962193653</text:p>
              </table:table-cell>
            </table:table-row>
            <table:table-row>
              <table:table-cell office:value-type="string"/>
              <table:table-cell office:value-type="float" office:value="95.7197332406474">
                <text:p>95.7197332406474</text:p>
              </table:table-cell>
              <table:table-cell office:value-type="float" office:value="188.724711203797">
                <text:p>188.724711203797</text:p>
              </table:table-cell>
            </table:table-row>
            <table:table-row>
              <table:table-cell office:value-type="string"/>
              <table:table-cell office:value-type="float" office:value="96.1612239511608">
                <text:p>96.1612239511608</text:p>
              </table:table-cell>
              <table:table-cell office:value-type="float" office:value="134.727664937728">
                <text:p>134.727664937728</text:p>
              </table:table-cell>
            </table:table-row>
            <table:table-row>
              <table:table-cell office:value-type="string"/>
              <table:table-cell office:value-type="float" office:value="112.780874118492">
                <text:p>112.780874118492</text:p>
              </table:table-cell>
              <table:table-cell office:value-type="float" office:value="217.44134810373">
                <text:p>217.44134810373</text:p>
              </table:table-cell>
            </table:table-row>
            <table:table-row>
              <table:table-cell office:value-type="string"/>
              <table:table-cell office:value-type="float" office:value="108.952297800489">
                <text:p>108.952297800489</text:p>
              </table:table-cell>
              <table:table-cell office:value-type="float" office:value="171.825479977289">
                <text:p>171.825479977289</text:p>
              </table:table-cell>
            </table:table-row>
            <table:table-row>
              <table:table-cell office:value-type="string"/>
              <table:table-cell office:value-type="float" office:value="128.093508209036">
                <text:p>128.093508209036</text:p>
              </table:table-cell>
              <table:table-cell office:value-type="float" office:value="177.906491790964">
                <text:p>177.906491790964</text:p>
              </table:table-cell>
            </table:table-row>
            <table:table-row>
              <table:table-cell office:value-type="string"/>
              <table:table-cell office:value-type="float" office:value="101.613418581384">
                <text:p>101.613418581384</text:p>
              </table:table-cell>
              <table:table-cell office:value-type="float" office:value="205.942136974171">
                <text:p>205.942136974171</text:p>
              </table:table-cell>
            </table:table-row>
            <table:table-row>
              <table:table-cell office:value-type="string"/>
              <table:table-cell office:value-type="float" office:value="142.639974500038">
                <text:p>142.639974500038</text:p>
              </table:table-cell>
              <table:table-cell office:value-type="float" office:value="211.582247722184">
                <text:p>211.582247722184</text:p>
              </table:table-cell>
            </table:table-row>
            <table:table-row>
              <table:table-cell office:value-type="string"/>
              <table:table-cell office:value-type="float" office:value="94.7454247812529">
                <text:p>94.7454247812529</text:p>
              </table:table-cell>
              <table:table-cell office:value-type="float" office:value="208.58790855208">
                <text:p>208.58790855208</text:p>
              </table:table-cell>
            </table:table-row>
            <table:table-row>
              <table:table-cell office:value-type="string"/>
              <table:table-cell office:value-type="float" office:value="72.1856101385052">
                <text:p>72.1856101385052</text:p>
              </table:table-cell>
              <table:table-cell office:value-type="float" office:value="160.147723194828">
                <text:p>160.147723194828</text:p>
              </table:table-cell>
            </table:table-row>
            <table:table-row>
              <table:table-cell office:value-type="string"/>
              <table:table-cell office:value-type="float" office:value="128.848558115963">
                <text:p>128.848558115963</text:p>
              </table:table-cell>
              <table:table-cell office:value-type="float" office:value="185.595886328481">
                <text:p>185.595886328481</text:p>
              </table:table-cell>
            </table:table-row>
            <table:table-row>
              <table:table-cell office:value-type="string"/>
              <table:table-cell office:value-type="float" office:value="93.1037351170783">
                <text:p>93.1037351170783</text:p>
              </table:table-cell>
              <table:table-cell office:value-type="float" office:value="173.451820438477">
                <text:p>173.451820438477</text:p>
              </table:table-cell>
            </table:table-row>
            <table:table-row>
              <table:table-cell office:value-type="string"/>
              <table:table-cell office:value-type="float" office:value="132.283333751107">
                <text:p>132.283333751107</text:p>
              </table:table-cell>
              <table:table-cell office:value-type="float" office:value="206.161110693337">
                <text:p>206.161110693337</text:p>
              </table:table-cell>
            </table:table-row>
            <table:table-row>
              <table:table-cell office:value-type="string"/>
              <table:table-cell office:value-type="float" office:value="83.0907876066389">
                <text:p>83.0907876066389</text:p>
              </table:table-cell>
              <table:table-cell office:value-type="float" office:value="149.020323504472">
                <text:p>149.020323504472</text:p>
              </table:table-cell>
            </table:table-row>
            <table:table-row>
              <table:table-cell office:value-type="string"/>
              <table:table-cell office:value-type="float" office:value="135.323786693965">
                <text:p>135.323786693965</text:p>
              </table:table-cell>
              <table:table-cell office:value-type="float" office:value="181.565102194924">
                <text:p>181.565102194924</text:p>
              </table:table-cell>
            </table:table-row>
            <table:table-row>
              <table:table-cell office:value-type="string"/>
              <table:table-cell office:value-type="float" office:value="82.6179390383766">
                <text:p>82.6179390383766</text:p>
              </table:table-cell>
              <table:table-cell office:value-type="float" office:value="121.937616517179">
                <text:p>121.937616517179</text:p>
              </table:table-cell>
            </table:table-row>
            <table:table-row>
              <table:table-cell office:value-type="string"/>
              <table:table-cell office:value-type="float" office:value="112.259724795197">
                <text:p>112.259724795197</text:p>
              </table:table-cell>
              <table:table-cell office:value-type="float" office:value="238.962497427025">
                <text:p>238.962497427025</text:p>
              </table:table-cell>
            </table:table-row>
            <table:table-row>
              <table:table-cell office:value-type="string"/>
              <table:table-cell office:value-type="float" office:value="115.094083076962">
                <text:p>115.094083076962</text:p>
              </table:table-cell>
              <table:table-cell office:value-type="float" office:value="151.905916923038">
                <text:p>151.905916923038</text:p>
              </table:table-cell>
            </table:table-row>
            <table:table-row>
              <table:table-cell office:value-type="string"/>
              <table:table-cell office:value-type="float" office:value="89.050787277457">
                <text:p>89.050787277457</text:p>
              </table:table-cell>
              <table:table-cell office:value-type="float" office:value="140.838101611432">
                <text:p>140.838101611432</text:p>
              </table:table-cell>
            </table:table-row>
            <table:table-row>
              <table:table-cell office:value-type="string"/>
              <table:table-cell office:value-type="float" office:value="92.6600979724332">
                <text:p>92.6600979724332</text:p>
              </table:table-cell>
              <table:table-cell office:value-type="float" office:value="207.784346472011">
                <text:p>207.784346472011</text:p>
              </table:table-cell>
            </table:table-row>
            <table:table-row>
              <table:table-cell office:value-type="string"/>
              <table:table-cell office:value-type="float" office:value="118.099494294598">
                <text:p>118.099494294598</text:p>
              </table:table-cell>
              <table:table-cell office:value-type="float" office:value="169.122727927624">
                <text:p>169.122727927624</text:p>
              </table:table-cell>
            </table:table-row>
            <table:table-row>
              <table:table-cell office:value-type="string"/>
              <table:table-cell office:value-type="float" office:value="182.527618137134">
                <text:p>182.527618137134</text:p>
              </table:table-cell>
              <table:table-cell office:value-type="float" office:value="197.027937418421">
                <text:p>197.027937418421</text:p>
              </table:table-cell>
            </table:table-row>
            <table:table-row>
              <table:table-cell office:value-type="string"/>
              <table:table-cell office:value-type="float" office:value="94.0220937027959">
                <text:p>94.0220937027959</text:p>
              </table:table-cell>
              <table:table-cell office:value-type="float" office:value="157.422350741649">
                <text:p>157.422350741649</text:p>
              </table:table-cell>
            </table:table-row>
            <table:table-row>
              <table:table-cell office:value-type="string"/>
              <table:table-cell office:value-type="float" office:value="126.673324931353">
                <text:p>126.673324931353</text:p>
              </table:table-cell>
              <table:table-cell office:value-type="float" office:value="150.771119513092">
                <text:p>150.771119513092</text:p>
              </table:table-cell>
            </table:table-row>
            <table:table-row>
              <table:table-cell office:value-type="string"/>
              <table:table-cell office:value-type="float" office:value="89.7178444372532">
                <text:p>89.7178444372532</text:p>
              </table:table-cell>
              <table:table-cell office:value-type="float" office:value="171.504377784969">
                <text:p>171.504377784969</text:p>
              </table:table-cell>
            </table:table-row>
            <table:table-row>
              <table:table-cell office:value-type="string"/>
              <table:table-cell office:value-type="float" office:value="107.063206108435">
                <text:p>107.063206108435</text:p>
              </table:table-cell>
              <table:table-cell office:value-type="float" office:value="171.603460558231">
                <text:p>171.603460558231</text:p>
              </table:table-cell>
            </table:table-row>
            <table:table-row>
              <table:table-cell office:value-type="string"/>
              <table:table-cell office:value-type="float" office:value="76.932963204177">
                <text:p>76.932963204177</text:p>
              </table:table-cell>
              <table:table-cell office:value-type="float" office:value="111.622592351379">
                <text:p>111.622592351379</text:p>
              </table:table-cell>
            </table:table-row>
            <table:table-row>
              <table:table-cell office:value-type="string"/>
              <table:table-cell office:value-type="float" office:value="129.133082707779">
                <text:p>129.133082707779</text:p>
              </table:table-cell>
              <table:table-cell office:value-type="float" office:value="191.200250625554">
                <text:p>191.200250625554</text:p>
              </table:table-cell>
            </table:table-row>
            <table:table-row>
              <table:table-cell office:value-type="string"/>
              <table:table-cell office:value-type="float" office:value="121.322229381446">
                <text:p>121.322229381446</text:p>
              </table:table-cell>
              <table:table-cell office:value-type="float" office:value="138.566659507443">
                <text:p>138.566659507443</text:p>
              </table:table-cell>
            </table:table-row>
            <table:table-row>
              <table:table-cell office:value-type="string"/>
              <table:table-cell office:value-type="float" office:value="108.887230544881">
                <text:p>108.887230544881</text:p>
              </table:table-cell>
              <table:table-cell office:value-type="float" office:value="198.22388056623">
                <text:p>198.22388056623</text:p>
              </table:table-cell>
            </table:table-row>
            <table:table-row>
              <table:table-cell office:value-type="string"/>
              <table:table-cell office:value-type="float" office:value="72.8832386456368">
                <text:p>72.8832386456368</text:p>
              </table:table-cell>
              <table:table-cell office:value-type="float" office:value="111.672316909919">
                <text:p>111.672316909919</text:p>
              </table:table-cell>
            </table:table-row>
            <table:table-row>
              <table:table-cell office:value-type="string"/>
              <table:table-cell office:value-type="float" office:value="85.3855160558445">
                <text:p>85.3855160558445</text:p>
              </table:table-cell>
              <table:table-cell office:value-type="float" office:value="147.614483944156">
                <text:p>147.614483944156</text:p>
              </table:table-cell>
            </table:table-row>
            <table:table-row>
              <table:table-cell office:value-type="string"/>
              <table:table-cell office:value-type="float" office:value="114.347596732605">
                <text:p>114.347596732605</text:p>
              </table:table-cell>
              <table:table-cell office:value-type="float" office:value="168.430181045172">
                <text:p>168.430181045172</text:p>
              </table:table-cell>
            </table:table-row>
            <table:table-row>
              <table:table-cell office:value-type="string"/>
              <table:table-cell office:value-type="float" office:value="100.826038786935">
                <text:p>100.826038786935</text:p>
              </table:table-cell>
              <table:table-cell office:value-type="float" office:value="135.951738990843">
                <text:p>135.951738990843</text:p>
              </table:table-cell>
            </table:table-row>
            <table:table-row>
              <table:table-cell office:value-type="string"/>
              <table:table-cell office:value-type="float" office:value="116.086860672831">
                <text:p>116.086860672831</text:p>
              </table:table-cell>
              <table:table-cell office:value-type="float" office:value="189.802028216058">
                <text:p>189.802028216058</text:p>
              </table:table-cell>
            </table:table-row>
            <table:table-row>
              <table:table-cell office:value-type="string"/>
              <table:table-cell office:value-type="float" office:value="118.130156386807">
                <text:p>118.130156386807</text:p>
              </table:table-cell>
              <table:table-cell office:value-type="float" office:value="189.092065835416">
                <text:p>189.092065835416</text:p>
              </table:table-cell>
            </table:table-row>
            <table:table-row>
              <table:table-cell office:value-type="string"/>
              <table:table-cell office:value-type="float" office:value="140.047638902432">
                <text:p>140.047638902432</text:p>
              </table:table-cell>
              <table:table-cell office:value-type="float" office:value="209.841249986457">
                <text:p>209.841249986457</text:p>
              </table:table-cell>
            </table:table-row>
            <table:table-row>
              <table:table-cell office:value-type="string"/>
              <table:table-cell office:value-type="float" office:value="167.181623669188">
                <text:p>167.181623669188</text:p>
              </table:table-cell>
              <table:table-cell office:value-type="float" office:value="219.373931886367">
                <text:p>219.373931886367</text:p>
              </table:table-cell>
            </table:table-row>
            <table:table-row>
              <table:table-cell office:value-type="string"/>
              <table:table-cell office:value-type="float" office:value="86.3524103824979">
                <text:p>86.3524103824979</text:p>
              </table:table-cell>
              <table:table-cell office:value-type="float" office:value="125.647589617502">
                <text:p>125.647589617502</text:p>
              </table:table-cell>
            </table:table-row>
            <table:table-row>
              <table:table-cell office:value-type="string"/>
              <table:table-cell office:value-type="float" office:value="77.1194814043225">
                <text:p>77.1194814043225</text:p>
              </table:table-cell>
              <table:table-cell office:value-type="float" office:value="129.1027408179">
                <text:p>129.1027408179</text:p>
              </table:table-cell>
            </table:table-row>
            <table:table-row>
              <table:table-cell office:value-type="string"/>
              <table:table-cell office:value-type="float" office:value="92.0369616053462">
                <text:p>92.0369616053462</text:p>
              </table:table-cell>
              <table:table-cell office:value-type="float" office:value="128.407482839098">
                <text:p>128.407482839098</text:p>
              </table:table-cell>
            </table:table-row>
            <table:table-row>
              <table:table-cell office:value-type="string"/>
              <table:table-cell office:value-type="float" office:value="119.777129821276">
                <text:p>119.777129821276</text:p>
              </table:table-cell>
              <table:table-cell office:value-type="float" office:value="229.333981289835">
                <text:p>229.333981289835</text:p>
              </table:table-cell>
            </table:table-row>
            <table:table-row>
              <table:table-cell office:value-type="string"/>
              <table:table-cell office:value-type="float" office:value="109.34436408713">
                <text:p>109.34436408713</text:p>
              </table:table-cell>
              <table:table-cell office:value-type="float" office:value="199.988969246204">
                <text:p>199.988969246204</text:p>
              </table:table-cell>
            </table:table-row>
            <table:table-row>
              <table:table-cell office:value-type="string"/>
              <table:table-cell office:value-type="float" office:value="116.027258763419">
                <text:p>116.027258763419</text:p>
              </table:table-cell>
              <table:table-cell office:value-type="float" office:value="227.528296792136">
                <text:p>227.528296792136</text:p>
              </table:table-cell>
            </table:table-row>
            <table:table-row>
              <table:table-cell office:value-type="string"/>
              <table:table-cell office:value-type="float" office:value="114.177744946318">
                <text:p>114.177744946318</text:p>
              </table:table-cell>
              <table:table-cell office:value-type="float" office:value="166.822255053682">
                <text:p>166.822255053682</text:p>
              </table:table-cell>
            </table:table-row>
            <table:table-row>
              <table:table-cell office:value-type="string"/>
              <table:table-cell office:value-type="float" office:value="131.11742968666">
                <text:p>131.11742968666</text:p>
              </table:table-cell>
              <table:table-cell office:value-type="float" office:value="138.438125868895">
                <text:p>138.438125868895</text:p>
              </table:table-cell>
            </table:table-row>
            <table:table-row>
              <table:table-cell office:value-type="string"/>
              <table:table-cell office:value-type="float" office:value="120.895760184943">
                <text:p>120.895760184943</text:p>
              </table:table-cell>
              <table:table-cell office:value-type="float" office:value="151.882017592835">
                <text:p>151.882017592835</text:p>
              </table:table-cell>
            </table:table-row>
            <table:table-row>
              <table:table-cell office:value-type="string"/>
              <table:table-cell office:value-type="float" office:value="135.758836192364">
                <text:p>135.758836192364</text:p>
              </table:table-cell>
              <table:table-cell office:value-type="float" office:value="164.130052696524">
                <text:p>164.130052696524</text:p>
              </table:table-cell>
            </table:table-row>
            <table:table-row>
              <table:table-cell office:value-type="string"/>
              <table:table-cell office:value-type="float" office:value="85.9748867951915">
                <text:p>85.9748867951915</text:p>
              </table:table-cell>
              <table:table-cell office:value-type="float" office:value="126.802890982586">
                <text:p>126.802890982586</text:p>
              </table:table-cell>
            </table:table-row>
            <table:table-row>
              <table:table-cell office:value-type="string"/>
              <table:table-cell office:value-type="float" office:value="130.423529436084">
                <text:p>130.423529436084</text:p>
              </table:table-cell>
              <table:table-cell office:value-type="float" office:value="200.687581675027">
                <text:p>200.687581675027</text:p>
              </table:table-cell>
            </table:table-row>
            <table:table-row>
              <table:table-cell office:value-type="string"/>
              <table:table-cell office:value-type="float" office:value="134.897594108209">
                <text:p>134.897594108209</text:p>
              </table:table-cell>
              <table:table-cell office:value-type="float" office:value="184.880183669568">
                <text:p>184.880183669568</text:p>
              </table:table-cell>
            </table:table-row>
            <table:table-row>
              <table:table-cell office:value-type="string"/>
              <table:table-cell office:value-type="float" office:value="124.921248500782">
                <text:p>124.921248500782</text:p>
              </table:table-cell>
              <table:table-cell office:value-type="float" office:value="167.523195943662">
                <text:p>167.523195943662</text:p>
              </table:table-cell>
            </table:table-row>
            <table:table-row>
              <table:table-cell office:value-type="string"/>
              <table:table-cell office:value-type="float" office:value="57.2838402983249">
                <text:p>57.2838402983249</text:p>
              </table:table-cell>
              <table:table-cell office:value-type="float" office:value="193.716159701675">
                <text:p>193.716159701675</text:p>
              </table:table-cell>
            </table:table-row>
            <table:table-row>
              <table:table-cell office:value-type="string"/>
              <table:table-cell office:value-type="float" office:value="146.665100072015">
                <text:p>146.665100072015</text:p>
              </table:table-cell>
              <table:table-cell office:value-type="float" office:value="197.89045548354">
                <text:p>197.89045548354</text:p>
              </table:table-cell>
            </table:table-row>
            <table:table-row>
              <table:table-cell office:value-type="string"/>
              <table:table-cell office:value-type="float" office:value="127.342358516324">
                <text:p>127.342358516324</text:p>
              </table:table-cell>
              <table:table-cell office:value-type="float" office:value="214.879863705898">
                <text:p>214.879863705898</text:p>
              </table:table-cell>
            </table:table-row>
            <table:table-row>
              <table:table-cell office:value-type="string"/>
              <table:table-cell office:value-type="float" office:value="124.872659858847">
                <text:p>124.872659858847</text:p>
              </table:table-cell>
              <table:table-cell office:value-type="float" office:value="205.905117918931">
                <text:p>205.905117918931</text:p>
              </table:table-cell>
            </table:table-row>
            <table:table-row>
              <table:table-cell office:value-type="string"/>
              <table:table-cell office:value-type="float" office:value="124.606143822464">
                <text:p>124.606143822464</text:p>
              </table:table-cell>
              <table:table-cell office:value-type="float" office:value="215.949411733091">
                <text:p>215.949411733091</text:p>
              </table:table-cell>
            </table:table-row>
            <table:table-row>
              <table:table-cell office:value-type="string"/>
              <table:table-cell office:value-type="float" office:value="78.1100663934135">
                <text:p>78.1100663934135</text:p>
              </table:table-cell>
              <table:table-cell office:value-type="float" office:value="128.334378051031">
                <text:p>128.334378051031</text:p>
              </table:table-cell>
            </table:table-row>
            <table:table-row>
              <table:table-cell office:value-type="string"/>
              <table:table-cell office:value-type="float" office:value="115.285589432">
                <text:p>115.285589432</text:p>
              </table:table-cell>
              <table:table-cell office:value-type="float" office:value="157.158855012444">
                <text:p>157.158855012444</text:p>
              </table:table-cell>
            </table:table-row>
            <table:table-row>
              <table:table-cell office:value-type="string"/>
              <table:table-cell office:value-type="float" office:value="73.085504619405">
                <text:p>73.085504619405</text:p>
              </table:table-cell>
              <table:table-cell office:value-type="float" office:value="140.247828713928">
                <text:p>140.247828713928</text:p>
              </table:table-cell>
            </table:table-row>
            <table:table-row>
              <table:table-cell office:value-type="string"/>
              <table:table-cell office:value-type="float" office:value="105.423074026347">
                <text:p>105.423074026347</text:p>
              </table:table-cell>
              <table:table-cell office:value-type="float" office:value="193.688037084764">
                <text:p>193.688037084764</text:p>
              </table:table-cell>
            </table:table-row>
            <table:table-row>
              <table:table-cell office:value-type="string"/>
              <table:table-cell office:value-type="float" office:value="133.009974060789">
                <text:p>133.009974060789</text:p>
              </table:table-cell>
              <table:table-cell office:value-type="float" office:value="171.990025939211">
                <text:p>171.990025939211</text:p>
              </table:table-cell>
            </table:table-row>
            <table:table-row>
              <table:table-cell office:value-type="string"/>
              <table:table-cell office:value-type="float" office:value="125.1836248276">
                <text:p>125.1836248276</text:p>
              </table:table-cell>
              <table:table-cell office:value-type="float" office:value="238.371930727956">
                <text:p>238.371930727956</text:p>
              </table:table-cell>
            </table:table-row>
            <table:table-row>
              <table:table-cell office:value-type="string"/>
              <table:table-cell office:value-type="float" office:value="83.5652933531011">
                <text:p>83.5652933531011</text:p>
              </table:table-cell>
              <table:table-cell office:value-type="float" office:value="158.990262202454">
                <text:p>158.990262202454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184.666666666667">
                <text:p>184.666666666667</text:p>
              </table:table-cell>
            </table:table-row>
            <table:table-row>
              <table:table-cell office:value-type="string"/>
              <table:table-cell office:value-type="float" office:value="81.3341581306826">
                <text:p>81.3341581306826</text:p>
              </table:table-cell>
              <table:table-cell office:value-type="float" office:value="186.110286313762">
                <text:p>186.110286313762</text:p>
              </table:table-cell>
            </table:table-row>
            <table:table-row>
              <table:table-cell office:value-type="string"/>
              <table:table-cell office:value-type="float" office:value="122.740964090123">
                <text:p>122.740964090123</text:p>
              </table:table-cell>
              <table:table-cell office:value-type="float" office:value="193.370147020988">
                <text:p>193.370147020988</text:p>
              </table:table-cell>
            </table:table-row>
            <table:table-row>
              <table:table-cell office:value-type="string"/>
              <table:table-cell office:value-type="float" office:value="82.4204223947051">
                <text:p>82.4204223947051</text:p>
              </table:table-cell>
              <table:table-cell office:value-type="float" office:value="121.246244271962">
                <text:p>121.246244271962</text:p>
              </table:table-cell>
            </table:table-row>
            <table:table-row>
              <table:table-cell office:value-type="string"/>
              <table:table-cell office:value-type="float" office:value="138.414548478875">
                <text:p>138.414548478875</text:p>
              </table:table-cell>
              <table:table-cell office:value-type="float" office:value="148.252118187791">
                <text:p>148.252118187791</text:p>
              </table:table-cell>
            </table:table-row>
            <table:table-row>
              <table:table-cell office:value-type="string"/>
              <table:table-cell office:value-type="float" office:value="96.6538091880502">
                <text:p>96.6538091880502</text:p>
              </table:table-cell>
              <table:table-cell office:value-type="float" office:value="182.123968589728">
                <text:p>182.123968589728</text:p>
              </table:table-cell>
            </table:table-row>
            <table:table-row>
              <table:table-cell office:value-type="string"/>
              <table:table-cell office:value-type="float" office:value="88.0233426741408">
                <text:p>88.0233426741408</text:p>
              </table:table-cell>
              <table:table-cell office:value-type="float" office:value="146.309990659193">
                <text:p>146.309990659193</text:p>
              </table:table-cell>
            </table:table-row>
            <table:table-row>
              <table:table-cell office:value-type="string"/>
              <table:table-cell office:value-type="float" office:value="106.148697430555">
                <text:p>106.148697430555</text:p>
              </table:table-cell>
              <table:table-cell office:value-type="float" office:value="176.073524791668">
                <text:p>176.073524791668</text:p>
              </table:table-cell>
            </table:table-row>
            <table:table-row>
              <table:table-cell office:value-type="string"/>
              <table:table-cell office:value-type="float" office:value="141.186749798619">
                <text:p>141.186749798619</text:p>
              </table:table-cell>
              <table:table-cell office:value-type="float" office:value="192.035472423603">
                <text:p>192.035472423603</text:p>
              </table:table-cell>
            </table:table-row>
            <table:table-row>
              <table:table-cell office:value-type="string"/>
              <table:table-cell office:value-type="float" office:value="106.146850099272">
                <text:p>106.146850099272</text:p>
              </table:table-cell>
              <table:table-cell office:value-type="float" office:value="175.630927678506">
                <text:p>175.630927678506</text:p>
              </table:table-cell>
            </table:table-row>
            <table:table-row>
              <table:table-cell office:value-type="string"/>
              <table:table-cell office:value-type="float" office:value="101.991884399928">
                <text:p>101.991884399928</text:p>
              </table:table-cell>
              <table:table-cell office:value-type="float" office:value="153.341448933405">
                <text:p>153.341448933405</text:p>
              </table:table-cell>
            </table:table-row>
            <table:table-row>
              <table:table-cell office:value-type="string"/>
              <table:table-cell office:value-type="float" office:value="141.551431400855">
                <text:p>141.551431400855</text:p>
              </table:table-cell>
              <table:table-cell office:value-type="float" office:value="203.670790821367">
                <text:p>203.670790821367</text:p>
              </table:table-cell>
            </table:table-row>
            <table:table-row>
              <table:table-cell office:value-type="string"/>
              <table:table-cell office:value-type="float" office:value="98.3462708986065">
                <text:p>98.3462708986065</text:p>
              </table:table-cell>
              <table:table-cell office:value-type="float" office:value="156.542617990282">
                <text:p>156.542617990282</text:p>
              </table:table-cell>
            </table:table-row>
            <table:table-row>
              <table:table-cell office:value-type="string"/>
              <table:table-cell office:value-type="float" office:value="95.4287572597087">
                <text:p>95.4287572597087</text:p>
              </table:table-cell>
              <table:table-cell office:value-type="float" office:value="144.237909406958">
                <text:p>144.237909406958</text:p>
              </table:table-cell>
            </table:table-row>
            <table:table-row>
              <table:table-cell office:value-type="string"/>
              <table:table-cell office:value-type="float" office:value="87.0698843147245">
                <text:p>87.0698843147245</text:p>
              </table:table-cell>
              <table:table-cell office:value-type="float" office:value="171.707893463053">
                <text:p>171.707893463053</text:p>
              </table:table-cell>
            </table:table-row>
            <table:table-row>
              <table:table-cell office:value-type="string"/>
              <table:table-cell office:value-type="float" office:value="146.438865990287">
                <text:p>146.438865990287</text:p>
              </table:table-cell>
              <table:table-cell office:value-type="float" office:value="199.005578454158">
                <text:p>199.005578454158</text:p>
              </table:table-cell>
            </table:table-row>
            <table:table-row>
              <table:table-cell office:value-type="string"/>
              <table:table-cell office:value-type="float" office:value="117.396209028723">
                <text:p>117.396209028723</text:p>
              </table:table-cell>
              <table:table-cell office:value-type="float" office:value="154.492679860166">
                <text:p>154.492679860166</text:p>
              </table:table-cell>
            </table:table-row>
            <table:table-row>
              <table:table-cell office:value-type="string"/>
              <table:table-cell office:value-type="float" office:value="75.4552580293373">
                <text:p>75.4552580293373</text:p>
              </table:table-cell>
              <table:table-cell office:value-type="float" office:value="147.655853081774">
                <text:p>147.655853081774</text:p>
              </table:table-cell>
            </table:table-row>
            <table:table-row>
              <table:table-cell office:value-type="string"/>
              <table:table-cell office:value-type="float" office:value="172.474806036784">
                <text:p>172.474806036784</text:p>
              </table:table-cell>
              <table:table-cell office:value-type="float" office:value="240.858527296549">
                <text:p>240.858527296549</text:p>
              </table:table-cell>
            </table:table-row>
            <table:table-row>
              <table:table-cell office:value-type="string"/>
              <table:table-cell office:value-type="float" office:value="90.3316609152285">
                <text:p>90.3316609152285</text:p>
              </table:table-cell>
              <table:table-cell office:value-type="float" office:value="132.779450195883">
                <text:p>132.779450195883</text:p>
              </table:table-cell>
            </table:table-row>
            <table:table-row>
              <table:table-cell office:value-type="string"/>
              <table:table-cell office:value-type="float" office:value="139.734202344126">
                <text:p>139.734202344126</text:p>
              </table:table-cell>
              <table:table-cell office:value-type="float" office:value="229.376908766985">
                <text:p>229.376908766985</text:p>
              </table:table-cell>
            </table:table-row>
            <table:table-row>
              <table:table-cell office:value-type="string"/>
              <table:table-cell office:value-type="float" office:value="119.144319429585">
                <text:p>119.144319429585</text:p>
              </table:table-cell>
              <table:table-cell office:value-type="float" office:value="159.633458348193">
                <text:p>159.633458348193</text:p>
              </table:table-cell>
            </table:table-row>
            <table:table-row>
              <table:table-cell office:value-type="string"/>
              <table:table-cell office:value-type="float" office:value="107.759125863558">
                <text:p>107.759125863558</text:p>
              </table:table-cell>
              <table:table-cell office:value-type="float" office:value="151.463096358664">
                <text:p>151.463096358664</text:p>
              </table:table-cell>
            </table:table-row>
            <table:table-row>
              <table:table-cell office:value-type="string"/>
              <table:table-cell office:value-type="float" office:value="101.521536293202">
                <text:p>101.521536293202</text:p>
              </table:table-cell>
              <table:table-cell office:value-type="float" office:value="119.70068592902">
                <text:p>119.70068592902</text:p>
              </table:table-cell>
            </table:table-row>
            <table:table-row>
              <table:table-cell office:value-type="string"/>
              <table:table-cell office:value-type="float" office:value="131.415223277522">
                <text:p>131.415223277522</text:p>
              </table:table-cell>
              <table:table-cell office:value-type="float" office:value="203.584776722478">
                <text:p>203.584776722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79cm" svg:y="3.952cm" style:legend-expansion="high" chart:style-name="ch2"/>
        <chart:plot-area chart:style-name="ch3" table:cell-range-address="Sheet1.AV104:Sheet1.AW105" chart:data-source-has-labels="row" svg:x="0.32cm" svg:y="0.18cm" svg:width="10.239cm" svg:height="8.64cm">
          <chartooo:coordinate-region svg:x="1.206cm" svg:y="0.379cm" svg:width="9.3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W104:Sheet1.AW104" chart:label-cell-address="Sheet1.AV105:Sheet1.AV105" chart:class="chart:bar">
            <chart:data-point/>
          </chart:series>
          <chart:series chart:style-name="ch8" chart:values-cell-range-address="Sheet1.AV104:Sheet1.AV104" chart:label-cell-address="Sheet1.AW105:Sheet1.AW105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wer Threshold</text:p>
                <draw:g>
                  <svg:desc>Sheet1.AV105:Sheet1.AV105</svg:desc>
                </draw:g>
              </table:table-cell>
              <table:table-cell office:value-type="string">
                <text:p>Average Upper Threshold</text:p>
                <draw:g>
                  <svg:desc>Sheet1.AW105:Sheet1.AW10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W104:Sheet1.AW104</svg:desc>
                </draw:g>
              </table:table-cell>
              <table:table-cell office:value-type="float" office:value="172.003050078223">
                <text:p>172.003050078223</text:p>
                <draw:g>
                  <svg:desc>Sheet1.AV104:Sheet1.AV10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39cm" svg:height="9.006cm" xlink:href=".." xlink:type="simple" chart:class="chart:bar" chart:style-name="ch1">
        <chart:title svg:x="2.571cm" svg:y="0.316cm" chart:style-name="ch2">
          <text:p>Visualization of Score Range Use</text:p>
        </chart:title>
        <chart:legend chart:legend-position="end" svg:x="9.609cm" svg:y="3.706cm" style:legend-expansion="high" chart:style-name="ch3"/>
        <chart:plot-area chart:style-name="ch4" table:cell-range-address="Sheet1.AV110:Sheet1.AX111" chart:data-source-has-labels="row" svg:x="0.955cm" svg:y="1.273cm" svg:width="8.066cm" svg:height="6.536cm">
          <chartooo:coordinate-region svg:x="1.841cm" svg:y="1.472cm" svg:width="7.18cm" svg:height="6.138cm"/>
          <chart:axis chart:dimension="x" chart:name="primary-x" chart:style-name="ch5"/>
          <chart:axis chart:dimension="y" chart:name="primary-y" chart:style-name="ch6">
            <chart:title svg:x="0.143cm" svg:y="5.048cm" chart:style-name="ch7">
              <text:p>Score</text:p>
            </chart:title>
            <chart:grid chart:style-name="ch8" chart:class="major"/>
          </chart:axis>
          <chart:series chart:style-name="ch9" chart:values-cell-range-address="Sheet1.AV110:Sheet1.AV110" chart:label-cell-address="Sheet1.AV111:Sheet1.AV111" chart:class="chart:bar">
            <chart:data-point/>
          </chart:series>
          <chart:series chart:style-name="ch10" chart:values-cell-range-address="Sheet1.AW110:Sheet1.AW110" chart:label-cell-address="Sheet1.AW111:Sheet1.AW111" chart:class="chart:bar">
            <chart:data-point/>
          </chart:series>
          <chart:series chart:style-name="ch11" chart:values-cell-range-address="Sheet1.AX110:Sheet1.AX110" chart:label-cell-address="Sheet1.AX111:Sheet1.AX1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duction</text:p>
                <draw:g>
                  <svg:desc>Sheet1.AV111:Sheet1.AV111</svg:desc>
                </draw:g>
              </table:table-cell>
              <table:table-cell office:value-type="string">
                <text:p>Deduct one</text:p>
                <draw:g>
                  <svg:desc>Sheet1.AW111:Sheet1.AW111</svg:desc>
                </draw:g>
              </table:table-cell>
              <table:table-cell office:value-type="string">
                <text:p>Lower to two</text:p>
                <draw:g>
                  <svg:desc>Sheet1.AX111:Sheet1.AX1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V110:Sheet1.AV110</svg:desc>
                </draw:g>
              </table:table-cell>
              <table:table-cell office:value-type="float" office:value="63.197211267557">
                <text:p>63.197211267557</text:p>
                <draw:g>
                  <svg:desc>Sheet1.AW110:Sheet1.AW110</svg:desc>
                </draw:g>
              </table:table-cell>
              <table:table-cell office:value-type="float" office:value="77.9969499217768">
                <text:p>77.9969499217768</text:p>
                <draw:g>
                  <svg:desc>Sheet1.AX110:Sheet1.AX1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05:Sheet1.F105" chart:error-lower-range="Sheet1.C105:Sheet1.F105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05:Sheet1.F105" chart:error-lower-range="Sheet1.C105:Sheet1.F10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05:Sheet1.U105" chart:error-lower-range="Sheet1.R105:Sheet1.U105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05:Sheet1.U105" chart:error-lower-range="Sheet1.R105:Sheet1.U10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AG105:Sheet1.AJ105" chart:error-lower-range="Sheet1.AG105:Sheet1.AJ105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AG105:Sheet1.AJ105" chart:error-lower-range="Sheet1.AG105:Sheet1.AJ10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AZ106:Sheet1.BC106" chart:error-lower-range="Sheet1.AZ106:Sheet1.BC106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AZ106:Sheet1.BC106" chart:error-lower-range="Sheet1.AZ106:Sheet1.BC10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2cm" svg:height="10.154cm" xlink:href=".." xlink:type="simple" chart:class="chart:bar" chart:style-name="ch1">
        <chart:title svg:x="4.141cm" svg:y="0.339cm" chart:style-name="ch2">
          <text:p>Progression of Score with Increasing Errors</text:p>
        </chart:title>
        <chart:legend chart:legend-position="end" svg:x="14.254cm" svg:y="4.031cm" style:legend-expansion="high" chart:style-name="ch3"/>
        <chart:plot-area chart:style-name="ch4" table:cell-range-address="Sheet1.C103:Sheet1.F104 Sheet1.C106:Sheet1.C106 Sheet1.R106:Sheet1.R106 Sheet1.R104:Sheet1.U104 Sheet1.AG106:Sheet1.AG106 Sheet1.AG104:Sheet1.AJ104 Sheet1.AZ105:Sheet1.AZ105 Sheet1.AZ104:Sheet1.BC104" chart:data-source-has-labels="both" svg:x="1.372cm" svg:y="1.347cm" svg:width="12.521cm" svg:height="8.604cm">
          <chartooo:coordinate-region svg:x="2.258cm" svg:y="1.546cm" svg:width="11.196cm" svg:height="7.758cm"/>
          <chart:axis chart:dimension="x" chart:name="primary-x" chart:style-name="ch5" chartooo:axis-type="auto">
            <chartooo:date-scale/>
            <chart:categories table:cell-range-address="Sheet1.C103:Sheet1.F103"/>
          </chart:axis>
          <chart:axis chart:dimension="y" chart:name="primary-y" chart:style-name="ch6">
            <chart:title svg:x="0.451cm" svg:y="6.156cm" chart:style-name="ch7">
              <text:p>Score</text:p>
            </chart:title>
            <chart:grid chart:style-name="ch8" chart:class="major"/>
          </chart:axis>
          <chart:series chart:style-name="ch9" chart:values-cell-range-address="Sheet1.C104:Sheet1.F104" chart:label-cell-address="Sheet1.C106:Sheet1.C106" chart:class="chart:bar">
            <chart:error-indicator chart:style-name="ch10" chart:dimension="y"/>
            <chart:data-point chart:repeated="4"/>
          </chart:series>
          <chart:series chart:style-name="ch11" chart:values-cell-range-address="Sheet1.R104:Sheet1.U104" chart:label-cell-address="Sheet1.R106:Sheet1.R106" chart:class="chart:bar">
            <chart:error-indicator chart:style-name="ch12" chart:dimension="y"/>
            <chart:data-point chart:repeated="4"/>
          </chart:series>
          <chart:series chart:style-name="ch13" chart:values-cell-range-address="Sheet1.AG104:Sheet1.AJ104" chart:label-cell-address="Sheet1.AG106:Sheet1.AG106" chart:class="chart:bar">
            <chart:error-indicator chart:style-name="ch14" chart:dimension="y"/>
            <chart:data-point chart:repeated="4"/>
          </chart:series>
          <chart:series chart:style-name="ch15" chart:values-cell-range-address="Sheet1.AZ104:Sheet1.BC104" chart:label-cell-address="Sheet1.AZ105:Sheet1.AZ105" chart:class="chart:bar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itution</text:p>
                <draw:g>
                  <svg:desc>Sheet1.C103:Sheet1.F103</svg:desc>
                </draw:g>
              </table:table-cell>
              <table:table-cell office:value-type="string">
                <text:p>Insertion</text:p>
              </table:table-cell>
              <table:table-cell office:value-type="string">
                <text:p>Deletion</text:p>
              </table:table-cell>
              <table:table-cell office:value-type="string">
                <text:p>Capitalization Change</text:p>
              </table:table-cell>
            </table:table-row>
          </table:table-header-rows>
          <table:table-rows>
            <table:table-row>
              <table:table-cell office:value-type="string">
                <text:p>One Error</text:p>
                <draw:g>
                  <svg:desc>Sheet1.C106:Sheet1.C106</svg:desc>
                </draw:g>
              </table:table-cell>
              <table:table-cell office:value-type="float" office:value="83.8">
                <text:p>83.8</text:p>
                <draw:g>
                  <svg:desc>Sheet1.C104:Sheet1.F104</svg:desc>
                </draw:g>
              </table:table-cell>
              <table:table-cell office:value-type="float" office:value="119.57">
                <text:p>119.57</text:p>
              </table:table-cell>
              <table:table-cell office:value-type="float" office:value="110.39">
                <text:p>110.39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63726776717124">
                <text:p>5.63726776717124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63726776717124">
                <text:p>5.63726776717124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Two Errors</text:p>
                <draw:g>
                  <svg:desc>Sheet1.R106:Sheet1.R106</svg:desc>
                </draw:g>
              </table:table-cell>
              <table:table-cell office:value-type="float" office:value="138.62">
                <text:p>138.62</text:p>
                <draw:g>
                  <svg:desc>Sheet1.R104:Sheet1.U104</svg:desc>
                </draw:g>
              </table:table-cell>
              <table:table-cell office:value-type="float" office:value="179.56">
                <text:p>179.56</text:p>
              </table:table-cell>
              <table:table-cell office:value-type="float" office:value="161.3">
                <text:p>161.3</text:p>
              </table:table-cell>
              <table:table-cell office:value-type="float" office:value="159.58">
                <text:p>159.5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8.0584002222162">
                <text:p>8.0584002222162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8.0584002222162">
                <text:p>8.0584002222162</text:p>
              </table:table-cell>
            </table:table-row>
            <table:table-row>
              <table:table-cell office:value-type="string">
                <text:p>Three Errors</text:p>
                <draw:g>
                  <svg:desc>Sheet1.AG106:Sheet1.AG106</svg:desc>
                </draw:g>
              </table:table-cell>
              <table:table-cell office:value-type="float" office:value="169.7">
                <text:p>169.7</text:p>
                <draw:g>
                  <svg:desc>Sheet1.AG104:Sheet1.AJ104</svg:desc>
                </draw:g>
              </table:table-cell>
              <table:table-cell office:value-type="float" office:value="211.76">
                <text:p>211.76</text:p>
              </table:table-cell>
              <table:table-cell office:value-type="float" office:value="184.33">
                <text:p>184.33</text:p>
              </table:table-cell>
              <table:table-cell office:value-type="float" office:value="172.11">
                <text:p>172.11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Incorrect Average</text:p>
                <draw:g>
                  <svg:desc>Sheet1.AZ105:Sheet1.AZ105</svg:desc>
                </draw:g>
              </table:table-cell>
              <table:table-cell office:value-type="float" office:value="236.11">
                <text:p>236.11</text:p>
                <draw:g>
                  <svg:desc>Sheet1.AZ104:Sheet1.BC104</svg:desc>
                </draw:g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L2:Sheet1.M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L2:Sheet1.L101" chart:attached-axis="primary-y">
            <chart:data-point/>
          </chart:series>
          <chart:series chart:values-cell-range-address="Sheet1.M2:Sheet1.M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1.546060565662">
                <text:p>51.546060565662</text:p>
                <draw:g>
                  <svg:desc>Sheet1.L2:Sheet1.L101</svg:desc>
                </draw:g>
              </table:table-cell>
              <table:table-cell office:value-type="float" office:value="42.4539394343381">
                <text:p>42.4539394343381</text:p>
                <draw:g>
                  <svg:desc>Sheet1.M2:Sheet1.M101</svg:desc>
                </draw:g>
              </table:table-cell>
            </table:table-row>
            <table:table-row>
              <table:table-cell office:value-type="string"/>
              <table:table-cell office:value-type="float" office:value="65.6446403571547">
                <text:p>65.6446403571547</text:p>
              </table:table-cell>
              <table:table-cell office:value-type="float" office:value="30.3553596428453">
                <text:p>30.3553596428453</text:p>
              </table:table-cell>
            </table:table-row>
            <table:table-row>
              <table:table-cell office:value-type="string"/>
              <table:table-cell office:value-type="float" office:value="112.680999175134">
                <text:p>112.680999175134</text:p>
              </table:table-cell>
              <table:table-cell office:value-type="float" office:value="-1.68099917513393">
                <text:p>-1.68099917513393</text:p>
              </table:table-cell>
            </table:table-row>
            <table:table-row>
              <table:table-cell office:value-type="string"/>
              <table:table-cell office:value-type="float" office:value="68.9257956618859">
                <text:p>68.9257956618859</text:p>
              </table:table-cell>
              <table:table-cell office:value-type="float" office:value="44.5742043381141">
                <text:p>44.5742043381141</text:p>
              </table:table-cell>
            </table:table-row>
            <table:table-row>
              <table:table-cell office:value-type="string"/>
              <table:table-cell office:value-type="float" office:value="141.905481107046">
                <text:p>141.905481107046</text:p>
              </table:table-cell>
              <table:table-cell office:value-type="float" office:value="22.0945188929538">
                <text:p>22.0945188929538</text:p>
              </table:table-cell>
            </table:table-row>
            <table:table-row>
              <table:table-cell office:value-type="string"/>
              <table:table-cell office:value-type="float" office:value="201.674883806723">
                <text:p>201.674883806723</text:p>
              </table:table-cell>
              <table:table-cell office:value-type="float" office:value="9.82511619327687">
                <text:p>9.82511619327687</text:p>
              </table:table-cell>
            </table:table-row>
            <table:table-row>
              <table:table-cell office:value-type="string"/>
              <table:table-cell office:value-type="float" office:value="94.1737572606783">
                <text:p>94.1737572606783</text:p>
              </table:table-cell>
              <table:table-cell office:value-type="float" office:value="62.8262427393217">
                <text:p>62.8262427393217</text:p>
              </table:table-cell>
            </table:table-row>
            <table:table-row>
              <table:table-cell office:value-type="string"/>
              <table:table-cell office:value-type="float" office:value="80.2729703114296">
                <text:p>80.2729703114296</text:p>
              </table:table-cell>
              <table:table-cell office:value-type="float" office:value="51.2270296885704">
                <text:p>51.2270296885704</text:p>
              </table:table-cell>
            </table:table-row>
            <table:table-row>
              <table:table-cell office:value-type="string"/>
              <table:table-cell office:value-type="float" office:value="73.7881338531629">
                <text:p>73.7881338531629</text:p>
              </table:table-cell>
              <table:table-cell office:value-type="float" office:value="49.7118661468371">
                <text:p>49.7118661468371</text:p>
              </table:table-cell>
            </table:table-row>
            <table:table-row>
              <table:table-cell office:value-type="string"/>
              <table:table-cell office:value-type="float" office:value="101.394258088581">
                <text:p>101.394258088581</text:p>
              </table:table-cell>
              <table:table-cell office:value-type="float" office:value="41.6057419114194">
                <text:p>41.6057419114194</text:p>
              </table:table-cell>
            </table:table-row>
            <table:table-row>
              <table:table-cell office:value-type="string"/>
              <table:table-cell office:value-type="float" office:value="134.618347332052">
                <text:p>134.618347332052</text:p>
              </table:table-cell>
              <table:table-cell office:value-type="float" office:value="63.3816526679484">
                <text:p>63.3816526679484</text:p>
              </table:table-cell>
            </table:table-row>
            <table:table-row>
              <table:table-cell office:value-type="string"/>
              <table:table-cell office:value-type="float" office:value="155.474984355438">
                <text:p>155.474984355438</text:p>
              </table:table-cell>
              <table:table-cell office:value-type="float" office:value="115.525015644562">
                <text:p>115.525015644562</text:p>
              </table:table-cell>
            </table:table-row>
            <table:table-row>
              <table:table-cell office:value-type="string"/>
              <table:table-cell office:value-type="float" office:value="81.8934230922455">
                <text:p>81.8934230922455</text:p>
              </table:table-cell>
              <table:table-cell office:value-type="float" office:value="60.1065769077545">
                <text:p>60.1065769077545</text:p>
              </table:table-cell>
            </table:table-row>
            <table:table-row>
              <table:table-cell office:value-type="string"/>
              <table:table-cell office:value-type="float" office:value="159.145178326969">
                <text:p>159.145178326969</text:p>
              </table:table-cell>
              <table:table-cell office:value-type="float" office:value="15.354821673031">
                <text:p>15.354821673031</text:p>
              </table:table-cell>
            </table:table-row>
            <table:table-row>
              <table:table-cell office:value-type="string"/>
              <table:table-cell office:value-type="float" office:value="154.482491441227">
                <text:p>154.482491441227</text:p>
              </table:table-cell>
              <table:table-cell office:value-type="float" office:value="70.0175085587727">
                <text:p>70.0175085587727</text:p>
              </table:table-cell>
            </table:table-row>
            <table:table-row>
              <table:table-cell office:value-type="string"/>
              <table:table-cell office:value-type="float" office:value="182.086036853829">
                <text:p>182.086036853829</text:p>
              </table:table-cell>
              <table:table-cell office:value-type="float" office:value="7.41396314617126">
                <text:p>7.41396314617126</text:p>
              </table:table-cell>
            </table:table-row>
            <table:table-row>
              <table:table-cell office:value-type="string"/>
              <table:table-cell office:value-type="float" office:value="183.352056970813">
                <text:p>183.352056970813</text:p>
              </table:table-cell>
              <table:table-cell office:value-type="float" office:value="64.6479430291867">
                <text:p>64.6479430291867</text:p>
              </table:table-cell>
            </table:table-row>
            <table:table-row>
              <table:table-cell office:value-type="string"/>
              <table:table-cell office:value-type="float" office:value="107.154759474227">
                <text:p>107.154759474227</text:p>
              </table:table-cell>
              <table:table-cell office:value-type="float" office:value="48.8452405257735">
                <text:p>48.8452405257735</text:p>
              </table:table-cell>
            </table:table-row>
            <table:table-row>
              <table:table-cell office:value-type="string"/>
              <table:table-cell office:value-type="float" office:value="194.203244721296">
                <text:p>194.203244721296</text:p>
              </table:table-cell>
              <table:table-cell office:value-type="float" office:value="103.796755278704">
                <text:p>103.796755278704</text:p>
              </table:table-cell>
            </table:table-row>
            <table:table-row>
              <table:table-cell office:value-type="string"/>
              <table:table-cell office:value-type="float" office:value="78.9226175299288">
                <text:p>78.9226175299288</text:p>
              </table:table-cell>
              <table:table-cell office:value-type="float" office:value="55.5773824700712">
                <text:p>55.5773824700712</text:p>
              </table:table-cell>
            </table:table-row>
            <table:table-row>
              <table:table-cell office:value-type="string"/>
              <table:table-cell office:value-type="float" office:value="80.2749875124844">
                <text:p>80.2749875124844</text:p>
              </table:table-cell>
              <table:table-cell office:value-type="float" office:value="30.2250124875156">
                <text:p>30.2250124875156</text:p>
              </table:table-cell>
            </table:table-row>
            <table:table-row>
              <table:table-cell office:value-type="string"/>
              <table:table-cell office:value-type="float" office:value="187.75">
                <text:p>187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/>
              <table:table-cell office:value-type="float" office:value="95.6398362932741">
                <text:p>95.6398362932741</text:p>
              </table:table-cell>
              <table:table-cell office:value-type="float" office:value="57.3601637067259">
                <text:p>57.3601637067259</text:p>
              </table:table-cell>
            </table:table-row>
            <table:table-row>
              <table:table-cell office:value-type="string"/>
              <table:table-cell office:value-type="float" office:value="221.884322270944">
                <text:p>221.884322270944</text:p>
              </table:table-cell>
              <table:table-cell office:value-type="float" office:value="67.1156777290559">
                <text:p>67.1156777290559</text:p>
              </table:table-cell>
            </table:table-row>
            <table:table-row>
              <table:table-cell office:value-type="string"/>
              <table:table-cell office:value-type="float" office:value="67.0540379335998">
                <text:p>67.0540379335998</text:p>
              </table:table-cell>
              <table:table-cell office:value-type="float" office:value="60.4459620664002">
                <text:p>60.4459620664002</text:p>
              </table:table-cell>
            </table:table-row>
            <table:table-row>
              <table:table-cell office:value-type="string"/>
              <table:table-cell office:value-type="float" office:value="184.546468498372">
                <text:p>184.546468498372</text:p>
              </table:table-cell>
              <table:table-cell office:value-type="float" office:value="89.4535315016281">
                <text:p>89.4535315016281</text:p>
              </table:table-cell>
            </table:table-row>
            <table:table-row>
              <table:table-cell office:value-type="string"/>
              <table:table-cell office:value-type="float" office:value="73.7132681822956">
                <text:p>73.7132681822956</text:p>
              </table:table-cell>
              <table:table-cell office:value-type="float" office:value="40.2867318177044">
                <text:p>40.2867318177044</text:p>
              </table:table-cell>
            </table:table-row>
            <table:table-row>
              <table:table-cell office:value-type="string"/>
              <table:table-cell office:value-type="float" office:value="215.952970542027">
                <text:p>215.952970542027</text:p>
              </table:table-cell>
              <table:table-cell office:value-type="float" office:value="-17.4529705420275">
                <text:p>-17.4529705420275</text:p>
              </table:table-cell>
            </table:table-row>
            <table:table-row>
              <table:table-cell office:value-type="string"/>
              <table:table-cell office:value-type="float" office:value="175.581931075563">
                <text:p>175.581931075563</text:p>
              </table:table-cell>
              <table:table-cell office:value-type="float" office:value="36.9180689244367">
                <text:p>36.9180689244367</text:p>
              </table:table-cell>
            </table:table-row>
            <table:table-row>
              <table:table-cell office:value-type="string"/>
              <table:table-cell office:value-type="float" office:value="76.306672193748">
                <text:p>76.306672193748</text:p>
              </table:table-cell>
              <table:table-cell office:value-type="float" office:value="54.193327806252">
                <text:p>54.193327806252</text:p>
              </table:table-cell>
            </table:table-row>
            <table:table-row>
              <table:table-cell office:value-type="string"/>
              <table:table-cell office:value-type="float" office:value="78.2719521734091">
                <text:p>78.2719521734091</text:p>
              </table:table-cell>
              <table:table-cell office:value-type="float" office:value="50.7280478265909">
                <text:p>50.7280478265909</text:p>
              </table:table-cell>
            </table:table-row>
            <table:table-row>
              <table:table-cell office:value-type="string"/>
              <table:table-cell office:value-type="float" office:value="145.091263510296">
                <text:p>145.091263510296</text:p>
              </table:table-cell>
              <table:table-cell office:value-type="float" office:value="82.908736489704">
                <text:p>82.908736489704</text:p>
              </table:table-cell>
            </table:table-row>
            <table:table-row>
              <table:table-cell office:value-type="string"/>
              <table:table-cell office:value-type="float" office:value="267.661435010998">
                <text:p>267.661435010998</text:p>
              </table:table-cell>
              <table:table-cell office:value-type="float" office:value="154.838564989002">
                <text:p>154.838564989002</text:p>
              </table:table-cell>
            </table:table-row>
            <table:table-row>
              <table:table-cell office:value-type="string"/>
              <table:table-cell office:value-type="float" office:value="79.9161984870957">
                <text:p>79.9161984870957</text:p>
              </table:table-cell>
              <table:table-cell office:value-type="float" office:value="65.0838015129043">
                <text:p>65.0838015129043</text:p>
              </table:table-cell>
            </table:table-row>
            <table:table-row>
              <table:table-cell office:value-type="string"/>
              <table:table-cell office:value-type="float" office:value="241.003807033028">
                <text:p>241.003807033028</text:p>
              </table:table-cell>
              <table:table-cell office:value-type="float" office:value="43.9961929669721">
                <text:p>43.9961929669721</text:p>
              </table:table-cell>
            </table:table-row>
            <table:table-row>
              <table:table-cell office:value-type="string"/>
              <table:table-cell office:value-type="float" office:value="120.927904455492">
                <text:p>120.927904455492</text:p>
              </table:table-cell>
              <table:table-cell office:value-type="float" office:value="19.5720955445078">
                <text:p>19.5720955445078</text:p>
              </table:table-cell>
            </table:table-row>
            <table:table-row>
              <table:table-cell office:value-type="string"/>
              <table:table-cell office:value-type="float" office:value="116.568076490714">
                <text:p>116.568076490714</text:p>
              </table:table-cell>
              <table:table-cell office:value-type="float" office:value="72.4319235092861">
                <text:p>72.4319235092861</text:p>
              </table:table-cell>
            </table:table-row>
            <table:table-row>
              <table:table-cell office:value-type="string"/>
              <table:table-cell office:value-type="float" office:value="62.9044357430761">
                <text:p>62.9044357430761</text:p>
              </table:table-cell>
              <table:table-cell office:value-type="float" office:value="35.0955642569239">
                <text:p>35.0955642569239</text:p>
              </table:table-cell>
            </table:table-row>
            <table:table-row>
              <table:table-cell office:value-type="string"/>
              <table:table-cell office:value-type="float" office:value="225.002901531557">
                <text:p>225.002901531557</text:p>
              </table:table-cell>
              <table:table-cell office:value-type="float" office:value="45.4970984684432">
                <text:p>45.4970984684432</text:p>
              </table:table-cell>
            </table:table-row>
            <table:table-row>
              <table:table-cell office:value-type="string"/>
              <table:table-cell office:value-type="float" office:value="174.142151559888">
                <text:p>174.142151559888</text:p>
              </table:table-cell>
              <table:table-cell office:value-type="float" office:value="60.8578484401119">
                <text:p>60.8578484401119</text:p>
              </table:table-cell>
            </table:table-row>
            <table:table-row>
              <table:table-cell office:value-type="string"/>
              <table:table-cell office:value-type="float" office:value="129.508546072196">
                <text:p>129.508546072196</text:p>
              </table:table-cell>
              <table:table-cell office:value-type="float" office:value="51.4914539278036">
                <text:p>51.4914539278036</text:p>
              </table:table-cell>
            </table:table-row>
            <table:table-row>
              <table:table-cell office:value-type="string"/>
              <table:table-cell office:value-type="float" office:value="65.1689243156886">
                <text:p>65.1689243156886</text:p>
              </table:table-cell>
              <table:table-cell office:value-type="float" office:value="31.3310756843114">
                <text:p>31.3310756843114</text:p>
              </table:table-cell>
            </table:table-row>
            <table:table-row>
              <table:table-cell office:value-type="string"/>
              <table:table-cell office:value-type="float" office:value="127.627894760398">
                <text:p>127.627894760398</text:p>
              </table:table-cell>
              <table:table-cell office:value-type="float" office:value="17.8721052396019">
                <text:p>17.8721052396019</text:p>
              </table:table-cell>
            </table:table-row>
            <table:table-row>
              <table:table-cell office:value-type="string"/>
              <table:table-cell office:value-type="float" office:value="207.790865063714">
                <text:p>207.790865063714</text:p>
              </table:table-cell>
              <table:table-cell office:value-type="float" office:value="-2.29086506371382">
                <text:p>-2.29086506371382</text:p>
              </table:table-cell>
            </table:table-row>
            <table:table-row>
              <table:table-cell office:value-type="string"/>
              <table:table-cell office:value-type="float" office:value="149.348483007474">
                <text:p>149.348483007474</text:p>
              </table:table-cell>
              <table:table-cell office:value-type="float" office:value="24.6515169925255">
                <text:p>24.6515169925255</text:p>
              </table:table-cell>
            </table:table-row>
            <table:table-row>
              <table:table-cell office:value-type="string"/>
              <table:table-cell office:value-type="float" office:value="217.405977937047">
                <text:p>217.405977937047</text:p>
              </table:table-cell>
              <table:table-cell office:value-type="float" office:value="51.0940220629529">
                <text:p>51.0940220629529</text:p>
              </table:table-cell>
            </table:table-row>
            <table:table-row>
              <table:table-cell office:value-type="string"/>
              <table:table-cell office:value-type="float" office:value="161.747926054589">
                <text:p>161.747926054589</text:p>
              </table:table-cell>
              <table:table-cell office:value-type="float" office:value="51.252073945411">
                <text:p>51.252073945411</text:p>
              </table:table-cell>
            </table:table-row>
            <table:table-row>
              <table:table-cell office:value-type="string"/>
              <table:table-cell office:value-type="float" office:value="217.007996202429">
                <text:p>217.007996202429</text:p>
              </table:table-cell>
              <table:table-cell office:value-type="float" office:value="68.4920037975707">
                <text:p>68.4920037975707</text:p>
              </table:table-cell>
            </table:table-row>
            <table:table-row>
              <table:table-cell office:value-type="string"/>
              <table:table-cell office:value-type="float" office:value="250.356879538212">
                <text:p>250.356879538212</text:p>
              </table:table-cell>
              <table:table-cell office:value-type="float" office:value="127.643120461788">
                <text:p>127.643120461788</text:p>
              </table:table-cell>
            </table:table-row>
            <table:table-row>
              <table:table-cell office:value-type="string"/>
              <table:table-cell office:value-type="float" office:value="112.488634895846">
                <text:p>112.488634895846</text:p>
              </table:table-cell>
              <table:table-cell office:value-type="float" office:value="24.5113651041545">
                <text:p>24.5113651041545</text:p>
              </table:table-cell>
            </table:table-row>
            <table:table-row>
              <table:table-cell office:value-type="string"/>
              <table:table-cell office:value-type="float" office:value="59.2881338531629">
                <text:p>59.2881338531629</text:p>
              </table:table-cell>
              <table:table-cell office:value-type="float" office:value="35.2118661468371">
                <text:p>35.2118661468371</text:p>
              </table:table-cell>
            </table:table-row>
            <table:table-row>
              <table:table-cell office:value-type="string"/>
              <table:table-cell office:value-type="float" office:value="110.58545818088">
                <text:p>110.58545818088</text:p>
              </table:table-cell>
              <table:table-cell office:value-type="float" office:value="35.4145418191202">
                <text:p>35.4145418191202</text:p>
              </table:table-cell>
            </table:table-row>
            <table:table-row>
              <table:table-cell office:value-type="string"/>
              <table:table-cell office:value-type="float" office:value="216.289052967911">
                <text:p>216.289052967911</text:p>
              </table:table-cell>
              <table:table-cell office:value-type="float" office:value="56.2109470320894">
                <text:p>56.2109470320894</text:p>
              </table:table-cell>
            </table:table-row>
            <table:table-row>
              <table:table-cell office:value-type="string"/>
              <table:table-cell office:value-type="float" office:value="151.022983951764">
                <text:p>151.022983951764</text:p>
              </table:table-cell>
              <table:table-cell office:value-type="float" office:value="34.977016048236">
                <text:p>34.977016048236</text:p>
              </table:table-cell>
            </table:table-row>
            <table:table-row>
              <table:table-cell office:value-type="string"/>
              <table:table-cell office:value-type="float" office:value="143.742336489701">
                <text:p>143.742336489701</text:p>
              </table:table-cell>
              <table:table-cell office:value-type="float" office:value="56.7576635102995">
                <text:p>56.7576635102995</text:p>
              </table:table-cell>
            </table:table-row>
            <table:table-row>
              <table:table-cell office:value-type="string"/>
              <table:table-cell office:value-type="float" office:value="175.922740826075">
                <text:p>175.922740826075</text:p>
              </table:table-cell>
              <table:table-cell office:value-type="float" office:value="29.5772591739246">
                <text:p>29.5772591739246</text:p>
              </table:table-cell>
            </table:table-row>
            <table:table-row>
              <table:table-cell office:value-type="string"/>
              <table:table-cell office:value-type="float" office:value="205.181839568045">
                <text:p>205.181839568045</text:p>
              </table:table-cell>
              <table:table-cell office:value-type="float" office:value="68.3181604319549">
                <text:p>68.3181604319549</text:p>
              </table:table-cell>
            </table:table-row>
            <table:table-row>
              <table:table-cell office:value-type="string"/>
              <table:table-cell office:value-type="float" office:value="168.318352150788">
                <text:p>168.318352150788</text:p>
              </table:table-cell>
              <table:table-cell office:value-type="float" office:value="62.1816478492124">
                <text:p>62.1816478492124</text:p>
              </table:table-cell>
            </table:table-row>
            <table:table-row>
              <table:table-cell office:value-type="string"/>
              <table:table-cell office:value-type="float" office:value="238.388270916393">
                <text:p>238.388270916393</text:p>
              </table:table-cell>
              <table:table-cell office:value-type="float" office:value="38.6117290836073">
                <text:p>38.6117290836073</text:p>
              </table:table-cell>
            </table:table-row>
            <table:table-row>
              <table:table-cell office:value-type="string"/>
              <table:table-cell office:value-type="float" office:value="83.3086520466848">
                <text:p>83.3086520466848</text:p>
              </table:table-cell>
              <table:table-cell office:value-type="float" office:value="41.6913479533152">
                <text:p>41.6913479533152</text:p>
              </table:table-cell>
            </table:table-row>
            <table:table-row>
              <table:table-cell office:value-type="string"/>
              <table:table-cell office:value-type="float" office:value="216.676969118021">
                <text:p>216.676969118021</text:p>
              </table:table-cell>
              <table:table-cell office:value-type="float" office:value="33.3230308819785">
                <text:p>33.3230308819785</text:p>
              </table:table-cell>
            </table:table-row>
            <table:table-row>
              <table:table-cell office:value-type="string"/>
              <table:table-cell office:value-type="float" office:value="211.8488616755">
                <text:p>211.8488616755</text:p>
              </table:table-cell>
              <table:table-cell office:value-type="float" office:value="56.6511383245003">
                <text:p>56.6511383245003</text:p>
              </table:table-cell>
            </table:table-row>
            <table:table-row>
              <table:table-cell office:value-type="string"/>
              <table:table-cell office:value-type="float" office:value="213.826417406314">
                <text:p>213.826417406314</text:p>
              </table:table-cell>
              <table:table-cell office:value-type="float" office:value="53.1735825936863">
                <text:p>53.1735825936863</text:p>
              </table:table-cell>
            </table:table-row>
            <table:table-row>
              <table:table-cell office:value-type="string"/>
              <table:table-cell office:value-type="float" office:value="60.5969497799085">
                <text:p>60.5969497799085</text:p>
              </table:table-cell>
              <table:table-cell office:value-type="float" office:value="25.9030502200915">
                <text:p>25.9030502200915</text:p>
              </table:table-cell>
            </table:table-row>
            <table:table-row>
              <table:table-cell office:value-type="string"/>
              <table:table-cell office:value-type="float" office:value="257.568075443015">
                <text:p>257.568075443015</text:p>
              </table:table-cell>
              <table:table-cell office:value-type="float" office:value="71.4319245569854">
                <text:p>71.4319245569854</text:p>
              </table:table-cell>
            </table:table-row>
            <table:table-row>
              <table:table-cell office:value-type="string"/>
              <table:table-cell office:value-type="float" office:value="223.320042783147">
                <text:p>223.320042783147</text:p>
              </table:table-cell>
              <table:table-cell office:value-type="float" office:value="45.6799572168534">
                <text:p>45.6799572168534</text:p>
              </table:table-cell>
            </table:table-row>
            <table:table-row>
              <table:table-cell office:value-type="string"/>
              <table:table-cell office:value-type="float" office:value="155.504166449675">
                <text:p>155.504166449675</text:p>
              </table:table-cell>
              <table:table-cell office:value-type="float" office:value="75.4958335503246">
                <text:p>75.4958335503246</text:p>
              </table:table-cell>
            </table:table-row>
            <table:table-row>
              <table:table-cell office:value-type="string"/>
              <table:table-cell office:value-type="float" office:value="190.729163733221">
                <text:p>190.729163733221</text:p>
              </table:table-cell>
              <table:table-cell office:value-type="float" office:value="42.7708362667794">
                <text:p>42.7708362667794</text:p>
              </table:table-cell>
            </table:table-row>
            <table:table-row>
              <table:table-cell office:value-type="string"/>
              <table:table-cell office:value-type="float" office:value="63.142135623731">
                <text:p>63.142135623731</text:p>
              </table:table-cell>
              <table:table-cell office:value-type="float" office:value="34.857864376269">
                <text:p>34.857864376269</text:p>
              </table:table-cell>
            </table:table-row>
            <table:table-row>
              <table:table-cell office:value-type="string"/>
              <table:table-cell office:value-type="float" office:value="212.812378205055">
                <text:p>212.812378205055</text:p>
              </table:table-cell>
              <table:table-cell office:value-type="float" office:value="9.68762179494483">
                <text:p>9.68762179494483</text:p>
              </table:table-cell>
            </table:table-row>
            <table:table-row>
              <table:table-cell office:value-type="string"/>
              <table:table-cell office:value-type="float" office:value="56.5692446601545">
                <text:p>56.5692446601545</text:p>
              </table:table-cell>
              <table:table-cell office:value-type="float" office:value="32.4307553398456">
                <text:p>32.4307553398456</text:p>
              </table:table-cell>
            </table:table-row>
            <table:table-row>
              <table:table-cell office:value-type="string"/>
              <table:table-cell office:value-type="float" office:value="122.421274210094">
                <text:p>122.421274210094</text:p>
              </table:table-cell>
              <table:table-cell office:value-type="float" office:value="51.5787257899061">
                <text:p>51.5787257899061</text:p>
              </table:table-cell>
            </table:table-row>
            <table:table-row>
              <table:table-cell office:value-type="string"/>
              <table:table-cell office:value-type="float" office:value="212.689424457841">
                <text:p>212.689424457841</text:p>
              </table:table-cell>
              <table:table-cell office:value-type="float" office:value="84.8105755421587">
                <text:p>84.8105755421587</text:p>
              </table:table-cell>
            </table:table-row>
            <table:table-row>
              <table:table-cell office:value-type="string"/>
              <table:table-cell office:value-type="float" office:value="179.447943677181">
                <text:p>179.447943677181</text:p>
              </table:table-cell>
              <table:table-cell office:value-type="float" office:value="87.0520563228189">
                <text:p>87.0520563228189</text:p>
              </table:table-cell>
            </table:table-row>
            <table:table-row>
              <table:table-cell office:value-type="string"/>
              <table:table-cell office:value-type="float" office:value="77.3308456325923">
                <text:p>77.3308456325923</text:p>
              </table:table-cell>
              <table:table-cell office:value-type="float" office:value="32.6691543674077">
                <text:p>32.6691543674077</text:p>
              </table:table-cell>
            </table:table-row>
            <table:table-row>
              <table:table-cell office:value-type="string"/>
              <table:table-cell office:value-type="float" office:value="195.224086025207">
                <text:p>195.224086025207</text:p>
              </table:table-cell>
              <table:table-cell office:value-type="float" office:value="57.7759139747934">
                <text:p>57.7759139747934</text:p>
              </table:table-cell>
            </table:table-row>
            <table:table-row>
              <table:table-cell office:value-type="string"/>
              <table:table-cell office:value-type="float" office:value="84.0713075057055">
                <text:p>84.0713075057055</text:p>
              </table:table-cell>
              <table:table-cell office:value-type="float" office:value="41.9286924942945">
                <text:p>41.9286924942945</text:p>
              </table:table-cell>
            </table:table-row>
            <table:table-row>
              <table:table-cell office:value-type="string"/>
              <table:table-cell office:value-type="float" office:value="179.497586827619">
                <text:p>179.497586827619</text:p>
              </table:table-cell>
              <table:table-cell office:value-type="float" office:value="50.0024131723815">
                <text:p>50.0024131723815</text:p>
              </table:table-cell>
            </table:table-row>
            <table:table-row>
              <table:table-cell office:value-type="string"/>
              <table:table-cell office:value-type="float" office:value="103.771939216348">
                <text:p>103.771939216348</text:p>
              </table:table-cell>
              <table:table-cell office:value-type="float" office:value="38.2280607836521">
                <text:p>38.2280607836521</text:p>
              </table:table-cell>
            </table:table-row>
            <table:table-row>
              <table:table-cell office:value-type="string"/>
              <table:table-cell office:value-type="float" office:value="243.917474020856">
                <text:p>243.917474020856</text:p>
              </table:table-cell>
              <table:table-cell office:value-type="float" office:value="46.0825259791443">
                <text:p>46.0825259791443</text:p>
              </table:table-cell>
            </table:table-row>
            <table:table-row>
              <table:table-cell office:value-type="string"/>
              <table:table-cell office:value-type="float" office:value="97.1101827849743">
                <text:p>97.1101827849743</text:p>
              </table:table-cell>
              <table:table-cell office:value-type="float" office:value="53.8898172150257">
                <text:p>53.8898172150257</text:p>
              </table:table-cell>
            </table:table-row>
            <table:table-row>
              <table:table-cell office:value-type="string"/>
              <table:table-cell office:value-type="float" office:value="108.09573428829">
                <text:p>108.09573428829</text:p>
              </table:table-cell>
              <table:table-cell office:value-type="float" office:value="36.4042657117103">
                <text:p>36.4042657117103</text:p>
              </table:table-cell>
            </table:table-row>
            <table:table-row>
              <table:table-cell office:value-type="string"/>
              <table:table-cell office:value-type="float" office:value="125.461884007206">
                <text:p>125.461884007206</text:p>
              </table:table-cell>
              <table:table-cell office:value-type="float" office:value="55.5381159927939">
                <text:p>55.5381159927939</text:p>
              </table:table-cell>
            </table:table-row>
            <table:table-row>
              <table:table-cell office:value-type="string"/>
              <table:table-cell office:value-type="float" office:value="206.654375194511">
                <text:p>206.654375194511</text:p>
              </table:table-cell>
              <table:table-cell office:value-type="float" office:value="90.8456248054893">
                <text:p>90.8456248054893</text:p>
              </table:table-cell>
            </table:table-row>
            <table:table-row>
              <table:table-cell office:value-type="string"/>
              <table:table-cell office:value-type="float" office:value="181.610665905756">
                <text:p>181.610665905756</text:p>
              </table:table-cell>
              <table:table-cell office:value-type="float" office:value="75.8893340942436">
                <text:p>75.8893340942436</text:p>
              </table:table-cell>
            </table:table-row>
            <table:table-row>
              <table:table-cell office:value-type="string"/>
              <table:table-cell office:value-type="float" office:value="105.855179521029">
                <text:p>105.855179521029</text:p>
              </table:table-cell>
              <table:table-cell office:value-type="float" office:value="65.1448204789706">
                <text:p>65.1448204789706</text:p>
              </table:table-cell>
            </table:table-row>
            <table:table-row>
              <table:table-cell office:value-type="string"/>
              <table:table-cell office:value-type="float" office:value="230.381500250107">
                <text:p>230.381500250107</text:p>
              </table:table-cell>
              <table:table-cell office:value-type="float" office:value="66.118499749893">
                <text:p>66.118499749893</text:p>
              </table:table-cell>
            </table:table-row>
            <table:table-row>
              <table:table-cell office:value-type="string"/>
              <table:table-cell office:value-type="float" office:value="150.581876439065">
                <text:p>150.581876439065</text:p>
              </table:table-cell>
              <table:table-cell office:value-type="float" office:value="31.4181235609351">
                <text:p>31.4181235609351</text:p>
              </table:table-cell>
            </table:table-row>
            <table:table-row>
              <table:table-cell office:value-type="string"/>
              <table:table-cell office:value-type="float" office:value="111.533090023521">
                <text:p>111.533090023521</text:p>
              </table:table-cell>
              <table:table-cell office:value-type="float" office:value="38.4669099764793">
                <text:p>38.4669099764793</text:p>
              </table:table-cell>
            </table:table-row>
            <table:table-row>
              <table:table-cell office:value-type="string"/>
              <table:table-cell office:value-type="float" office:value="131.103764589251">
                <text:p>131.103764589251</text:p>
              </table:table-cell>
              <table:table-cell office:value-type="float" office:value="26.3962354107494">
                <text:p>26.3962354107494</text:p>
              </table:table-cell>
            </table:table-row>
            <table:table-row>
              <table:table-cell office:value-type="string"/>
              <table:table-cell office:value-type="float" office:value="218.449558669303">
                <text:p>218.449558669303</text:p>
              </table:table-cell>
              <table:table-cell office:value-type="float" office:value="90.0504413306966">
                <text:p>90.0504413306966</text:p>
              </table:table-cell>
            </table:table-row>
            <table:table-row>
              <table:table-cell office:value-type="string"/>
              <table:table-cell office:value-type="float" office:value="170.429592332728">
                <text:p>170.429592332728</text:p>
              </table:table-cell>
              <table:table-cell office:value-type="float" office:value="50.070407667272">
                <text:p>50.070407667272</text:p>
              </table:table-cell>
            </table:table-row>
            <table:table-row>
              <table:table-cell office:value-type="string"/>
              <table:table-cell office:value-type="float" office:value="58.0458327466441">
                <text:p>58.0458327466441</text:p>
              </table:table-cell>
              <table:table-cell office:value-type="float" office:value="28.4541672533559">
                <text:p>28.4541672533559</text:p>
              </table:table-cell>
            </table:table-row>
            <table:table-row>
              <table:table-cell office:value-type="string"/>
              <table:table-cell office:value-type="float" office:value="289.576706166154">
                <text:p>289.576706166154</text:p>
              </table:table-cell>
              <table:table-cell office:value-type="float" office:value="121.923293833846">
                <text:p>121.923293833846</text:p>
              </table:table-cell>
            </table:table-row>
            <table:table-row>
              <table:table-cell office:value-type="string"/>
              <table:table-cell office:value-type="float" office:value="103.542822688662">
                <text:p>103.542822688662</text:p>
              </table:table-cell>
              <table:table-cell office:value-type="float" office:value="32.957177311338">
                <text:p>32.957177311338</text:p>
              </table:table-cell>
            </table:table-row>
            <table:table-row>
              <table:table-cell office:value-type="string"/>
              <table:table-cell office:value-type="float" office:value="232.201910808645">
                <text:p>232.201910808645</text:p>
              </table:table-cell>
              <table:table-cell office:value-type="float" office:value="43.7980891913545">
                <text:p>43.7980891913545</text:p>
              </table:table-cell>
            </table:table-row>
            <table:table-row>
              <table:table-cell office:value-type="string"/>
              <table:table-cell office:value-type="float" office:value="157.155904799534">
                <text:p>157.155904799534</text:p>
              </table:table-cell>
              <table:table-cell office:value-type="float" office:value="71.3440952004661">
                <text:p>71.3440952004661</text:p>
              </table:table-cell>
            </table:table-row>
            <table:table-row>
              <table:table-cell office:value-type="string"/>
              <table:table-cell office:value-type="float" office:value="199.683677355286">
                <text:p>199.683677355286</text:p>
              </table:table-cell>
              <table:table-cell office:value-type="float" office:value="18.8163226447138">
                <text:p>18.8163226447138</text:p>
              </table:table-cell>
            </table:table-row>
            <table:table-row>
              <table:table-cell office:value-type="string"/>
              <table:table-cell office:value-type="float" office:value="154.309978655554">
                <text:p>154.309978655554</text:p>
              </table:table-cell>
              <table:table-cell office:value-type="float" office:value="24.6900213444462">
                <text:p>24.6900213444462</text:p>
              </table:table-cell>
            </table:table-row>
            <table:table-row>
              <table:table-cell office:value-type="string"/>
              <table:table-cell office:value-type="float" office:value="211.656381494593">
                <text:p>211.656381494593</text:p>
              </table:table-cell>
              <table:table-cell office:value-type="float" office:value="40.8436185054068">
                <text:p>40.8436185054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A2:Sheet1.AB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A2:Sheet1.AA101" chart:attached-axis="primary-y">
            <chart:data-point/>
          </chart:series>
          <chart:series chart:values-cell-range-address="Sheet1.AB2:Sheet1.AB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2.663928280061">
                <text:p>152.663928280061</text:p>
                <draw:g>
                  <svg:desc>Sheet1.AA2:Sheet1.AA101</svg:desc>
                </draw:g>
              </table:table-cell>
              <table:table-cell office:value-type="float" office:value="58.8360717199394">
                <text:p>58.8360717199394</text:p>
                <draw:g>
                  <svg:desc>Sheet1.AB2:Sheet1.AB101</svg:desc>
                </draw:g>
              </table:table-cell>
            </table:table-row>
            <table:table-row>
              <table:table-cell office:value-type="string"/>
              <table:table-cell office:value-type="float" office:value="102.291608956491">
                <text:p>102.291608956491</text:p>
              </table:table-cell>
              <table:table-cell office:value-type="float" office:value="72.2083910435087">
                <text:p>72.2083910435087</text:p>
              </table:table-cell>
            </table:table-row>
            <table:table-row>
              <table:table-cell office:value-type="string"/>
              <table:table-cell office:value-type="float" office:value="142.971688027132">
                <text:p>142.971688027132</text:p>
              </table:table-cell>
              <table:table-cell office:value-type="float" office:value="102.528311972868">
                <text:p>102.528311972868</text:p>
              </table:table-cell>
            </table:table-row>
            <table:table-row>
              <table:table-cell office:value-type="string"/>
              <table:table-cell office:value-type="float" office:value="119.535921775461">
                <text:p>119.535921775461</text:p>
              </table:table-cell>
              <table:table-cell office:value-type="float" office:value="53.9640782245387">
                <text:p>53.9640782245387</text:p>
              </table:table-cell>
            </table:table-row>
            <table:table-row>
              <table:table-cell office:value-type="string"/>
              <table:table-cell office:value-type="float" office:value="161.767420563927">
                <text:p>161.767420563927</text:p>
              </table:table-cell>
              <table:table-cell office:value-type="float" office:value="79.2325794360733">
                <text:p>79.2325794360733</text:p>
              </table:table-cell>
            </table:table-row>
            <table:table-row>
              <table:table-cell office:value-type="string"/>
              <table:table-cell office:value-type="float" office:value="291.365062194524">
                <text:p>291.365062194524</text:p>
              </table:table-cell>
              <table:table-cell office:value-type="float" office:value="155.634937805476">
                <text:p>155.634937805476</text:p>
              </table:table-cell>
            </table:table-row>
            <table:table-row>
              <table:table-cell office:value-type="string"/>
              <table:table-cell office:value-type="float" office:value="165.430064295698">
                <text:p>165.430064295698</text:p>
              </table:table-cell>
              <table:table-cell office:value-type="float" office:value="99.0699357043018">
                <text:p>99.0699357043018</text:p>
              </table:table-cell>
            </table:table-row>
            <table:table-row>
              <table:table-cell office:value-type="string"/>
              <table:table-cell office:value-type="float" office:value="122.200694431886">
                <text:p>122.200694431886</text:p>
              </table:table-cell>
              <table:table-cell office:value-type="float" office:value="83.7993055681138">
                <text:p>83.7993055681138</text:p>
              </table:table-cell>
            </table:table-row>
            <table:table-row>
              <table:table-cell office:value-type="string"/>
              <table:table-cell office:value-type="float" office:value="184.85278181475">
                <text:p>184.85278181475</text:p>
              </table:table-cell>
              <table:table-cell office:value-type="float" office:value="49.1472181852505">
                <text:p>49.1472181852505</text:p>
              </table:table-cell>
            </table:table-row>
            <table:table-row>
              <table:table-cell office:value-type="string"/>
              <table:table-cell office:value-type="float" office:value="142.349650042137">
                <text:p>142.349650042137</text:p>
              </table:table-cell>
              <table:table-cell office:value-type="float" office:value="66.1503499578627">
                <text:p>66.1503499578627</text:p>
              </table:table-cell>
            </table:table-row>
            <table:table-row>
              <table:table-cell office:value-type="string"/>
              <table:table-cell office:value-type="float" office:value="200.596090168052">
                <text:p>200.596090168052</text:p>
              </table:table-cell>
              <table:table-cell office:value-type="float" office:value="130.903909831948">
                <text:p>130.903909831948</text:p>
              </table:table-cell>
            </table:table-row>
            <table:table-row>
              <table:table-cell office:value-type="string"/>
              <table:table-cell office:value-type="float" office:value="190.716109941581">
                <text:p>190.716109941581</text:p>
              </table:table-cell>
              <table:table-cell office:value-type="float" office:value="158.783890058419">
                <text:p>158.783890058419</text:p>
              </table:table-cell>
            </table:table-row>
            <table:table-row>
              <table:table-cell office:value-type="string"/>
              <table:table-cell office:value-type="float" office:value="299.622817440154">
                <text:p>299.622817440154</text:p>
              </table:table-cell>
              <table:table-cell office:value-type="float" office:value="63.3771825598458">
                <text:p>63.3771825598458</text:p>
              </table:table-cell>
            </table:table-row>
            <table:table-row>
              <table:table-cell office:value-type="string"/>
              <table:table-cell office:value-type="float" office:value="143.784707881305">
                <text:p>143.784707881305</text:p>
              </table:table-cell>
              <table:table-cell office:value-type="float" office:value="59.7152921186947">
                <text:p>59.7152921186947</text:p>
              </table:table-cell>
            </table:table-row>
            <table:table-row>
              <table:table-cell office:value-type="string"/>
              <table:table-cell office:value-type="float" office:value="297.087400387318">
                <text:p>297.087400387318</text:p>
              </table:table-cell>
              <table:table-cell office:value-type="float" office:value="52.9125996126818">
                <text:p>52.9125996126818</text:p>
              </table:table-cell>
            </table:table-row>
            <table:table-row>
              <table:table-cell office:value-type="string"/>
              <table:table-cell office:value-type="float" office:value="324.429349406394">
                <text:p>324.429349406394</text:p>
              </table:table-cell>
              <table:table-cell office:value-type="float" office:value="44.0706505936056">
                <text:p>44.0706505936056</text:p>
              </table:table-cell>
            </table:table-row>
            <table:table-row>
              <table:table-cell office:value-type="string"/>
              <table:table-cell office:value-type="float" office:value="288.966233469169">
                <text:p>288.966233469169</text:p>
              </table:table-cell>
              <table:table-cell office:value-type="float" office:value="94.0337665308305">
                <text:p>94.0337665308305</text:p>
              </table:table-cell>
            </table:table-row>
            <table:table-row>
              <table:table-cell office:value-type="string"/>
              <table:table-cell office:value-type="float" office:value="279.189177327343">
                <text:p>279.189177327343</text:p>
              </table:table-cell>
              <table:table-cell office:value-type="float" office:value="157.310822672657">
                <text:p>157.310822672657</text:p>
              </table:table-cell>
            </table:table-row>
            <table:table-row>
              <table:table-cell office:value-type="string"/>
              <table:table-cell office:value-type="float" office:value="245.563009411901">
                <text:p>245.563009411901</text:p>
              </table:table-cell>
              <table:table-cell office:value-type="float" office:value="171.436990588099">
                <text:p>171.436990588099</text:p>
              </table:table-cell>
            </table:table-row>
            <table:table-row>
              <table:table-cell office:value-type="string"/>
              <table:table-cell office:value-type="float" office:value="316.95288648723">
                <text:p>316.95288648723</text:p>
              </table:table-cell>
              <table:table-cell office:value-type="float" office:value="133.04711351277">
                <text:p>133.04711351277</text:p>
              </table:table-cell>
            </table:table-row>
            <table:table-row>
              <table:table-cell office:value-type="string"/>
              <table:table-cell office:value-type="float" office:value="128.106091646963">
                <text:p>128.106091646963</text:p>
              </table:table-cell>
              <table:table-cell office:value-type="float" office:value="63.393908353037">
                <text:p>63.393908353037</text:p>
              </table:table-cell>
            </table:table-row>
            <table:table-row>
              <table:table-cell office:value-type="string"/>
              <table:table-cell office:value-type="float" office:value="237.958806348123">
                <text:p>237.958806348123</text:p>
              </table:table-cell>
              <table:table-cell office:value-type="float" office:value="153.541193651877">
                <text:p>153.541193651877</text:p>
              </table:table-cell>
            </table:table-row>
            <table:table-row>
              <table:table-cell office:value-type="string"/>
              <table:table-cell office:value-type="float" office:value="177.119910085899">
                <text:p>177.119910085899</text:p>
              </table:table-cell>
              <table:table-cell office:value-type="float" office:value="100.380089914101">
                <text:p>100.380089914101</text:p>
              </table:table-cell>
            </table:table-row>
            <table:table-row>
              <table:table-cell office:value-type="string"/>
              <table:table-cell office:value-type="float" office:value="331.832633050131">
                <text:p>331.832633050131</text:p>
              </table:table-cell>
              <table:table-cell office:value-type="float" office:value="173.167366949869">
                <text:p>173.167366949869</text:p>
              </table:table-cell>
            </table:table-row>
            <table:table-row>
              <table:table-cell office:value-type="string"/>
              <table:table-cell office:value-type="float" office:value="135.537011669192">
                <text:p>135.537011669192</text:p>
              </table:table-cell>
              <table:table-cell office:value-type="float" office:value="81.4629883308085">
                <text:p>81.4629883308085</text:p>
              </table:table-cell>
            </table:table-row>
            <table:table-row>
              <table:table-cell office:value-type="string"/>
              <table:table-cell office:value-type="float" office:value="234.388424146097">
                <text:p>234.388424146097</text:p>
              </table:table-cell>
              <table:table-cell office:value-type="float" office:value="133.111575853903">
                <text:p>133.111575853903</text:p>
              </table:table-cell>
            </table:table-row>
            <table:table-row>
              <table:table-cell office:value-type="string"/>
              <table:table-cell office:value-type="float" office:value="130.407835094989">
                <text:p>130.407835094989</text:p>
              </table:table-cell>
              <table:table-cell office:value-type="float" office:value="80.0921649050109">
                <text:p>80.0921649050109</text:p>
              </table:table-cell>
            </table:table-row>
            <table:table-row>
              <table:table-cell office:value-type="string"/>
              <table:table-cell office:value-type="float" office:value="312.674712308856">
                <text:p>312.674712308856</text:p>
              </table:table-cell>
              <table:table-cell office:value-type="float" office:value="119.325287691144">
                <text:p>119.325287691144</text:p>
              </table:table-cell>
            </table:table-row>
            <table:table-row>
              <table:table-cell office:value-type="string"/>
              <table:table-cell office:value-type="float" office:value="210.971822180922">
                <text:p>210.971822180922</text:p>
              </table:table-cell>
              <table:table-cell office:value-type="float" office:value="87.5281778190782">
                <text:p>87.5281778190782</text:p>
              </table:table-cell>
            </table:table-row>
            <table:table-row>
              <table:table-cell office:value-type="string"/>
              <table:table-cell office:value-type="float" office:value="187.656165337077">
                <text:p>187.656165337077</text:p>
              </table:table-cell>
              <table:table-cell office:value-type="float" office:value="83.8438346629227">
                <text:p>83.8438346629227</text:p>
              </table:table-cell>
            </table:table-row>
            <table:table-row>
              <table:table-cell office:value-type="string"/>
              <table:table-cell office:value-type="float" office:value="336.493291557053">
                <text:p>336.493291557053</text:p>
              </table:table-cell>
              <table:table-cell office:value-type="float" office:value="116.006708442947">
                <text:p>116.006708442947</text:p>
              </table:table-cell>
            </table:table-row>
            <table:table-row>
              <table:table-cell office:value-type="string"/>
              <table:table-cell office:value-type="float" office:value="213.519863055913">
                <text:p>213.519863055913</text:p>
              </table:table-cell>
              <table:table-cell office:value-type="float" office:value="94.9801369440871">
                <text:p>94.9801369440871</text:p>
              </table:table-cell>
            </table:table-row>
            <table:table-row>
              <table:table-cell office:value-type="string"/>
              <table:table-cell office:value-type="float" office:value="311.75">
                <text:p>31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/>
              <table:table-cell office:value-type="float" office:value="198.024769247607">
                <text:p>198.024769247607</text:p>
              </table:table-cell>
              <table:table-cell office:value-type="float" office:value="86.975230752393">
                <text:p>86.975230752393</text:p>
              </table:table-cell>
            </table:table-row>
            <table:table-row>
              <table:table-cell office:value-type="string"/>
              <table:table-cell office:value-type="float" office:value="213.469921944783">
                <text:p>213.469921944783</text:p>
              </table:table-cell>
              <table:table-cell office:value-type="float" office:value="116.530078055217">
                <text:p>116.530078055217</text:p>
              </table:table-cell>
            </table:table-row>
            <table:table-row>
              <table:table-cell office:value-type="string"/>
              <table:table-cell office:value-type="float" office:value="293.808976180578">
                <text:p>293.808976180578</text:p>
              </table:table-cell>
              <table:table-cell office:value-type="float" office:value="91.6910238194218">
                <text:p>91.6910238194218</text:p>
              </table:table-cell>
            </table:table-row>
            <table:table-row>
              <table:table-cell office:value-type="string"/>
              <table:table-cell office:value-type="float" office:value="274.433826633544">
                <text:p>274.433826633544</text:p>
              </table:table-cell>
              <table:table-cell office:value-type="float" office:value="106.066173366456">
                <text:p>106.066173366456</text:p>
              </table:table-cell>
            </table:table-row>
            <table:table-row>
              <table:table-cell office:value-type="string"/>
              <table:table-cell office:value-type="float" office:value="111.458289839897">
                <text:p>111.458289839897</text:p>
              </table:table-cell>
              <table:table-cell office:value-type="float" office:value="71.5417101601031">
                <text:p>71.5417101601031</text:p>
              </table:table-cell>
            </table:table-row>
            <table:table-row>
              <table:table-cell office:value-type="string"/>
              <table:table-cell office:value-type="float" office:value="245.713030785895">
                <text:p>245.713030785895</text:p>
              </table:table-cell>
              <table:table-cell office:value-type="float" office:value="95.2869692141049">
                <text:p>95.2869692141049</text:p>
              </table:table-cell>
            </table:table-row>
            <table:table-row>
              <table:table-cell office:value-type="string"/>
              <table:table-cell office:value-type="float" office:value="165.870586644117">
                <text:p>165.870586644117</text:p>
              </table:table-cell>
              <table:table-cell office:value-type="float" office:value="115.129413355883">
                <text:p>115.129413355883</text:p>
              </table:table-cell>
            </table:table-row>
            <table:table-row>
              <table:table-cell office:value-type="string"/>
              <table:table-cell office:value-type="float" office:value="294.974674172758">
                <text:p>294.974674172758</text:p>
              </table:table-cell>
              <table:table-cell office:value-type="float" office:value="114.025325827242">
                <text:p>114.025325827242</text:p>
              </table:table-cell>
            </table:table-row>
            <table:table-row>
              <table:table-cell office:value-type="string"/>
              <table:table-cell office:value-type="float" office:value="100.334743553029">
                <text:p>100.334743553029</text:p>
              </table:table-cell>
              <table:table-cell office:value-type="float" office:value="46.1652564469712">
                <text:p>46.1652564469712</text:p>
              </table:table-cell>
            </table:table-row>
            <table:table-row>
              <table:table-cell office:value-type="string"/>
              <table:table-cell office:value-type="float" office:value="118.052153427793">
                <text:p>118.052153427793</text:p>
              </table:table-cell>
              <table:table-cell office:value-type="float" office:value="82.4478465722074">
                <text:p>82.4478465722074</text:p>
              </table:table-cell>
            </table:table-row>
            <table:table-row>
              <table:table-cell office:value-type="string"/>
              <table:table-cell office:value-type="float" office:value="233.68582335844">
                <text:p>233.68582335844</text:p>
              </table:table-cell>
              <table:table-cell office:value-type="float" office:value="113.31417664156">
                <text:p>113.31417664156</text:p>
              </table:table-cell>
            </table:table-row>
            <table:table-row>
              <table:table-cell office:value-type="string"/>
              <table:table-cell office:value-type="float" office:value="199.931545794418">
                <text:p>199.931545794418</text:p>
              </table:table-cell>
              <table:table-cell office:value-type="float" office:value="78.5684542055824">
                <text:p>78.5684542055824</text:p>
              </table:table-cell>
            </table:table-row>
            <table:table-row>
              <table:table-cell office:value-type="string"/>
              <table:table-cell office:value-type="float" office:value="205.331487001453">
                <text:p>205.331487001453</text:p>
              </table:table-cell>
              <table:table-cell office:value-type="float" office:value="66.1685129985473">
                <text:p>66.1685129985473</text:p>
              </table:table-cell>
            </table:table-row>
            <table:table-row>
              <table:table-cell office:value-type="string"/>
              <table:table-cell office:value-type="float" office:value="300.770430685515">
                <text:p>300.770430685515</text:p>
              </table:table-cell>
              <table:table-cell office:value-type="float" office:value="92.7295693144852">
                <text:p>92.7295693144852</text:p>
              </table:table-cell>
            </table:table-row>
            <table:table-row>
              <table:table-cell office:value-type="string"/>
              <table:table-cell office:value-type="float" office:value="258.151187909134">
                <text:p>258.151187909134</text:p>
              </table:table-cell>
              <table:table-cell office:value-type="float" office:value="164.848812090866">
                <text:p>164.848812090866</text:p>
              </table:table-cell>
            </table:table-row>
            <table:table-row>
              <table:table-cell office:value-type="string"/>
              <table:table-cell office:value-type="float" office:value="352.177124181314">
                <text:p>352.177124181314</text:p>
              </table:table-cell>
              <table:table-cell office:value-type="float" office:value="99.8228758186863">
                <text:p>99.8228758186863</text:p>
              </table:table-cell>
            </table:table-row>
            <table:table-row>
              <table:table-cell office:value-type="string"/>
              <table:table-cell office:value-type="float" office:value="177.272494939777">
                <text:p>177.272494939777</text:p>
              </table:table-cell>
              <table:table-cell office:value-type="float" office:value="77.2275050602232">
                <text:p>77.2275050602232</text:p>
              </table:table-cell>
            </table:table-row>
            <table:table-row>
              <table:table-cell office:value-type="string"/>
              <table:table-cell office:value-type="float" office:value="152.75">
                <text:p>152.7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/>
              <table:table-cell office:value-type="float" office:value="145.450880190561">
                <text:p>145.450880190561</text:p>
              </table:table-cell>
              <table:table-cell office:value-type="float" office:value="72.5491198094385">
                <text:p>72.5491198094385</text:p>
              </table:table-cell>
            </table:table-row>
            <table:table-row>
              <table:table-cell office:value-type="string"/>
              <table:table-cell office:value-type="float" office:value="275.337926409519">
                <text:p>275.337926409519</text:p>
              </table:table-cell>
              <table:table-cell office:value-type="float" office:value="63.6620735904814">
                <text:p>63.6620735904814</text:p>
              </table:table-cell>
            </table:table-row>
            <table:table-row>
              <table:table-cell office:value-type="string"/>
              <table:table-cell office:value-type="float" office:value="252.46943666013">
                <text:p>252.46943666013</text:p>
              </table:table-cell>
              <table:table-cell office:value-type="float" office:value="132.53056333987">
                <text:p>132.53056333987</text:p>
              </table:table-cell>
            </table:table-row>
            <table:table-row>
              <table:table-cell office:value-type="string"/>
              <table:table-cell office:value-type="float" office:value="239.561918344975">
                <text:p>239.561918344975</text:p>
              </table:table-cell>
              <table:table-cell office:value-type="float" office:value="214.938081655025">
                <text:p>214.938081655025</text:p>
              </table:table-cell>
            </table:table-row>
            <table:table-row>
              <table:table-cell office:value-type="string"/>
              <table:table-cell office:value-type="float" office:value="241.846210990525">
                <text:p>241.846210990525</text:p>
              </table:table-cell>
              <table:table-cell office:value-type="float" office:value="95.1537890094746">
                <text:p>95.1537890094746</text:p>
              </table:table-cell>
            </table:table-row>
            <table:table-row>
              <table:table-cell office:value-type="string"/>
              <table:table-cell office:value-type="float" office:value="190.02272140611">
                <text:p>190.02272140611</text:p>
              </table:table-cell>
              <table:table-cell office:value-type="float" office:value="101.97727859389">
                <text:p>101.97727859389</text:p>
              </table:table-cell>
            </table:table-row>
            <table:table-row>
              <table:table-cell office:value-type="string"/>
              <table:table-cell office:value-type="float" office:value="222.284195253865">
                <text:p>222.284195253865</text:p>
              </table:table-cell>
              <table:table-cell office:value-type="float" office:value="88.2158047461347">
                <text:p>88.2158047461347</text:p>
              </table:table-cell>
            </table:table-row>
            <table:table-row>
              <table:table-cell office:value-type="string"/>
              <table:table-cell office:value-type="float" office:value="271.818443147039">
                <text:p>271.818443147039</text:p>
              </table:table-cell>
              <table:table-cell office:value-type="float" office:value="86.6815568529606">
                <text:p>86.6815568529606</text:p>
              </table:table-cell>
            </table:table-row>
            <table:table-row>
              <table:table-cell office:value-type="string"/>
              <table:table-cell office:value-type="float" office:value="142.515696912178">
                <text:p>142.515696912178</text:p>
              </table:table-cell>
              <table:table-cell office:value-type="float" office:value="73.484303087822">
                <text:p>73.484303087822</text:p>
              </table:table-cell>
            </table:table-row>
            <table:table-row>
              <table:table-cell office:value-type="string"/>
              <table:table-cell office:value-type="float" office:value="314.169540187176">
                <text:p>314.169540187176</text:p>
              </table:table-cell>
              <table:table-cell office:value-type="float" office:value="120.830459812824">
                <text:p>120.830459812824</text:p>
              </table:table-cell>
            </table:table-row>
            <table:table-row>
              <table:table-cell office:value-type="string"/>
              <table:table-cell office:value-type="float" office:value="257.262767502615">
                <text:p>257.262767502615</text:p>
              </table:table-cell>
              <table:table-cell office:value-type="float" office:value="133.237232497385">
                <text:p>133.237232497385</text:p>
              </table:table-cell>
            </table:table-row>
            <table:table-row>
              <table:table-cell office:value-type="string"/>
              <table:table-cell office:value-type="float" office:value="179.679328781188">
                <text:p>179.679328781188</text:p>
              </table:table-cell>
              <table:table-cell office:value-type="float" office:value="107.820671218813">
                <text:p>107.820671218813</text:p>
              </table:table-cell>
            </table:table-row>
            <table:table-row>
              <table:table-cell office:value-type="string"/>
              <table:table-cell office:value-type="float" office:value="139.976795980975">
                <text:p>139.976795980975</text:p>
              </table:table-cell>
              <table:table-cell office:value-type="float" office:value="47.5232040190252">
                <text:p>47.5232040190252</text:p>
              </table:table-cell>
            </table:table-row>
            <table:table-row>
              <table:table-cell office:value-type="string"/>
              <table:table-cell office:value-type="float" office:value="305.345169995028">
                <text:p>305.345169995028</text:p>
              </table:table-cell>
              <table:table-cell office:value-type="float" office:value="172.154830004972">
                <text:p>172.154830004972</text:p>
              </table:table-cell>
            </table:table-row>
            <table:table-row>
              <table:table-cell office:value-type="string"/>
              <table:table-cell office:value-type="float" office:value="286.097920706676">
                <text:p>286.097920706676</text:p>
              </table:table-cell>
              <table:table-cell office:value-type="float" office:value="80.9020792933242">
                <text:p>80.9020792933242</text:p>
              </table:table-cell>
            </table:table-row>
            <table:table-row>
              <table:table-cell office:value-type="string"/>
              <table:table-cell office:value-type="float" office:value="254.92023152518">
                <text:p>254.92023152518</text:p>
              </table:table-cell>
              <table:table-cell office:value-type="float" office:value="192.57976847482">
                <text:p>192.57976847482</text:p>
              </table:table-cell>
            </table:table-row>
            <table:table-row>
              <table:table-cell office:value-type="string"/>
              <table:table-cell office:value-type="float" office:value="351.49509792142">
                <text:p>351.49509792142</text:p>
              </table:table-cell>
              <table:table-cell office:value-type="float" office:value="147.50490207858">
                <text:p>147.50490207858</text:p>
              </table:table-cell>
            </table:table-row>
            <table:table-row>
              <table:table-cell office:value-type="string"/>
              <table:table-cell office:value-type="float" office:value="149.191352507369">
                <text:p>149.191352507369</text:p>
              </table:table-cell>
              <table:table-cell office:value-type="float" office:value="85.3086474926311">
                <text:p>85.3086474926311</text:p>
              </table:table-cell>
            </table:table-row>
            <table:table-row>
              <table:table-cell office:value-type="string"/>
              <table:table-cell office:value-type="float" office:value="175.438776619826">
                <text:p>175.438776619826</text:p>
              </table:table-cell>
              <table:table-cell office:value-type="float" office:value="105.061223380174">
                <text:p>105.061223380174</text:p>
              </table:table-cell>
            </table:table-row>
            <table:table-row>
              <table:table-cell office:value-type="string"/>
              <table:table-cell office:value-type="float" office:value="124.343047827819">
                <text:p>124.343047827819</text:p>
              </table:table-cell>
              <table:table-cell office:value-type="float" office:value="82.1569521721808">
                <text:p>82.1569521721808</text:p>
              </table:table-cell>
            </table:table-row>
            <table:table-row>
              <table:table-cell office:value-type="string"/>
              <table:table-cell office:value-type="float" office:value="212.073310328807">
                <text:p>212.073310328807</text:p>
              </table:table-cell>
              <table:table-cell office:value-type="float" office:value="159.426689671193">
                <text:p>159.426689671193</text:p>
              </table:table-cell>
            </table:table-row>
            <table:table-row>
              <table:table-cell office:value-type="string"/>
              <table:table-cell office:value-type="float" office:value="219.315702886623">
                <text:p>219.315702886623</text:p>
              </table:table-cell>
              <table:table-cell office:value-type="float" office:value="80.6842971133765">
                <text:p>80.6842971133765</text:p>
              </table:table-cell>
            </table:table-row>
            <table:table-row>
              <table:table-cell office:value-type="string"/>
              <table:table-cell office:value-type="float" office:value="201.597618541249">
                <text:p>201.597618541249</text:p>
              </table:table-cell>
              <table:table-cell office:value-type="float" office:value="190.402381458751">
                <text:p>190.402381458751</text:p>
              </table:table-cell>
            </table:table-row>
            <table:table-row>
              <table:table-cell office:value-type="string"/>
              <table:table-cell office:value-type="float" office:value="241.672918216409">
                <text:p>241.672918216409</text:p>
              </table:table-cell>
              <table:table-cell office:value-type="float" office:value="42.8270817835914">
                <text:p>42.8270817835914</text:p>
              </table:table-cell>
            </table:table-row>
            <table:table-row>
              <table:table-cell office:value-type="string"/>
              <table:table-cell office:value-type="float" office:value="306.650239645194">
                <text:p>306.650239645194</text:p>
              </table:table-cell>
              <table:table-cell office:value-type="float" office:value="122.349760354806">
                <text:p>122.349760354806</text:p>
              </table:table-cell>
            </table:table-row>
            <table:table-row>
              <table:table-cell office:value-type="string"/>
              <table:table-cell office:value-type="float" office:value="155.837899115029">
                <text:p>155.837899115029</text:p>
              </table:table-cell>
              <table:table-cell office:value-type="float" office:value="107.162100884971">
                <text:p>107.162100884971</text:p>
              </table:table-cell>
            </table:table-row>
            <table:table-row>
              <table:table-cell office:value-type="string"/>
              <table:table-cell office:value-type="float" office:value="268.531104661111">
                <text:p>268.531104661111</text:p>
              </table:table-cell>
              <table:table-cell office:value-type="float" office:value="118.468895338889">
                <text:p>118.468895338889</text:p>
              </table:table-cell>
            </table:table-row>
            <table:table-row>
              <table:table-cell office:value-type="string"/>
              <table:table-cell office:value-type="float" office:value="88.6227308191743">
                <text:p>88.6227308191743</text:p>
              </table:table-cell>
              <table:table-cell office:value-type="float" office:value="63.3772691808257">
                <text:p>63.3772691808257</text:p>
              </table:table-cell>
            </table:table-row>
            <table:table-row>
              <table:table-cell office:value-type="string"/>
              <table:table-cell office:value-type="float" office:value="259.07899878686">
                <text:p>259.07899878686</text:p>
              </table:table-cell>
              <table:table-cell office:value-type="float" office:value="60.4210012131402">
                <text:p>60.4210012131402</text:p>
              </table:table-cell>
            </table:table-row>
            <table:table-row>
              <table:table-cell office:value-type="string"/>
              <table:table-cell office:value-type="float" office:value="266.46668161313">
                <text:p>266.46668161313</text:p>
              </table:table-cell>
              <table:table-cell office:value-type="float" office:value="62.03331838687">
                <text:p>62.03331838687</text:p>
              </table:table-cell>
            </table:table-row>
            <table:table-row>
              <table:table-cell office:value-type="string"/>
              <table:table-cell office:value-type="float" office:value="149.175745767996">
                <text:p>149.175745767996</text:p>
              </table:table-cell>
              <table:table-cell office:value-type="float" office:value="67.3242542320037">
                <text:p>67.3242542320037</text:p>
              </table:table-cell>
            </table:table-row>
            <table:table-row>
              <table:table-cell office:value-type="string"/>
              <table:table-cell office:value-type="float" office:value="266.286362393153">
                <text:p>266.286362393153</text:p>
              </table:table-cell>
              <table:table-cell office:value-type="float" office:value="116.713637606847">
                <text:p>116.713637606847</text:p>
              </table:table-cell>
            </table:table-row>
            <table:table-row>
              <table:table-cell office:value-type="string"/>
              <table:table-cell office:value-type="float" office:value="253.49487159256">
                <text:p>253.49487159256</text:p>
              </table:table-cell>
              <table:table-cell office:value-type="float" office:value="123.50512840744">
                <text:p>123.50512840744</text:p>
              </table:table-cell>
            </table:table-row>
            <table:table-row>
              <table:table-cell office:value-type="string"/>
              <table:table-cell office:value-type="float" office:value="145.7256862339">
                <text:p>145.7256862339</text:p>
              </table:table-cell>
              <table:table-cell office:value-type="float" office:value="73.7743137661003">
                <text:p>73.7743137661003</text:p>
              </table:table-cell>
            </table:table-row>
            <table:table-row>
              <table:table-cell office:value-type="string"/>
              <table:table-cell office:value-type="float" office:value="181.448621853153">
                <text:p>181.448621853153</text:p>
              </table:table-cell>
              <table:table-cell office:value-type="float" office:value="104.051378146847">
                <text:p>104.051378146847</text:p>
              </table:table-cell>
            </table:table-row>
            <table:table-row>
              <table:table-cell office:value-type="string"/>
              <table:table-cell office:value-type="float" office:value="282.49206910635">
                <text:p>282.49206910635</text:p>
              </table:table-cell>
              <table:table-cell office:value-type="float" office:value="117.00793089365">
                <text:p>117.00793089365</text:p>
              </table:table-cell>
            </table:table-row>
            <table:table-row>
              <table:table-cell office:value-type="string"/>
              <table:table-cell office:value-type="float" office:value="178.524994793836">
                <text:p>178.524994793836</text:p>
              </table:table-cell>
              <table:table-cell office:value-type="float" office:value="58.4750052061643">
                <text:p>58.4750052061643</text:p>
              </table:table-cell>
            </table:table-row>
            <table:table-row>
              <table:table-cell office:value-type="string"/>
              <table:table-cell office:value-type="float" office:value="219.159692860735">
                <text:p>219.159692860735</text:p>
              </table:table-cell>
              <table:table-cell office:value-type="float" office:value="59.8403071392648">
                <text:p>59.8403071392648</text:p>
              </table:table-cell>
            </table:table-row>
            <table:table-row>
              <table:table-cell office:value-type="string"/>
              <table:table-cell office:value-type="float" office:value="152.927282634848">
                <text:p>152.927282634848</text:p>
              </table:table-cell>
              <table:table-cell office:value-type="float" office:value="75.0727173651521">
                <text:p>75.0727173651521</text:p>
              </table:table-cell>
            </table:table-row>
            <table:table-row>
              <table:table-cell office:value-type="string"/>
              <table:table-cell office:value-type="float" office:value="293.454859440424">
                <text:p>293.454859440424</text:p>
              </table:table-cell>
              <table:table-cell office:value-type="float" office:value="113.045140559576">
                <text:p>113.045140559576</text:p>
              </table:table-cell>
            </table:table-row>
            <table:table-row>
              <table:table-cell office:value-type="string"/>
              <table:table-cell office:value-type="float" office:value="200.522952016394">
                <text:p>200.522952016394</text:p>
              </table:table-cell>
              <table:table-cell office:value-type="float" office:value="126.977047983606">
                <text:p>126.977047983606</text:p>
              </table:table-cell>
            </table:table-row>
            <table:table-row>
              <table:table-cell office:value-type="string"/>
              <table:table-cell office:value-type="float" office:value="170.237687671287">
                <text:p>170.237687671287</text:p>
              </table:table-cell>
              <table:table-cell office:value-type="float" office:value="82.2623123287133">
                <text:p>82.2623123287133</text:p>
              </table:table-cell>
            </table:table-row>
            <table:table-row>
              <table:table-cell office:value-type="string"/>
              <table:table-cell office:value-type="float" office:value="308.993506219681">
                <text:p>308.993506219681</text:p>
              </table:table-cell>
              <table:table-cell office:value-type="float" office:value="155.006493780319">
                <text:p>155.006493780319</text:p>
              </table:table-cell>
            </table:table-row>
            <table:table-row>
              <table:table-cell office:value-type="string"/>
              <table:table-cell office:value-type="float" office:value="145.468935326524">
                <text:p>145.468935326524</text:p>
              </table:table-cell>
              <table:table-cell office:value-type="float" office:value="94.5310646734759">
                <text:p>94.5310646734759</text:p>
              </table:table-cell>
            </table:table-row>
            <table:table-row>
              <table:table-cell office:value-type="string"/>
              <table:table-cell office:value-type="float" office:value="284.914489996715">
                <text:p>284.914489996715</text:p>
              </table:table-cell>
              <table:table-cell office:value-type="float" office:value="195.585510003285">
                <text:p>195.585510003285</text:p>
              </table:table-cell>
            </table:table-row>
            <table:table-row>
              <table:table-cell office:value-type="string"/>
              <table:table-cell office:value-type="float" office:value="203.732026953898">
                <text:p>203.732026953898</text:p>
              </table:table-cell>
              <table:table-cell office:value-type="float" office:value="98.2679730461016">
                <text:p>98.2679730461016</text:p>
              </table:table-cell>
            </table:table-row>
            <table:table-row>
              <table:table-cell office:value-type="string"/>
              <table:table-cell office:value-type="float" office:value="180.503280755144">
                <text:p>180.503280755144</text:p>
              </table:table-cell>
              <table:table-cell office:value-type="float" office:value="53.4967192448558">
                <text:p>53.4967192448558</text:p>
              </table:table-cell>
            </table:table-row>
            <table:table-row>
              <table:table-cell office:value-type="string"/>
              <table:table-cell office:value-type="float" office:value="155.205468457968">
                <text:p>155.205468457968</text:p>
              </table:table-cell>
              <table:table-cell office:value-type="float" office:value="52.7945315420316">
                <text:p>52.7945315420316</text:p>
              </table:table-cell>
            </table:table-row>
            <table:table-row>
              <table:table-cell office:value-type="string"/>
              <table:table-cell office:value-type="float" office:value="313.282080058128">
                <text:p>313.282080058128</text:p>
              </table:table-cell>
              <table:table-cell office:value-type="float" office:value="126.217919941872">
                <text:p>126.217919941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P2:Sheet1.AQ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P2:Sheet1.AP101" chart:attached-axis="primary-y">
            <chart:data-point/>
          </chart:series>
          <chart:series chart:values-cell-range-address="Sheet1.AQ2:Sheet1.AQ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8.030178713516">
                <text:p>178.030178713516</text:p>
                <draw:g>
                  <svg:desc>Sheet1.AP2:Sheet1.AP101</svg:desc>
                </draw:g>
              </table:table-cell>
              <table:table-cell office:value-type="float" office:value="94.469821286484">
                <text:p>94.469821286484</text:p>
                <draw:g>
                  <svg:desc>Sheet1.AQ2:Sheet1.AQ101</svg:desc>
                </draw:g>
              </table:table-cell>
            </table:table-row>
            <table:table-row>
              <table:table-cell office:value-type="string"/>
              <table:table-cell office:value-type="float" office:value="174.786570943179">
                <text:p>174.786570943179</text:p>
              </table:table-cell>
              <table:table-cell office:value-type="float" office:value="117.213429056821">
                <text:p>117.213429056821</text:p>
              </table:table-cell>
            </table:table-row>
            <table:table-row>
              <table:table-cell office:value-type="string"/>
              <table:table-cell office:value-type="float" office:value="274.864211176042">
                <text:p>274.864211176042</text:p>
              </table:table-cell>
              <table:table-cell office:value-type="float" office:value="99.6357888239585">
                <text:p>99.6357888239585</text:p>
              </table:table-cell>
            </table:table-row>
            <table:table-row>
              <table:table-cell office:value-type="string"/>
              <table:table-cell office:value-type="float" office:value="204.63445340698">
                <text:p>204.63445340698</text:p>
              </table:table-cell>
              <table:table-cell office:value-type="float" office:value="82.8655465930204">
                <text:p>82.8655465930204</text:p>
              </table:table-cell>
            </table:table-row>
            <table:table-row>
              <table:table-cell office:value-type="string"/>
              <table:table-cell office:value-type="float" office:value="285.475119758509">
                <text:p>285.475119758509</text:p>
              </table:table-cell>
              <table:table-cell office:value-type="float" office:value="151.524880241491">
                <text:p>151.524880241491</text:p>
              </table:table-cell>
            </table:table-row>
            <table:table-row>
              <table:table-cell office:value-type="string"/>
              <table:table-cell office:value-type="float" office:value="323.424525174493">
                <text:p>323.424525174493</text:p>
              </table:table-cell>
              <table:table-cell office:value-type="float" office:value="136.075474825507">
                <text:p>136.075474825507</text:p>
              </table:table-cell>
            </table:table-row>
            <table:table-row>
              <table:table-cell office:value-type="string"/>
              <table:table-cell office:value-type="float" office:value="235.592775169219">
                <text:p>235.592775169219</text:p>
              </table:table-cell>
              <table:table-cell office:value-type="float" office:value="130.407224830781">
                <text:p>130.407224830781</text:p>
              </table:table-cell>
            </table:table-row>
            <table:table-row>
              <table:table-cell office:value-type="string"/>
              <table:table-cell office:value-type="float" office:value="177.477260975836">
                <text:p>177.477260975836</text:p>
              </table:table-cell>
              <table:table-cell office:value-type="float" office:value="133.522739024164">
                <text:p>133.522739024164</text:p>
              </table:table-cell>
            </table:table-row>
            <table:table-row>
              <table:table-cell office:value-type="string"/>
              <table:table-cell office:value-type="float" office:value="173.352869614946">
                <text:p>173.352869614946</text:p>
              </table:table-cell>
              <table:table-cell office:value-type="float" office:value="76.6471303850537">
                <text:p>76.6471303850537</text:p>
              </table:table-cell>
            </table:table-row>
            <table:table-row>
              <table:table-cell office:value-type="string"/>
              <table:table-cell office:value-type="float" office:value="234.072554024619">
                <text:p>234.072554024619</text:p>
              </table:table-cell>
              <table:table-cell office:value-type="float" office:value="61.4274459753806">
                <text:p>61.4274459753806</text:p>
              </table:table-cell>
            </table:table-row>
            <table:table-row>
              <table:table-cell office:value-type="string"/>
              <table:table-cell office:value-type="float" office:value="254.51950427264">
                <text:p>254.51950427264</text:p>
              </table:table-cell>
              <table:table-cell office:value-type="float" office:value="167.98049572736">
                <text:p>167.98049572736</text:p>
              </table:table-cell>
            </table:table-row>
            <table:table-row>
              <table:table-cell office:value-type="string"/>
              <table:table-cell office:value-type="float" office:value="212.876479915698">
                <text:p>212.876479915698</text:p>
              </table:table-cell>
              <table:table-cell office:value-type="float" office:value="167.123520084302">
                <text:p>167.123520084302</text:p>
              </table:table-cell>
            </table:table-row>
            <table:table-row>
              <table:table-cell office:value-type="string"/>
              <table:table-cell office:value-type="float" office:value="270.691819422995">
                <text:p>270.691819422995</text:p>
              </table:table-cell>
              <table:table-cell office:value-type="float" office:value="129.308180577005">
                <text:p>129.308180577005</text:p>
              </table:table-cell>
            </table:table-row>
            <table:table-row>
              <table:table-cell office:value-type="string"/>
              <table:table-cell office:value-type="float" office:value="199.656861896861">
                <text:p>199.656861896861</text:p>
              </table:table-cell>
              <table:table-cell office:value-type="float" office:value="86.3431381031388">
                <text:p>86.3431381031388</text:p>
              </table:table-cell>
            </table:table-row>
            <table:table-row>
              <table:table-cell office:value-type="string"/>
              <table:table-cell office:value-type="float" office:value="345.99477474403">
                <text:p>345.99477474403</text:p>
              </table:table-cell>
              <table:table-cell office:value-type="float" office:value="190.50522525597">
                <text:p>190.50522525597</text:p>
              </table:table-cell>
            </table:table-row>
            <table:table-row>
              <table:table-cell office:value-type="string"/>
              <table:table-cell office:value-type="float" office:value="236.17895506538">
                <text:p>236.17895506538</text:p>
              </table:table-cell>
              <table:table-cell office:value-type="float" office:value="94.3210449346202">
                <text:p>94.3210449346202</text:p>
              </table:table-cell>
            </table:table-row>
            <table:table-row>
              <table:table-cell office:value-type="string"/>
              <table:table-cell office:value-type="float" office:value="198.42284798332">
                <text:p>198.42284798332</text:p>
              </table:table-cell>
              <table:table-cell office:value-type="float" office:value="172.57715201668">
                <text:p>172.57715201668</text:p>
              </table:table-cell>
            </table:table-row>
            <table:table-row>
              <table:table-cell office:value-type="string"/>
              <table:table-cell office:value-type="float" office:value="251.619536159229">
                <text:p>251.619536159229</text:p>
              </table:table-cell>
              <table:table-cell office:value-type="float" office:value="164.880463840771">
                <text:p>164.880463840771</text:p>
              </table:table-cell>
            </table:table-row>
            <table:table-row>
              <table:table-cell office:value-type="string"/>
              <table:table-cell office:value-type="float" office:value="290.105117766515">
                <text:p>290.105117766515</text:p>
              </table:table-cell>
              <table:table-cell office:value-type="float" office:value="213.894882233485">
                <text:p>213.894882233485</text:p>
              </table:table-cell>
            </table:table-row>
            <table:table-row>
              <table:table-cell office:value-type="string"/>
              <table:table-cell office:value-type="float" office:value="296.47432981889">
                <text:p>296.47432981889</text:p>
              </table:table-cell>
              <table:table-cell office:value-type="float" office:value="109.02567018111">
                <text:p>109.02567018111</text:p>
              </table:table-cell>
            </table:table-row>
            <table:table-row>
              <table:table-cell office:value-type="string"/>
              <table:table-cell office:value-type="float" office:value="270.146740333961">
                <text:p>270.146740333961</text:p>
              </table:table-cell>
              <table:table-cell office:value-type="float" office:value="98.3532596660386">
                <text:p>98.3532596660386</text:p>
              </table:table-cell>
            </table:table-row>
            <table:table-row>
              <table:table-cell office:value-type="string"/>
              <table:table-cell office:value-type="float" office:value="276.092049518987">
                <text:p>276.092049518987</text:p>
              </table:table-cell>
              <table:table-cell office:value-type="float" office:value="123.907950481013">
                <text:p>123.907950481013</text:p>
              </table:table-cell>
            </table:table-row>
            <table:table-row>
              <table:table-cell office:value-type="string"/>
              <table:table-cell office:value-type="float" office:value="279.595399387617">
                <text:p>279.595399387617</text:p>
              </table:table-cell>
              <table:table-cell office:value-type="float" office:value="114.404600612383">
                <text:p>114.404600612383</text:p>
              </table:table-cell>
            </table:table-row>
            <table:table-row>
              <table:table-cell office:value-type="string"/>
              <table:table-cell office:value-type="float" office:value="240.545259461269">
                <text:p>240.545259461269</text:p>
              </table:table-cell>
              <table:table-cell office:value-type="float" office:value="113.454740538731">
                <text:p>113.454740538731</text:p>
              </table:table-cell>
            </table:table-row>
            <table:table-row>
              <table:table-cell office:value-type="string"/>
              <table:table-cell office:value-type="float" office:value="211.5">
                <text:p>211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/>
              <table:table-cell office:value-type="float" office:value="225.858844907605">
                <text:p>225.858844907605</text:p>
              </table:table-cell>
              <table:table-cell office:value-type="float" office:value="183.641155092395">
                <text:p>183.641155092395</text:p>
              </table:table-cell>
            </table:table-row>
            <table:table-row>
              <table:table-cell office:value-type="string"/>
              <table:table-cell office:value-type="float" office:value="130.674241001832">
                <text:p>130.674241001832</text:p>
              </table:table-cell>
              <table:table-cell office:value-type="float" office:value="90.325758998168">
                <text:p>90.325758998168</text:p>
              </table:table-cell>
            </table:table-row>
            <table:table-row>
              <table:table-cell office:value-type="string"/>
              <table:table-cell office:value-type="float" office:value="379.603202984478">
                <text:p>379.603202984478</text:p>
              </table:table-cell>
              <table:table-cell office:value-type="float" office:value="195.396797015522">
                <text:p>195.396797015522</text:p>
              </table:table-cell>
            </table:table-row>
            <table:table-row>
              <table:table-cell office:value-type="string"/>
              <table:table-cell office:value-type="float" office:value="232.966908560066">
                <text:p>232.966908560066</text:p>
              </table:table-cell>
              <table:table-cell office:value-type="float" office:value="82.533091439934">
                <text:p>82.533091439934</text:p>
              </table:table-cell>
            </table:table-row>
            <table:table-row>
              <table:table-cell office:value-type="string"/>
              <table:table-cell office:value-type="float" office:value="151.294400635191">
                <text:p>151.294400635191</text:p>
              </table:table-cell>
              <table:table-cell office:value-type="float" office:value="106.205599364809">
                <text:p>106.205599364809</text:p>
              </table:table-cell>
            </table:table-row>
            <table:table-row>
              <table:table-cell office:value-type="string"/>
              <table:table-cell office:value-type="float" office:value="300.516320682735">
                <text:p>300.516320682735</text:p>
              </table:table-cell>
              <table:table-cell office:value-type="float" office:value="94.9836793172653">
                <text:p>94.9836793172653</text:p>
              </table:table-cell>
            </table:table-row>
            <table:table-row>
              <table:table-cell office:value-type="string"/>
              <table:table-cell office:value-type="float" office:value="226.253787678137">
                <text:p>226.253787678137</text:p>
              </table:table-cell>
              <table:table-cell office:value-type="float" office:value="154.746212321863">
                <text:p>154.746212321863</text:p>
              </table:table-cell>
            </table:table-row>
            <table:table-row>
              <table:table-cell office:value-type="string"/>
              <table:table-cell office:value-type="float" office:value="306.665912514993">
                <text:p>306.665912514993</text:p>
              </table:table-cell>
              <table:table-cell office:value-type="float" office:value="159.334087485007">
                <text:p>159.334087485007</text:p>
              </table:table-cell>
            </table:table-row>
            <table:table-row>
              <table:table-cell office:value-type="string"/>
              <table:table-cell office:value-type="float" office:value="184.295585443666">
                <text:p>184.295585443666</text:p>
              </table:table-cell>
              <table:table-cell office:value-type="float" office:value="142.204414556334">
                <text:p>142.204414556334</text:p>
              </table:table-cell>
            </table:table-row>
            <table:table-row>
              <table:table-cell office:value-type="string"/>
              <table:table-cell office:value-type="float" office:value="167.957234465924">
                <text:p>167.957234465924</text:p>
              </table:table-cell>
              <table:table-cell office:value-type="float" office:value="90.5427655340762">
                <text:p>90.5427655340762</text:p>
              </table:table-cell>
            </table:table-row>
            <table:table-row>
              <table:table-cell office:value-type="string"/>
              <table:table-cell office:value-type="float" office:value="169.055397864723">
                <text:p>169.055397864723</text:p>
              </table:table-cell>
              <table:table-cell office:value-type="float" office:value="105.444602135277">
                <text:p>105.444602135277</text:p>
              </table:table-cell>
            </table:table-row>
            <table:table-row>
              <table:table-cell office:value-type="string"/>
              <table:table-cell office:value-type="float" office:value="250.267450412651">
                <text:p>250.267450412651</text:p>
              </table:table-cell>
              <table:table-cell office:value-type="float" office:value="59.2325495873485">
                <text:p>59.2325495873485</text:p>
              </table:table-cell>
            </table:table-row>
            <table:table-row>
              <table:table-cell office:value-type="string"/>
              <table:table-cell office:value-type="float" office:value="128.974863126783">
                <text:p>128.974863126783</text:p>
              </table:table-cell>
              <table:table-cell office:value-type="float" office:value="63.5251368732172">
                <text:p>63.5251368732172</text:p>
              </table:table-cell>
            </table:table-row>
            <table:table-row>
              <table:table-cell office:value-type="string"/>
              <table:table-cell office:value-type="float" office:value="356.223217279039">
                <text:p>356.223217279039</text:p>
              </table:table-cell>
              <table:table-cell office:value-type="float" office:value="98.7767827209611">
                <text:p>98.7767827209611</text:p>
              </table:table-cell>
            </table:table-row>
            <table:table-row>
              <table:table-cell office:value-type="string"/>
              <table:table-cell office:value-type="float" office:value="176.927358364585">
                <text:p>176.927358364585</text:p>
              </table:table-cell>
              <table:table-cell office:value-type="float" office:value="101.572641635415">
                <text:p>101.572641635415</text:p>
              </table:table-cell>
            </table:table-row>
            <table:table-row>
              <table:table-cell office:value-type="string"/>
              <table:table-cell office:value-type="float" office:value="269.407032981969">
                <text:p>269.407032981969</text:p>
              </table:table-cell>
              <table:table-cell office:value-type="float" office:value="147.592967018031">
                <text:p>147.592967018031</text:p>
              </table:table-cell>
            </table:table-row>
            <table:table-row>
              <table:table-cell office:value-type="string"/>
              <table:table-cell office:value-type="float" office:value="121.899813630413">
                <text:p>121.899813630413</text:p>
              </table:table-cell>
              <table:table-cell office:value-type="float" office:value="90.6001863695868">
                <text:p>90.6001863695868</text:p>
              </table:table-cell>
            </table:table-row>
            <table:table-row>
              <table:table-cell office:value-type="string"/>
              <table:table-cell office:value-type="float" office:value="236.318932746734">
                <text:p>236.318932746734</text:p>
              </table:table-cell>
              <table:table-cell office:value-type="float" office:value="91.181067253266">
                <text:p>91.181067253266</text:p>
              </table:table-cell>
            </table:table-row>
            <table:table-row>
              <table:table-cell office:value-type="string"/>
              <table:table-cell office:value-type="float" office:value="215.693363687801">
                <text:p>215.693363687801</text:p>
              </table:table-cell>
              <table:table-cell office:value-type="float" office:value="129.306636312199">
                <text:p>129.306636312199</text:p>
              </table:table-cell>
            </table:table-row>
            <table:table-row>
              <table:table-cell office:value-type="string"/>
              <table:table-cell office:value-type="float" office:value="139.607442021432">
                <text:p>139.607442021432</text:p>
              </table:table-cell>
              <table:table-cell office:value-type="float" office:value="98.3925579785684">
                <text:p>98.3925579785684</text:p>
              </table:table-cell>
            </table:table-row>
            <table:table-row>
              <table:table-cell office:value-type="string"/>
              <table:table-cell office:value-type="float" office:value="302.603438794999">
                <text:p>302.603438794999</text:p>
              </table:table-cell>
              <table:table-cell office:value-type="float" office:value="158.896561205001">
                <text:p>158.896561205001</text:p>
              </table:table-cell>
            </table:table-row>
            <table:table-row>
              <table:table-cell office:value-type="string"/>
              <table:table-cell office:value-type="float" office:value="245.883550617671">
                <text:p>245.883550617671</text:p>
              </table:table-cell>
              <table:table-cell office:value-type="float" office:value="155.116449382329">
                <text:p>155.116449382329</text:p>
              </table:table-cell>
            </table:table-row>
            <table:table-row>
              <table:table-cell office:value-type="string"/>
              <table:table-cell office:value-type="float" office:value="292.293874242968">
                <text:p>292.293874242968</text:p>
              </table:table-cell>
              <table:table-cell office:value-type="float" office:value="198.706125757032">
                <text:p>198.706125757032</text:p>
              </table:table-cell>
            </table:table-row>
            <table:table-row>
              <table:table-cell office:value-type="string"/>
              <table:table-cell office:value-type="float" office:value="322.756005681067">
                <text:p>322.756005681067</text:p>
              </table:table-cell>
              <table:table-cell office:value-type="float" office:value="211.743994318933">
                <text:p>211.743994318933</text:p>
              </table:table-cell>
            </table:table-row>
            <table:table-row>
              <table:table-cell office:value-type="string"/>
              <table:table-cell office:value-type="float" office:value="121.587325063064">
                <text:p>121.587325063064</text:p>
              </table:table-cell>
              <table:table-cell office:value-type="float" office:value="65.9126749369364">
                <text:p>65.9126749369364</text:p>
              </table:table-cell>
            </table:table-row>
            <table:table-row>
              <table:table-cell office:value-type="string"/>
              <table:table-cell office:value-type="float" office:value="152.141416683188">
                <text:p>152.141416683188</text:p>
              </table:table-cell>
              <table:table-cell office:value-type="float" office:value="71.8585833168119">
                <text:p>71.8585833168119</text:p>
              </table:table-cell>
            </table:table-row>
            <table:table-row>
              <table:table-cell office:value-type="string"/>
              <table:table-cell office:value-type="float" office:value="168.519836585435">
                <text:p>168.519836585435</text:p>
              </table:table-cell>
              <table:table-cell office:value-type="float" office:value="84.4801634145649">
                <text:p>84.4801634145649</text:p>
              </table:table-cell>
            </table:table-row>
            <table:table-row>
              <table:table-cell office:value-type="string"/>
              <table:table-cell office:value-type="float" office:value="317.75">
                <text:p>317.7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/>
              <table:table-cell office:value-type="float" office:value="280.775427302617">
                <text:p>280.775427302617</text:p>
              </table:table-cell>
              <table:table-cell office:value-type="float" office:value="165.224572697383">
                <text:p>165.224572697383</text:p>
              </table:table-cell>
            </table:table-row>
            <table:table-row>
              <table:table-cell office:value-type="string"/>
              <table:table-cell office:value-type="float" office:value="291.496268448888">
                <text:p>291.496268448888</text:p>
              </table:table-cell>
              <table:table-cell office:value-type="float" office:value="224.503731551112">
                <text:p>224.503731551112</text:p>
              </table:table-cell>
            </table:table-row>
            <table:table-row>
              <table:table-cell office:value-type="string"/>
              <table:table-cell office:value-type="float" office:value="213.270173078158">
                <text:p>213.270173078158</text:p>
              </table:table-cell>
              <table:table-cell office:value-type="float" office:value="133.729826921842">
                <text:p>133.729826921842</text:p>
              </table:table-cell>
            </table:table-row>
            <table:table-row>
              <table:table-cell office:value-type="string"/>
              <table:table-cell office:value-type="float" office:value="181.976542255748">
                <text:p>181.976542255748</text:p>
              </table:table-cell>
              <table:table-cell office:value-type="float" office:value="90.5234577442525">
                <text:p>90.5234577442525</text:p>
              </table:table-cell>
            </table:table-row>
            <table:table-row>
              <table:table-cell office:value-type="string"/>
              <table:table-cell office:value-type="float" office:value="181.83160271149">
                <text:p>181.83160271149</text:p>
              </table:table-cell>
              <table:table-cell office:value-type="float" office:value="129.66839728851">
                <text:p>129.66839728851</text:p>
              </table:table-cell>
            </table:table-row>
            <table:table-row>
              <table:table-cell office:value-type="string"/>
              <table:table-cell office:value-type="float" office:value="237.786162580716">
                <text:p>237.786162580716</text:p>
              </table:table-cell>
              <table:table-cell office:value-type="float" office:value="101.213837419284">
                <text:p>101.213837419284</text:p>
              </table:table-cell>
            </table:table-row>
            <table:table-row>
              <table:table-cell office:value-type="string"/>
              <table:table-cell office:value-type="float" office:value="167.564349651932">
                <text:p>167.564349651932</text:p>
              </table:table-cell>
              <table:table-cell office:value-type="float" office:value="73.9356503480681">
                <text:p>73.9356503480681</text:p>
              </table:table-cell>
            </table:table-row>
            <table:table-row>
              <table:table-cell office:value-type="string"/>
              <table:table-cell office:value-type="float" office:value="317.166530723129">
                <text:p>317.166530723129</text:p>
              </table:table-cell>
              <table:table-cell office:value-type="float" office:value="112.833469276871">
                <text:p>112.833469276871</text:p>
              </table:table-cell>
            </table:table-row>
            <table:table-row>
              <table:table-cell office:value-type="string"/>
              <table:table-cell office:value-type="float" office:value="271.784437887114">
                <text:p>271.784437887114</text:p>
              </table:table-cell>
              <table:table-cell office:value-type="float" office:value="133.215562112886">
                <text:p>133.215562112886</text:p>
              </table:table-cell>
            </table:table-row>
            <table:table-row>
              <table:table-cell office:value-type="string"/>
              <table:table-cell office:value-type="float" office:value="233.971615881495">
                <text:p>233.971615881495</text:p>
              </table:table-cell>
              <table:table-cell office:value-type="float" office:value="152.528384118505">
                <text:p>152.528384118505</text:p>
              </table:table-cell>
            </table:table-row>
            <table:table-row>
              <table:table-cell office:value-type="string"/>
              <table:table-cell office:value-type="float" office:value="298.515913419998">
                <text:p>298.515913419998</text:p>
              </table:table-cell>
              <table:table-cell office:value-type="float" office:value="181.984086580002">
                <text:p>181.984086580002</text:p>
              </table:table-cell>
            </table:table-row>
            <table:table-row>
              <table:table-cell office:value-type="string"/>
              <table:table-cell office:value-type="float" office:value="253.136724863589">
                <text:p>253.136724863589</text:p>
              </table:table-cell>
              <table:table-cell office:value-type="float" office:value="115.863275136411">
                <text:p>115.863275136411</text:p>
              </table:table-cell>
            </table:table-row>
            <table:table-row>
              <table:table-cell office:value-type="string"/>
              <table:table-cell office:value-type="float" office:value="325.669164345009">
                <text:p>325.669164345009</text:p>
              </table:table-cell>
              <table:table-cell office:value-type="float" office:value="203.330835654991">
                <text:p>203.330835654991</text:p>
              </table:table-cell>
            </table:table-row>
            <table:table-row>
              <table:table-cell office:value-type="string"/>
              <table:table-cell office:value-type="float" office:value="282.607603242632">
                <text:p>282.607603242632</text:p>
              </table:table-cell>
              <table:table-cell office:value-type="float" office:value="152.392396757368">
                <text:p>152.392396757368</text:p>
              </table:table-cell>
            </table:table-row>
            <table:table-row>
              <table:table-cell office:value-type="string"/>
              <table:table-cell office:value-type="float" office:value="288.991829629053">
                <text:p>288.991829629053</text:p>
              </table:table-cell>
              <table:table-cell office:value-type="float" office:value="136.008170370947">
                <text:p>136.008170370947</text:p>
              </table:table-cell>
            </table:table-row>
            <table:table-row>
              <table:table-cell office:value-type="string"/>
              <table:table-cell office:value-type="float" office:value="124.971462653328">
                <text:p>124.971462653328</text:p>
              </table:table-cell>
              <table:table-cell office:value-type="float" office:value="96.5285373466721">
                <text:p>96.5285373466721</text:p>
              </table:table-cell>
            </table:table-row>
            <table:table-row>
              <table:table-cell office:value-type="string"/>
              <table:table-cell office:value-type="float" office:value="219.107279530766">
                <text:p>219.107279530766</text:p>
              </table:table-cell>
              <table:table-cell office:value-type="float" office:value="128.892720469234">
                <text:p>128.892720469234</text:p>
              </table:table-cell>
            </table:table-row>
            <table:table-row>
              <table:table-cell office:value-type="string"/>
              <table:table-cell office:value-type="float" office:value="192.355146780574">
                <text:p>192.355146780574</text:p>
              </table:table-cell>
              <table:table-cell office:value-type="float" office:value="97.144853219426">
                <text:p>97.144853219426</text:p>
              </table:table-cell>
            </table:table-row>
            <table:table-row>
              <table:table-cell office:value-type="string"/>
              <table:table-cell office:value-type="float" office:value="240.766364265669">
                <text:p>240.766364265669</text:p>
              </table:table-cell>
              <table:table-cell office:value-type="float" office:value="184.733635734331">
                <text:p>184.733635734331</text:p>
              </table:table-cell>
            </table:table-row>
            <table:table-row>
              <table:table-cell office:value-type="string"/>
              <table:table-cell office:value-type="float" office:value="241.785164831552">
                <text:p>241.785164831552</text:p>
              </table:table-cell>
              <table:table-cell office:value-type="float" office:value="158.214835168448">
                <text:p>158.214835168448</text:p>
              </table:table-cell>
            </table:table-row>
            <table:table-row>
              <table:table-cell office:value-type="string"/>
              <table:table-cell office:value-type="float" office:value="338.509227045123">
                <text:p>338.509227045123</text:p>
              </table:table-cell>
              <table:table-cell office:value-type="float" office:value="263.990772954877">
                <text:p>263.990772954877</text:p>
              </table:table-cell>
            </table:table-row>
            <table:table-row>
              <table:table-cell office:value-type="string"/>
              <table:table-cell office:value-type="float" office:value="208.853944456022">
                <text:p>208.853944456022</text:p>
              </table:table-cell>
              <table:table-cell office:value-type="float" office:value="113.146055543978">
                <text:p>113.146055543978</text:p>
              </table:table-cell>
            </table:table-row>
            <table:table-row>
              <table:table-cell office:value-type="string"/>
              <table:table-cell office:value-type="float" office:value="192.537846234754">
                <text:p>192.537846234754</text:p>
              </table:table-cell>
              <table:table-cell office:value-type="float" office:value="148.462153765246">
                <text:p>148.462153765246</text:p>
              </table:table-cell>
            </table:table-row>
            <table:table-row>
              <table:table-cell office:value-type="string"/>
              <table:table-cell office:value-type="float" office:value="250.478651125619">
                <text:p>250.478651125619</text:p>
              </table:table-cell>
              <table:table-cell office:value-type="float" office:value="189.021348874381">
                <text:p>189.021348874381</text:p>
              </table:table-cell>
            </table:table-row>
            <table:table-row>
              <table:table-cell office:value-type="string"/>
              <table:table-cell office:value-type="float" office:value="275.458318855685">
                <text:p>275.458318855685</text:p>
              </table:table-cell>
              <table:table-cell office:value-type="float" office:value="155.541681144315">
                <text:p>155.541681144315</text:p>
              </table:table-cell>
            </table:table-row>
            <table:table-row>
              <table:table-cell office:value-type="string"/>
              <table:table-cell office:value-type="float" office:value="168.726845895045">
                <text:p>168.726845895045</text:p>
              </table:table-cell>
              <table:table-cell office:value-type="float" office:value="78.7731541049546">
                <text:p>78.7731541049546</text:p>
              </table:table-cell>
            </table:table-row>
            <table:table-row>
              <table:table-cell office:value-type="string"/>
              <table:table-cell office:value-type="float" office:value="230.163930701565">
                <text:p>230.163930701565</text:p>
              </table:table-cell>
              <table:table-cell office:value-type="float" office:value="75.3360692984353">
                <text:p>75.3360692984353</text:p>
              </table:table-cell>
            </table:table-row>
            <table:table-row>
              <table:table-cell office:value-type="string"/>
              <table:table-cell office:value-type="float" office:value="307.805380199691">
                <text:p>307.805380199691</text:p>
              </table:table-cell>
              <table:table-cell office:value-type="float" office:value="92.1946198003087">
                <text:p>92.1946198003087</text:p>
              </table:table-cell>
            </table:table-row>
            <table:table-row>
              <table:table-cell office:value-type="string"/>
              <table:table-cell office:value-type="float" office:value="243.907643876183">
                <text:p>243.907643876183</text:p>
              </table:table-cell>
              <table:table-cell office:value-type="float" office:value="74.5923561238168">
                <text:p>74.5923561238168</text:p>
              </table:table-cell>
            </table:table-row>
            <table:table-row>
              <table:table-cell office:value-type="string"/>
              <table:table-cell office:value-type="float" office:value="211.756531070398">
                <text:p>211.756531070398</text:p>
              </table:table-cell>
              <table:table-cell office:value-type="float" office:value="119.243468929602">
                <text:p>119.243468929602</text:p>
              </table:table-cell>
            </table:table-row>
            <table:table-row>
              <table:table-cell office:value-type="string"/>
              <table:table-cell office:value-type="float" office:value="297.512067961133">
                <text:p>297.512067961133</text:p>
              </table:table-cell>
              <table:table-cell office:value-type="float" office:value="152.487932038867">
                <text:p>152.487932038867</text:p>
              </table:table-cell>
            </table:table-row>
            <table:table-row>
              <table:table-cell office:value-type="string"/>
              <table:table-cell office:value-type="float" office:value="223.874507866388">
                <text:p>223.874507866388</text:p>
              </table:table-cell>
              <table:table-cell office:value-type="float" office:value="192.125492133612">
                <text:p>192.125492133612</text:p>
              </table:table-cell>
            </table:table-row>
            <table:table-row>
              <table:table-cell office:value-type="string"/>
              <table:table-cell office:value-type="float" office:value="193.056219066908">
                <text:p>193.056219066908</text:p>
              </table:table-cell>
              <table:table-cell office:value-type="float" office:value="124.443780933092">
                <text:p>124.443780933092</text:p>
              </table:table-cell>
            </table:table-row>
            <table:table-row>
              <table:table-cell office:value-type="string"/>
              <table:table-cell office:value-type="float" office:value="273.70894843234">
                <text:p>273.70894843234</text:p>
              </table:table-cell>
              <table:table-cell office:value-type="float" office:value="208.79105156766">
                <text:p>208.79105156766</text:p>
              </table:table-cell>
            </table:table-row>
            <table:table-row>
              <table:table-cell office:value-type="string"/>
              <table:table-cell office:value-type="float" office:value="216.378983604567">
                <text:p>216.378983604567</text:p>
              </table:table-cell>
              <table:table-cell office:value-type="float" office:value="136.621016395433">
                <text:p>136.621016395433</text:p>
              </table:table-cell>
            </table:table-row>
            <table:table-row>
              <table:table-cell office:value-type="string"/>
              <table:table-cell office:value-type="float" office:value="221.903706357135">
                <text:p>221.903706357135</text:p>
              </table:table-cell>
              <table:table-cell office:value-type="float" office:value="52.5962936428652">
                <text:p>52.5962936428652</text:p>
              </table:table-cell>
            </table:table-row>
            <table:table-row>
              <table:table-cell office:value-type="string"/>
              <table:table-cell office:value-type="float" office:value="251.463791470799">
                <text:p>251.463791470799</text:p>
              </table:table-cell>
              <table:table-cell office:value-type="float" office:value="152.536208529201">
                <text:p>152.536208529201</text:p>
              </table:table-cell>
            </table:table-row>
            <table:table-row>
              <table:table-cell office:value-type="string"/>
              <table:table-cell office:value-type="float" office:value="254.406639336024">
                <text:p>254.406639336024</text:p>
              </table:table-cell>
              <table:table-cell office:value-type="float" office:value="210.093360663976">
                <text:p>210.093360663976</text:p>
              </table:table-cell>
            </table:table-row>
            <table:table-row>
              <table:table-cell office:value-type="string"/>
              <table:table-cell office:value-type="float" office:value="170.289544239661">
                <text:p>170.289544239661</text:p>
              </table:table-cell>
              <table:table-cell office:value-type="float" office:value="130.210455760339">
                <text:p>130.210455760339</text:p>
              </table:table-cell>
            </table:table-row>
            <table:table-row>
              <table:table-cell office:value-type="string"/>
              <table:table-cell office:value-type="float" office:value="203.280928841832">
                <text:p>203.280928841832</text:p>
              </table:table-cell>
              <table:table-cell office:value-type="float" office:value="86.7190711581682">
                <text:p>86.7190711581682</text:p>
              </table:table-cell>
            </table:table-row>
            <table:table-row>
              <table:table-cell office:value-type="string"/>
              <table:table-cell office:value-type="float" office:value="331.871639576791">
                <text:p>331.871639576791</text:p>
              </table:table-cell>
              <table:table-cell office:value-type="float" office:value="277.628360423209">
                <text:p>277.628360423209</text:p>
              </table:table-cell>
            </table:table-row>
            <table:table-row>
              <table:table-cell office:value-type="string"/>
              <table:table-cell office:value-type="float" office:value="133.660578025139">
                <text:p>133.660578025139</text:p>
              </table:table-cell>
              <table:table-cell office:value-type="float" office:value="118.839421974861">
                <text:p>118.839421974861</text:p>
              </table:table-cell>
            </table:table-row>
            <table:table-row>
              <table:table-cell office:value-type="string"/>
              <table:table-cell office:value-type="float" office:value="329.415163212763">
                <text:p>329.415163212763</text:p>
              </table:table-cell>
              <table:table-cell office:value-type="float" office:value="200.084836787237">
                <text:p>200.084836787237</text:p>
              </table:table-cell>
            </table:table-row>
            <table:table-row>
              <table:table-cell office:value-type="string"/>
              <table:table-cell office:value-type="float" office:value="223.852473764409">
                <text:p>223.852473764409</text:p>
              </table:table-cell>
              <table:table-cell office:value-type="float" office:value="125.147526235591">
                <text:p>125.147526235591</text:p>
              </table:table-cell>
            </table:table-row>
            <table:table-row>
              <table:table-cell office:value-type="string"/>
              <table:table-cell office:value-type="float" office:value="248.647541549522">
                <text:p>248.647541549522</text:p>
              </table:table-cell>
              <table:table-cell office:value-type="float" office:value="90.3524584504779">
                <text:p>90.3524584504779</text:p>
              </table:table-cell>
            </table:table-row>
            <table:table-row>
              <table:table-cell office:value-type="string"/>
              <table:table-cell office:value-type="float" office:value="153.277386985658">
                <text:p>153.277386985658</text:p>
              </table:table-cell>
              <table:table-cell office:value-type="float" office:value="80.2226130143422">
                <text:p>80.2226130143422</text:p>
              </table:table-cell>
            </table:table-row>
            <table:table-row>
              <table:table-cell office:value-type="string"/>
              <table:table-cell office:value-type="float" office:value="274.190553698802">
                <text:p>274.190553698802</text:p>
              </table:table-cell>
              <table:table-cell office:value-type="float" office:value="166.309446301198">
                <text:p>166.309446301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